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automatic-styles>
    <style:style style:name="Tableau3" style:family="table">
      <style:table-properties style:width="8.999cm" fo:margin-left="0cm" table:align="left"/>
    </style:style>
    <style:style style:name="Tableau3.A" style:family="table-column">
      <style:table-column-properties style:column-width="2.702cm"/>
    </style:style>
    <style:style style:name="Tableau3.B" style:family="table-column">
      <style:table-column-properties style:column-width="1.259cm"/>
    </style:style>
    <style:style style:name="Tableau3.1" style:family="table-row">
      <style:table-row-properties style:min-row-height="0.6cm"/>
    </style:style>
    <style:style style:name="Tableau3.A1" style:family="table-cell">
      <style:table-cell-properties style:vertical-align="middle" fo:background-color="#add9e0" fo:padding-left="0.049cm" fo:padding-right="0.049cm" fo:padding-top="0.101cm" fo:padding-bottom="0.101cm" fo:border-left="0.5pt solid #000000" fo:border-right="none" fo:border-top="0.5pt solid #000000" fo:border-bottom="0.5pt solid #000000">
        <style:background-image/>
      </style:table-cell-properties>
    </style:style>
    <style:style style:name="Tableau3.B1" style:family="table-cell">
      <style:table-cell-properties style:vertical-align="middle" fo:padding="0.097cm" fo:border-left="0.5pt solid #000000" fo:border-right="none" fo:border-top="0.5pt solid #000000" fo:border-bottom="0.5pt solid #000000"/>
    </style:style>
    <style:style style:name="Tableau3.C1" style:family="table-cell">
      <style:table-cell-properties style:vertical-align="middle" fo:padding="0.097cm" fo:border-left="0.5pt solid #000000" fo:border-right="none" fo:border-top="0.5pt solid #000000" fo:border-bottom="0.5pt solid #000000"/>
    </style:style>
    <style:style style:name="Tableau3.D1" style:family="table-cell">
      <style:table-cell-properties style:vertical-align="middle" fo:padding="0.097cm" fo:border-left="0.5pt solid #000000" fo:border-right="none" fo:border-top="0.5pt solid #000000" fo:border-bottom="0.5pt solid #000000"/>
    </style:style>
    <style:style style:name="Tableau3.E1" style:family="table-cell">
      <style:table-cell-properties style:vertical-align="middle" fo:padding="0.097cm" fo:border-left="0.5pt solid #000000" fo:border-right="none" fo:border-top="0.5pt solid #000000" fo:border-bottom="0.5pt solid #000000"/>
    </style:style>
    <style:style style:name="Tableau3.F1" style:family="table-cell">
      <style:table-cell-properties style:vertical-align="middle" fo:padding="0.097cm" fo:border="0.5pt solid #000000"/>
    </style:style>
    <style:style style:name="Tableau3.2" style:family="table-row">
      <style:table-row-properties style:row-height="0.801cm"/>
    </style:style>
    <style:style style:name="Tableau3.A2" style:family="table-cell">
      <style:table-cell-properties style:vertical-align="middle" fo:background-color="#add9e0" fo:padding-left="0.049cm" fo:padding-right="0.049cm" fo:padding-top="0.101cm" fo:padding-bottom="0.101cm" fo:border-left="0.5pt solid #000000" fo:border-right="none" fo:border-top="none" fo:border-bottom="0.5pt solid #000000">
        <style:background-image/>
      </style:table-cell-properties>
    </style:style>
    <style:style style:name="Tableau3.B2" style:family="table-cell">
      <style:table-cell-properties style:vertical-align="middle" fo:padding="0.097cm" fo:border-left="0.5pt solid #000000" fo:border-right="none" fo:border-top="none" fo:border-bottom="0.5pt solid #000000"/>
    </style:style>
    <style:style style:name="Tableau3.C2" style:family="table-cell">
      <style:table-cell-properties style:vertical-align="middle" fo:padding="0.097cm" fo:border-left="0.5pt solid #000000" fo:border-right="none" fo:border-top="none" fo:border-bottom="0.5pt solid #000000"/>
    </style:style>
    <style:style style:name="Tableau3.D2" style:family="table-cell">
      <style:table-cell-properties style:vertical-align="middle" fo:padding="0.097cm" fo:border-left="0.5pt solid #000000" fo:border-right="none" fo:border-top="none" fo:border-bottom="0.5pt solid #000000"/>
    </style:style>
    <style:style style:name="Tableau3.E2" style:family="table-cell">
      <style:table-cell-properties style:vertical-align="middle" fo:padding="0.097cm" fo:border-left="0.5pt solid #000000" fo:border-right="none" fo:border-top="none" fo:border-bottom="0.5pt solid #000000"/>
    </style:style>
    <style:style style:name="Tableau3.F2" style:family="table-cell">
      <style:table-cell-properties style:vertical-align="middle" fo:padding="0.097cm" fo:border-left="0.5pt solid #000000" fo:border-right="0.5pt solid #000000" fo:border-top="none" fo:border-bottom="0.5pt solid #000000"/>
    </style:style>
    <style:style style:name="Tableau4" style:family="table">
      <style:table-properties style:width="9.151cm" table:align="margins"/>
    </style:style>
    <style:style style:name="Tableau4.A" style:family="table-column">
      <style:table-column-properties style:column-width="4.576cm" style:rel-column-width="32767*"/>
    </style:style>
    <style:style style:name="Tableau4.B" style:family="table-column">
      <style:table-column-properties style:column-width="4.576cm" style:rel-column-width="32768*"/>
    </style:style>
    <style:style style:name="Tableau4.1" style:family="table-row">
      <style:table-row-properties style:min-row-height="0.7cm"/>
    </style:style>
    <style:style style:name="Tableau4.A1" style:family="table-cell">
      <style:table-cell-properties style:vertical-align="middle" fo:background-color="transparent" fo:padding="0cm" fo:border="none">
        <style:background-image/>
      </style:table-cell-properties>
    </style:style>
    <style:style style:name="Tableau4.B1" style:family="table-cell">
      <style:table-cell-properties style:vertical-align="middle" fo:background-color="transparent" fo:padding="0cm" fo:border-left="0.5pt solid #000000" fo:border-right="none" fo:border-top="none" fo:border-bottom="none">
        <style:background-image/>
      </style:table-cell-properties>
    </style:style>
    <style:style style:name="Tableau4.2" style:family="table-row">
      <style:table-row-properties style:min-row-height="5.502cm"/>
    </style:style>
    <style:style style:name="Tableau4.A2" style:family="table-cell">
      <style:table-cell-properties style:vertical-align="middle" fo:background-color="transparent" fo:padding="0.101cm" fo:border="none">
        <style:background-image/>
      </style:table-cell-properties>
    </style:style>
    <style:style style:name="Tableau4.3" style:family="table-row">
      <style:table-row-properties style:min-row-height="1.111cm"/>
    </style:style>
    <style:style style:name="Tableau4.A3" style:family="table-cell">
      <style:table-cell-properties style:vertical-align="bottom" fo:background-color="transparent" fo:padding="0.101cm" fo:border-left="none" fo:border-right="none" fo:border-top="0.5pt solid #000000" fo:border-bottom="none">
        <style:background-image/>
      </style:table-cell-properties>
    </style:style>
    <style:style style:name="Tableau4.B3" style:family="table-cell">
      <style:table-cell-properties style:vertical-align="bottom" fo:background-color="transparent" fo:padding="0.101cm" fo:border-left="0.5pt solid #000000" fo:border-right="none" fo:border-top="0.5pt solid #000000" fo:border-bottom="none">
        <style:background-image/>
      </style:table-cell-properties>
    </style:style>
    <style:style style:name="Tableau4.4" style:family="table-row">
      <style:table-row-properties style:min-row-height="6.181cm"/>
    </style:style>
    <style:style style:name="Tableau4.B4" style:family="table-cell">
      <style:table-cell-properties style:vertical-align="middle" fo:background-color="transparent" fo:padding="0.101cm" fo:border-left="0.5pt solid #000000" fo:border-right="none" fo:border-top="none" fo:border-bottom="none">
        <style:background-image/>
      </style:table-cell-properties>
    </style:style>
    <style:style style:name="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P2" style:family="paragraph" style:parent-style-name="_5f_Header_20_G_20_page_20_paire_20__28_G_29_">
      <style:text-properties officeooo:paragraph-rsid="0334a5be"/>
    </style:style>
    <style:style style:name="P3" style:family="paragraph" style:parent-style-name="_5f_Header_20_G_20_page_20_impaire_20__28_D_29_">
      <style:text-properties officeooo:rsid="00d589ba" officeooo:paragraph-rsid="00d589ba"/>
    </style:style>
    <style:style style:name="P4" style:family="paragraph" style:parent-style-name="Footer">
      <style:text-properties officeooo:rsid="00178920" officeooo:paragraph-rsid="00178920"/>
    </style:style>
    <style:style style:name="P5" style:family="paragraph" style:parent-style-name="Standard">
      <style:paragraph-properties fo:margin-top="0.199cm" fo:margin-bottom="0cm" style:contextual-spacing="false"/>
      <style:text-properties officeooo:rsid="00178920" officeooo:paragraph-rsid="00178920"/>
    </style:style>
    <style:style style:name="P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7" style:family="paragraph" style:parent-style-name="Folio">
      <style:paragraph-properties fo:text-align="center" style:justify-single-word="false"/>
      <style:text-properties fo:font-size="8pt" officeooo:paragraph-rsid="001ce334" style:font-size-asian="8pt" style:font-size-complex="8pt"/>
    </style:style>
    <style:style style:name="P8"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P9"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P10"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P11"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P12"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P13"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P14"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P15" style:family="paragraph" style:parent-style-name="Footer">
      <style:text-properties officeooo:paragraph-rsid="030c4d7d"/>
    </style:style>
    <style:style style:name="P16" style:family="paragraph" style:parent-style-name="Footer">
      <style:text-properties officeooo:paragraph-rsid="00c384cf"/>
    </style:style>
    <style:style style:name="P17" style:family="paragraph" style:parent-style-name="_5f_Header_20_D_20_page_20_paire_20__28_G_29_">
      <style:text-properties officeooo:paragraph-rsid="0053b3bd"/>
    </style:style>
    <style:style style:name="P18" style:family="paragraph" style:parent-style-name="_5f_Header_20_D_20_page_20_impaire_20__28_D_29_">
      <style:text-properties officeooo:paragraph-rsid="004f1216"/>
    </style:style>
    <style:style style:name="P19" style:family="paragraph" style:parent-style-name="_5f_Header_20_M_20_page_20_impaire_20__28_D_29_">
      <style:text-properties officeooo:paragraph-rsid="02af0d27"/>
    </style:style>
    <style:style style:name="P20" style:family="paragraph" style:parent-style-name="_5f_Header_20_M_20_page_20_impaire_20__28_D_29_">
      <style:text-properties officeooo:paragraph-rsid="02ae83b8"/>
    </style:style>
    <style:style style:name="P21" style:family="paragraph" style:parent-style-name="Footer">
      <style:text-properties officeooo:paragraph-rsid="02ae83b8"/>
    </style:style>
    <style:style style:name="P22" style:family="paragraph" style:parent-style-name="Footer">
      <style:text-properties officeooo:paragraph-rsid="008d016c"/>
    </style:style>
    <style:style style:name="P23" style:family="paragraph" style:parent-style-name="Table_20_Contents">
      <style:paragraph-properties fo:text-align="center" style:justify-single-word="false"/>
      <style:text-properties style:font-name="Bitstream Vera Sans1" fo:font-size="9pt" officeooo:rsid="0062bb70" officeooo:paragraph-rsid="00207d04" fo:background-color="#ffff00" style:font-size-asian="9pt" style:font-size-complex="9pt"/>
    </style:style>
    <style:style style:name="P24" style:family="paragraph" style:parent-style-name="Standard">
      <style:text-properties officeooo:paragraph-rsid="00d9dc2e"/>
    </style:style>
    <style:style style:name="P25" style:family="paragraph" style:parent-style-name="Footer">
      <style:text-properties officeooo:rsid="00178920" officeooo:paragraph-rsid="00178920"/>
    </style:style>
    <style:style style:name="P26"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P27" style:family="paragraph" style:parent-style-name="Standard" style:list-style-name="_5f_Numérotation_20_des_20_exercices">
      <style:paragraph-properties fo:margin-top="0.199cm" fo:margin-bottom="0cm" style:contextual-spacing="false">
        <style:tab-stops/>
      </style:paragraph-properties>
      <style:text-properties officeooo:paragraph-rsid="00dacae0"/>
    </style:style>
    <style:style style:name="P28" style:family="paragraph" style:parent-style-name="_5f_Footer_20_page_20_impaire_20__28_D_29_"/>
    <style:style style:name="P29" style:family="paragraph" style:parent-style-name="_5f_Footer_20_page_20_impaire_20__28_D_29_">
      <style:text-properties officeooo:rsid="00d45efc" officeooo:paragraph-rsid="00d45efc"/>
    </style:style>
    <style:style style:name="P30"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P31" style:family="paragraph" style:parent-style-name="_5f_Footer_20_page_20_paire_20__28_G_29_">
      <style:text-properties officeooo:rsid="00f0da56" officeooo:paragraph-rsid="00f0da56"/>
    </style:style>
    <style:style style:name="P32" style:family="paragraph" style:parent-style-name="_5f_Footer_20_page_20_paire_20__28_G_29_"/>
    <style:style style:name="P33" style:family="paragraph" style:parent-style-name="_5f_Header_20_D_20_page_20_paire_20__28_G_29_">
      <style:text-properties officeooo:rsid="005097e4" officeooo:paragraph-rsid="005097e4"/>
    </style:style>
    <style:style style:name="P34" style:family="paragraph" style:parent-style-name="_5f_Header_20_G_20_page_20_paire_20__28_G_29_">
      <style:text-properties officeooo:rsid="00d589ba" officeooo:paragraph-rsid="00d589ba"/>
    </style:style>
    <style:style style:name="P35" style:family="paragraph" style:parent-style-name="_5f_Header_20_G_20_page_20_paire_20__28_G_29_">
      <style:paragraph-properties fo:text-align="start" style:justify-single-word="false"/>
    </style:style>
    <style:style style:name="P36" style:family="paragraph" style:parent-style-name="_5f_Header_20_M_20_page_20_paire_20__28_G_29_">
      <style:text-properties officeooo:paragraph-rsid="02af0d27"/>
    </style:style>
    <style:style style:name="P37"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P38" style:family="paragraph" style:parent-style-name="_5f_Paragraphe" style:list-style-name="_5f_Numérotation_20_des_20_exercices"/>
    <style:style style:name="P39" style:family="paragraph" style:parent-style-name="_5f_Paragraphe_20_livret_20_réponse_20_élève" style:list-style-name="_5f_Numérotation_20_des_20_exercices">
      <style:paragraph-properties fo:margin-top="0.049cm" fo:margin-bottom="0cm" style:contextual-spacing="false" style:line-height-at-least="0.6cm"/>
      <style:text-properties officeooo:paragraph-rsid="00d8096a"/>
    </style:style>
    <style:style style:name="P40" style:family="paragraph" style:parent-style-name="_5f_Paragraphe_5f_Réponse_5f_Elève" style:list-style-name="_5f_Numérotation_20_des_20_exercices"/>
    <style:style style:name="P41" style:family="paragraph" style:parent-style-name="_5f_Paragraphe_5f_Réponse_5f_Elève" style:list-style-name="_5f_Numérotation_20_des_20_exercices">
      <style:text-properties officeooo:paragraph-rsid="00d92763"/>
    </style:style>
    <style:style style:name="P42" style:family="paragraph" style:parent-style-name="_5f_Paragraphe_5f_Réponse_5f_Elève" style:list-style-name="">
      <style:text-properties officeooo:paragraph-rsid="00d92763"/>
    </style:style>
    <style:style style:name="P43" style:family="paragraph" style:parent-style-name="_5f_Paragraphe_5f_Réponse_5f_Elève_5f_Bullet" style:list-style-name="List_20_1">
      <style:text-properties officeooo:paragraph-rsid="00d92763"/>
    </style:style>
    <style:style style:name="P44" style:family="paragraph" style:parent-style-name="_5f_Paragraphe_5f_avec_5f_Num_5f_Question" style:list-style-name="_5f_Numérotation_20_des_20_exercices"/>
    <style:style style:name="P45" style:family="paragraph" style:parent-style-name="_5f_Paragraphe_5f_avec_5f_Num_5f_Question" style:list-style-name="_5f_Numérotation_20_des_20_exercices">
      <style:text-properties officeooo:paragraph-rsid="00d92763"/>
    </style:style>
    <style:style style:name="P46" style:family="paragraph" style:parent-style-name="_5f_Paragraphe_5f_avec_5f_Num_5f_Question" style:list-style-name="_5f_Numérotation_20_des_20_exercices">
      <style:text-properties officeooo:paragraph-rsid="00cf55fb"/>
    </style:style>
    <style:style style:name="P47" style:family="paragraph" style:parent-style-name="_5f_Premier_5f_Titre_5f_Exercices_5f_avec_5f_Num_5f_Exo_5f_sans_5f_Titre" style:list-style-name="_5f_Numérotation_20_des_20_exercices" style:master-page-name="SERIE_5f_GEOMETRIE_5f_CLR_5f_1ca2b8_5f_2COL">
      <style:paragraph-properties style:page-number="auto" fo:break-before="page"/>
    </style:style>
    <style:style style:name="P48" style:family="paragraph" style:parent-style-name="_5f_Tableau_5f_Centré">
      <style:text-properties fo:font-weight="bold" officeooo:rsid="00d87000" officeooo:paragraph-rsid="00d87000" style:font-weight-asian="bold" style:font-weight-complex="bold"/>
    </style:style>
    <style:style style:name="P49" style:family="paragraph" style:parent-style-name="_5f_Titre_5f_Exercices_5f_avec_5f_Titre" style:list-style-name="_5f_Numérotation_20_des_20_exercices"/>
    <style:style style:name="P50" style:family="paragraph" style:parent-style-name="_5f_Titre_5f_Exercices_5f_avec_5f_Titre" style:list-style-name="_5f_Numérotation_20_des_20_exercices">
      <style:text-properties officeooo:paragraph-rsid="00b82844"/>
    </style:style>
    <style:style style:name="P51" style:family="paragraph" style:parent-style-name="_5f_Titre_5f_Exercices_5f_sans_5f_Titre" style:list-style-name="_5f_Numérotation_20_des_20_exercices"/>
    <style:style style:name="P52" style:family="paragraph" style:parent-style-name="_5f_Titre_5f_Exercices_5f_sans_5f_Titre" style:list-style-name="_5f_Numérotation_20_des_20_exercices" style:master-page-name="SERIE_5f_GEOMETRIE_5f_1COL">
      <style:paragraph-properties style:page-number="auto"/>
    </style:style>
    <style:style style:name="P53" style:family="paragraph">
      <style:paragraph-properties fo:text-align="center"/>
    </style:style>
    <style:style style:name="P54"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P55" style:family="paragraph">
      <loext:graphic-properties draw:fill="solid" draw:fill-color="#d7e12c"/>
    </style:style>
    <style:style style:name="P56" style:family="paragraph">
      <loext:graphic-properties draw:fill="solid" draw:fill-color="#1ca2b8"/>
    </style:style>
    <style:style style:name="P57" style:family="paragraph">
      <loext:graphic-properties draw:fill="solid" draw:fill-color="#fff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58" style:family="paragraph">
      <loext:graphic-properties draw:fill="solid"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59" style:family="paragraph">
      <loext:graphic-properties draw:fill="solid" draw:fill-color="#00cc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0"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1" style:family="paragraph">
      <loext:graphic-properties draw:fill="solid"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2" style:family="paragraph">
      <loext:graphic-properties draw:fill="none" draw:fill-color="#ffffff"/>
      <style:paragraph-properties fo:margin-left="0cm" fo:margin-right="0cm" fo:margin-top="0cm" fo:margin-bottom="0cm" fo:line-height="100%" fo:text-indent="0cm"/>
      <style:text-properties fo:font-variant="normal" fo:text-transform="none" fo:color="#ffffff" loext:opacity="100%" style:text-outline="false" style:text-line-through-style="none" style:text-line-through-type="none" style:font-name="Bitstream Vera Sans" fo:font-size="1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3" style:family="paragraph">
      <loext:graphic-properties draw:fill="none" draw:fill-color="#0000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4" style:family="paragraph">
      <loext:graphic-properties draw:fill="none" draw:fill-color="#729fc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5" style:family="paragraph">
      <loext:graphic-properties draw:fill="solid" draw:fill-color="#ff3333"/>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Arial1" style:font-size-complex="18pt" style:font-style-complex="normal" style:font-weight-complex="normal" style:text-emphasize="none" style:font-relief="none" style:text-overline-style="none" style:text-overline-color="font-color"/>
    </style:style>
    <style:style style:name="P66" style:family="paragraph">
      <loext:graphic-properties draw:fill="solid" draw:fill-color="#ffbf00"/>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7" style:family="paragraph">
      <loext:graphic-properties draw:fill="solid" draw:fill-color="#81aca6"/>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68" style:family="paragraph">
      <style:paragraph-properties fo:margin-left="0cm" fo:margin-right="0cm" fo:margin-top="0cm" fo:margin-bottom="0cm" fo:line-height="100%" fo:text-indent="0cm" style:writing-mode="lr-tb"/>
    </style:style>
    <style:style style:name="P69"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14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0"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P71" style:family="paragraph">
      <style:paragraph-properties fo:margin-left="0cm" fo:margin-right="0cm" fo:margin-top="0cm" fo:margin-bottom="0cm" fo:line-height="100%" fo:text-indent="0cm"/>
    </style:style>
    <style:style style:name="P72"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3"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4" style:family="paragraph">
      <style:paragraph-properties fo:margin-left="0cm" fo:margin-right="0cm" fo:margin-top="0cm" fo:margin-bottom="0cm" style:line-height-at-least="0.136cm" fo:text-indent="0cm"/>
    </style:style>
    <style:style style:name="P75" style:family="paragraph">
      <loext:graphic-properties draw:fill="none" draw:fill-color="#ffffff"/>
      <style:paragraph-properties fo:margin-left="0cm" fo:margin-right="0cm" fo:margin-top="0cm" fo:margin-bottom="0cm" style:line-height-at-least="0.136cm" fo:text-indent="0cm"/>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77" style:family="paragraph">
      <loext:graphic-properties draw:fill="none" draw:fill-color="#ffffff"/>
      <style:paragraph-properties fo:margin-left="0cm" fo:margin-right="0cm" fo:margin-top="0cm" fo:margin-bottom="0cm" fo:line-height="100%" fo:text-indent="0cm"/>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P78"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horndale" fo:font-size="24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79"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P80" style:family="paragraph">
      <loext:graphic-properties draw:fill="solid"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1" style:family="paragraph">
      <loext:graphic-properties draw:fill="solid" draw:fill-color="#000000"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2" style:family="paragraph">
      <loext:graphic-properties draw:fill="none" draw:fill-color="#ffff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3"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P84" style:family="paragraph">
      <loext:graphic-properties draw:fill="solid"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5" style:family="paragraph">
      <loext:graphic-properties draw:fill="none" draw:fill-color="#ffffff"/>
      <style:paragraph-properties fo:margin-left="0cm" fo:margin-right="0cm" fo:margin-top="0cm" fo:margin-bottom="0cm" fo:line-height="100%" fo:text-indent="0cm"/>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6" style:family="paragraph">
      <loext:graphic-properties draw:fill="none" draw:fill-color="#00b8ff"/>
      <style:paragraph-properties fo:margin-left="0cm" fo:margin-right="0cm" fo:margin-top="0cm" fo:margin-bottom="0cm" fo:line-height="100%" fo:text-align="center" fo:text-indent="0cm"/>
      <style:text-properties style:use-window-font-color="true" loext:opacity="0%" style:text-outline="false" style:text-line-through-style="none" style:text-line-through-type="none" style:font-name="Times New Roman" fo:font-size="24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P87" style:family="paragraph">
      <loext:graphic-properties draw:fill="none" draw:fill-color="#00b8ff"/>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8" style:family="paragraph">
      <loext:graphic-properties draw:fill="none" draw:fill-color="#ffffff"/>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89" style:family="paragraph">
      <loext:graphic-properties draw:fill="none" draw:fill-color="#00b8ff" draw:gradient-step-count="0" draw:fill-hatch-solid="false" draw:opacity="100%" draw:fill-image-width="0cm" draw:fill-image-height="0cm" style:repeat="repeat" draw:fill-image-ref-point-x="0%" draw:fill-image-ref-point-y="0%" draw:fill-image-ref-point="center" draw:tile-repeat-offset="0% vertical"/>
      <style:paragraph-properties fo:margin-left="0cm" fo:margin-right="0cm" fo:margin-top="0cm" fo:margin-bottom="0cm" fo:line-height="100%" fo:text-align="center" fo:text-indent="0cm"/>
      <style:text-properties fo:font-variant="normal" fo:text-transform="none" style:use-window-font-color="true" loext:opacity="0%" style:text-outline="false" style:text-line-through-style="none" style:text-line-through-type="none" style:font-name="Thorndale" fo:font-size="24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P90" style:family="paragraph">
      <loext:graphic-properties draw:fill="solid" draw:fill-color="#9d0f89"/>
    </style:style>
    <style:style style:name="P91" style:family="paragraph">
      <loext:graphic-properties draw:fill="solid" draw:fill-color="#7fb241"/>
    </style:style>
    <style:style style:name="P9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3"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P95" style:family="paragraph">
      <loext:graphic-properties draw:fill="solid" draw:fill-color="#d62e4e"/>
    </style:style>
    <style:style style:name="P9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7"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8"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T1" style:family="text">
      <style:text-properties fo:font-variant="small-caps" fo:color="#1ca2b8" loext:opacity="100%" style:font-name="Bitstream Vera Sans3" fo:font-size="16pt" fo:font-style="normal" fo:text-shadow="none" fo:font-weight="bold"/>
    </style:style>
    <style:style style:name="T2" style:family="text">
      <style:text-properties fo:font-variant="small-caps" fo:color="#1ca2b8" loext:opacity="100%" style:font-name="Bitstream Vera Sans3" fo:font-size="16pt" fo:font-style="normal" fo:text-shadow="none" fo:font-weight="bold" officeooo:rsid="0334a5be"/>
    </style:style>
    <style:style style:name="T3" style:family="text">
      <style:text-properties fo:font-variant="small-caps" fo:color="#1ca2b8" loext:opacity="100%" style:font-name="Bitstream Vera Sans3" fo:font-size="16pt" fo:font-style="normal" fo:text-shadow="none" fo:font-weight="bold" officeooo:rsid="0334510d"/>
    </style:style>
    <style:style style:name="T4"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T5"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T6"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T7" style:family="text">
      <style:text-properties fo:font-variant="small-caps" fo:color="#7fb241" loext:opacity="100%" style:font-name="Bitstream Vera Sans6" fo:font-size="16pt" fo:font-weight="bold" officeooo:rsid="02768590"/>
    </style:style>
    <style:style style:name="T8" style:family="text">
      <style:text-properties fo:font-variant="small-caps" fo:color="#7fb241" loext:opacity="100%" style:font-name="Bitstream Vera Sans6" fo:font-size="16pt" fo:font-weight="bold" officeooo:rsid="0021cde5"/>
    </style:style>
    <style:style style:name="T9" style:family="text">
      <style:text-properties officeooo:rsid="00d8520c"/>
    </style:style>
    <style:style style:name="T10" style:family="text">
      <style:text-properties fo:text-transform="uppercase" fo:color="#808080" loext:opacity="100%" style:font-name="Bitstream Vera Sans6" fo:font-size="9pt" officeooo:rsid="030c4d7d" fo:background-color="transparent" loext:char-shading-value="0"/>
    </style:style>
    <style:style style:name="T11" style:family="text">
      <style:text-properties fo:text-transform="uppercase" fo:color="#808080" loext:opacity="100%" style:font-name="Bitstream Vera Sans6" fo:font-size="9pt" officeooo:rsid="0334510d" fo:background-color="transparent" loext:char-shading-value="0"/>
    </style:style>
    <style:style style:name="T12" style:family="text">
      <style:text-properties fo:text-transform="uppercase" fo:color="#808080" loext:opacity="100%" style:font-name="Bitstream Vera Sans6" fo:font-size="9pt" officeooo:rsid="015f088a" fo:background-color="transparent" loext:char-shading-value="0"/>
    </style:style>
    <style:style style:name="T13" style:family="text">
      <style:text-properties fo:text-transform="uppercase" fo:color="#808080" loext:opacity="100%" style:font-name="Bitstream Vera Sans6" fo:font-size="9pt" officeooo:rsid="00d8520c" fo:background-color="transparent" loext:char-shading-value="0"/>
    </style:style>
    <style:style style:name="T14" style:family="text">
      <style:text-properties fo:text-transform="uppercase" fo:color="#808080" loext:opacity="100%" style:font-name="Bitstream Vera Sans6" fo:font-size="9pt" officeooo:rsid="010c4d3a" fo:background-color="transparent" loext:char-shading-value="0"/>
    </style:style>
    <style:style style:name="T15" style:family="text">
      <style:text-properties fo:text-transform="uppercase" fo:color="#808080" loext:opacity="100%" style:font-name="Bitstream Vera Sans6" fo:font-size="9pt" officeooo:rsid="010d212a" fo:background-color="transparent" loext:char-shading-value="0"/>
    </style:style>
    <style:style style:name="T16" style:family="text">
      <style:text-properties fo:text-transform="uppercase" fo:color="#808080" loext:opacity="100%" style:font-name="Bitstream Vera Sans6" fo:font-size="9pt" officeooo:rsid="015c53e1" fo:background-color="transparent" loext:char-shading-value="0"/>
    </style:style>
    <style:style style:name="T17" style:family="text">
      <style:text-properties fo:text-transform="uppercase" fo:color="#808080" loext:opacity="100%" style:font-name="Bitstream Vera Sans6" fo:font-size="9pt" officeooo:rsid="02af0d27" fo:background-color="transparent" loext:char-shading-value="0"/>
    </style:style>
    <style:style style:name="T18" style:family="text">
      <style:text-properties fo:text-transform="uppercase" fo:color="#808080" loext:opacity="100%" style:font-name="Bitstream Vera Sans6" fo:font-size="9pt" officeooo:rsid="02768590" fo:background-color="transparent" loext:char-shading-value="0"/>
    </style:style>
    <style:style style:name="T19" style:family="text">
      <style:text-properties fo:text-transform="uppercase" fo:color="#808080" loext:opacity="100%" style:font-name="Bitstream Vera Sans6" fo:font-size="9pt" officeooo:rsid="008d016c" fo:background-color="transparent" loext:char-shading-value="0"/>
    </style:style>
    <style:style style:name="T20" style:family="text">
      <style:text-properties fo:text-transform="uppercase" fo:color="#808080" loext:opacity="100%" style:font-name="Bitstream Vera Sans6" fo:font-size="9pt" officeooo:rsid="0021cde5" fo:background-color="transparent" loext:char-shading-value="0"/>
    </style:style>
    <style:style style:name="T21" style:family="text">
      <style:text-properties officeooo:rsid="010c4d3a"/>
    </style:style>
    <style:style style:name="T22" style:family="text">
      <style:text-properties fo:font-size="16pt" officeooo:rsid="0053b3bd" style:font-size-asian="16pt" style:font-size-complex="16pt"/>
    </style:style>
    <style:style style:name="T23" style:family="text">
      <style:text-properties officeooo:rsid="00545a20"/>
    </style:style>
    <style:style style:name="T24" style:family="text">
      <style:text-properties officeooo:rsid="00360aef"/>
    </style:style>
    <style:style style:name="T25" style:family="text">
      <style:text-properties officeooo:rsid="015f088a"/>
    </style:style>
    <style:style style:name="T26" style:family="text">
      <style:text-properties officeooo:rsid="0021cde5"/>
    </style:style>
    <style:style style:name="T27" style:family="text">
      <style:text-properties officeooo:rsid="01f8729d"/>
    </style:style>
    <style:style style:name="T28" style:family="text">
      <style:text-properties officeooo:rsid="00b8efa2"/>
    </style:style>
    <style:style style:name="T29" style:family="text">
      <style:text-properties fo:font-weight="normal" style:font-weight-asian="normal" style:font-weight-complex="normal"/>
    </style:style>
    <style:style style:name="T30" style:family="text">
      <style:text-properties officeooo:rsid="00bffd00"/>
    </style:style>
    <style:style style:name="T31" style:family="text">
      <style:text-properties officeooo:rsid="00c95cf1"/>
    </style:style>
    <style:style style:name="T32" style:family="text">
      <style:text-properties officeooo:rsid="00d2d873"/>
    </style:style>
    <style:style style:name="T33" style:family="text">
      <style:text-properties fo:font-variant="normal" fo:text-transform="none" style:use-window-font-color="true" loext:opacity="0%" style:text-position="0% 100%" fo:letter-spacing="normal" fo:font-style="normal" fo:font-weight="normal" officeooo:rsid="005b116b" style:font-name-asian="OpenSymbol1" style:font-size-asian="9pt" style:font-style-asian="normal" style:font-name-complex="OpenSymbol1" style:font-size-complex="9pt" style:font-style-complex="normal"/>
    </style:style>
    <style:style style:name="T34" style:family="text">
      <style:text-properties fo:font-variant="normal" fo:text-transform="none" style:use-window-font-color="true" loext:opacity="0%" style:text-position="0% 100%" fo:letter-spacing="normal" fo:font-style="normal" fo:font-weight="normal" officeooo:rsid="005ede38" style:font-name-asian="OpenSymbol1" style:font-size-asian="9pt" style:font-style-asian="normal" style:font-name-complex="OpenSymbol1" style:font-size-complex="9pt" style:font-style-complex="normal"/>
    </style:style>
    <style:style style:name="T35" style:family="text">
      <style:text-properties style:use-window-font-color="true" loext:opacity="0%"/>
    </style:style>
    <style:style style:name="T36" style:family="text">
      <style:text-properties style:use-window-font-color="true" loext:opacity="0%" style:font-name="Bitstream Vera Sans5" fo:font-size="10pt" fo:font-style="normal" style:text-underline-style="none" officeooo:rsid="002957e1" style:font-size-asian="10pt" style:font-style-asian="normal" style:font-size-complex="10pt" style:font-style-complex="normal"/>
    </style:style>
    <style:style style:name="T37" style:family="text">
      <style:text-properties style:use-window-font-color="true" loext:opacity="0%" style:font-name="Bitstream Vera Sans1" fo:font-size="9pt" officeooo:rsid="00d5b9b1" fo:background-color="#ffff00" loext:char-shading-value="0" style:font-size-asian="9pt" style:font-size-complex="9pt"/>
    </style:style>
    <style:style style:name="T38" style:family="text">
      <style:text-properties style:use-window-font-color="true" loext:opacity="0%" style:font-name="Bitstream Vera Sans1" fo:font-size="9pt" officeooo:rsid="00daee1f" fo:background-color="#ffff00" loext:char-shading-value="0" style:font-size-asian="9pt" style:font-size-complex="9pt"/>
    </style:style>
    <style:style style:name="T39" style:family="text">
      <style:text-properties style:use-window-font-color="true" loext:opacity="0%" fo:font-style="normal" style:font-style-asian="normal" style:font-style-complex="normal"/>
    </style:style>
    <style:style style:name="T40" style:family="text">
      <style:text-properties style:use-window-font-color="true" loext:opacity="0%" fo:font-style="normal" officeooo:rsid="00d5b9b1" style:font-style-asian="normal" style:font-style-complex="normal"/>
    </style:style>
    <style:style style:name="T41" style:family="text">
      <style:text-properties style:use-window-font-color="true" loext:opacity="0%" fo:font-style="normal" officeooo:rsid="00d9a783" style:font-style-asian="normal" style:font-style-complex="normal"/>
    </style:style>
    <style:style style:name="T42" style:family="text">
      <style:text-properties style:use-window-font-color="true" loext:opacity="0%" officeooo:rsid="00d5b9b1"/>
    </style:style>
    <style:style style:name="T43" style:family="text">
      <style:text-properties style:use-window-font-color="true" loext:opacity="0%" style:text-position="0% 100%" style:font-name-asian="OpenSymbol1" style:font-name-complex="OpenSymbol1"/>
    </style:style>
    <style:style style:name="T44" style:family="text">
      <style:text-properties style:use-window-font-color="true" loext:opacity="0%" style:text-position="0% 100%" officeooo:rsid="001b016c" style:font-name-asian="OpenSymbol1" style:font-name-complex="OpenSymbol1"/>
    </style:style>
    <style:style style:name="T45" style:family="text">
      <style:text-properties style:use-window-font-color="true" loext:opacity="0%" style:text-position="0% 100%" officeooo:rsid="00207d04" style:font-name-asian="OpenSymbol1" style:font-name-complex="OpenSymbol1"/>
    </style:style>
    <style:style style:name="T46" style:family="text">
      <style:text-properties style:use-window-font-color="true" loext:opacity="0%" style:text-position="0% 100%" style:font-name="Bitstream Vera Sans6" fo:font-size="10pt" fo:language="fr" fo:country="FR" fo:font-weight="normal" officeooo:rsid="00207d04" fo:background-color="#ffff00" loext:char-shading-value="0" style:font-name-asian="OpenSymbol1" style:font-size-asian="10.5pt" style:font-name-complex="OpenSymbol1" style:font-size-complex="12pt" style:language-complex="ar" style:country-complex="SA"/>
    </style:style>
    <style:style style:name="T47" style:family="text">
      <style:text-properties style:use-window-font-color="true" loext:opacity="0%" style:text-position="0% 100%" style:font-name="Bitstream Vera Sans6" fo:font-size="10pt" fo:language="fr" fo:country="FR" fo:font-style="normal" fo:font-weight="normal" officeooo:rsid="003be636" fo:background-color="#ffff00" loext:char-shading-value="0" style:font-name-asian="OpenSymbol1" style:font-size-asian="9pt" style:font-style-asian="normal" style:font-name-complex="OpenSymbol1" style:font-size-complex="9pt" style:language-complex="ar" style:country-complex="SA" style:font-style-complex="normal"/>
    </style:style>
    <style:style style:name="T48" style:family="text">
      <style:text-properties style:use-window-font-color="true" loext:opacity="0%" style:text-position="0% 100%" fo:font-style="normal" fo:font-weight="normal" officeooo:rsid="005ede38" style:font-name-asian="OpenSymbol1" style:font-size-asian="9pt" style:font-style-asian="normal" style:font-name-complex="OpenSymbol1" style:font-size-complex="9pt" style:font-style-complex="normal"/>
    </style:style>
    <style:style style:name="T49" style:family="text">
      <style:text-properties style:use-window-font-color="true" loext:opacity="0%" style:text-position="0% 100%" fo:font-style="normal" fo:font-weight="normal" officeooo:rsid="005b116b" style:font-name-asian="OpenSymbol1" style:font-size-asian="9pt" style:font-style-asian="normal" style:font-name-complex="OpenSymbol1" style:font-size-complex="9pt" style:font-style-complex="normal"/>
    </style:style>
    <style:style style:name="T50" style:family="text">
      <style:text-properties style:use-window-font-color="true" loext:opacity="0%" style:text-position="0% 100%" fo:font-style="normal" fo:font-weight="normal" officeooo:rsid="0062b308" style:font-name-asian="OpenSymbol1" style:font-size-asian="9pt" style:font-style-asian="normal" style:font-name-complex="OpenSymbol1" style:font-size-complex="9pt" style:font-style-complex="normal"/>
    </style:style>
    <style:style style:name="T51" style:family="text">
      <style:text-properties style:use-window-font-color="true" loext:opacity="0%" style:text-position="0% 100%" fo:font-style="normal" fo:font-weight="normal" officeooo:rsid="003be636" style:font-name-asian="OpenSymbol1" style:font-size-asian="9pt" style:font-style-asian="normal" style:font-name-complex="OpenSymbol1" style:font-size-complex="9pt" style:font-style-complex="normal"/>
    </style:style>
    <style:style style:name="T52" style:family="text">
      <style:text-properties style:use-window-font-color="true" loext:opacity="0%" style:text-position="0% 100%" fo:font-style="normal" fo:font-weight="normal" officeooo:rsid="006640a2" style:font-name-asian="OpenSymbol1" style:font-size-asian="9pt" style:font-style-asian="normal" style:font-name-complex="OpenSymbol1" style:font-size-complex="9pt" style:font-style-complex="normal"/>
    </style:style>
    <style:style style:name="T53" style:family="text">
      <style:text-properties fo:font-size="10pt" fo:font-style="normal" style:font-size-asian="10pt" style:font-style-asian="normal" style:font-size-complex="10pt" style:font-style-complex="normal"/>
    </style:style>
    <style:style style:name="T54" style:family="text">
      <style:text-properties fo:font-size="10pt" fo:font-style="normal" officeooo:rsid="001873e9" style:font-size-asian="10pt" style:font-style-asian="normal" style:font-size-complex="10pt" style:font-style-complex="normal"/>
    </style:style>
    <style:style style:name="T55" style:family="text">
      <style:text-properties fo:color="#000000" loext:opacity="100%"/>
    </style:style>
    <style:style style:name="T56" style:family="text">
      <style:text-properties fo:color="#000000" loext:opacity="100%" style:font-name="Bitstream Vera Sans5" fo:font-size="10pt" fo:font-style="normal" officeooo:rsid="0062bb70" fo:background-color="#ffff00" loext:char-shading-value="0" style:font-size-asian="10pt" style:font-style-asian="normal" style:font-size-complex="10pt" style:font-style-complex="normal"/>
    </style:style>
    <style:style style:name="T57" style:family="text">
      <style:text-properties fo:color="#000000" loext:opacity="100%" style:font-name="Bitstream Vera Sans5" fo:font-size="10pt" fo:font-style="normal" officeooo:rsid="0062bb70" fo:background-color="#ffff00" loext:char-shading-value="0"/>
    </style:style>
    <style:style style:name="T58" style:family="text">
      <style:text-properties fo:color="#000000" loext:opacity="100%" style:font-name="Bitstream Vera Sans5" fo:font-size="10pt" fo:font-style="normal" style:text-underline-style="none" fo:font-weight="normal" officeooo:rsid="0062bb70" fo:background-color="#ffff00" loext:char-shading-value="0" style:font-size-asian="10pt" style:font-style-asian="normal" style:font-size-complex="10pt" style:font-style-complex="normal"/>
    </style:style>
    <style:style style:name="T59" style:family="text">
      <style:text-properties fo:color="#000000" loext:opacity="100%" style:font-name="Bitstream Vera Sans5" fo:font-size="10pt" fo:font-style="normal" style:text-underline-style="none" officeooo:rsid="0062bb70" fo:background-color="#ffff00" loext:char-shading-value="0" style:font-size-asian="10pt" style:font-style-asian="normal" style:font-size-complex="10pt" style:font-style-complex="normal"/>
    </style:style>
    <style:style style:name="T60" style:family="text">
      <style:text-properties fo:color="#000000" loext:opacity="100%" style:font-name="Bitstream Vera Sans5" fo:font-size="10pt" fo:font-style="normal" officeooo:rsid="004abc74" fo:background-color="transparent" loext:char-shading-value="0"/>
    </style:style>
    <style:style style:name="T61" style:family="text">
      <style:text-properties fo:color="#000000" loext:opacity="100%" style:font-name="Bitstream Vera Sans5" fo:font-size="10pt" fo:language="fr" fo:country="FR" fo:font-style="normal" officeooo:rsid="0029fc52" fo:background-color="#ffff00" loext:char-shading-value="0" style:font-name-asian="Times New Roman" style:font-size-asian="10.5pt" style:font-name-complex="Times New Roman" style:font-size-complex="12pt" style:language-complex="ar" style:country-complex="SA"/>
    </style:style>
    <style:style style:name="T62" style:family="text">
      <style:text-properties fo:color="#000000" loext:opacity="100%" style:font-name="Bitstream Vera Sans5" fo:font-size="10pt" fo:language="fr" fo:country="FR" fo:font-style="normal" officeooo:rsid="0028c531" fo:background-color="#ffff00" loext:char-shading-value="0" style:font-name-asian="Times New Roman" style:font-size-asian="10.5pt" style:font-name-complex="Times New Roman" style:font-size-complex="12pt" style:language-complex="ar" style:country-complex="SA"/>
    </style:style>
    <style:style style:name="T63" style:family="text">
      <style:text-properties fo:color="#000000" loext:opacity="100%" style:font-name="Bitstream Vera Sans6" fo:font-size="10pt" officeooo:rsid="0062bb70" fo:background-color="#ffff00" loext:char-shading-value="0"/>
    </style:style>
    <style:style style:name="T64" style:family="text">
      <style:text-properties fo:color="#000000" loext:opacity="100%" officeooo:rsid="0062bb70"/>
    </style:style>
    <style:style style:name="T65" style:family="text">
      <style:text-properties fo:color="#000000" loext:opacity="100%" officeooo:rsid="001873e9"/>
    </style:style>
    <style:style style:name="T66" style:family="text">
      <style:text-properties fo:color="#000000" loext:opacity="100%" officeooo:rsid="003daadc" fo:background-color="#ffff00" loext:char-shading-value="0"/>
    </style:style>
    <style:style style:name="T67" style:family="text">
      <style:text-properties fo:color="#000000" loext:opacity="100%" officeooo:rsid="0029fc52" fo:background-color="#ffff00" loext:char-shading-value="0"/>
    </style:style>
    <style:style style:name="T68" style:family="text">
      <style:text-properties fo:color="#000000" loext:opacity="100%" officeooo:rsid="0028c531" fo:background-color="#ffff00" loext:char-shading-value="0"/>
    </style:style>
    <style:style style:name="T69" style:family="text">
      <style:text-properties fo:color="#000000" loext:opacity="100%" officeooo:rsid="004b10e7"/>
    </style:style>
    <style:style style:name="T70" style:family="text">
      <style:text-properties fo:color="#000000" loext:opacity="100%" officeooo:rsid="0029fc52"/>
    </style:style>
    <style:style style:name="T71" style:family="text">
      <style:text-properties fo:color="#000000" loext:opacity="100%" officeooo:rsid="00345a77"/>
    </style:style>
    <style:style style:name="T72" style:family="text">
      <style:text-properties fo:color="#b3b3b3" loext:opacity="100%"/>
    </style:style>
    <style:style style:name="T73" style:family="text">
      <style:text-properties officeooo:rsid="001873e9"/>
    </style:style>
    <style:style style:name="T74" style:family="text">
      <style:text-properties officeooo:rsid="00d92763"/>
    </style:style>
    <style:style style:name="T75" style:family="text">
      <style:text-properties officeooo:rsid="00d9a783"/>
    </style:style>
    <style:style style:name="T76" style:family="text">
      <style:text-properties officeooo:rsid="00dacae0"/>
    </style:style>
    <style:style style:name="T77" style:family="text">
      <style:text-properties fo:color="#ffffff" loext:opacity="100%" style:font-name="Bitstream Vera Sans1" fo:font-size="16pt" fo:font-weight="bold" style:font-size-asian="16pt" style:font-weight-asian="bold" style:font-size-complex="16pt" style:font-weight-complex="bold"/>
    </style:style>
    <style:style style:name="T78" style:family="text">
      <style:text-properties fo:font-variant="normal" fo:text-transform="none" fo:color="#000000" loext:opacity="100%" style:text-outline="false" style:text-line-through-style="none" style:text-line-through-type="none" style:font-name="Bitstream Vera Sans" fo:font-size="10pt" fo:font-style="normal" fo:text-shadow="none" style:text-underline-style="none" fo:font-weight="normal" style:letter-kerning="true" style:font-name-asian="Microsoft YaHei" style:font-size-asian="10pt" style:font-style-asian="normal" style:font-weight-asian="normal" style:font-name-complex="Lucida Sans" style:font-size-complex="10pt" style:font-style-complex="normal" style:font-weight-complex="normal" style:text-emphasize="none" style:font-relief="none" style:text-overline-style="none" style:text-overline-color="font-color"/>
    </style:style>
    <style:style style:name="T79"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bold" style:letter-kerning="true" style:font-name-asian="Microsoft YaHei" style:font-size-asian="18pt" style:font-style-asian="normal" style:font-weight-asian="bold" style:font-name-complex="Lucida Sans" style:font-size-complex="18pt" style:font-style-complex="normal" style:font-weight-complex="bold" style:text-emphasize="none" style:font-relief="none" style:text-overline-style="none" style:text-overline-color="font-color"/>
    </style:style>
    <style:style style:name="T80"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1"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text-scale="30%" style:font-relief="none" style:text-overline-style="none" style:text-overline-color="font-color"/>
    </style:style>
    <style:style style:name="T82"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3" style:family="text">
      <style:text-properties style:use-window-font-color="true" loext:opacity="0%" style:text-outline="false" style:text-line-through-style="none" style:text-line-through-type="none" style:font-name="Bitstream Vera Sans1" fo:font-size="9pt" fo:font-style="normal" fo:text-shadow="none" style:text-underline-style="none" fo:font-weight="normal" style:letter-kerning="true" style:font-name-asian="Andale Sans UI" style:font-size-asian="9pt" style:font-style-asian="normal" style:font-weight-asian="normal" style:font-name-complex="Tahoma1" style:font-size-complex="9pt" style:font-style-complex="normal" style:font-weight-complex="normal" style:text-emphasize="none" style:font-relief="none" style:text-overline-style="none" style:text-overline-color="font-color"/>
    </style:style>
    <style:style style:name="T84" style:family="text">
      <style:text-properties fo:font-variant="normal" fo:text-transform="none" fo:color="#000000" loext:opacity="100%" style:text-outline="false" style:text-line-through-style="none" style:text-line-through-type="none" style:font-name="Bitstream Vera Sans" fo:font-size="9pt" fo:font-style="normal" fo:text-shadow="none" style:text-underline-style="none" fo:font-weight="normal" style:letter-kerning="true" style:font-name-asian="Microsoft YaHei" style:font-size-asian="18pt" style:font-style-asian="normal" style:font-weight-asian="normal" style:font-name-complex="Lucida Sans" style:font-size-complex="18pt" style:font-style-complex="normal" style:font-weight-complex="normal" style:text-emphasize="none" style:font-relief="none" style:text-overline-style="none" style:text-overline-color="font-color"/>
    </style:style>
    <style:style style:name="T85"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ndale Sans UI" style:font-size-asian="24pt" style:font-style-asian="normal" style:font-weight-asian="normal" style:font-name-complex="Tahoma1" style:font-size-complex="24pt" style:font-style-complex="normal" style:font-weight-complex="normal" style:text-emphasize="none" style:font-relief="none"/>
    </style:style>
    <style:style style:name="T86"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Andale Sans UI" style:font-size-asian="24pt" style:font-style-asian="normal" style:font-weight-asian="normal" style:font-name-complex="Tahoma1" style:font-size-complex="24pt" style:font-style-complex="normal" style:font-weight-complex="normal" style:text-emphasize="none" style:font-relief="none" style:text-overline-style="none" style:text-overline-color="font-color"/>
    </style:style>
    <style:style style:name="T87" style:family="text">
      <style:text-properties fo:font-variant="normal" fo:text-transform="none" style:use-window-font-color="true" loext:opacity="0%" style:text-outline="false" style:text-line-through-style="none" style:text-line-through-type="none" style:font-name="Bitstream Vera Sans1" fo:font-size="11pt" fo:font-style="normal" fo:text-shadow="none" style:text-underline-style="none" fo:font-weight="normal" style:letter-kerning="true" style:font-name-asian="Noto Sans CJK SC" style:font-size-asian="11pt" style:font-style-asian="normal" style:font-weight-asian="normal" style:font-name-complex="Lohit Devanagari" style:font-size-complex="11pt" style:font-style-complex="normal" style:font-weight-complex="normal" style:text-emphasize="none" style:font-relief="none" style:text-overline-style="none" style:text-overline-color="font-color"/>
    </style:style>
    <style:style style:name="T88" style:family="text">
      <style:text-properties style:use-window-font-color="true" loext:opacity="0%" style:text-outline="false" style:text-line-through-style="none" style:text-line-through-type="none" style:font-name="Bitstream Vera Sans1" fo:font-size="10pt" fo:font-style="normal" fo:text-shadow="none" style:text-underline-style="none" fo:font-weight="normal" style:font-name-asian="Arial Unicode MS" style:font-size-asian="24pt" style:font-style-asian="normal" style:font-weight-asian="normal" style:font-name-complex="Tahoma1" style:font-size-complex="24pt" style:font-style-complex="normal" style:font-weight-complex="normal" style:text-emphasize="none" style:font-relief="none"/>
    </style:style>
    <style:style style:name="fr1"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2"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5" style:family="graphic" style:parent-style-name="Formula">
      <style:graphic-properties fo:margin-left="0.011cm" fo:margin-right="0.011cm" style:wrap="parallel" style:number-wrapped-paragraphs="no-limit" style:wrap-contour="false" style:vertical-pos="from-top" style:horizontal-pos="from-left" style:horizontal-rel="paragraph-content" draw:wrap-influence-on-position="once-concurrent" loext:allow-overlap="true" draw:ole-draw-aspect="1"/>
    </style:style>
    <style:style style:name="Sect1"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5"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6"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7" style:family="graphic">
      <style:graphic-properties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8" style:family="graphic">
      <style:graphic-properties draw:stroke="none" svg:stroke-width="0cm" svg:stroke-color="#3465a4" draw:marker-start="" draw:marker-start-width="0.199cm" draw:marker-start-center="false" draw:marker-end="" draw:marker-end-width="0.199cm" draw:marker-end-center="false" draw:fill="solid" draw:fill-color="#ffff00"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9"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0" style:family="graphic">
      <style:graphic-properties draw:stroke="solid" svg:stroke-width="0cm" svg:stroke-color="#3465a4" draw:marker-start="" draw:marker-start-width="0.199cm" draw:marker-start-center="false" draw:marker-end="" draw:marker-end-width="0.199cm" draw:marker-end-center="false" draw:fill="solid" draw:fill-color="#ffff00"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1" style:family="graphic">
      <style:graphic-properties style:writing-mode="lr-tb"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2" style:family="graphic">
      <style:graphic-properties draw:stroke="solid" svg:stroke-width="0cm" svg:stroke-color="#3465a4" draw:marker-start="" draw:marker-start-width="0.199cm" draw:marker-start-center="false" draw:marker-end="" draw:marker-end-width="0.199cm" draw:marker-end-center="false" draw:fill="solid" draw:fill-color="#00cc00"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3" style:family="graphic">
      <style:graphic-properties draw:stroke="solid" svg:stroke-width="0cm" svg:stroke-color="#3465a4" draw:marker-start="" draw:marker-start-width="0.199cm" draw:marker-start-center="false" draw:marker-end="" draw:marker-end-width="0.199cm" draw:marker-end-center="false" draw:fill="solid" draw:fill-color="#0000ff"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4" style:family="graphic">
      <style:graphic-properties draw:stroke="solid" svg:stroke-width="0.019cm" svg:stroke-color="#000000" draw:marker-start="" draw:marker-start-width="0.199cm" draw:marker-start-center="false" draw:marker-end="" draw:marker-end-width="0.199cm" draw:marker-end-center="false" draw:fill="solid" draw:fill-color="#0000ff" draw:textarea-horizontal-align="center"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false" draw:auto-grow-width="false" fo:min-height="0cm" fo:padding-top="0.125cm" fo:padding-bottom="0.125cm" fo:padding-left="0.25cm" fo:padding-right="0.25cm" fo:wrap-option="wrap" draw:shadow="hidden" draw:shadow-offset-x="0.199cm" draw:shadow-offset-y="0.199cm" draw:shadow-color="#808080" loext:decorative="false" style:run-through="foreground"/>
    </style:style>
    <style:style style:name="gr16" style:family="graphic">
      <style:graphic-properties draw:stroke="solid" svg:stroke-width="0.019cm" svg:stroke-color="#0000ff" draw:marker-start="" draw:marker-start-width="0.229cm" draw:marker-start-center="false" draw:marker-end="" draw:marker-end-width="0.229cm" draw:marker-end-center="false" draw:fill="none" draw:fill-color="#0000ff" draw:textarea-horizontal-align="justify" draw:textarea-vertical-align="middle" draw:auto-grow-height="false" fo:min-height="0cm" fo:min-width="0cm" fo:padding-top="0.136cm" fo:padding-bottom="0.136cm" fo:padding-left="0.259cm" fo:padding-right="0.259cm" fo:wrap-option="wrap" draw:shadow="hidden" draw:shadow-offset-x="0.199cm" draw:shadow-offset-y="0.199cm" draw:shadow-color="#808080" loext:decorative="false" style:run-through="foreground"/>
    </style:style>
    <style:style style:name="gr17" style:family="graphic">
      <style:graphic-properties draw:stroke="solid" svg:stroke-width="0.019cm" svg:stroke-color="#009900" draw:marker-start="" draw:marker-start-width="0.229cm" draw:marker-start-center="false" draw:marker-end="" draw:marker-end-width="0.229cm" draw:marker-end-center="false" draw:fill="none" draw:fill-color="#729fcf" draw:textarea-horizontal-align="justify" draw:textarea-vertical-align="middle" fo:padding-top="0.136cm" fo:padding-bottom="0.136cm" fo:padding-left="0.259cm" fo:padding-right="0.259cm" fo:wrap-option="wrap" draw:shadow="hidden" draw:shadow-offset-x="0.199cm" draw:shadow-offset-y="0.199cm" draw:shadow-color="#808080" loext:decorative="false" style:run-through="foreground"/>
    </style:style>
    <style:style style:name="gr18" style:family="graphic">
      <style:graphic-properties draw:stroke="solid" svg:stroke-width="0cm" svg:stroke-color="#3465a4" draw:marker-start="" draw:marker-start-width="0.199cm" draw:marker-start-center="false" draw:marker-end="" draw:marker-end-width="0.199cm" draw:marker-end-center="false" draw:fill="solid" draw:fill-color="#ff3333"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19" style:family="graphic">
      <style:graphic-properties style:writing-mode="lr-tb" loext:decorative="false" style:run-through="foreground" style:vertical-pos="from-top" style:vertical-rel="paragraph" style:horizontal-pos="from-left" style:horizontal-rel="paragraph" draw:wrap-influence-on-position="once-concurrent" loext:allow-overlap="true" style:flow-with-text="false"/>
    </style:style>
    <style:style style:name="gr20" style:family="graphic">
      <style:graphic-properties loext:decorative="false" style:run-through="foreground"/>
    </style:style>
    <style:style style:name="gr21" style:family="graphic">
      <style:graphic-properties draw:stroke="solid" svg:stroke-width="0cm" svg:stroke-color="#ffbf00" draw:marker-start="" draw:marker-start-width="0.199cm" draw:marker-start-center="false" draw:marker-end="" draw:marker-end-width="0.199cm" draw:marker-end-center="false" draw:fill="solid" draw:fill-color="#ffbf00"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2" style:family="graphic">
      <style:graphic-properties style:writing-mode="lr-tb" loext:decorative="false" style:run-through="foreground"/>
    </style:style>
    <style:style style:name="gr23" style:family="graphic">
      <style:graphic-properties draw:stroke="solid" svg:stroke-width="0cm" svg:stroke-color="#81aca6" draw:marker-start="" draw:marker-start-width="0.199cm" draw:marker-start-center="false" draw:marker-end="" draw:marker-end-width="0.199cm" draw:marker-end-center="false" draw:fill="solid" draw:fill-color="#81aca6" draw:textarea-horizontal-align="justify" draw:textarea-vertical-align="middle" fo:padding-top="0.125cm" fo:padding-bottom="0.125cm" fo:padding-left="0.25cm" fo:padding-right="0.25cm" fo:wrap-option="wrap" draw:shadow="hidden" draw:shadow-offset-x="0.199cm" draw:shadow-offset-y="0.199cm" draw:shadow-color="#808080" loext:decorative="false" style:run-through="foreground"/>
    </style:style>
    <style:style style:name="gr2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228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413cm" fo:min-width="0.452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9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7" style:family="graphic">
      <style:graphic-properties draw:stroke="solid" svg:stroke-width="0.041cm" svg:stroke-color="#000000" draw:marker-start="" draw:marker-start-width="0.199cm" draw:marker-start-center="false" draw:marker-end="" draw:marker-end-width="0.199cm" draw:marker-end-center="false" draw:fill="solid" draw:fill-color="#729fcf" draw:textarea-horizontal-align="center" draw:textarea-vertical-align="middle" fo:padding-top="0.145cm" fo:padding-bottom="0.145cm" fo:padding-left="0.27cm" fo:padding-right="0.27cm" fo:wrap-option="wrap" draw:shadow="hidden" draw:shadow-offset-x="0.199cm" draw:shadow-offset-y="0.199cm" draw:shadow-color="#808080" loext:decorative="false" style:run-through="foreground"/>
    </style:style>
    <style:style style:name="gr2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2cm" fo:min-width="0.245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29" style:family="graphic">
      <style:graphic-properties style:writing-mode="lr-tb" loext:decorative="false" fo:margin-left="0cm" fo:margin-right="0.3cm" fo:margin-top="0cm" fo:margin-bottom="0.7cm" style:run-through="foreground" style:wrap="right" style:number-wrapped-paragraphs="no-limit" style:wrap-contour="false" style:vertical-pos="from-top" style:vertical-rel="paragraph" style:horizontal-pos="from-left" style:horizontal-rel="paragraph" draw:wrap-influence-on-position="once-concurrent" loext:allow-overlap="false" style:flow-with-text="false"/>
    </style:style>
    <style:style style:name="gr30" style:family="graphic">
      <style:graphic-properties draw:stroke="none" svg:stroke-width="0cm" svg:stroke-color="#000000" draw:marker-start-width="0.3cm" draw:marker-start-center="false" draw:marker-end-width="0.3cm" draw:marker-end-center="false" draw:fill="none" draw:fill-color="#ffffff" fo:min-height="0.582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1" style:family="graphic">
      <style:graphic-properties draw:stroke="solid" svg:stroke-width="0.019cm" svg:stroke-color="#000000" draw:marker-start-width="0.34cm" draw:marker-start-center="false" draw:marker-end-width="0.34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2" style:family="graphic">
      <style:graphic-properties draw:stroke="solid" svg:stroke-width="0.019cm" svg:stroke-color="#000000" draw:marker-start-width="0.33cm" draw:marker-start-center="false" draw:marker-end-width="0.3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3" style:family="graphic">
      <style:graphic-properties draw:stroke="none" svg:stroke-width="0cm" svg:stroke-color="#000000" draw:marker-start-width="0.3cm" draw:marker-start-center="false" draw:marker-end-width="0.3cm" draw:marker-end-center="false" draw:fill="none" draw:fill-color="#ffffff" fo:min-height="0.605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4" style:family="graphic">
      <style:graphic-properties draw:stroke="solid" svg:stroke-width="0.019cm" svg:stroke-color="#000000" draw:marker-start-width="0.229cm" draw:marker-start-center="false" draw:marker-end-width="0.229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35" style:family="graphic">
      <style:graphic-properties draw:stroke="none" svg:stroke-width="0cm" svg:stroke-color="#000000" draw:marker-start-width="0.3cm" draw:marker-start-center="false" draw:marker-end-width="0.3cm" draw:marker-end-center="false" draw:fill="none" draw:fill-color="#ffffff" fo:min-height="0.598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6" style:family="graphic">
      <style:graphic-properties draw:stroke="none" svg:stroke-width="0cm" svg:stroke-color="#000000" draw:marker-start-width="0.3cm" draw:marker-start-center="false" draw:marker-end-width="0.3cm" draw:marker-end-center="false" draw:fill="none" draw:fill-color="#ffffff" fo:min-height="0.58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7" style:family="graphic">
      <style:graphic-properties draw:stroke="none" svg:stroke-width="0cm" svg:stroke-color="#000000" draw:marker-start-width="0.3cm" draw:marker-start-center="false" draw:marker-end-width="0.3cm" draw:marker-end-center="false" draw:fill="none" draw:fill-color="#ffffff" draw:textarea-horizontal-align="center" fo:min-height="0.586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38" style:family="graphic">
      <style:graphic-properties draw:stroke="none" svg:stroke-width="0cm" svg:stroke-color="#000000" draw:marker-start-width="0.3cm" draw:marker-start-center="false" draw:marker-end-width="0.3cm" draw:marker-end-center="false" draw:fill="none" draw:fill-color="#ffffff" fo:min-height="0.372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3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377cm" fo:min-width="0.236cm" fo:padding-top="0cm" fo:padding-bottom="0cm" fo:padding-left="0cm" fo:padding-right="0cm" draw:shadow="hidden" draw:shadow-offset-x="0.3cm" draw:shadow-offset-y="0.3cm" draw:shadow-color="#808080" loext:decorative="false" style:run-through="foreground"/>
      <style:paragraph-properties style:writing-mode="lr-tb"/>
    </style:style>
    <style:style style:name="gr40" style:family="graphic">
      <style:graphic-properties draw:stroke="none" svg:stroke-width="0cm" svg:stroke-color="#000000" draw:marker-start-width="0.3cm" draw:marker-start-center="false" draw:marker-end-width="0.3cm" draw:marker-end-center="false" draw:fill="none" draw:fill-color="#ffffff" fo:min-height="0.413cm" fo:padding-top="0.125cm" fo:padding-bottom="0.125cm" fo:padding-left="0.25cm" fo:padding-right="0.25cm" draw:shadow="hidden" draw:shadow-offset-x="0.3cm" draw:shadow-offset-y="0.3cm" draw:shadow-color="#808080" loext:decorative="false" style:run-through="foreground"/>
      <style:paragraph-properties style:writing-mode="lr-tb"/>
    </style:style>
    <style:style style:name="gr41" style:family="graphic">
      <style:graphic-properties style:writing-mode="lr-tb" loext:decorative="false" fo:margin-top="0.199cm" fo:margin-bottom="0.4cm" style:run-through="foreground" style:wrap="dynamic" style:number-wrapped-paragraphs="no-limit" style:wrap-contour="false" style:vertical-pos="from-top" style:vertical-rel="paragraph" style:horizontal-pos="from-left" style:horizontal-rel="paragraph" draw:wrap-influence-on-position="once-concurrent" loext:allow-overlap="true" style:flow-with-text="false"/>
    </style:style>
    <style:style style:name="gr42" style:family="graphic">
      <style:graphic-properties draw:stroke="solid" svg:stroke-width="0.019cm" svg:stroke-color="#cccccc"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43" style:family="graphic">
      <style:graphic-properties draw:stroke="solid" svg:stroke-width="0.019cm" svg:stroke-color="#000000" draw:marker-start="" draw:marker-start-width="0.199cm" draw:marker-start-center="false" draw:marker-end="" draw:marker-end-width="0.199cm" draw:marker-end-center="false" draw:fill="solid" draw:fill-color="#729fcf" draw:textarea-horizontal-align="center" draw:textarea-vertical-align="middle" fo:padding-top="0.136cm" fo:padding-bottom="0.136cm" fo:padding-left="0.259cm" fo:padding-right="0.259cm" draw:shadow="hidden" draw:shadow-offset-x="0.199cm" draw:shadow-offset-y="0.199cm" draw:shadow-color="#808080" loext:decorative="false" style:run-through="foreground"/>
    </style:style>
    <style:style style:name="gr4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4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4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097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3"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1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4"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82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5"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79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6"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5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7"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8"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24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59"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0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0"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19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1"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236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2" style:family="graphic">
      <style:graphic-properties draw:stroke="none" svg:stroke-width="0cm" svg:stroke-color="#3465a4" draw:marker-start="" draw:marker-start-width="0.199cm" draw:marker-start-center="false" draw:marker-end="" draw:marker-end-width="0.199cm" draw:marker-end-center="false" draw:fill="none" draw:fill-color="#ffffff" draw:textarea-horizontal-align="justify" draw:auto-grow-height="true" draw:auto-grow-width="true" fo:min-height="0.374cm" fo:min-width="0.318cm" fo:padding-top="0.125cm" fo:padding-bottom="0.125cm" fo:padding-left="0.25cm" fo:padding-right="0.25cm" draw:shadow="hidden" draw:shadow-offset-x="0.199cm" draw:shadow-offset-y="0.199cm" draw:shadow-color="#808080" loext:decorative="false" style:run-through="foreground"/>
      <style:paragraph-properties style:writing-mode="lr-tb"/>
    </style:style>
    <style:style style:name="gr63" style:family="graphic">
      <style:graphic-properties style:writing-mode="lr-tb" loext:decorative="false" fo:margin-left="1cm" fo:margin-right="0cm" style:run-through="foreground" style:wrap="none" style:vertical-pos="from-top" style:vertical-rel="paragraph" style:horizontal-pos="from-left" style:horizontal-rel="paragraph" draw:wrap-influence-on-position="once-concurrent" loext:allow-overlap="true" style:flow-with-text="false"/>
    </style:style>
    <style:style style:name="gr64"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59cm" draw:shadow="hidden" draw:shadow-offset-x="0.3cm" draw:shadow-offset-y="0.3cm" draw:shadow-color="#808080" loext:decorative="false" style:run-through="foreground"/>
      <style:paragraph-properties style:writing-mode="lr-tb"/>
    </style:style>
    <style:style style:name="gr65"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1cm" draw:shadow="hidden" draw:shadow-offset-x="0.3cm" draw:shadow-offset-y="0.3cm" draw:shadow-color="#808080" loext:decorative="false" style:run-through="foreground"/>
      <style:paragraph-properties style:writing-mode="lr-tb"/>
    </style:style>
    <style:style style:name="gr66"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5cm" fo:min-width="0.259cm" draw:shadow="hidden" draw:shadow-offset-x="0.3cm" draw:shadow-offset-y="0.3cm" draw:shadow-color="#808080" loext:decorative="false" style:run-through="foreground"/>
      <style:paragraph-properties style:writing-mode="lr-tb"/>
    </style:style>
    <style:style style:name="gr67"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82cm" draw:shadow="hidden" draw:shadow-offset-x="0.3cm" draw:shadow-offset-y="0.3cm" draw:shadow-color="#808080" loext:decorative="false" style:run-through="foreground"/>
      <style:paragraph-properties style:writing-mode="lr-tb"/>
    </style:style>
    <style:style style:name="gr68"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65cm" draw:shadow="hidden" draw:shadow-offset-x="0.3cm" draw:shadow-offset-y="0.3cm" draw:shadow-color="#808080" loext:decorative="false" style:run-through="foreground"/>
      <style:paragraph-properties style:writing-mode="lr-tb"/>
    </style:style>
    <style:style style:name="gr69"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36cm" draw:shadow="hidden" draw:shadow-offset-x="0.3cm" draw:shadow-offset-y="0.3cm" draw:shadow-color="#808080" loext:decorative="false" style:run-through="foreground"/>
      <style:paragraph-properties style:writing-mode="lr-tb"/>
    </style:style>
    <style:style style:name="gr70"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1cm" draw:shadow="hidden" draw:shadow-offset-x="0.3cm" draw:shadow-offset-y="0.3cm" draw:shadow-color="#808080" loext:decorative="false" style:run-through="foreground"/>
      <style:paragraph-properties style:writing-mode="lr-tb"/>
    </style:style>
    <style:style style:name="gr71"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77cm" draw:shadow="hidden" draw:shadow-offset-x="0.3cm" draw:shadow-offset-y="0.3cm" draw:shadow-color="#808080" loext:decorative="false" style:run-through="foreground"/>
      <style:paragraph-properties style:writing-mode="lr-tb"/>
    </style:style>
    <style:style style:name="gr72"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96cm" draw:shadow="hidden" draw:shadow-offset-x="0.3cm" draw:shadow-offset-y="0.3cm" draw:shadow-color="#808080" loext:decorative="false" style:run-through="foreground"/>
      <style:paragraph-properties style:writing-mode="lr-tb"/>
    </style:style>
    <style:style style:name="gr73" style:family="graphic">
      <style:graphic-properties draw:stroke="none" svg:stroke-width="0cm" svg:stroke-color="#000000" draw:marker-start-width="0.3cm" draw:marker-start-center="false" draw:marker-end-width="0.3cm" draw:marker-end-center="false" draw:fill="none" draw:fill-color="#ffffff" draw:textarea-horizontal-align="left" draw:auto-grow-height="true" draw:auto-grow-width="true" fo:min-height="0.416cm" fo:min-width="0.228cm" draw:shadow="hidden" draw:shadow-offset-x="0.3cm" draw:shadow-offset-y="0.3cm" draw:shadow-color="#808080" loext:decorative="false" style:run-through="foreground"/>
      <style:paragraph-properties style:writing-mode="lr-tb"/>
    </style:style>
    <style:style style:name="gr74" style:family="graphic">
      <style:graphic-properties style:writing-mode="lr-tb"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75" style:family="graphic">
      <style:graphic-properties draw:stroke="solid" draw:stroke-dash="Dashed_20__28_var_29__20_6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6" style:family="graphic">
      <style:graphic-properties draw:stroke="solid" draw:stroke-dash="Dashed_20__28_var_29__20_6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7" style:family="graphic">
      <style:graphic-properties draw:stroke="solid" draw:stroke-dash="Dashed_20__28_var_29__20_6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8" style:family="graphic">
      <style:graphic-properties draw:stroke="solid" draw:stroke-dash="Dashed_20__28_var_29__20_6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79" style:family="graphic">
      <style:graphic-properties draw:stroke="solid" draw:stroke-dash="Dashed_20__28_var_29__20_7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0" style:family="graphic">
      <style:graphic-properties draw:stroke="solid" draw:stroke-dash="Dashed_20__28_var_29__20_72"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1" style:family="graphic">
      <style:graphic-properties draw:stroke="solid" draw:stroke-dash="Dashed_20__28_var_29__20_7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2" style:family="graphic">
      <style:graphic-properties draw:stroke="solid" draw:stroke-dash="Dashed_20__28_var_29__20_7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3" style:family="graphic">
      <style:graphic-properties draw:stroke="solid" draw:stroke-dash="Dashed_20__28_var_29__20_7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4" style:family="graphic">
      <style:graphic-properties draw:stroke="solid" draw:stroke-dash="Dashed_20__28_var_29__20_8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5" style:family="graphic">
      <style:graphic-properties draw:stroke="solid" draw:stroke-dash="Dashed_20__28_var_29__20_8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6" style:family="graphic">
      <style:graphic-properties draw:stroke="solid" draw:stroke-dash="Dashed_20__28_var_29__20_84" svg:stroke-width="0.019cm" svg:stroke-color="#000000" draw:marker-start="" draw:marker-start-width="0.229cm" draw:marker-start-center="false" draw:marker-end="" draw:marker-end-width="0.229cm" draw:marker-end-center="false" svg:stroke-opacity="100%" draw:stroke-linejoin="round" draw:fill="solid" draw:fill-color="#000000"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7" style:family="graphic">
      <style:graphic-properties draw:stroke="solid" draw:stroke-dash="Dashed_20__28_var_29__20_8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8" style:family="graphic">
      <style:graphic-properties draw:stroke="solid" draw:stroke-dash="Dashed_20__28_var_29__20_8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89" style:family="graphic">
      <style:graphic-properties draw:stroke="none" draw:stroke-dash="Dashed_20__28_var_29__20_9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6cm" fo:min-width="0.321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0" style:family="graphic">
      <style:graphic-properties draw:stroke="none" svg:stroke-width="0cm" svg:stroke-color="#000000" draw:marker-start="" draw:marker-start-width="0.199cm" draw:marker-start-center="false" draw:marker-end="" draw:marker-end-width="0.199cm" draw:marker-end-center="false" draw:fill="none" draw:fill-color="#ffffff" draw:textarea-horizontal-align="justify" fo:min-height="0.476cm" fo:padding-top="0.125cm" fo:padding-bottom="0.125cm" fo:padding-left="0.25cm" fo:padding-right="0.25cm" fo:wrap-option="wrap" draw:shadow="hidden" draw:shadow-offset-x="0.199cm" draw:shadow-offset-y="0.199cm" draw:shadow-color="#808080" loext:decorative="false" style:run-through="foreground"/>
      <style:paragraph-properties style:writing-mode="lr-tb"/>
    </style:style>
    <style:style style:name="gr91" style:family="graphic">
      <style:graphic-properties draw:stroke="solid" draw:stroke-dash="Dashed_20__28_var_29__20_4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2" style:family="graphic">
      <style:graphic-properties draw:stroke="solid" draw:stroke-dash="Dashed_20__28_var_29__20_4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3" style:family="graphic">
      <style:graphic-properties draw:stroke="solid" draw:stroke-dash="Dashed_20__28_var_29__20_4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4" style:family="graphic">
      <style:graphic-properties draw:stroke="solid" draw:stroke-dash="Dashed_20__28_var_29__20_4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5" style:family="graphic">
      <style:graphic-properties draw:stroke="solid" draw:stroke-dash="Dashed_20__28_var_29__20_4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6" style:family="graphic">
      <style:graphic-properties draw:stroke="none" draw:stroke-dash="Dashed_20__28_var_29__20_50"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478cm" fo:min-width="0.319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97" style:family="graphic">
      <style:graphic-properties draw:stroke="solid" draw:stroke-dash="Dashed_20__28_var_29__20_54"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8" style:family="graphic">
      <style:graphic-properties draw:stroke="solid" draw:stroke-dash="Dashed_20__28_var_29__20_56"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99" style:family="graphic">
      <style:graphic-properties draw:stroke="solid" draw:stroke-dash="Dashed_20__28_var_29__20_58"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00" style:family="graphic">
      <style:graphic-properties loext:decorative="false" style:run-through="foreground" style:wrap="run-through" style:number-wrapped-paragraphs="no-limit" style:vertical-pos="middle" style:vertical-rel="baseline" style:horizontal-pos="from-left" style:horizontal-rel="paragraph" draw:wrap-influence-on-position="once-concurrent" loext:allow-overlap="true" style:flow-with-text="false"/>
    </style:style>
    <style:style style:name="gr101" style:family="graphic">
      <style:graphic-properties draw:stroke="solid" svg:stroke-width="0.019cm" svg:stroke-color="#000000" draw:marker-start-width="0.3cm" draw:marker-start-center="false" draw:marker-end-width="0.3cm" draw:marker-end-center="false" draw:fill="solid"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02"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62cm" draw:shadow="hidden" draw:shadow-offset-x="0.3cm" draw:shadow-offset-y="0.3cm" draw:shadow-color="#808080" loext:decorative="false" style:run-through="foreground"/>
      <style:paragraph-properties style:writing-mode="lr-tb"/>
    </style:style>
    <style:style style:name="gr103"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29cm" draw:shadow="hidden" draw:shadow-offset-x="0.3cm" draw:shadow-offset-y="0.3cm" draw:shadow-color="#808080" loext:decorative="false" style:run-through="foreground"/>
      <style:paragraph-properties style:writing-mode="lr-tb"/>
    </style:style>
    <style:style style:name="gr104"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5cm" draw:shadow="hidden" draw:shadow-offset-x="0.3cm" draw:shadow-offset-y="0.3cm" draw:shadow-color="#808080" loext:decorative="false" style:run-through="foreground"/>
      <style:paragraph-properties style:writing-mode="lr-tb"/>
    </style:style>
    <style:style style:name="gr105"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9cm" draw:shadow="hidden" draw:shadow-offset-x="0.3cm" draw:shadow-offset-y="0.3cm" draw:shadow-color="#808080" loext:decorative="false" style:run-through="foreground"/>
      <style:paragraph-properties style:writing-mode="lr-tb"/>
    </style:style>
    <style:style style:name="gr106"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18cm" draw:shadow="hidden" draw:shadow-offset-x="0.3cm" draw:shadow-offset-y="0.3cm" draw:shadow-color="#808080" loext:decorative="false" style:run-through="foreground"/>
      <style:paragraph-properties style:writing-mode="lr-tb"/>
    </style:style>
    <style:style style:name="gr107"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46cm" draw:shadow="hidden" draw:shadow-offset-x="0.3cm" draw:shadow-offset-y="0.3cm" draw:shadow-color="#808080" loext:decorative="false" style:run-through="foreground"/>
      <style:paragraph-properties style:writing-mode="lr-tb"/>
    </style:style>
    <style:style style:name="gr108"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false" fo:min-height="0.415cm" fo:min-width="0.131cm" draw:shadow="hidden" draw:shadow-offset-x="0.3cm" draw:shadow-offset-y="0.3cm" draw:shadow-color="#808080" loext:decorative="false" style:run-through="foreground"/>
      <style:paragraph-properties style:writing-mode="lr-tb"/>
    </style:style>
    <style:style style:name="gr109"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65cm" draw:shadow="hidden" draw:shadow-offset-x="0.3cm" draw:shadow-offset-y="0.3cm" draw:shadow-color="#808080" loext:decorative="false" style:run-through="foreground"/>
      <style:paragraph-properties style:writing-mode="lr-tb"/>
    </style:style>
    <style:style style:name="gr110" style:family="graphic">
      <style:graphic-properties draw:stroke="none" svg:stroke-width="0.019cm" svg:stroke-color="#000000" draw:marker-start-width="0.3cm" draw:marker-start-center="false" draw:marker-end-width="0.3cm" draw:marker-end-center="false" draw:fill="none" draw:fill-color="#ffffff" draw:textarea-horizontal-align="left" draw:auto-grow-height="true" draw:auto-grow-width="true" fo:min-height="0.415cm" fo:min-width="0.323cm" draw:shadow="hidden" draw:shadow-offset-x="0.3cm" draw:shadow-offset-y="0.3cm" draw:shadow-color="#808080" loext:decorative="false" style:run-through="foreground"/>
      <style:paragraph-properties style:writing-mode="lr-tb"/>
    </style:style>
    <style:style style:name="gr111" style:family="graphic">
      <style:graphic-properties draw:stroke="solid" svg:stroke-width="0.019cm" svg:stroke-color="#000000" draw:marker-start-width="0.3cm" draw:marker-start-center="false" draw:marker-end-width="0.3cm" draw:marker-end-center="false" draw:fill="none" draw:fill-color="#00b8ff" draw:textarea-horizontal-align="center" draw:textarea-vertical-align="middle" fo:padding-top="0.009cm" fo:padding-bottom="0.009cm" fo:padding-left="0.009cm" fo:padding-right="0.009cm" draw:shadow="hidden" draw:shadow-offset-x="0.3cm" draw:shadow-offset-y="0.3cm" draw:shadow-color="#808080" loext:decorative="false" style:run-through="foreground"/>
    </style:style>
    <style:style style:name="gr112" style:family="graphic">
      <style:graphic-properties draw:stroke="solid" svg:stroke-width="0.019cm" svg:stroke-color="#000000" draw:marker-start="" draw:marker-start-width="0.332cm" draw:marker-start-center="false" draw:marker-end="" draw:marker-end-width="0.332cm" draw:marker-end-center="false" draw:fill="none" draw:fill-color="#00b8ff" draw:textarea-horizontal-align="center" draw:textarea-vertical-align="middle" fo:padding-top="0.009cm" fo:padding-bottom="0.009cm" fo:padding-left="0.009cm" fo:padding-right="0.009cm" fo:wrap-option="wrap" draw:shadow="hidden" draw:shadow-offset-x="0.3cm" draw:shadow-offset-y="0.3cm" draw:shadow-color="#808080" loext:decorative="false" style:run-through="foreground"/>
    </style:style>
    <style:style style:name="gr113" style:family="graphic">
      <style:graphic-properties draw:stroke="solid" draw:stroke-dash="Dashed_20__28_var_29__20_14"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4" style:family="graphic">
      <style:graphic-properties draw:stroke="solid" draw:stroke-dash="Dashed_20__28_var_29__20_16" svg:stroke-width="0.019cm" svg:stroke-color="#000000" draw:marker-start="" draw:marker-start-width="0.332cm" draw:marker-start-center="false" draw:marker-end="" draw:marker-end-width="0.332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auto-grow-width="false" draw:fit-to-size="false" style:shrink-to-fit="false" draw:fit-to-contour="false" fo:max-height="0cm" fo:max-width="0cm" fo:min-height="0cm" fo:min-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5" style:family="graphic">
      <style:graphic-properties draw:stroke="none" svg:stroke-width="0.019cm" svg:stroke-color="#000000" draw:marker-start="" draw:marker-start-width="0.33cm" draw:marker-start-center="false" draw:marker-end="" draw:marker-end-width="0.33cm" draw:marker-end-center="false" draw:fill="none" draw:fill-color="#ffffff" draw:textarea-horizontal-align="left" draw:auto-grow-height="true" draw:auto-grow-width="true" fo:min-height="0.478cm" fo:min-width="0.319cm" fo:padding-top="0.125cm" fo:padding-bottom="0.125cm" fo:padding-left="0.25cm" fo:padding-right="0.25cm" fo:wrap-option="wrap" draw:shadow="hidden" draw:shadow-offset-x="0.3cm" draw:shadow-offset-y="0.3cm" draw:shadow-color="#808080" loext:decorative="false" style:run-through="foreground"/>
      <style:paragraph-properties style:writing-mode="lr-tb"/>
    </style:style>
    <style:style style:name="gr116" style:family="graphic">
      <style:graphic-properties draw:stroke="solid" draw:stroke-dash="Dashed_20__28_var_29__20_1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7" style:family="graphic">
      <style:graphic-properties draw:stroke="solid" draw:stroke-dash="Dashed_20__28_var_29__20_20"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8" style:family="graphic">
      <style:graphic-properties draw:stroke="solid" draw:stroke-dash="Dashed_20__28_var_29__20_22"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19" style:family="graphic">
      <style:graphic-properties draw:stroke="solid" draw:stroke-dash="Dashed_20__28_var_29__20_24"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0" style:family="graphic">
      <style:graphic-properties draw:stroke="solid" draw:stroke-dash="Dashed_20__28_var_29__20_26"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1" style:family="graphic">
      <style:graphic-properties draw:stroke="solid" draw:stroke-dash="Dashed_20__28_var_29__20_28" svg:stroke-width="0.019cm" svg:stroke-color="#000000" draw:marker-start="" draw:marker-start-width="0.229cm" draw:marker-start-center="false" draw:marker-end="" draw:marker-end-width="0.229cm" draw:marker-end-center="false" svg:stroke-opacity="100%" draw:stroke-linejoin="round" draw:fill="none"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2" style:family="graphic">
      <style:graphic-properties draw:stroke="solid" draw:stroke-dash="Dashed_20__28_var_29__20_30"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3" style:family="graphic">
      <style:graphic-properties draw:stroke="solid" draw:stroke-dash="Dashed_20__28_var_29__20_32" svg:stroke-width="0.019cm" svg:stroke-color="#000000" draw:marker-start="" draw:marker-start-width="0.229cm" draw:marker-start-center="false" draw:marker-end="" draw:marker-end-width="0.229cm" draw:marker-end-center="false" svg:stroke-opacity="100%" draw:stroke-linejoin="round" draw:fill="solid" draw:fill-color="#00b8ff" draw:gradient-step-count="0" draw:fill-hatch-solid="false" draw:opacity="100%" draw:fill-image-width="0cm" draw:fill-image-height="0cm" style:repeat="repeat" draw:fill-image-ref-point-x="0%" draw:fill-image-ref-point-y="0%" draw:fill-image-ref-point="center" draw:tile-repeat-offset="0% vertical" draw:textarea-horizontal-align="center" draw:textarea-vertical-align="middle" draw:auto-grow-height="true" draw:fit-to-size="false" style:shrink-to-fit="false" draw:fit-to-contour="false" fo:max-height="0cm" fo:max-width="0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style>
    <style:style style:name="gr124" style:family="graphic">
      <style:graphic-properties draw:stroke="none" draw:stroke-dash="Dashed_20__28_var_29__20_34" svg:stroke-width="0.019cm" svg:stroke-color="#000000" draw:marker-start="" draw:marker-start-width="0.229cm" draw:marker-start-center="false" draw:marker-end="" draw:marker-end-width="0.229cm" draw:marker-end-center="false" svg:stroke-opacity="100%" draw:stroke-linejoin="round" draw:fill="none" draw:fill-color="#ffffff" draw:gradient-step-count="0" draw:fill-hatch-solid="false" draw:opacity="100%" draw:fill-image-width="0cm" draw:fill-image-height="0cm" style:repeat="repeat" draw:fill-image-ref-point-x="0%" draw:fill-image-ref-point-y="0%" draw:fill-image-ref-point="center" draw:tile-repeat-offset="0% vertical" draw:textarea-horizontal-align="left" draw:auto-grow-height="true" draw:auto-grow-width="true" draw:fit-to-size="false" style:shrink-to-fit="false" draw:fit-to-contour="false" fo:max-height="0cm" fo:max-width="0cm" fo:min-height="0.579cm" fo:min-width="0.385cm" fo:padding-top="0cm" fo:padding-bottom="0cm" fo:padding-left="0cm" fo:padding-right="0cm" fo:wrap-option="wrap" draw:shadow="hidden" draw:shadow-offset-x="0.3cm" draw:shadow-offset-y="0.3cm" draw:shadow-color="#808080" draw:shadow-opacity="100%" text:animation="none" text:animation-direction="left" text:animation-start-inside="false" text:animation-stop-inside="false" text:animation-repeat="0" text:animation-delay="P0D" text:animation-steps="0cm" loext:decorative="false" style:run-through="foreground"/>
      <style:paragraph-properties style:writing-mode="lr-tb"/>
    </style:style>
    <style:style style:name="gr125"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6"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7"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gr128"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29"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0"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1"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2"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gr133"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4"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13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gr136"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text:style-name="_5f_Numérotation_20_des_20_exercices">
        <text:list-item>
          <text:h text:style-name="P47" text:outline-level="1"><text:span text:style-name="_5f_Caractères_5f_gras"><text:span text:style-name="T29">En observant la figure ci-dessous, complète les phrases suivantes.</text:span></text:span></text:h>
        </text:list-item>
      </text:list>
      <text:list text:style-name="_5f_Numérotation_20_des_20_exercices">
        <text:list-header>
          <text:h text:style-name="P51" text:outline-level="1"><draw:g text:anchor-type="as-char" draw:z-index="87" draw:name="Forme10" draw:style-name="gr100"><draw:line draw:style-name="gr101" draw:text-style-name="P84" svg:x1="0cm" svg:y1="0.55cm" svg:x2="8.999cm" svg:y2="0.55cm"><text:p/></draw:line><draw:line draw:style-name="gr101" draw:text-style-name="P84" svg:x1="0.529cm" svg:y1="0.4cm" svg:x2="0.529cm" svg:y2="0.7cm"><text:p/></draw:line><draw:line draw:style-name="gr101" draw:text-style-name="P84" svg:x1="7.676cm" svg:y1="0.4cm" svg:x2="7.676cm" svg:y2="0.7cm"><text:p/></draw:line><draw:line draw:style-name="gr101" draw:text-style-name="P84" svg:x1="6.884cm" svg:y1="0.4cm" svg:x2="6.884cm" svg:y2="0.7cm"><text:p/></draw:line><draw:line draw:style-name="gr101" draw:text-style-name="P84" svg:x1="6.087cm" svg:y1="0.4cm" svg:x2="6.087cm" svg:y2="0.7cm"><text:p/></draw:line><draw:line draw:style-name="gr101" draw:text-style-name="P84" svg:x1="5.293cm" svg:y1="0.4cm" svg:x2="5.293cm" svg:y2="0.7cm"><text:p/></draw:line><draw:line draw:style-name="gr101" draw:text-style-name="P84" svg:x1="4.501cm" svg:y1="0.4cm" svg:x2="4.501cm" svg:y2="0.7cm"><text:p/></draw:line><draw:line draw:style-name="gr101" draw:text-style-name="P84" svg:x1="3.708cm" svg:y1="0.4cm" svg:x2="3.708cm" svg:y2="0.7cm"><text:p/></draw:line><draw:line draw:style-name="gr101" draw:text-style-name="P84" svg:x1="2.912cm" svg:y1="0.4cm" svg:x2="2.912cm" svg:y2="0.7cm"><text:p/></draw:line><draw:line draw:style-name="gr101" draw:text-style-name="P84" svg:x1="2.118cm" svg:y1="0.4cm" svg:x2="2.118cm" svg:y2="0.7cm"><text:p/></draw:line><draw:line draw:style-name="gr101" draw:text-style-name="P84" svg:x1="1.326cm" svg:y1="0.4cm" svg:x2="1.326cm" svg:y2="0.7cm"><text:p/></draw:line><draw:frame draw:style-name="gr102" draw:text-style-name="P85" svg:width="0.308cm" svg:height="0.415cm" svg:x="0.379cm" svg:y="0.026cm"><draw:text-box><text:p text:style-name="P71"><text:span text:style-name="T88">M</text:span></text:p></draw:text-box></draw:frame><draw:frame draw:style-name="gr103" draw:text-style-name="P85" svg:width="0.244cm" svg:height="0.415cm" svg:x="1.21cm" svg:y="0.018cm"><draw:text-box><text:p text:style-name="P71"><text:span text:style-name="T88">A</text:span></text:p></draw:text-box></draw:frame><draw:frame draw:style-name="gr104" draw:text-style-name="P85" svg:width="0.218cm" svg:height="0.415cm" svg:x="2.011cm" svg:y="0.018cm"><draw:text-box><text:p text:style-name="P71"><text:span text:style-name="T88">T</text:span></text:p></draw:text-box></draw:frame><draw:frame draw:style-name="gr105" draw:text-style-name="P85" svg:width="0.265cm" svg:height="0.415cm" svg:x="2.78cm" svg:y="0.018cm"><draw:text-box><text:p text:style-name="P71"><text:span text:style-name="T88">H</text:span></text:p></draw:text-box></draw:frame><draw:frame draw:style-name="gr106" draw:text-style-name="P85" svg:width="0.223cm" svg:height="0.415cm" svg:x="3.598cm" svg:y="0.019cm"><draw:text-box><text:p text:style-name="P71"><text:span text:style-name="T88">E</text:span></text:p></draw:text-box></draw:frame><draw:frame draw:style-name="gr105" draw:text-style-name="P85" svg:width="0.265cm" svg:height="0.415cm" svg:x="4.367cm" svg:y="0.019cm"><draw:text-box><text:p text:style-name="P71"><text:span text:style-name="T88">N</text:span></text:p></draw:text-box></draw:frame><draw:frame draw:style-name="gr104" draw:text-style-name="P85" svg:width="0.214cm" svg:height="0.415cm" svg:x="5.193cm" svg:y="0.019cm"><draw:text-box><text:p text:style-name="P71"><text:span text:style-name="T88">P</text:span></text:p></draw:text-box></draw:frame><draw:frame draw:style-name="gr107" draw:text-style-name="P85" svg:width="0.278cm" svg:height="0.415cm" svg:x="5.951cm" svg:y="0.019cm"><draw:text-box><text:p text:style-name="P71"><text:span text:style-name="T88">O</text:span></text:p></draw:text-box></draw:frame><draw:frame draw:style-name="gr108" draw:text-style-name="P85" svg:width="0.249cm" svg:height="0.415cm" svg:x="6.756cm" svg:y="0.019cm"><draw:text-box><text:p text:style-name="P71"><text:span text:style-name="T88">C</text:span></text:p></draw:text-box></draw:frame><draw:frame draw:style-name="gr109" draw:text-style-name="P85" svg:width="0.366cm" svg:height="0.415cm" svg:x="7.548cm" svg:y="0cm"><draw:text-box><text:p text:style-name="P71"><text:span text:style-name="T88">H'</text:span></text:p></draw:text-box></draw:frame><draw:line draw:style-name="gr101" draw:text-style-name="P84" svg:x1="8.47cm" svg:y1="0.4cm" svg:x2="8.47cm" svg:y2="0.7cm"><text:p/></draw:line><draw:frame draw:style-name="gr110" draw:text-style-name="P85" svg:width="0.324cm" svg:height="0.415cm" svg:x="8.361cm" svg:y="0.018cm"><draw:text-box><text:p text:style-name="P71"><text:span text:style-name="T88">E'</text:span></text:p></draw:text-box></draw:frame><draw:path draw:style-name="gr111" draw:text-style-name="P86" svg:width="0.219cm" svg:height="0.126cm" svg:x="0.818cm" svg:y="0.483cm" svg:viewBox="0 0 220 127" svg:d="M0 118c4-62 16-79 16-79l44-27 46 44 25 45 37 26 30-30 17-44 5-53"><text:p/></draw:path><draw:path draw:style-name="gr111" draw:text-style-name="P86" svg:width="0.219cm" svg:height="0.126cm" svg:x="2.404cm" svg:y="0.483cm" svg:viewBox="0 0 220 127" svg:d="M0 118c5-62 16-79 16-79l44-27 46 44 26 45 36 26 31-30 18-44 3-53"><text:p/></draw:path><draw:path draw:style-name="gr111" draw:text-style-name="P86" svg:width="0.219cm" svg:height="0.128cm" svg:x="1.61cm" svg:y="0.474cm" svg:viewBox="0 0 220 129" svg:d="M0 120c5-64 16-81 16-81l44-25 46 42 26 45 36 28 31-32 16-44 5-53"><text:p/></draw:path><draw:path draw:style-name="gr111" draw:text-style-name="P86" svg:width="0.218cm" svg:height="0.126cm" svg:x="3.201cm" svg:y="0.483cm" svg:viewBox="0 0 219 127" svg:d="M0 118c4-62 16-79 16-79l44-27 46 44 25 45 37 26 30-30 17-44 4-53"><text:p/></draw:path><draw:path draw:style-name="gr111" draw:text-style-name="P86" svg:width="0.219cm" svg:height="0.126cm" svg:x="3.993cm" svg:y="0.483cm" svg:viewBox="0 0 220 127" svg:d="M0 118c5-62 16-79 16-79l44-27 46 44 26 45 36 26 31-30 16-44 5-53"><text:p/></draw:path><draw:path draw:style-name="gr111" draw:text-style-name="P86" svg:width="0.219cm" svg:height="0.126cm" svg:x="4.787cm" svg:y="0.483cm" svg:viewBox="0 0 220 127" svg:d="M0 118c5-62 16-79 16-79l44-27 46 44 26 45 36 26 31-30 16-44 5-53"><text:p/></draw:path><draw:path draw:style-name="gr111" draw:text-style-name="P86" svg:width="0.219cm" svg:height="0.126cm" svg:x="5.583cm" svg:y="0.483cm" svg:viewBox="0 0 220 127" svg:d="M0 118c5-62 16-79 16-79l44-27 46 44 26 45 36 26 31-30 16-44 5-53"><text:p/></draw:path><draw:path draw:style-name="gr111" draw:text-style-name="P86" svg:width="0.219cm" svg:height="0.126cm" svg:x="6.376cm" svg:y="0.483cm" svg:viewBox="0 0 220 127" svg:d="M0 118c5-62 16-79 16-79l44-27 46 44 26 45 36 26 31-30 18-44 3-53"><text:p/></draw:path><draw:path draw:style-name="gr111" draw:text-style-name="P86" svg:width="0.221cm" svg:height="0.126cm" svg:x="7.168cm" svg:y="0.483cm" svg:viewBox="0 0 222 127" svg:d="M0 118c5-62 16-79 16-79l44-27 46 44 26 45 37 26 30-30 18-44 5-53"><text:p/></draw:path><draw:path draw:style-name="gr111" draw:text-style-name="P86" svg:width="0.221cm" svg:height="0.126cm" svg:x="7.962cm" svg:y="0.483cm" svg:viewBox="0 0 222 127" svg:d="M0 118c5-62 18-79 18-79l42-27 48 44 24 45 37 26 30-30 18-44 5-53"><text:p/></draw:path></draw:g></text:h>
        </text:list-header>
      </text:list>
      <text:list text:style-name="_5f_Numérotation_20_des_20_exercices">
        <text:list-item>
          <text:list>
            <text:list-item text:start-value="1">
              <text:p text:style-name="P40"><text:span text:style-name="_5f_Consigne"><text:span text:style-name="T53">Le point M est le symétrique du point E par rapport au point </text:span></text:span><text:span text:style-name="_5f_Consigne"><text:span text:style-name="T58">T</text:span></text:span><text:span text:style-name="_5f_Consigne"><text:span text:style-name="T53"> .</text:span></text:span></text:p>
            </text:list-item>
            <text:list-item>
              <text:p text:style-name="P39"><text:span text:style-name="_5f_Consigne"><text:span text:style-name="T53">Le point E’ a pour symétrique le point </text:span></text:span><text:span text:style-name="_5f_Consigne"><text:span text:style-name="T59">E</text:span></text:span><text:span text:style-name="_5f_Consigne"><text:span text:style-name="T53"> dans la symétrie de centre O.</text:span></text:span></text:p>
            </text:list-item>
            <text:list-item>
              <text:p text:style-name="P39"><text:span text:style-name="_5f_Consigne"><text:span text:style-name="T53">Les points </text:span></text:span><text:span text:style-name="_5f_Consigne"><text:span text:style-name="T59">O</text:span></text:span><text:span text:style-name="_5f_Consigne"><text:span text:style-name="T53"> et H sont symétriques par rapport au point N.</text:span></text:span></text:p>
            </text:list-item>
            <text:list-item>
              <text:p text:style-name="P39"><text:span text:style-name="_5f_Consigne"><text:span text:style-name="T53">La symétrie de centre </text:span></text:span><text:span text:style-name="_5f_Consigne"><text:span text:style-name="T59">N</text:span></text:span><text:span text:style-name="_5f_Consigne"><text:span text:style-name="T53"> transforme T en C.</text:span></text:span></text:p>
            </text:list-item>
            <text:list-item>
              <text:p text:style-name="P39"><text:span text:style-name="_5f_Consigne"><text:span text:style-name="T53">Dans la symétrie de centre N, le point </text:span></text:span><text:span text:style-name="_5f_Consigne"><text:span text:style-name="T59">M</text:span></text:span><text:span text:style-name="_5f_Consigne"><text:span text:style-name="T53"> est l’image du point E’.</text:span></text:span></text:p>
            </text:list-item>
            <text:list-item>
              <text:p text:style-name="P39"><text:span text:style-name="_5f_Consigne"><text:span text:style-name="T54">Les points </text:span></text:span><text:span text:style-name="_5f_Consigne"><text:span text:style-name="T36">T</text:span></text:span><text:span text:style-name="_5f_Consigne"><text:span text:style-name="T54"> et E’ sont symétriques par rapport au point </text:span></text:span><text:span text:style-name="_5f_pointillés_20_gris"><text:span text:style-name="T56">P.</text:span></text:span></text:p>
            </text:list-item>
          </text:list>
        </text:list-item>
        <text:list-item>
          <text:h text:style-name="P51" text:outline-level="1"><draw:g text:anchor-type="char" draw:z-index="90" draw:name="Forme11" draw:style-name="gr63"><draw:line draw:style-name="gr32" draw:text-style-name="P78" svg:x1="1.841cm" svg:y1="2.935cm" svg:x2="3.601cm" svg:y2="1.994cm"><text:p/></draw:line><draw:line draw:style-name="gr32" draw:text-style-name="P78" svg:x1="3.825cm" svg:y1="2.642cm" svg:x2="3.604cm" svg:y2="1.994cm"><text:p/></draw:line><draw:line draw:style-name="gr32" draw:text-style-name="P78" svg:x1="1.844cm" svg:y1="2.934cm" svg:x2="3.497cm" svg:y2="3.798cm"><text:p/></draw:line><draw:line draw:style-name="gr32" draw:text-style-name="P78" svg:x1="2.934cm" svg:y1="2.776cm" svg:x2="3.498cm" svg:y2="3.8cm"><text:p/></draw:line><draw:line draw:style-name="gr32" draw:text-style-name="P78" svg:x1="2.934cm" svg:y1="2.776cm" svg:x2="3.823cm" svg:y2="2.636cm"><text:p/></draw:line><draw:frame draw:style-name="gr64" draw:text-style-name="P79" svg:width="0.26cm" svg:height="0.417cm" svg:x="1.51cm" svg:y="2.744cm"><draw:text-box><text:p text:style-name="P71"><text:span text:style-name="T85">B</text:span></text:p></draw:text-box></draw:frame><draw:frame draw:style-name="gr65" draw:text-style-name="P79" svg:width="0.211cm" svg:height="0.417cm" svg:x="3.598cm" svg:y="1.617cm"><draw:text-box><text:p text:style-name="P71"><text:span text:style-name="T85">L</text:span></text:p></draw:text-box></draw:frame><draw:frame draw:style-name="gr66" draw:text-style-name="P79" svg:width="0.26cm" svg:height="0.415cm" svg:x="3.847cm" svg:y="2.517cm"><draw:text-box><text:p text:style-name="P71"><text:span text:style-name="T85">A</text:span></text:p></draw:text-box></draw:frame><draw:frame draw:style-name="gr67" draw:text-style-name="P79" svg:width="0.283cm" svg:height="0.417cm" svg:x="2.651cm" svg:y="2.563cm"><draw:text-box><text:p text:style-name="P71"><text:span text:style-name="T85">N</text:span></text:p></draw:text-box></draw:frame><draw:frame draw:style-name="gr68" draw:text-style-name="P79" svg:width="0.265cm" svg:height="0.417cm" svg:x="3.602cm" svg:y="3.76cm"><draw:text-box><text:p text:style-name="P71"><text:span text:style-name="T85">C</text:span></text:p></draw:text-box></draw:frame><draw:line draw:style-name="gr32" draw:text-style-name="P78" svg:x1="7.341cm" svg:y1="2.609cm" svg:x2="5.587cm" svg:y2="3.552cm"><text:p/></draw:line><draw:line draw:style-name="gr32" draw:text-style-name="P78" svg:x1="5.362cm" svg:y1="2.908cm" svg:x2="5.585cm" svg:y2="3.556cm"><text:p/></draw:line><draw:line draw:style-name="gr32" draw:text-style-name="P78" svg:x1="7.343cm" svg:y1="2.611cm" svg:x2="5.687cm" svg:y2="1.75cm"><text:p/></draw:line><draw:line draw:style-name="gr32" draw:text-style-name="P78" svg:x1="6.253cm" svg:y1="2.774cm" svg:x2="5.687cm" svg:y2="1.75cm"><text:p/></draw:line><draw:line draw:style-name="gr32" draw:text-style-name="P78" svg:x1="6.249cm" svg:y1="2.776cm" svg:x2="5.362cm" svg:y2="2.916cm"><text:p/></draw:line><draw:frame draw:style-name="gr69" draw:text-style-name="P79" svg:width="0.237cm" svg:height="0.417cm" svg:x="7.408cm" svg:y="2.376cm"><draw:text-box><text:p text:style-name="P71"><text:span text:style-name="T85">E</text:span></text:p></draw:text-box></draw:frame><draw:frame draw:style-name="gr70" draw:text-style-name="P79" svg:width="0.292cm" svg:height="0.417cm" svg:x="5.295cm" svg:y="3.612cm"><draw:text-box><text:p text:style-name="P71"><text:span text:style-name="T85">G</text:span></text:p></draw:text-box></draw:frame><draw:frame draw:style-name="gr71" draw:text-style-name="P79" svg:width="0.278cm" svg:height="0.417cm" svg:x="5.061cm" svg:y="2.649cm"><draw:text-box><text:p text:style-name="P71"><text:span text:style-name="T85">U</text:span></text:p></draw:text-box></draw:frame><draw:frame draw:style-name="gr72" draw:text-style-name="P79" svg:width="0.297cm" svg:height="0.417cm" svg:x="6.311cm" svg:y="2.515cm"><draw:text-box><text:p text:style-name="P71"><text:span text:style-name="T85">O</text:span></text:p></draw:text-box></draw:frame><draw:frame draw:style-name="gr68" draw:text-style-name="P79" svg:width="0.265cm" svg:height="0.417cm" svg:x="5.387cm" svg:y="1.478cm"><draw:text-box><text:p text:style-name="P71"><text:span text:style-name="T85">R</text:span></text:p></draw:text-box></draw:frame><draw:g draw:style-name="gr20"><draw:line draw:style-name="gr32" draw:text-style-name="P78" svg:x1="4.503cm" svg:y1="2.683cm" svg:x2="4.683cm" svg:y2="2.849cm"><text:p/></draw:line><draw:line draw:style-name="gr32" draw:text-style-name="P78" svg:x1="4.503cm" svg:y1="2.851cm" svg:x2="4.683cm" svg:y2="2.683cm"><text:p/></draw:line></draw:g><draw:frame draw:style-name="gr73" draw:text-style-name="P79" svg:width="0.228cm" svg:height="0.417cm" svg:x="4.516cm" svg:y="2.249cm"><draw:text-box><text:p text:style-name="P71"><text:span text:style-name="T85">P</text:span></text:p></draw:text-box></draw:frame></draw:g><text:span text:style-name="_5f_Caractères">Le pentagone ROUGE est le symétrique du pentagone BLANC par la symétrie de centre P. Complète le tableau ci-dessous.</text:span></text:h>
        </text:list-item>
      </text:list>
      <table:table table:name="Tableau3" table:style-name="Tableau3">
        <table:table-column table:style-name="Tableau3.A"/>
        <table:table-column table:style-name="Tableau3.B" table:number-columns-repeated="5"/>
        <table:table-row table:style-name="Tableau3.1">
          <table:table-cell table:style-name="Tableau3.A1" office:value-type="string">
            <text:h text:style-name="_5f_Tableau_5f_Centré_5f_Gras" text:outline-level="1">Point</text:h>
          </table:table-cell>
          <table:table-cell table:style-name="Tableau3.B1" office:value-type="string">
            <text:h text:style-name="_5f_Tableau_5f_Centré_5f_Gras" text:outline-level="1">B</text:h>
          </table:table-cell>
          <table:table-cell table:style-name="Tableau3.C1" office:value-type="string">
            <text:h text:style-name="_5f_Tableau_5f_Centré_5f_Gras" text:outline-level="1">L</text:h>
          </table:table-cell>
          <table:table-cell table:style-name="Tableau3.D1" office:value-type="string">
            <text:h text:style-name="_5f_Tableau_5f_Centré_5f_Gras" text:outline-level="1">A</text:h>
          </table:table-cell>
          <table:table-cell table:style-name="Tableau3.C1" office:value-type="string">
            <text:h text:style-name="_5f_Tableau_5f_Centré_5f_Gras" text:outline-level="1">N</text:h>
          </table:table-cell>
          <table:table-cell table:style-name="Tableau3.F1" office:value-type="string">
            <text:h text:style-name="_5f_Tableau_5f_Centré_5f_Gras" text:outline-level="1">C</text:h>
          </table:table-cell>
        </table:table-row>
        <table:table-row table:style-name="Tableau3.2">
          <table:table-cell table:style-name="Tableau3.A2" office:value-type="string">
            <text:h text:style-name="_5f_Tableau_5f_Centré_5f_Gras" text:outline-level="1">Symétrique</text:h>
          </table:table-cell>
          <table:table-cell table:style-name="Tableau3.B2" office:value-type="string">
            <text:p text:style-name="P23">E</text:p>
          </table:table-cell>
          <table:table-cell table:style-name="Tableau3.C2" office:value-type="string">
            <text:p text:style-name="P23">G</text:p>
          </table:table-cell>
          <table:table-cell table:style-name="Tableau3.D2" office:value-type="string">
            <text:p text:style-name="P23">U</text:p>
          </table:table-cell>
          <table:table-cell table:style-name="Tableau3.C2" office:value-type="string">
            <text:p text:style-name="P23">O</text:p>
          </table:table-cell>
          <table:table-cell table:style-name="Tableau3.F2" office:value-type="string">
            <text:p text:style-name="P23">R</text:p>
          </table:table-cell>
        </table:table-row>
      </table:table>
      <text:list text:continue-numbering="true" text:style-name="_5f_Numérotation_20_des_20_exercices">
        <text:list-item>
          <text:h text:style-name="P50" text:outline-level="1"><text:span text:style-name="_5f_Caractères">Sur un quadrillage</text:span></text:h>
          <text:list>
            <text:list-item>
              <text:p text:style-name="P41"><draw:g text:anchor-type="paragraph" draw:z-index="91" draw:name="Forme5_ 1" draw:style-name="gr41"><draw:line draw:style-name="gr42" draw:text-style-name="P58" svg:x1="-0.533cm" svg:y1="0.4cm" svg:x2="-0.533cm" svg:y2="5.401cm"><text:p/></draw:line><draw:line draw:style-name="gr42" draw:text-style-name="P58" svg:x1="0.337cm" svg:y1="0.4cm" svg:x2="0.337cm" svg:y2="5.401cm"><text:p/></draw:line><draw:line draw:style-name="gr42" draw:text-style-name="P58" svg:x1="1.203cm" svg:y1="0.4cm" svg:x2="1.203cm" svg:y2="5.401cm"><text:p/></draw:line><draw:line draw:style-name="gr42" draw:text-style-name="P58" svg:x1="2.075cm" svg:y1="0.4cm" svg:x2="2.075cm" svg:y2="5.401cm"><text:p/></draw:line><draw:line draw:style-name="gr42" draw:text-style-name="P58" svg:x1="2.944cm" svg:y1="0.4cm" svg:x2="2.944cm" svg:y2="5.401cm"><text:p/></draw:line><draw:line draw:style-name="gr42" draw:text-style-name="P58" svg:x1="3.81cm" svg:y1="0.4cm" svg:x2="3.81cm" svg:y2="5.401cm"><text:p/></draw:line><draw:line draw:style-name="gr42" draw:text-style-name="P58" svg:x1="4.683cm" svg:y1="0.4cm" svg:x2="4.683cm" svg:y2="5.401cm"><text:p/></draw:line><draw:line draw:style-name="gr42" draw:text-style-name="P58" svg:x1="-0.533cm" svg:y1="5.401cm" svg:x2="4.683cm" svg:y2="5.401cm"><text:p/></draw:line><draw:line draw:style-name="gr42" draw:text-style-name="P58" svg:x1="-0.533cm" svg:y1="4.565cm" svg:x2="4.683cm" svg:y2="4.565cm"><text:p/></draw:line><draw:line draw:style-name="gr42" draw:text-style-name="P58" svg:x1="-0.533cm" svg:y1="3.736cm" svg:x2="4.683cm" svg:y2="3.736cm"><text:p/></draw:line><draw:line draw:style-name="gr42" draw:text-style-name="P58" svg:x1="-0.533cm" svg:y1="2.898cm" svg:x2="4.683cm" svg:y2="2.898cm"><text:p/></draw:line><draw:line draw:style-name="gr42" draw:text-style-name="P58" svg:x1="-0.533cm" svg:y1="2.067cm" svg:x2="4.683cm" svg:y2="2.067cm"><text:p/></draw:line><draw:line draw:style-name="gr42" draw:text-style-name="P58" svg:x1="-0.533cm" svg:y1="1.233cm" svg:x2="4.683cm" svg:y2="1.233cm"><text:p/></draw:line><draw:line draw:style-name="gr42" draw:text-style-name="P58" svg:x1="-0.533cm" svg:y1="0.4cm" svg:x2="4.683cm" svg:y2="0.4cm"><text:p/></draw:line><draw:g draw:style-name="gr20"><draw:line draw:style-name="gr43" draw:text-style-name="P58" svg:x1="1.106cm" svg:y1="1.166cm" svg:x2="1.28cm" svg:y2="1.333cm"><text:p/></draw:line><draw:line draw:style-name="gr43" draw:text-style-name="P58" svg:x1="1.106cm" svg:y1="1.333cm" svg:x2="1.28cm" svg:y2="1.166cm"><text:p/></draw:line></draw:g><draw:frame draw:style-name="gr44" draw:text-style-name="P77" svg:width="0.724cm" svg:height="0.625cm" svg:x="1.204cm" svg:y="0.785cm"><draw:text-box><text:p text:style-name="P71"><text:span text:style-name="T84">B</text:span></text:p></draw:text-box></draw:frame><draw:g draw:style-name="gr20"><draw:line draw:style-name="gr43" draw:text-style-name="P58" svg:x1="1.979cm" svg:y1="1.166cm" svg:x2="2.153cm" svg:y2="1.333cm"><text:p/></draw:line><draw:line draw:style-name="gr43" draw:text-style-name="P58" svg:x1="1.979cm" svg:y1="1.333cm" svg:x2="2.153cm" svg:y2="1.166cm"><text:p/></draw:line></draw:g><draw:frame draw:style-name="gr45" draw:text-style-name="P77" svg:width="0.727cm" svg:height="0.625cm" svg:x="2.007cm" svg:y="0.767cm"><draw:text-box><text:p text:style-name="P71"><text:span text:style-name="T84">C</text:span></text:p></draw:text-box></draw:frame><draw:g draw:style-name="gr20"><draw:line draw:style-name="gr43" draw:text-style-name="P58" svg:x1="2.847cm" svg:y1="1.166cm" svg:x2="3.021cm" svg:y2="1.333cm"><text:p/></draw:line><draw:line draw:style-name="gr43" draw:text-style-name="P58" svg:x1="2.847cm" svg:y1="1.333cm" svg:x2="3.021cm" svg:y2="1.166cm"><text:p/></draw:line></draw:g><draw:frame draw:style-name="gr46" draw:text-style-name="P77" svg:width="0.75cm" svg:height="0.625cm" svg:x="2.891cm" svg:y="0.767cm"><draw:text-box><text:p text:style-name="P71"><text:span text:style-name="T84">D</text:span></text:p></draw:text-box></draw:frame><draw:g draw:style-name="gr20"><draw:line draw:style-name="gr43" draw:text-style-name="P58" svg:x1="3.718cm" svg:y1="1.166cm" svg:x2="3.892cm" svg:y2="1.333cm"><text:p/></draw:line><draw:line draw:style-name="gr43" draw:text-style-name="P58" svg:x1="3.718cm" svg:y1="1.333cm" svg:x2="3.892cm" svg:y2="1.166cm"><text:p/></draw:line></draw:g><draw:frame draw:style-name="gr47" draw:text-style-name="P77" svg:width="0.706cm" svg:height="0.625cm" svg:x="3.778cm" svg:y="0.767cm"><draw:text-box><text:p text:style-name="P71"><text:span text:style-name="T84">E</text:span></text:p></draw:text-box></draw:frame><draw:g draw:style-name="gr20"><draw:line draw:style-name="gr43" draw:text-style-name="P58" svg:x1="0.24cm" svg:y1="1.166cm" svg:x2="0.414cm" svg:y2="1.333cm"><text:p/></draw:line><draw:line draw:style-name="gr43" draw:text-style-name="P58" svg:x1="0.24cm" svg:y1="1.333cm" svg:x2="0.414cm" svg:y2="1.166cm"><text:p/></draw:line></draw:g><draw:frame draw:style-name="gr48" draw:text-style-name="P77" svg:width="0.722cm" svg:height="0.625cm" svg:x="0.301cm" svg:y="0.725cm"><draw:text-box><text:p text:style-name="P71"><text:span text:style-name="T84">A</text:span></text:p></draw:text-box></draw:frame><draw:g draw:style-name="gr20"><draw:line draw:style-name="gr43" draw:text-style-name="P58" svg:x1="0.24cm" svg:y1="1.972cm" svg:x2="0.414cm" svg:y2="2.139cm"><text:p/></draw:line><draw:line draw:style-name="gr43" draw:text-style-name="P58" svg:x1="0.24cm" svg:y1="2.139cm" svg:x2="0.414cm" svg:y2="1.972cm"><text:p/></draw:line></draw:g><draw:frame draw:style-name="gr49" draw:text-style-name="P77" svg:width="0.689cm" svg:height="0.625cm" svg:x="0.27cm" svg:y="1.608cm"><draw:text-box><text:p text:style-name="P71"><text:span text:style-name="T84">F</text:span></text:p></draw:text-box></draw:frame><draw:g draw:style-name="gr20"><draw:line draw:style-name="gr43" draw:text-style-name="P58" svg:x1="1.106cm" svg:y1="1.972cm" svg:x2="1.28cm" svg:y2="2.139cm"><text:p/></draw:line><draw:line draw:style-name="gr43" draw:text-style-name="P58" svg:x1="1.106cm" svg:y1="2.139cm" svg:x2="1.28cm" svg:y2="1.972cm"><text:p/></draw:line></draw:g><draw:frame draw:style-name="gr50" draw:text-style-name="P77" svg:width="0.752cm" svg:height="0.625cm" svg:x="1.169cm" svg:y="1.592cm"><draw:text-box><text:p text:style-name="P71"><text:span text:style-name="T84">G</text:span></text:p></draw:text-box></draw:frame><draw:g draw:style-name="gr20"><draw:line draw:style-name="gr43" draw:text-style-name="P58" svg:x1="1.988cm" svg:y1="1.972cm" svg:x2="2.162cm" svg:y2="2.139cm"><text:p/></draw:line><draw:line draw:style-name="gr43" draw:text-style-name="P58" svg:x1="1.988cm" svg:y1="2.139cm" svg:x2="2.162cm" svg:y2="1.972cm"><text:p/></draw:line></draw:g><draw:frame draw:style-name="gr51" draw:text-style-name="P77" svg:width="0.743cm" svg:height="0.625cm" svg:x="2.032cm" svg:y="1.592cm"><draw:text-box><text:p text:style-name="P71"><text:span text:style-name="T84">H</text:span></text:p></draw:text-box></draw:frame><draw:g draw:style-name="gr20"><draw:line draw:style-name="gr43" draw:text-style-name="P58" svg:x1="2.847cm" svg:y1="1.972cm" svg:x2="3.021cm" svg:y2="2.139cm"><text:p/></draw:line><draw:line draw:style-name="gr43" draw:text-style-name="P58" svg:x1="2.847cm" svg:y1="2.139cm" svg:x2="3.021cm" svg:y2="1.972cm"><text:p/></draw:line></draw:g><draw:frame draw:style-name="gr52" draw:text-style-name="P77" svg:width="0.599cm" svg:height="0.625cm" svg:x="2.937cm" svg:y="1.592cm"><draw:text-box><text:p text:style-name="P71"><text:span text:style-name="T84">I</text:span></text:p></draw:text-box></draw:frame><draw:g draw:style-name="gr20"><draw:line draw:style-name="gr43" draw:text-style-name="P58" svg:x1="3.735cm" svg:y1="1.991cm" svg:x2="3.909cm" svg:y2="2.158cm"><text:p/></draw:line><draw:line draw:style-name="gr43" draw:text-style-name="P58" svg:x1="3.735cm" svg:y1="2.158cm" svg:x2="3.909cm" svg:y2="1.991cm"><text:p/></draw:line></draw:g><draw:frame draw:style-name="gr52" draw:text-style-name="P77" svg:width="0.599cm" svg:height="0.625cm" svg:x="3.771cm" svg:y="1.599cm"><draw:text-box><text:p text:style-name="P71"><text:span text:style-name="T84">J</text:span></text:p></draw:text-box></draw:frame><draw:g draw:style-name="gr20"><draw:line draw:style-name="gr43" draw:text-style-name="P58" svg:x1="0.24cm" svg:y1="2.817cm" svg:x2="0.414cm" svg:y2="2.984cm"><text:p/></draw:line><draw:line draw:style-name="gr43" draw:text-style-name="P58" svg:x1="0.24cm" svg:y1="2.984cm" svg:x2="0.414cm" svg:y2="2.817cm"><text:p/></draw:line></draw:g><draw:frame draw:style-name="gr53" draw:text-style-name="P77" svg:width="0.713cm" svg:height="0.625cm" svg:x="0.303cm" svg:y="2.434cm"><draw:text-box><text:p text:style-name="P71"><text:span text:style-name="T84">K</text:span></text:p></draw:text-box></draw:frame><draw:g draw:style-name="gr20"><draw:line draw:style-name="gr43" draw:text-style-name="P58" svg:x1="1.106cm" svg:y1="2.817cm" svg:x2="1.28cm" svg:y2="2.984cm"><text:p/></draw:line><draw:line draw:style-name="gr43" draw:text-style-name="P58" svg:x1="1.106cm" svg:y1="2.984cm" svg:x2="1.28cm" svg:y2="2.817cm"><text:p/></draw:line></draw:g><draw:frame draw:style-name="gr54" draw:text-style-name="P77" svg:width="0.683cm" svg:height="0.625cm" svg:x="1.174cm" svg:y="2.467cm"><draw:text-box><text:p text:style-name="P71"><text:span text:style-name="T84">L</text:span></text:p></draw:text-box></draw:frame><draw:g draw:style-name="gr20"><draw:line draw:style-name="gr43" draw:text-style-name="P58" svg:x1="1.979cm" svg:y1="2.817cm" svg:x2="2.153cm" svg:y2="2.984cm"><text:p/></draw:line><draw:line draw:style-name="gr43" draw:text-style-name="P58" svg:x1="1.979cm" svg:y1="2.984cm" svg:x2="2.153cm" svg:y2="2.817cm"><text:p/></draw:line></draw:g><draw:frame draw:style-name="gr55" draw:text-style-name="P77" svg:width="0.78cm" svg:height="0.625cm" svg:x="2.039cm" svg:y="2.467cm"><draw:text-box><text:p text:style-name="P71"><text:span text:style-name="T84">M</text:span></text:p></draw:text-box></draw:frame><draw:g draw:style-name="gr20"><draw:line draw:style-name="gr43" draw:text-style-name="P58" svg:x1="2.847cm" svg:y1="2.817cm" svg:x2="3.021cm" svg:y2="2.984cm"><text:p/></draw:line><draw:line draw:style-name="gr43" draw:text-style-name="P58" svg:x1="2.847cm" svg:y1="2.984cm" svg:x2="3.021cm" svg:y2="2.817cm"><text:p/></draw:line></draw:g><draw:frame draw:style-name="gr51" draw:text-style-name="P77" svg:width="0.743cm" svg:height="0.625cm" svg:x="2.928cm" svg:y="2.483cm"><draw:text-box><text:p text:style-name="P71"><text:span text:style-name="T84">N</text:span></text:p></draw:text-box></draw:frame><draw:g draw:style-name="gr20"><draw:line draw:style-name="gr43" draw:text-style-name="P58" svg:x1="3.735cm" svg:y1="2.817cm" svg:x2="3.909cm" svg:y2="2.984cm"><text:p/></draw:line><draw:line draw:style-name="gr43" draw:text-style-name="P58" svg:x1="3.735cm" svg:y1="2.984cm" svg:x2="3.909cm" svg:y2="2.817cm"><text:p/></draw:line></draw:g><draw:frame draw:style-name="gr56" draw:text-style-name="P77" svg:width="0.756cm" svg:height="0.625cm" svg:x="3.759cm" svg:y="2.483cm"><draw:text-box><text:p text:style-name="P71"><text:span text:style-name="T84">O</text:span></text:p></draw:text-box></draw:frame><draw:g draw:style-name="gr20"><draw:line draw:style-name="gr43" draw:text-style-name="P58" svg:x1="0.24cm" svg:y1="3.639cm" svg:x2="0.414cm" svg:y2="3.806cm"><text:p/></draw:line><draw:line draw:style-name="gr43" draw:text-style-name="P58" svg:x1="0.24cm" svg:y1="3.806cm" svg:x2="0.414cm" svg:y2="3.639cm"><text:p/></draw:line></draw:g><draw:frame draw:style-name="gr57" draw:text-style-name="P77" svg:width="0.698cm" svg:height="0.625cm" svg:x="0.34cm" svg:y="3.217cm"><draw:text-box><text:p text:style-name="P71"><text:span text:style-name="T84">P</text:span></text:p></draw:text-box></draw:frame><draw:g draw:style-name="gr20"><draw:line draw:style-name="gr43" draw:text-style-name="P58" svg:x1="1.106cm" svg:y1="3.639cm" svg:x2="1.28cm" svg:y2="3.806cm"><text:p/></draw:line><draw:line draw:style-name="gr43" draw:text-style-name="P58" svg:x1="1.106cm" svg:y1="3.806cm" svg:x2="1.28cm" svg:y2="3.639cm"><text:p/></draw:line></draw:g><draw:frame draw:style-name="gr56" draw:text-style-name="P77" svg:width="0.756cm" svg:height="0.625cm" svg:x="1.185cm" svg:y="3.217cm"><draw:text-box><text:p text:style-name="P71"><text:span text:style-name="T84">Q</text:span></text:p></draw:text-box></draw:frame><draw:g draw:style-name="gr20"><draw:line draw:style-name="gr43" draw:text-style-name="P58" svg:x1="1.988cm" svg:y1="3.639cm" svg:x2="2.162cm" svg:y2="3.806cm"><text:p/></draw:line><draw:line draw:style-name="gr43" draw:text-style-name="P58" svg:x1="1.988cm" svg:y1="3.806cm" svg:x2="2.162cm" svg:y2="3.639cm"><text:p/></draw:line></draw:g><draw:frame draw:style-name="gr58" draw:text-style-name="P77" svg:width="0.726cm" svg:height="0.625cm" svg:x="2.065cm" svg:y="3.259cm"><draw:text-box><text:p text:style-name="P71"><text:span text:style-name="T84">R</text:span></text:p></draw:text-box></draw:frame><draw:g draw:style-name="gr20"><draw:line draw:style-name="gr43" draw:text-style-name="P58" svg:x1="2.847cm" svg:y1="3.639cm" svg:x2="3.021cm" svg:y2="3.806cm"><text:p/></draw:line><draw:line draw:style-name="gr43" draw:text-style-name="P58" svg:x1="2.847cm" svg:y1="3.806cm" svg:x2="3.021cm" svg:y2="3.639cm"><text:p/></draw:line></draw:g><draw:frame draw:style-name="gr59" draw:text-style-name="P77" svg:width="0.708cm" svg:height="0.625cm" svg:x="2.928cm" svg:y="3.242cm"><draw:text-box><text:p text:style-name="P71"><text:span text:style-name="T84">S</text:span></text:p></draw:text-box></draw:frame><draw:g draw:style-name="gr20"><draw:line draw:style-name="gr43" draw:text-style-name="P58" svg:x1="3.718cm" svg:y1="3.639cm" svg:x2="3.892cm" svg:y2="3.806cm"><text:p/></draw:line><draw:line draw:style-name="gr43" draw:text-style-name="P58" svg:x1="3.718cm" svg:y1="3.806cm" svg:x2="3.892cm" svg:y2="3.639cm"><text:p/></draw:line></draw:g><draw:frame draw:style-name="gr60" draw:text-style-name="P77" svg:width="0.699cm" svg:height="0.625cm" svg:x="3.78cm" svg:y="3.275cm"><draw:text-box><text:p text:style-name="P71"><text:span text:style-name="T84">T</text:span></text:p></draw:text-box></draw:frame><draw:g draw:style-name="gr20"><draw:line draw:style-name="gr43" draw:text-style-name="P58" svg:x1="0.24cm" svg:y1="4.475cm" svg:x2="0.414cm" svg:y2="4.642cm"><text:p/></draw:line><draw:line draw:style-name="gr43" draw:text-style-name="P58" svg:x1="0.24cm" svg:y1="4.642cm" svg:x2="0.414cm" svg:y2="4.475cm"><text:p/></draw:line></draw:g><draw:frame draw:style-name="gr61" draw:text-style-name="P77" svg:width="0.738cm" svg:height="0.625cm" svg:x="0.268cm" svg:y="4.125cm"><draw:text-box><text:p text:style-name="P71"><text:span text:style-name="T84">U</text:span></text:p></draw:text-box></draw:frame><draw:g draw:style-name="gr20"><draw:line draw:style-name="gr43" draw:text-style-name="P58" svg:x1="1.106cm" svg:y1="4.475cm" svg:x2="1.28cm" svg:y2="4.642cm"><text:p/></draw:line><draw:line draw:style-name="gr43" draw:text-style-name="P58" svg:x1="1.106cm" svg:y1="4.642cm" svg:x2="1.28cm" svg:y2="4.475cm"><text:p/></draw:line></draw:g><draw:frame draw:style-name="gr48" draw:text-style-name="P77" svg:width="0.722cm" svg:height="0.625cm" svg:x="1.231cm" svg:y="4.125cm"><draw:text-box><text:p text:style-name="P71"><text:span text:style-name="T84">V</text:span></text:p></draw:text-box></draw:frame><draw:g draw:style-name="gr20"><draw:line draw:style-name="gr43" draw:text-style-name="P58" svg:x1="1.988cm" svg:y1="4.475cm" svg:x2="2.162cm" svg:y2="4.642cm"><text:p/></draw:line><draw:line draw:style-name="gr43" draw:text-style-name="P58" svg:x1="1.988cm" svg:y1="4.642cm" svg:x2="2.162cm" svg:y2="4.475cm"><text:p/></draw:line></draw:g><draw:frame draw:style-name="gr62" draw:text-style-name="P77" svg:width="0.819cm" svg:height="0.625cm" svg:x="2.06cm" svg:y="4.125cm"><draw:text-box><text:p text:style-name="P71"><text:span text:style-name="T84">W</text:span></text:p></draw:text-box></draw:frame><draw:g draw:style-name="gr20"><draw:line draw:style-name="gr43" draw:text-style-name="P58" svg:x1="2.847cm" svg:y1="4.475cm" svg:x2="3.021cm" svg:y2="4.642cm"><text:p/></draw:line><draw:line draw:style-name="gr43" draw:text-style-name="P58" svg:x1="2.847cm" svg:y1="4.642cm" svg:x2="3.021cm" svg:y2="4.475cm"><text:p/></draw:line></draw:g><draw:frame draw:style-name="gr48" draw:text-style-name="P77" svg:width="0.722cm" svg:height="0.625cm" svg:x="2.97cm" svg:y="4.092cm"><draw:text-box><text:p text:style-name="P71"><text:span text:style-name="T84">X</text:span></text:p></draw:text-box></draw:frame><draw:g draw:style-name="gr20"><draw:line draw:style-name="gr43" draw:text-style-name="P58" svg:x1="3.692cm" svg:y1="4.475cm" svg:x2="3.866cm" svg:y2="4.642cm"><text:p/></draw:line><draw:line draw:style-name="gr43" draw:text-style-name="P58" svg:x1="3.692cm" svg:y1="4.642cm" svg:x2="3.866cm" svg:y2="4.475cm"><text:p/></draw:line></draw:g><draw:frame draw:style-name="gr60" draw:text-style-name="P77" svg:width="0.699cm" svg:height="0.625cm" svg:x="3.815cm" svg:y="4.092cm"><draw:text-box><text:p text:style-name="P71"><text:span text:style-name="T84">Y</text:span></text:p></draw:text-box></draw:frame></draw:g><text:span text:style-name="_5f_Caractères">L’image du segment [HR] par la symétrie de centre N est : </text:span><text:span text:style-name="_5f_pointillés_20_gris"><text:span text:style-name="T37">[TJ]</text:span></text:span></text:p>
            </text:list-item>
            <text:list-item>
              <text:p text:style-name="P41"><text:span text:style-name="_5f_Caractères">L’image du triangle QUV par la symétrie de centre R est : </text:span><text:span text:style-name="_5f_pointillés_20_gris"><text:span text:style-name="T37">SNO</text:span></text:span></text:p>
            </text:list-item>
            <text:list-item>
              <text:p text:style-name="P41"><text:span text:style-name="_5f_Caractères">L’image du triangle QUV par la symétrie de centre L est : </text:span><text:span text:style-name="_5f_pointillés_20_gris"><text:span text:style-name="T37">GBC</text:span></text:span></text:p>
            </text:list-item>
            <text:list-item>
              <text:p text:style-name="P41"><text:span text:style-name="_5f_Caractères">L’image du quadrilatère DEJH par la symétrie de centre M est : </text:span><text:span text:style-name="_5f_pointillés_20_gris"><text:span text:style-name="T37">V</text:span></text:span><text:span text:style-name="_5f_pointillés_20_gris"><text:span text:style-name="T38">UPR</text:span></text:span></text:p>
            </text:list-item>
          </text:list>
        </text:list-item>
        <text:list-item>
          <text:h text:style-name="P51" text:outline-level="1"><draw:g text:anchor-type="paragraph" draw:z-index="85" draw:name="Group object 1" draw:style-name="gr74"><draw:g draw:style-name="gr20"><draw:ellipse draw:style-name="gr116" draw:text-style-name="P89" svg:width="1.033cm" svg:height="1.034cm" draw:transform="rotate (-3.14159265358979) translate (2.72873611111111cm 3.92994444444444cm)"><text:p/></draw:ellipse><draw:circle draw:style-name="gr117" draw:text-style-name="P89" svg:width="1.034cm" svg:height="1.034cm" draw:transform="rotate (-3.14159265358979) translate (2.24543055555556cm 3.50661111111111cm)"><text:p/></draw:circle><draw:ellipse draw:style-name="gr118" draw:text-style-name="P89" svg:width="1.029cm" svg:height="1.034cm" draw:transform="rotate (-3.14159265358979) translate (2.09020833333333cm 4.07105555555556cm)"><text:p/></draw:ellipse></draw:g><draw:g draw:style-name="gr20"><draw:ellipse draw:style-name="gr119" draw:text-style-name="P89" svg:width="1.033cm" svg:height="1.034cm" svg:x="1.803cm" svg:y="5.017cm"><text:p/></draw:ellipse><draw:ellipse draw:style-name="gr120" draw:text-style-name="P89" svg:width="1.029cm" svg:height="1.034cm" svg:x="2.295cm" svg:y="5.44cm"><text:p/></draw:ellipse><draw:ellipse draw:style-name="gr121" draw:text-style-name="P89" svg:width="1.031cm" svg:height="1.034cm" svg:x="2.442cm" svg:y="4.877cm"><text:p/></draw:ellipse></draw:g><draw:g draw:style-name="gr20"><draw:line draw:style-name="gr122" draw:text-style-name="P80" svg:x1="2.182cm" svg:y1="4.367cm" svg:x2="2.381cm" svg:y2="4.566cm"><text:p/></draw:line><draw:line draw:style-name="gr123" draw:text-style-name="P80" svg:x1="2.381cm" svg:y1="4.366cm" svg:x2="2.182cm" svg:y2="4.564cm"><text:p/></draw:line></draw:g><draw:frame draw:style-name="gr124" draw:text-style-name="P82" svg:width="0.385cm" svg:height="0.579cm" svg:x="1.78cm" svg:y="4.32cm"><draw:text-box><text:p text:style-name="P68"><text:span text:style-name="T86">O</text:span></text:p></draw:text-box></draw:frame><draw:frame draw:style-name="gr90" draw:text-style-name="P83" svg:width="1.8cm" svg:height="0.727cm" svg:x="0.639cm" svg:y="1.808cm"><draw:text-box><text:p text:style-name="P71"><text:span text:style-name="T87">Fig.1</text:span></text:p></draw:text-box></draw:frame><draw:frame draw:style-name="gr90" draw:text-style-name="P83" svg:width="1.802cm" svg:height="0.727cm" svg:x="2.239cm" svg:y="6.509cm"><draw:text-box><text:p text:style-name="P71"><text:span text:style-name="T87">Fig.2</text:span></text:p></draw:text-box></draw:frame></draw:g><draw:g text:anchor-type="paragraph" draw:z-index="86" draw:name="Group object 2" draw:style-name="gr74"><draw:g draw:style-name="gr20"><draw:frame draw:style-name="gr90" draw:text-style-name="P83" svg:width="1.802cm" svg:height="0.727cm" svg:x="6.81cm" svg:y="6.007cm"><draw:text-box><text:p text:style-name="P71"><text:span text:style-name="T87">Fig.2</text:span></text:p></draw:text-box></draw:frame><draw:frame draw:style-name="gr90" draw:text-style-name="P83" svg:width="1.802cm" svg:height="0.727cm" svg:x="5.11cm" svg:y="2.111cm"><draw:text-box><text:p text:style-name="P71"><text:span text:style-name="T87">Fig.1</text:span></text:p></draw:text-box></draw:frame></draw:g><draw:g draw:name="Forme13" draw:style-name="gr22"><draw:g draw:style-name="gr22"><draw:rect draw:style-name="gr112" draw:text-style-name="P87" svg:width="1.701cm" svg:height="1.701cm" svg:x="5.011cm" svg:y="2.88cm"><text:p/></draw:rect><draw:g draw:style-name="gr20"><draw:line draw:style-name="gr113" draw:text-style-name="P80" svg:x1="6.611cm" svg:y1="4.468cm" svg:x2="6.81cm" svg:y2="4.655cm"><text:p/></draw:line><draw:line draw:style-name="gr114" draw:text-style-name="P80" svg:x1="6.809cm" svg:y1="4.466cm" svg:x2="6.611cm" svg:y2="4.651cm"><text:p/></draw:line></draw:g><draw:frame draw:style-name="gr115" draw:text-style-name="P88" svg:width="0.821cm" svg:height="0.729cm" svg:x="6.604cm" svg:y="3.91cm"><draw:text-box><text:p text:style-name="P68"><text:span text:style-name="T86">O</text:span></text:p></draw:text-box></draw:frame><draw:rect draw:style-name="gr112" draw:text-style-name="P87" svg:width="1.313cm" svg:height="1.35cm" svg:x="6.703cm" svg:y="4.561cm"><text:p/></draw:rect></draw:g></draw:g></draw:g><draw:g text:anchor-type="paragraph" draw:z-index="88" draw:name="Group object 3" draw:style-name="gr74"><draw:g draw:name="Forme14" draw:style-name="gr22"><draw:g draw:style-name="gr20"><draw:line draw:style-name="gr91" draw:text-style-name="P80" svg:x1="1.526cm" svg:y1="9.975cm" svg:x2="3.689cm" svg:y2="9.622cm"><text:p/></draw:line><draw:line draw:style-name="gr92" draw:text-style-name="P80" svg:x1="1.526cm" svg:y1="9.973cm" svg:x2="3.498cm" svg:y2="11.421cm"><text:p/></draw:line><draw:line draw:style-name="gr93" draw:text-style-name="P80" svg:x1="3.498cm" svg:y1="11.432cm" svg:x2="3.689cm" svg:y2="9.622cm"><text:p/></draw:line></draw:g><draw:g draw:style-name="gr20"><draw:line draw:style-name="gr94" draw:text-style-name="P80" svg:x1="2.151cm" svg:y1="11.513cm" svg:x2="2.35cm" svg:y2="11.712cm"><text:p/></draw:line><draw:line draw:style-name="gr95" draw:text-style-name="P80" svg:x1="2.151cm" svg:y1="11.712cm" svg:x2="2.35cm" svg:y2="11.513cm"><text:p/></draw:line></draw:g><draw:frame draw:style-name="gr96" draw:text-style-name="P82" svg:width="0.32cm" svg:height="0.479cm" svg:x="1.755cm" svg:y="11.409cm"><draw:text-box><text:p text:style-name="P68"><text:span text:style-name="T86">O</text:span></text:p></draw:text-box></draw:frame><draw:g draw:style-name="gr20"><draw:line draw:style-name="gr97" draw:text-style-name="P80" svg:x1="1.509cm" svg:y1="13.268cm" svg:x2="3.672cm" svg:y2="13.619cm"><text:p/></draw:line><draw:line draw:style-name="gr98" draw:text-style-name="P80" svg:x1="1.509cm" svg:y1="13.267cm" svg:x2="3.481cm" svg:y2="11.819cm"><text:p/></draw:line><draw:line draw:style-name="gr99" draw:text-style-name="P80" svg:x1="3.481cm" svg:y1="11.811cm" svg:x2="3.672cm" svg:y2="13.621cm"><text:p/></draw:line></draw:g></draw:g><draw:frame draw:style-name="gr90" draw:text-style-name="P83" svg:width="1.802cm" svg:height="0.727cm" svg:x="1.69cm" svg:y="8.714cm"><draw:text-box><text:p text:style-name="P71"><text:span text:style-name="T87">Fig.2</text:span></text:p></draw:text-box></draw:frame><draw:frame draw:style-name="gr90" draw:text-style-name="P83" svg:width="1.802cm" svg:height="0.727cm" svg:x="1.69cm" svg:y="13.618cm"><draw:text-box><text:p text:style-name="P71"><text:span text:style-name="T87">Fig.1</text:span></text:p></draw:text-box></draw:frame></draw:g><draw:g text:anchor-type="paragraph" draw:z-index="89" draw:name="Group object 4" draw:style-name="gr74"><draw:g draw:name="Forme15" draw:style-name="gr22"><draw:g draw:style-name="gr22"><draw:line draw:style-name="gr75" draw:text-style-name="P80" svg:x1="5.08cm" svg:y1="10.643cm" svg:x2="5.08cm" svg:y2="9.899cm"><text:p/></draw:line><draw:line draw:style-name="gr76" draw:text-style-name="P80" svg:x1="6.565cm" svg:y1="9.899cm" svg:x2="5.08cm" svg:y2="9.899cm"><text:p/></draw:line><draw:line draw:style-name="gr77" draw:text-style-name="P80" svg:x1="7.305cm" svg:y1="10.645cm" svg:x2="5.067cm" svg:y2="10.647cm"><text:p/></draw:line><draw:line draw:style-name="gr78" draw:text-style-name="P80" svg:x1="6.567cm" svg:y1="10.636cm" svg:x2="6.567cm" svg:y2="9.892cm"><text:p/></draw:line><draw:line draw:style-name="gr79" draw:text-style-name="P80" svg:x1="5.074cm" svg:y1="10.269cm" svg:x2="6.556cm" svg:y2="10.269cm"><text:p/></draw:line><draw:rect draw:style-name="gr80" draw:text-style-name="P81" svg:width="1.481cm" svg:height="0.369cm" svg:x="5.079cm" svg:y="10.267cm"><text:p/></draw:rect><draw:g draw:style-name="gr20"><draw:line draw:style-name="gr81" draw:text-style-name="P80" svg:x1="8.786cm" svg:y1="12.139cm" svg:x2="8.786cm" svg:y2="12.885cm"><text:p/></draw:line><draw:line draw:style-name="gr82" draw:text-style-name="P80" svg:x1="7.302cm" svg:y1="12.885cm" svg:x2="8.785cm" svg:y2="12.885cm"><text:p/></draw:line><draw:line draw:style-name="gr83" draw:text-style-name="P80" svg:x1="6.56cm" svg:y1="12.139cm" svg:x2="8.798cm" svg:y2="12.139cm"><text:p/></draw:line><draw:line draw:style-name="gr84" draw:text-style-name="P80" svg:x1="7.302cm" svg:y1="12.147cm" svg:x2="7.302cm" svg:y2="12.891cm"><text:p/></draw:line><draw:line draw:style-name="gr85" draw:text-style-name="P80" svg:x1="8.791cm" svg:y1="12.513cm" svg:x2="7.309cm" svg:y2="12.513cm"><text:p/></draw:line><draw:rect draw:style-name="gr86" draw:text-style-name="P81" svg:width="1.479cm" svg:height="0.369cm" draw:transform="rotate (-3.14159265358979) translate (8.78416666666667cm 12.5165555555556cm)"><text:p/></draw:rect></draw:g><draw:g draw:style-name="gr20"><draw:line draw:style-name="gr87" draw:text-style-name="P80" svg:x1="6.844cm" svg:y1="11.296cm" svg:x2="7.042cm" svg:y2="11.494cm"><text:p/></draw:line><draw:line draw:style-name="gr88" draw:text-style-name="P80" svg:x1="7.036cm" svg:y1="11.294cm" svg:x2="6.838cm" svg:y2="11.49cm"><text:p/></draw:line></draw:g><draw:frame draw:style-name="gr89" draw:text-style-name="P82" svg:width="0.322cm" svg:height="0.477cm" svg:x="6.523cm" svg:y="11.359cm"><draw:text-box><text:p text:style-name="P68"><text:span text:style-name="T86">O</text:span></text:p></draw:text-box></draw:frame></draw:g></draw:g><draw:frame draw:style-name="gr90" draw:text-style-name="P83" svg:width="1.8cm" svg:height="0.727cm" svg:x="7.167cm" svg:y="13.095cm"><draw:text-box><text:p text:style-name="P71"><text:span text:style-name="T87">Fig.2</text:span></text:p></draw:text-box></draw:frame><draw:frame draw:style-name="gr90" draw:text-style-name="P83" svg:width="1.8cm" svg:height="0.727cm" svg:x="4.867cm" svg:y="8.999cm"><draw:text-box><text:p text:style-name="P71"><text:span text:style-name="T87">Fig.1</text:span></text:p></draw:text-box></draw:frame></draw:g><text:span text:style-name="_5f_Caractères">Des élèves ont tracé la figure n°2 symétrique de la figure n°1 par rapport au point O. </text:span></text:h>
        </text:list-item>
      </text:list>
      <table:table table:name="Tableau4" table:style-name="Tableau4">
        <table:table-column table:style-name="Tableau4.A"/>
        <table:table-column table:style-name="Tableau4.B"/>
        <table:table-row table:style-name="Tableau4.1">
          <table:table-cell table:style-name="Tableau4.A1" office:value-type="string">
            <text:h text:style-name="_5f_Tableau_5f_Centré_5f_Gras" text:outline-level="1">Samira</text:h>
          </table:table-cell>
          <table:table-cell table:style-name="Tableau4.B1" office:value-type="string">
            <text:h text:style-name="_5f_Tableau_5f_Centré_5f_Gras" text:outline-level="1">Antoine</text:h>
          </table:table-cell>
        </table:table-row>
        <table:table-row table:style-name="Tableau4.2">
          <table:table-cell table:style-name="Tableau4.A2" office:value-type="string">
            <text:h text:style-name="_5f_Tableau_5f_Centré_5f_Gras" text:outline-level="1"/>
          </table:table-cell>
          <table:table-cell table:style-name="Tableau4.B1" office:value-type="string">
            <text:h text:style-name="_5f_Tableau_5f_Centré" text:outline-level="1"/>
          </table:table-cell>
        </table:table-row>
        <table:table-row table:style-name="Tableau4.3">
          <table:table-cell table:style-name="Tableau4.A3" office:value-type="string">
            <text:h text:style-name="_5f_Tableau_5f_Centré_5f_Gras" text:outline-level="1">Gustave</text:h>
          </table:table-cell>
          <table:table-cell table:style-name="Tableau4.B3" office:value-type="string">
            <text:h text:style-name="P48" text:outline-level="1">Léna</text:h>
          </table:table-cell>
        </table:table-row>
        <table:table-row table:style-name="Tableau4.4">
          <table:table-cell table:style-name="Tableau4.A2" office:value-type="string">
            <text:h text:style-name="_5f_Tableau_5f_Centré_5f_Gras" text:outline-level="1"/>
          </table:table-cell>
          <table:table-cell table:style-name="Tableau4.B4" office:value-type="string">
            <text:h text:style-name="_5f_Tableau_5f_Centré" text:outline-level="1"/>
          </table:table-cell>
        </table:table-row>
      </table:table>
      <text:h text:style-name="_5f_Paragraphe" text:outline-level="1"><text:span text:style-name="_5f_Caractères">Pour chacun d'eux, indique si leur construction est juste ou fausse et explique pourquoi.</text:span></text:h>
      <text:list text:continue-numbering="true" text:style-name="_5f_Numérotation_20_des_20_exercices">
        <text:list-item>
          <text:list>
            <text:list-item>
              <text:p text:style-name="P45"><text:span text:style-name="_5f_Caractères"><text:span text:style-name="T28">Samira :</text:span></text:span></text:p>
            </text:list-item>
          </text:list>
        </text:list-item>
      </text:list>
      <text:h text:style-name="_5f_Paragraphe_5f_Correction" text:outline-level="1"><text:span text:style-name="_5f_Correction_5f_surligné"><text:span text:style-name="T35">L</text:span></text:span><text:span text:style-name="_5f_Correction_5f_surligné"><text:span text:style-name="T42">a</text:span></text:span><text:span text:style-name="_5f_Correction_5f_surligné"><text:span text:style-name="T35"> construction de Samira </text:span></text:span><text:span text:style-name="_5f_Correction_5f_surligné"><text:span text:style-name="T42">est</text:span></text:span><text:span text:style-name="_5f_Correction_5f_surligné"><text:span text:style-name="T35"> </text:span></text:span><text:span text:style-name="_5f_Correction_5f_surligné"><text:span text:style-name="T42">juste</text:span></text:span><text:span text:style-name="_5f_Correction_5f_surligné"><text:span text:style-name="T35"> car les figures 1 et 2 sont superposables par demi-tour autour du point O. <text:s/></text:span></text:span></text:h>
      <text:list text:continue-numbering="true" text:style-name="_5f_Numérotation_20_des_20_exercices">
        <text:list-item>
          <text:list>
            <text:list-item>
              <text:p text:style-name="P45"><text:span text:style-name="_5f_Caractères"><text:span text:style-name="T28">Antoine :</text:span></text:span></text:p>
            </text:list-item>
          </text:list>
        </text:list-item>
      </text:list>
      <text:h text:style-name="_5f_Paragraphe_5f_Correction" text:outline-level="1"><text:span text:style-name="_5f_Correction_5f_surligné">La construction d'Antoine est fausse car le carré 2 est plus petit que le carré 1 : les longueurs ne sont pas conservées. </text:span></text:h>
      <text:list text:continue-numbering="true" text:style-name="_5f_Numérotation_20_des_20_exercices">
        <text:list-item>
          <text:list>
            <text:list-item>
              <text:p text:style-name="P45"><text:span text:style-name="_5f_Caractères"><text:span text:style-name="T28">Gustave :</text:span></text:span></text:p>
            </text:list-item>
          </text:list>
        </text:list-item>
      </text:list>
      <text:h text:style-name="_5f_Paragraphe_5f_Correction" text:outline-level="1"><text:span text:style-name="_5f_Correction_5f_surligné"><text:span text:style-name="T43">La construction de Gustave est fausse car la figure 2 est obtenue par </text:span></text:span><text:span text:style-name="_5f_Correction_5f_surligné"><text:span text:style-name="T44">symétrie</text:span></text:span><text:span text:style-name="_5f_Correction_5f_surligné"><text:span text:style-name="T43"> </text:span></text:span><text:span text:style-name="_5f_Correction_5f_surligné"><text:span text:style-name="T45">a</text:span></text:span><text:span text:style-name="_5f_Correction_5f_surligné"><text:span text:style-name="T46">xi</text:span></text:span><text:span text:style-name="_5f_Correction_5f_surligné"><text:span text:style-name="T43">ale </text:span></text:span><text:span text:style-name="_5f_Correction_5f_surligné"><text:span text:style-name="T45">(droite horizontale).</text:span></text:span></text:h>
      <text:list text:continue-numbering="true" text:style-name="_5f_Numérotation_20_des_20_exercices">
        <text:list-item>
          <text:list>
            <text:list-item>
              <text:p text:style-name="P45"><text:span text:style-name="_5f_Caractères"><text:span text:style-name="T75">Léna</text:span></text:span><text:span text:style-name="_5f_Caractères"><text:span text:style-name="T30"> :</text:span></text:span></text:p>
            </text:list-item>
          </text:list>
        </text:list-item>
      </text:list>
      <text:h text:style-name="_5f_Paragraphe_5f_Correction" text:outline-level="1"><text:span text:style-name="_5f_Correction_5f_surligné"><text:span text:style-name="T39">L</text:span></text:span><text:span text:style-name="_5f_Correction_5f_surligné"><text:span text:style-name="T40">a</text:span></text:span><text:span text:style-name="_5f_Correction_5f_surligné"><text:span text:style-name="T39"> construction d</text:span></text:span><text:span text:style-name="_5f_Correction_5f_surligné"><text:span text:style-name="T40">e</text:span></text:span><text:span text:style-name="_5f_Correction_5f_surligné"><text:span text:style-name="T39"> </text:span></text:span><text:span text:style-name="_5f_Correction_5f_surligné"><text:span text:style-name="T41">Léna </text:span></text:span><text:span text:style-name="_5f_Correction_5f_surligné"><text:span text:style-name="T40">est</text:span></text:span><text:span text:style-name="_5f_Correction_5f_surligné"><text:span text:style-name="T39"> </text:span></text:span><text:span text:style-name="_5f_Correction_5f_surligné"><text:span text:style-name="T40">juste</text:span></text:span><text:span text:style-name="_5f_Correction_5f_surligné"><text:span text:style-name="T39"> car les figures 1 et 2 sont superposables par demi-tour autour du point O. <text:s/></text:span></text:span></text:h>
      <text:list text:continue-numbering="true" text:style-name="_5f_Numérotation_20_des_20_exercices">
        <text:list-item>
          <text:h text:style-name="P52" text:outline-level="1"><text:span text:style-name="_5f_Caractères">On a tracé les symétriques du quadrilatère n°1 par trois symétries centrales distinctes. En observant la figure et en t'aidant de papier calque, complète les phrases ci-dessous.</text:span></text:h>
          <text:list>
            <text:list-item text:start-value="1">
              <text:p text:style-name="P45"><draw:g text:anchor-type="paragraph" draw:z-index="92" draw:name="Forme9" draw:style-name="gr29"><draw:frame draw:style-name="gr30" draw:text-style-name="P72" svg:width="0.428cm" svg:height="0.833cm" svg:x="3.898cm" svg:y="0.584cm"><draw:text-box><text:p text:style-name="P71"><text:span text:style-name="T80">A</text:span></text:p></draw:text-box></draw:frame><draw:line draw:style-name="gr31" draw:text-style-name="P73" svg:x1="2.498cm" svg:y1="1.502cm" svg:x2="3.796cm" svg:y2="1.809cm"><text:p/></draw:line><draw:line draw:style-name="gr32" draw:text-style-name="P73" svg:x1="3.797cm" svg:y1="1.794cm" svg:x2="2.488cm" svg:y2="0.075cm"><text:p/></draw:line><draw:line draw:style-name="gr32" draw:text-style-name="P73" svg:x1="1.956cm" svg:y1="0.788cm" svg:x2="2.488cm" svg:y2="0.071cm"><text:p/></draw:line><draw:frame draw:style-name="gr33" draw:text-style-name="P75" svg:width="0.401cm" svg:height="0.606cm" svg:x="2.424cm" svg:y="0.687cm"><draw:text-box><text:p text:style-name="P74"><text:span text:style-name="T81"><text:s text:c="2"/></text:span><text:span text:style-name="T82">2</text:span></text:p></draw:text-box></draw:frame><draw:ellipse draw:style-name="gr34" draw:text-style-name="P76" svg:width="0.477cm" svg:height="0.466cm" svg:x="2.325cm" svg:y="0.632cm"><text:p/></draw:ellipse><draw:line draw:style-name="gr32" draw:text-style-name="P73" svg:x1="2.499cm" svg:y1="1.5cm" svg:x2="1.952cm" svg:y2="0.777cm"><text:p/></draw:line><draw:line draw:style-name="gr31" draw:text-style-name="P73" svg:x1="5.921cm" svg:y1="0.786cm" svg:x2="4.624cm" svg:y2="0.48cm"><text:p/></draw:line><draw:line draw:style-name="gr32" draw:text-style-name="P73" svg:x1="4.624cm" svg:y1="0.494cm" svg:x2="5.932cm" svg:y2="2.21cm"><text:p/></draw:line><draw:line draw:style-name="gr32" draw:text-style-name="P73" svg:x1="6.465cm" svg:y1="1.495cm" svg:x2="5.933cm" svg:y2="2.211cm"><text:p/></draw:line><draw:frame draw:style-name="gr35" draw:text-style-name="P75" svg:width="0.399cm" svg:height="0.599cm" svg:x="5.736cm" svg:y="1.255cm"><draw:text-box><text:p text:style-name="P74"><text:span text:style-name="T81"><text:s text:c="2"/></text:span><text:span text:style-name="T82">1</text:span></text:p></draw:text-box></draw:frame><draw:ellipse draw:style-name="gr34" draw:text-style-name="P76" svg:width="0.472cm" svg:height="0.465cm" draw:transform="rotate (-3.14159265358979) translate (6.09776388888889cm 1.63688888888889cm)"><text:p/></draw:ellipse><draw:line draw:style-name="gr32" draw:text-style-name="P73" svg:x1="5.923cm" svg:y1="0.785cm" svg:x2="6.474cm" svg:y2="1.507cm"><text:p/></draw:line><draw:g draw:style-name="gr20"><draw:line draw:style-name="gr31" draw:text-style-name="P73" svg:x1="3.634cm" svg:y1="4.826cm" svg:x2="4.931cm" svg:y2="5.131cm"><text:p/></draw:line><draw:line draw:style-name="gr32" draw:text-style-name="P73" svg:x1="4.931cm" svg:y1="5.119cm" svg:x2="3.62cm" svg:y2="3.4cm"><text:p/></draw:line><draw:line draw:style-name="gr32" draw:text-style-name="P73" svg:x1="3.092cm" svg:y1="4.11cm" svg:x2="3.621cm" svg:y2="3.393cm"><text:p/></draw:line><draw:frame draw:style-name="gr33" draw:text-style-name="P75" svg:width="0.406cm" svg:height="0.606cm" svg:x="3.54cm" svg:y="4.036cm"><draw:text-box><text:p text:style-name="P74"><text:span text:style-name="T81"><text:s text:c="2"/></text:span><text:span text:style-name="T82">4</text:span></text:p></draw:text-box></draw:frame><draw:ellipse draw:style-name="gr34" draw:text-style-name="P76" svg:width="0.475cm" svg:height="0.466cm" svg:x="3.472cm" svg:y="3.983cm"><text:p/></draw:ellipse><draw:line draw:style-name="gr32" draw:text-style-name="P73" svg:x1="3.632cm" svg:y1="4.824cm" svg:x2="3.081cm" svg:y2="4.101cm"><text:p/></draw:line></draw:g><draw:line draw:style-name="gr31" draw:text-style-name="P73" svg:x1="1.971cm" svg:y1="4.516cm" svg:x2="3.268cm" svg:y2="4.823cm"><text:p/></draw:line><draw:line draw:style-name="gr32" draw:text-style-name="P73" svg:x1="3.267cm" svg:y1="4.812cm" svg:x2="1.956cm" svg:y2="3.093cm"><text:p/></draw:line><draw:line draw:style-name="gr32" draw:text-style-name="P73" svg:x1="1.427cm" svg:y1="3.803cm" svg:x2="1.956cm" svg:y2="3.086cm"><text:p/></draw:line><draw:frame draw:style-name="gr33" draw:text-style-name="P75" svg:width="0.401cm" svg:height="0.606cm" svg:x="1.907cm" svg:y="3.759cm"><draw:text-box><text:p text:style-name="P74"><text:span text:style-name="T81"><text:s text:c="2"/></text:span><text:span text:style-name="T82">3</text:span></text:p></draw:text-box></draw:frame><draw:ellipse draw:style-name="gr34" draw:text-style-name="P76" svg:width="0.47cm" svg:height="0.468cm" svg:x="1.799cm" svg:y="3.685cm"><text:p/></draw:ellipse><draw:line draw:style-name="gr32" draw:text-style-name="P73" svg:x1="1.971cm" svg:y1="4.514cm" svg:x2="1.42cm" svg:y2="3.791cm"><text:p/></draw:line><draw:frame draw:style-name="gr36" draw:text-style-name="P72" svg:width="0.428cm" svg:height="0.837cm" svg:x="3.673cm" svg:y="2.653cm"><draw:text-box><text:p text:style-name="P71"><text:span text:style-name="T80">T</text:span></text:p></draw:text-box></draw:frame><draw:frame draw:style-name="gr37" draw:text-style-name="P72" svg:width="0.429cm" svg:height="0.837cm" svg:x="4.503cm" svg:y="2.798cm"><draw:text-box><text:p text:style-name="P71"><text:span text:style-name="T80">R</text:span></text:p></draw:text-box></draw:frame><draw:g draw:style-name="gr20"><draw:line draw:style-name="gr31" draw:text-style-name="P73" svg:x1="1.755cm" svg:y1="0.508cm" svg:x2="0.456cm" svg:y2="0.815cm"><text:p/></draw:line><draw:line draw:style-name="gr32" draw:text-style-name="P73" svg:x1="0.456cm" svg:y1="2.234cm" svg:x2="1.765cm" svg:y2="0.517cm"><text:p/></draw:line><draw:line draw:style-name="gr32" draw:text-style-name="P73" svg:x1="0.444cm" svg:y1="2.24cm" svg:x2="-0.088cm" svg:y2="1.524cm"><text:p/></draw:line><draw:frame draw:style-name="gr38" draw:text-style-name="P75" svg:width="0.237cm" svg:height="0.373cm" svg:x="0.445cm" svg:y="1.281cm"><draw:text-box><text:p text:style-name="P74"><text:span text:style-name="T81"><text:s/></text:span><text:span text:style-name="T82">5</text:span></text:p></draw:text-box></draw:frame><draw:ellipse draw:style-name="gr34" draw:text-style-name="P76" svg:width="0.472cm" svg:height="0.47cm" draw:transform="rotate (-3.14159265358979) translate (0.788458333333333cm 1.70215277777778cm)"><text:p/></draw:ellipse><draw:line draw:style-name="gr32" draw:text-style-name="P73" svg:x1="-0.083cm" svg:y1="1.53cm" svg:x2="0.466cm" svg:y2="0.807cm"><text:p/></draw:line></draw:g><draw:g draw:style-name="gr20"><draw:line draw:style-name="gr32" draw:text-style-name="P73" svg:x1="5.933cm" svg:y1="3.339cm" svg:x2="6.467cm" svg:y2="4.056cm"><text:p/></draw:line><draw:line draw:style-name="gr32" draw:text-style-name="P73" svg:x1="6.461cm" svg:y1="4.05cm" svg:x2="5.91cm" svg:y2="4.772cm"><text:p/></draw:line><draw:line draw:style-name="gr32" draw:text-style-name="P73" svg:x1="5.933cm" svg:y1="3.334cm" svg:x2="4.624cm" svg:y2="5.05cm"><text:p/></draw:line><draw:line draw:style-name="gr31" draw:text-style-name="P73" svg:x1="4.62cm" svg:y1="5.062cm" svg:x2="5.918cm" svg:y2="4.753cm"><text:p/></draw:line></draw:g><draw:g draw:style-name="gr20"><draw:line draw:style-name="gr32" draw:text-style-name="P73" svg:x1="3.856cm" svg:y1="2.556cm" svg:x2="4.034cm" svg:y2="2.728cm"><text:p/></draw:line><draw:line draw:style-name="gr32" draw:text-style-name="P73" svg:x1="3.854cm" svg:y1="2.735cm" svg:x2="4.032cm" svg:y2="2.563cm"><text:p/></draw:line></draw:g><draw:g draw:style-name="gr20"><draw:line draw:style-name="gr32" draw:text-style-name="P73" svg:x1="4.691cm" svg:y1="2.707cm" svg:x2="4.871cm" svg:y2="2.882cm"><text:p/></draw:line><draw:line draw:style-name="gr32" draw:text-style-name="P73" svg:x1="4.685cm" svg:y1="2.885cm" svg:x2="4.867cm" svg:y2="2.712cm"><text:p/></draw:line></draw:g><draw:g draw:style-name="gr20"><draw:line draw:style-name="gr32" draw:text-style-name="P73" svg:x1="4.123cm" svg:y1="1.062cm" svg:x2="4.303cm" svg:y2="1.237cm"><text:p/></draw:line><draw:line draw:style-name="gr32" draw:text-style-name="P73" svg:x1="4.122cm" svg:y1="1.234cm" svg:x2="4.304cm" svg:y2="1.062cm"><text:p/></draw:line></draw:g><draw:g draw:style-name="gr20"><draw:ellipse draw:style-name="gr34" draw:text-style-name="P76" svg:width="0.472cm" svg:height="0.461cm" draw:transform="rotate (-3.14159265358979) translate (6.14891666666667cm 4.30741666666667cm)"><text:p/></draw:ellipse><draw:frame draw:style-name="gr39" draw:text-style-name="P72" svg:width="0.237cm" svg:height="0.378cm" svg:x="5.798cm" svg:y="3.927cm"><draw:text-box><text:p text:style-name="P71"><text:span text:style-name="T81"><text:s/></text:span><text:span text:style-name="T83">6</text:span></text:p></draw:text-box></draw:frame></draw:g><draw:frame draw:style-name="gr40" draw:text-style-name="P72" svg:width="0.429cm" svg:height="0.664cm" svg:x="3.024cm" svg:y="1.798cm"><draw:text-box><text:p text:style-name="P71"><text:span text:style-name="T80">S</text:span></text:p></draw:text-box></draw:frame><draw:g draw:style-name="gr20"><draw:line draw:style-name="gr32" draw:text-style-name="P73" svg:x1="3.209cm" svg:y1="1.704cm" svg:x2="3.387cm" svg:y2="1.876cm"><text:p/></draw:line><draw:line draw:style-name="gr32" draw:text-style-name="P73" svg:x1="3.204cm" svg:y1="1.883cm" svg:x2="3.382cm" svg:y2="1.711cm"><text:p/></draw:line></draw:g></draw:g><text:span text:style-name="_5f_Caractères">Dans la symétrie de centre R, le quadrilatère n°1 se transforme en le quadrilatère n°</text:span><text:span text:style-name="_5f_pointillés_20_gris"><text:span text:style-name="T72"> </text:span></text:span><text:span text:style-name="_5f_Correction_5f_surligné"><text:span text:style-name="T55">4</text:span></text:span><text:span text:style-name="_5f_pointillés_20_gris"> .</text:span><text:span text:style-name="_5f_Caractères">.</text:span></text:p>
            </text:list-item>
            <text:list-item>
              <text:p text:style-name="P45"><text:span text:style-name="_5f_Caractères">Les quadrilatères n°1 et n°3 sont symétriques par rapport au point</text:span><text:span text:style-name="_5f_pointillés_20_gris"> </text:span><text:span text:style-name="_5f_pointillés_20_gris"><text:span text:style-name="T63">T</text:span></text:span><text:span text:style-name="_5f_pointillés_20_gris"> </text:span><text:span text:style-name="_5f_Caractères">.</text:span></text:p>
            </text:list-item>
            <text:list-item>
              <text:p text:style-name="P45"><text:span text:style-name="_5f_Caractères">Le quadrilatère n° </text:span><text:span text:style-name="_5f_Correction_5f_surligné"><text:span text:style-name="T64">2</text:span></text:span><text:span text:style-name="_5f_pointillés_20_gris"> </text:span><text:span text:style-name="_5f_Caractères">est le symétrique du quadrilatère n°1 par la symétrie de centre A.</text:span></text:p>
            </text:list-item>
            <text:list-item>
              <text:p text:style-name="P41"><text:span text:style-name="_5f_Caractères">Les quadrilatères n°</text:span><text:span text:style-name="_5f_pointillés_20_gris"><text:span text:style-name="T65"> </text:span></text:span><text:span text:style-name="_5f_pointillés_20_gris"><text:span text:style-name="T57">1 </text:span></text:span><text:span text:style-name="_5f_Caractères">et n°5 sont symétriques par rapport à une droite.</text:span></text:p>
            </text:list-item>
            <text:list-item>
              <text:p text:style-name="P41"><text:span text:style-name="_5f_Caractères">Le quadrilatère n°6 est l'image du quadrilatère n°1 par </text:span><text:span text:style-name="_5f_pointillés_20_gris"><text:span text:style-name="T73"><text:s/></text:span></text:span><text:span text:style-name="_5f_pointillés_20_gris"><text:span text:style-name="T57">une symétrie axiale.</text:span></text:span></text:p>
            </text:list-item>
          </text:list>
        </text:list-item>
        <text:list-item>
          <text:h text:style-name="P49" text:outline-level="1"><text:span text:style-name="_5f_Caractères">Frise <text:tab/></text:span><text:span text:style-name="_5f_Caractères"><text:span text:style-name="T74"> </text:span></text:span><text:span text:style-name="_5f_Caractères"><text:span text:style-name="T74"><draw:g text:anchor-type="as-char" draw:z-index="94" draw:name="Objet de groupe 1" draw:style-name="gr11"><draw:path draw:style-name="gr12" draw:text-style-name="P59" svg:width="1.121cm" svg:height="0.556cm" draw:transform="rotate (-3.14159265358979) translate (5.62441666666667cm 0.635930555555542cm)" svg:viewBox="0 0 1122 557" svg:d="M1122 33c-17 203-154 483-552 524-536-11-570-524-570-524 0 0 50 239 251 240s288-123 310-273c17 226 186 264 290 277 249-28 271-244 271-244z"><text:p/></draw:path><draw:path draw:style-name="gr13" draw:text-style-name="P60" svg:width="1.121cm" svg:height="0.556cm" svg:x="3.376cm" svg:y="0.654cm" svg:viewBox="0 0 1122 557" svg:d="M0 33c17 203 154 483 552 524 536-11 570-524 570-524 0 0-39 242-251 240s-288-123-310-273c-17 226-186 264-290 277-249-28-271-244-271-244z"><text:p/></draw:path><draw:circle draw:style-name="gr9" draw:text-style-name="P58" svg:width="1.124cm" svg:height="1.124cm" svg:x="1.127cm" svg:y="0.089cm" draw:kind="arc" draw:start-angle="-180" draw:end-angle="0"><text:p/></draw:circle><draw:ellipse draw:style-name="gr9" draw:text-style-name="P58" svg:width="0.562cm" svg:height="0.56cm" svg:x="1.127cm" svg:y="0.366cm" draw:kind="arc" draw:start-angle="-180" draw:end-angle="0"><text:p/></draw:ellipse><draw:ellipse draw:style-name="gr9" draw:text-style-name="P58" svg:width="0.563cm" svg:height="0.56cm" svg:x="1.688cm" svg:y="0.366cm" draw:kind="arc" draw:start-angle="-180" draw:end-angle="0"><text:p/></draw:ellipse><draw:ellipse draw:style-name="gr9" draw:text-style-name="P58" svg:width="1.126cm" svg:height="1.124cm" svg:x="2.251cm" svg:y="0.088cm" draw:kind="arc" draw:start-angle="0" draw:end-angle="180"><text:p/></draw:ellipse><draw:ellipse draw:style-name="gr9" draw:text-style-name="P58" svg:width="0.563cm" svg:height="0.562cm" svg:x="2.251cm" svg:y="0.367cm" draw:kind="arc" draw:start-angle="0" draw:end-angle="180"><text:p/></draw:ellipse><draw:ellipse draw:style-name="gr9" draw:text-style-name="P58" svg:width="0.563cm" svg:height="0.562cm" svg:x="2.813cm" svg:y="0.367cm" draw:kind="arc" draw:start-angle="0" draw:end-angle="180"><text:p/></draw:ellipse><draw:circle draw:style-name="gr9" draw:text-style-name="P58" svg:width="1.124cm" svg:height="1.124cm" svg:x="1.127cm" svg:y="0.089cm" draw:kind="arc" draw:start-angle="-180" draw:end-angle="0"><text:p/></draw:circle><draw:path draw:style-name="gr14" draw:text-style-name="P61" svg:width="1.123cm" svg:height="0.561cm" svg:x="3.375cm" svg:y="0.649cm" svg:viewBox="0 0 1124 562" svg:d="M1124 0c0 99-26 195-75 281-50 85-121 156-206 205-85 50-182 76-281 76s-196-26-281-76c-85-49-156-120-206-205-49-86-75-182-75-281"><text:p/></draw:path><draw:ellipse draw:style-name="gr9" draw:text-style-name="P58" svg:width="0.563cm" svg:height="0.56cm" svg:x="3.939cm" svg:y="0.366cm" draw:kind="arc" draw:start-angle="-180" draw:end-angle="0"><text:p/></draw:ellipse><draw:ellipse draw:style-name="gr9" draw:text-style-name="P58" svg:width="0.563cm" svg:height="0.56cm" svg:x="3.376cm" svg:y="0.366cm" draw:kind="arc" draw:start-angle="-180" draw:end-angle="0"><text:p/></draw:ellipse><draw:ellipse draw:style-name="gr9" draw:text-style-name="P58" svg:width="1.128cm" svg:height="1.124cm" svg:x="4.5cm" svg:y="0.088cm" draw:kind="arc" draw:start-angle="0" draw:end-angle="180"><text:p/></draw:ellipse><draw:ellipse draw:style-name="gr9" draw:text-style-name="P58" svg:width="0.565cm" svg:height="0.562cm" svg:x="4.5cm" svg:y="0.367cm" draw:kind="arc" draw:start-angle="0" draw:end-angle="180"><text:p/></draw:ellipse><draw:ellipse draw:style-name="gr9" draw:text-style-name="P58" svg:width="1.128cm" svg:height="1.124cm" svg:x="4.5cm" svg:y="0.088cm" draw:kind="arc" draw:start-angle="0" draw:end-angle="180"><text:p/></draw:ellipse><draw:ellipse draw:style-name="gr9" draw:text-style-name="P58" svg:width="0.563cm" svg:height="0.562cm" svg:x="5.064cm" svg:y="0.367cm" draw:kind="arc" draw:start-angle="0" draw:end-angle="180"><text:p/></draw:ellipse><draw:ellipse draw:style-name="gr9" draw:text-style-name="P58" svg:width="1.126cm" svg:height="1.124cm" svg:x="5.625cm" svg:y="0.089cm" draw:kind="arc" draw:start-angle="-180" draw:end-angle="0"><text:p/></draw:ellipse><draw:ellipse draw:style-name="gr9" draw:text-style-name="P58" svg:width="0.563cm" svg:height="0.56cm" svg:x="6.189cm" svg:y="0.366cm" draw:kind="arc" draw:start-angle="-180" draw:end-angle="0"><text:p/></draw:ellipse><draw:ellipse draw:style-name="gr9" draw:text-style-name="P58" svg:width="0.565cm" svg:height="0.56cm" svg:x="5.625cm" svg:y="0.366cm" draw:kind="arc" draw:start-angle="-180" draw:end-angle="0"><text:p/></draw:ellipse><draw:ellipse draw:style-name="gr9" draw:text-style-name="P58" svg:width="1.13cm" svg:height="1.124cm" svg:x="6.75cm" svg:y="0.088cm" draw:kind="arc" draw:start-angle="0" draw:end-angle="180"><text:p/></draw:ellipse><draw:ellipse draw:style-name="gr9" draw:text-style-name="P58" svg:width="0.567cm" svg:height="0.562cm" svg:x="6.75cm" svg:y="0.367cm" draw:kind="arc" draw:start-angle="0" draw:end-angle="180"><text:p/></draw:ellipse><draw:ellipse draw:style-name="gr9" draw:text-style-name="P58" svg:width="0.563cm" svg:height="0.562cm" svg:x="7.315cm" svg:y="0.367cm" draw:kind="arc" draw:start-angle="0" draw:end-angle="180"><text:p/></draw:ellipse><draw:ellipse draw:style-name="gr9" draw:text-style-name="P58" svg:width="1.128cm" svg:height="1.124cm" svg:x="7.876cm" svg:y="0.089cm" draw:kind="arc" draw:start-angle="-180" draw:end-angle="0"><text:p/></draw:ellipse><draw:ellipse draw:style-name="gr9" draw:text-style-name="P58" svg:width="0.563cm" svg:height="0.56cm" svg:x="8.44cm" svg:y="0.366cm" draw:kind="arc" draw:start-angle="-180" draw:end-angle="0"><text:p/></draw:ellipse><draw:ellipse draw:style-name="gr9" draw:text-style-name="P58" svg:width="0.567cm" svg:height="0.56cm" svg:x="7.876cm" svg:y="0.366cm" draw:kind="arc" draw:start-angle="-180" draw:end-angle="0"><text:p/></draw:ellipse><draw:frame draw:name="DescriptionOOoTep_ 1" draw:style-name="gr15" draw:text-style-name="P62" svg:width="0.004cm" svg:height="0.004cm" svg:x="0.002cm" svg:y="0.088cm"><draw:text-box><text:p/></draw:text-box><svg:desc>@options;  repereortho(313,263,30,1,1){ 0 , moyen , noir , num1 ,i};@figure;  A = point( -5 , 0.99 )  { i };  sc_G = symetrie( G )  { noir };  isc_GarcCAB = image( sc_G , arcCAB )  { noir };  isc_GarcAIB = image( sc_G , arcAIB )  { noir };  isc_GarcCJA = image( sc_G , arcCJA )  { noir };
</svg:desc></draw:frame><draw:custom-shape draw:style-name="gr16" draw:text-style-name="P63" svg:width="0.096cm" svg:height="0.094cm" svg:x="2.205cm" svg:y="0.605cm"><text:p/><draw:enhanced-geometry svg:viewBox="0 0 21600 21600" draw:glue-points="10800 0 3163 3163 0 10800 3163 18437 10800 21600 18437 18437 21600 10800 18437 3163" draw:text-areas="3163 3163 18437 18437" draw:type="ellipse" draw:enhanced-path="U 10800 10800 10800 10800 0 360 Z N"/></draw:custom-shape><draw:line draw:style-name="gr17" draw:text-style-name="P64" svg:x1="2.814cm" svg:y1="0cm" svg:x2="2.814cm" svg:y2="1.248cm"><text:p/></draw:line><draw:path draw:style-name="gr18" draw:text-style-name="P65" svg:width="1.121cm" svg:height="0.556cm" draw:transform="rotate (-3.14159265358979) translate (1.12441666666667cm 0.642930555555547cm)" svg:viewBox="0 0 1122 557" svg:d="M1122 33c-17 203-154 483-552 524-536-11-570-524-570-524 0 0 61 240 251 240s288-123 310-273c17 226 186 264 290 277 249-28 271-244 271-244z"><text:p/></draw:path><draw:ellipse draw:style-name="gr9" draw:text-style-name="P58" svg:width="1.128cm" svg:height="1.123cm" svg:x="0cm" svg:y="0.093cm" draw:kind="arc" draw:start-angle="0" draw:end-angle="180"><text:p/></draw:ellipse><draw:ellipse draw:style-name="gr9" draw:text-style-name="P58" svg:width="0.565cm" svg:height="0.56cm" svg:x="0cm" svg:y="0.372cm" draw:kind="arc" draw:start-angle="0" draw:end-angle="180"><text:p/></draw:ellipse><draw:ellipse draw:style-name="gr9" draw:text-style-name="P58" svg:width="1.128cm" svg:height="1.123cm" svg:x="0cm" svg:y="0.093cm" draw:kind="arc" draw:start-angle="0" draw:end-angle="180"><text:p/></draw:ellipse><draw:ellipse draw:style-name="gr9" draw:text-style-name="P58" svg:width="0.565cm" svg:height="0.56cm" svg:x="0.563cm" svg:y="0.372cm" draw:kind="arc" draw:start-angle="0" draw:end-angle="180"><text:p/></draw:ellipse></draw:g></text:span></text:span></text:h>
          <text:list>
            <text:list-item>
              <text:p text:style-name="P40"><text:span text:style-name="_5f_Caractères">Colorie en bleu un motif symétrique au motif rouge par rapport à un point. Entoure ce point en bleu.</text:span></text:p>
            </text:list-item>
            <text:list-item>
              <text:p text:style-name="P40"><text:span text:style-name="_5f_Caractères">Colorie en vert un motif symétrique au motif rouge par rapport à un axe. Dessine cet axe en vert.</text:span></text:p>
            </text:list-item>
            <text:list-item>
              <text:p text:style-name="P41"><text:span text:style-name="_5f_Caractères">Sachant que l’aire du motif rouge est égale à </text:span><text:span text:style-name="_5f_pointillés_20_gris"><draw:frame draw:style-name="fr5" draw:name="Objet1" text:anchor-type="as-char" svg:y="-0.534cm" svg:width="0.293cm" svg:height="0.87cm" draw:z-index="82"><draw:object xlink:href="./Object 1" xlink:type="simple" xlink:show="embed" xlink:actuate="onLoad"/><draw:image xlink:href="./ObjectReplacements/Object 1" xlink:type="simple" xlink:show="embed" xlink:actuate="onLoad"/><svg:desc>formula</svg:desc></draw:frame></text:span><text:span text:style-name="_5f_Caractères">× π cm², donne une valeur approchée au centième </text:span><text:span text:style-name="_5f_Caractères"><text:span text:style-name="T31">près </text:span></text:span><text:span text:style-name="_5f_Caractères">de l’aire du motif, puis déduis-en un </text:span><text:span text:style-name="_5f_Caractères"><text:span text:style-name="T32">ordre de grandeur</text:span></text:span><text:span text:style-name="_5f_Caractères"> de l’aire de la portion de frise représentée : </text:span><text:span text:style-name="_5f_Correction_5f_surligné"><text:span text:style-name="T48">A</text:span></text:span><text:span text:style-name="_5f_Correction_5f_surligné"><text:span text:style-name="T49">ire du motif </text:span></text:span><text:span text:style-name="_5f_Correction_5f_surligné"><text:span text:style-name="T47">rouge</text:span></text:span><text:span text:style-name="_5f_Correction_5f_surligné"><text:span text:style-name="T49"> </text:span></text:span><text:span text:style-name="_5f_Correction_5f_surligné"><text:span text:style-name="T33">≈</text:span></text:span><text:span text:style-name="_5f_Correction_5f_surligné"><text:span text:style-name="T49"> </text:span></text:span><text:span text:style-name="_5f_Correction_5f_surligné"><text:span text:style-name="T50">1,57 cm²</text:span></text:span><text:span text:style-name="_5f_Correction_5f_surligné"><text:span text:style-name="T49"> </text:span></text:span></text:p>
            </text:list-item>
          </text:list>
        </text:list-item>
      </text:list>
      <text:p text:style-name="P42"><text:span text:style-name="_5f_Correction_5f_surligné"><text:span text:style-name="T48">Aire de la portion de frise </text:span></text:span><text:span text:style-name="_5f_Correction_5f_surligné"><text:span text:style-name="T51">= </text:span></text:span><text:span text:style-name="_5f_Correction_5f_surligné"><text:span text:style-name="T48">8 x Aire du motif </text:span></text:span><text:span text:style-name="_5f_Correction_5f_surligné"><text:span text:style-name="T52">rouge</text:span></text:span><text:span text:style-name="_5f_Correction_5f_surligné"><text:span text:style-name="T48"> </text:span></text:span><text:span text:style-name="_5f_Correction_5f_surligné"><text:span text:style-name="T34">≈</text:span></text:span><text:span text:style-name="_5f_Correction_5f_surligné"><text:span text:style-name="T48"> </text:span></text:span><text:span text:style-name="_5f_Correction_5f_surligné"><text:span text:style-name="T50">12,57 cm²</text:span></text:span><text:span text:style-name="_5f_Correction_5f_surligné"><text:span text:style-name="T48"> <text:s/></text:span></text:span></text:p>
      <text:list text:continue-numbering="true" text:style-name="_5f_Numérotation_20_des_20_exercices">
        <text:list-item>
          <text:list>
            <text:list-item>
              <text:p text:style-name="P44"><text:span text:style-name="_5f_Caractères">Dessine à main levée le motif minimal qui permet d’obtenir cette frise en répétant des symétries :</text:span><text:span text:style-name="_5f_Caractères"><text:span text:style-name="T74"> </text:span></text:span></text:p>
              <text:list>
                <text:list-item>
                  <text:list>
                    <text:list-item>
                      <text:list>
                        <text:list-item>
                          <text:list>
                            <text:list-header>
                              <text:p text:style-name="P27"><draw:g text:anchor-type="paragraph" draw:z-index="95" draw:name="Objet de groupe 2" draw:style-name="gr7"><draw:path draw:style-name="gr10" draw:text-style-name="P57" svg:width="1.989cm" svg:height="0.986cm" draw:transform="rotate (-3.14159265358979) translate (2.84216217742166cm 0.835378769515016cm)" svg:viewBox="0 0 1990 987" svg:d="M1990 58c-30 360-273 856-979 929-951-20-1011-929-1011-929 0 0 89 424 445 426 357 2 511-218 550-484 30 400 330 468 514 491 442-50 481-433 481-433z"><text:p/></draw:path><draw:path draw:style-name="gr9" draw:text-style-name="P58" svg:width="1.999cm" svg:height="0.995cm" svg:x="0.849cm" svg:y="-0.148cm" svg:viewBox="0 0 2000 996" svg:d="M0 996c0-176 46-347 135-498 87-152 213-277 365-365 153-87 325-133 500-133 176 0 348 46 500 133 153 88 279 213 366 365 88 151 134 322 134 496v2"><text:p/></draw:path><draw:path draw:style-name="gr9" draw:text-style-name="P58" svg:width="1.004cm" svg:height="0.495cm" svg:x="0.849cm" svg:y="0.344cm" svg:viewBox="0 0 1005 496" svg:d="M0 496c0-87 23-172 67-248 45-76 109-138 185-181 76-44 163-67 252-67 87 0 173 23 250 67 76 43 140 105 184 181s67 161 67 248"><text:p/></draw:path><draw:path draw:style-name="gr9" draw:text-style-name="P58" svg:width="0.997cm" svg:height="0.495cm" svg:x="1.846cm" svg:y="0.344cm" svg:viewBox="0 0 998 496" svg:d="M0 496c0-87 23-172 67-248 43-76 107-138 183-181 76-44 161-67 250-67 87 0 172 23 248 67 77 43 140 105 183 181 44 76 67 161 67 248"><text:p/></draw:path></draw:g><draw:g text:anchor-type="paragraph" draw:z-index="96" draw:name="Objet de groupe 4" draw:style-name="gr7"><draw:path draw:style-name="gr8" draw:text-style-name="P57" svg:width="1.025cm" svg:height="0.987cm" draw:transform="rotate (-3.14159265358979) translate (7.88425247102931cm 0.84039150121909cm)" svg:viewBox="0 0 1026 988" svg:d="M1026 57c-30 361-292 858-1005 931-10-727-3-188-21-988 30 402 355 467 541 491 446-50 485-434 485-434z"><text:p/></draw:path><draw:path draw:style-name="gr9" draw:text-style-name="P58" svg:width="1.009cm" svg:height="0.998cm" svg:x="6.855cm" svg:y="-0.143cm" svg:viewBox="0 0 1010 999" svg:d="M0 999c0-176 47-348 136-500 88-152 215-277 369-366 154-87 328-133 505-133"><text:p/></draw:path><draw:path draw:style-name="gr9" draw:text-style-name="P58" svg:width="1.015cm" svg:height="0.497cm" svg:x="6.855cm" svg:y="0.352cm" svg:viewBox="0 0 1016 498" svg:d="M0 498c0-87 23-173 68-249 45-77 109-139 186-181 77-45 165-68 255-68 88 0 175 23 252 68 77 42 142 104 187 181 44 76 68 162 68 249"><text:p/></draw:path></draw:g><text:span text:style-name="_5f_Correction_5f_surligné"><text:span text:style-name="T76">ou même seulement</text:span></text:span></text:p>
                            </text:list-header>
                          </text:list>
                        </text:list-item>
                      </text:list>
                    </text:list-item>
                  </text:list>
                </text:list-item>
              </text:list>
            </text:list-item>
          </text:list>
        </text:list-item>
      </text:list>
      <text:p text:style-name="P24"><text:span text:style-name="_5f_Caractères"/></text:p>
      <text:p text:style-name="P24"><text:span text:style-name="_5f_Caractères"/></text:p>
      <text:list text:continue-numbering="true" text:style-name="_5f_Numérotation_20_des_20_exercices">
        <text:list-item>
          <text:h text:style-name="P38" text:outline-level="1"><text:span text:style-name="_5f_Caractères">Un motif pave toute la surface, comme cette colonne de l’Alhambra de Grenade.</text:span></text:h>
        </text:list-item>
      </text:list>
      <text:section text:style-name="Sect1" text:name="Section1">
        <text:p text:style-name="_5f_Paragraphe_5f_Réponse_5f_Pointillés_5f_Grisés"><draw:g text:anchor-type="paragraph" draw:z-index="93" draw:name="Shape5" draw:style-name="gr19"><draw:g draw:style-name="gr20"><draw:polygon draw:style-name="gr21" draw:text-style-name="P66" svg:width="0.673cm" svg:height="1.347cm" draw:transform="rotate (-1.5707963267949) translate (8.07879290960437cm 2.20640993465623cm)" svg:viewBox="0 0 674 1348" draw:points="674,1348 674,0 346,153 346,319 0,667 346,1013 514,1011 672,1345"><text:p/></draw:polygon><draw:polygon draw:style-name="gr21" draw:text-style-name="P66" svg:width="0.673cm" svg:height="1.347cm" draw:transform="rotate (-1.5707963267949) translate (8.07415616669933cm 2.88351543632904cm)" svg:viewBox="0 0 674 1348" draw:points="0,1348 0,0 328,153 328,319 674,667 328,1013 160,1011 1,1345"><text:p/></draw:polygon></draw:g><draw:g draw:style-name="gr20"><draw:polygon draw:style-name="gr21" draw:text-style-name="P66" svg:width="0.673cm" svg:height="1.347cm" draw:transform="rotate (1.5707963267949) translate (1.33930132113611cm 1.52546175183885cm)" svg:viewBox="0 0 674 1348" draw:points="0,1348 0,0 328,153 328,319 674,667 328,1013 160,1011 2,1345"><text:p/></draw:polygon><draw:polygon draw:style-name="gr21" draw:text-style-name="P66" svg:width="0.673cm" svg:height="1.347cm" draw:transform="rotate (1.5707963267949) translate (1.34356313208687cm 2.19894218546592cm)" svg:viewBox="0 0 674 1348" draw:points="674,1348 674,0 346,153 346,319 0,667 346,1013 514,1011 673,1345"><text:p/></draw:polygon></draw:g><draw:g draw:style-name="gr22"><draw:g draw:style-name="gr22"><draw:g draw:style-name="gr22"><draw:g draw:style-name="gr20"><draw:polygon draw:style-name="gr23" draw:text-style-name="P67" svg:width="0.673cm" svg:height="1.35cm" draw:transform="rotate (-3.14159265358979) translate (1.32643330775886cm 2.881482471542cm)" svg:viewBox="0 0 674 1351" draw:points="0,1351 0,0 328,153 328,319 674,667 328,1015 160,1013 2,1348"><text:p/></draw:polygon><draw:polygon draw:style-name="gr23" draw:text-style-name="P67" svg:width="0.673cm" svg:height="1.35cm" draw:transform="rotate (-3.14159265358979) translate (2.00398554483789cm 2.88172066518482cm)" svg:viewBox="0 0 674 1351" draw:points="674,1351 674,0 346,153 346,319 0,667 346,1015 514,1013 673,1348"><text:p/></draw:polygon></draw:g><draw:g draw:style-name="gr20"><draw:polygon draw:style-name="gr23" draw:text-style-name="P67" svg:width="0.673cm" svg:height="1.35cm" svg:x="1.33cm" svg:y="0.175cm" svg:viewBox="0 0 674 1351" draw:points="0,1351 0,0 328,153 328,319 674,667 328,1015 160,1013 2,1348"><text:p/></draw:polygon><draw:polygon draw:style-name="gr23" draw:text-style-name="P67" svg:width="0.673cm" svg:height="1.35cm" svg:x="0.652cm" svg:y="0.18cm" svg:viewBox="0 0 674 1351" draw:points="674,1351 674,0 346,153 346,319 0,667 346,1015 514,1013 673,1348"><text:p/></draw:polygon></draw:g></draw:g><draw:g draw:style-name="gr22"><draw:g draw:style-name="gr20"><draw:polygon draw:style-name="gr23" draw:text-style-name="P67" svg:width="0.673cm" svg:height="1.35cm" draw:transform="rotate (-3.14159265358979) translate (1.32643330775884cm 5.58230727031841cm)" svg:viewBox="0 0 674 1351" draw:points="0,1351 0,0 328,153 328,319 674,667 328,1015 160,1013 2,1348"><text:p/></draw:polygon><draw:polygon draw:style-name="gr23" draw:text-style-name="P67" svg:width="0.673cm" svg:height="1.35cm" draw:transform="rotate (-3.14159265358979) translate (2.00398554483789cm 5.57941898010998cm)" svg:viewBox="0 0 674 1351" draw:points="674,1351 674,0 346,153 346,319 0,667 346,1015 514,1013 673,1348"><text:p/></draw:polygon></draw:g><draw:g draw:style-name="gr20"><draw:polygon draw:style-name="gr23" draw:text-style-name="P67" svg:width="0.673cm" svg:height="1.35cm" svg:x="1.33cm" svg:y="2.878cm" svg:viewBox="0 0 674 1351" draw:points="0,1351 0,0 328,153 328,319 674,667 328,1015 160,1013 2,1348"><text:p/></draw:polygon><draw:polygon draw:style-name="gr23" draw:text-style-name="P67" svg:width="0.673cm" svg:height="1.35cm" svg:x="0.652cm" svg:y="2.879cm" svg:viewBox="0 0 674 1351" draw:points="674,1351 674,0 346,153 346,319 0,667 346,1015 514,1013 673,1348"><text:p/></draw:polygon></draw:g></draw:g></draw:g><draw:g draw:style-name="gr20"><draw:polygon draw:style-name="gr23" draw:text-style-name="P67" svg:width="0.673cm" svg:height="1.35cm" svg:x="2.678cm" svg:y="4.229cm" svg:viewBox="0 0 674 1351" draw:points="0,1351 0,0 328,153 328,319 674,667 328,1015 160,1013 2,1348"><text:p/></draw:polygon><draw:polygon draw:style-name="gr23" draw:text-style-name="P67" svg:width="0.673cm" svg:height="1.35cm" svg:x="2.002cm" svg:y="4.231cm" svg:viewBox="0 0 674 1351" draw:points="674,1351 674,0 346,153 346,319 0,667 346,1015 514,1013 673,1348"><text:p/></draw:polygon></draw:g><draw:g draw:style-name="gr20"><draw:polygon draw:style-name="gr23" draw:text-style-name="P67" svg:width="0.673cm" svg:height="1.35cm" draw:transform="rotate (-3.14159265358979) translate (2.67729888195454cm 1.53063331407949cm)" svg:viewBox="0 0 674 1351" draw:points="0,1351 0,0 328,153 328,319 674,667 328,1015 160,1013 2,1348"><text:p/></draw:polygon><draw:polygon draw:style-name="gr23" draw:text-style-name="P67" svg:width="0.673cm" svg:height="1.35cm" draw:transform="rotate (-3.14159265358979) translate (3.35222605098789cm 1.53099538868702cm)" svg:viewBox="0 0 674 1351" draw:points="674,1351 674,0 346,153 346,319 0,667 346,1015 514,1013 673,1348"><text:p/></draw:polygon></draw:g><draw:g draw:style-name="gr22"><draw:g draw:style-name="gr20"><draw:polygon draw:style-name="gr23" draw:text-style-name="P67" svg:width="0.673cm" svg:height="1.35cm" svg:x="2.678cm" svg:y="1.531cm" svg:viewBox="0 0 674 1351" draw:points="0,1351 0,0 328,153 328,319 674,667 328,1015 160,1013 2,1348"><text:p/></draw:polygon><draw:polygon draw:style-name="gr23" draw:text-style-name="P67" svg:width="0.673cm" svg:height="1.35cm" svg:x="2.002cm" svg:y="1.531cm" svg:viewBox="0 0 674 1351" draw:points="674,1351 674,0 346,153 346,319 0,667 346,1015 514,1013 673,1348"><text:p/></draw:polygon></draw:g><draw:g draw:style-name="gr20"><draw:polygon draw:style-name="gr23" draw:text-style-name="P67" svg:width="0.673cm" svg:height="1.35cm" draw:transform="rotate (-3.14159265358979) translate (2.67729888195454cm 4.22995692577483cm)" svg:viewBox="0 0 674 1351" draw:points="0,1351 0,0 328,153 328,319 674,667 328,1015 160,1013 2,1348"><text:p/></draw:polygon><draw:polygon draw:style-name="gr23" draw:text-style-name="P67" svg:width="0.673cm" svg:height="1.35cm" draw:transform="rotate (-3.14159265358979) translate (3.35222605098796cm 4.22956982264744cm)" svg:viewBox="0 0 674 1351" draw:points="674,1351 674,0 346,153 346,319 0,667 346,1015 514,1013 673,1348"><text:p/></draw:polygon></draw:g></draw:g></draw:g><draw:g draw:style-name="gr22"><draw:g draw:style-name="gr22"><draw:g draw:style-name="gr22"><draw:g draw:style-name="gr20"><draw:polygon draw:style-name="gr23" draw:text-style-name="P67" svg:width="0.673cm" svg:height="1.35cm" draw:transform="rotate (-3.14159265358979) translate (4.02878978743413cm 2.88175542098668cm)" svg:viewBox="0 0 674 1351" draw:points="0,1351 0,0 328,153 328,319 674,667 328,1015 160,1013 2,1348"><text:p/></draw:polygon><draw:polygon draw:style-name="gr23" draw:text-style-name="P67" svg:width="0.673cm" svg:height="1.35cm" draw:transform="rotate (-3.14159265358979) translate (4.70184140134611cm 2.88136831785928cm)" svg:viewBox="0 0 674 1351" draw:points="674,1351 674,0 346,153 346,319 0,667 346,1015 514,1013 673,1348"><text:p/></draw:polygon></draw:g><draw:g draw:style-name="gr20"><draw:polygon draw:style-name="gr23" draw:text-style-name="P67" svg:width="0.673cm" svg:height="1.35cm" svg:x="4.028cm" svg:y="0.175cm" svg:viewBox="0 0 674 1351" draw:points="0,1351 0,0 328,153 328,319 674,667 328,1015 160,1013 2,1348"><text:p/></draw:polygon><draw:polygon draw:style-name="gr23" draw:text-style-name="P67" svg:width="0.673cm" svg:height="1.35cm" svg:x="3.355cm" svg:y="0.18cm" svg:viewBox="0 0 674 1351" draw:points="674,1351 674,0 346,153 346,319 0,667 346,1015 514,1013 673,1348"><text:p/></draw:polygon></draw:g></draw:g><draw:g draw:style-name="gr22"><draw:g draw:style-name="gr20"><draw:polygon draw:style-name="gr23" draw:text-style-name="P67" svg:width="0.673cm" svg:height="1.35cm" draw:transform="rotate (-3.14159265358979) translate (4.02878978743413cm 5.58258021976301cm)" svg:viewBox="0 0 674 1351" draw:points="0,1351 0,0 328,153 328,319 674,667 328,1015 160,1013 2,1348"><text:p/></draw:polygon><draw:polygon draw:style-name="gr23" draw:text-style-name="P67" svg:width="0.673cm" svg:height="1.35cm" draw:transform="rotate (-3.14159265358979) translate (4.70184140134611cm 5.58031699760039cm)" svg:viewBox="0 0 674 1351" draw:points="674,1351 674,0 346,153 346,319 0,667 346,1015 514,1013 673,1348"><text:p/></draw:polygon></draw:g><draw:g draw:style-name="gr20"><draw:polygon draw:style-name="gr23" draw:text-style-name="P67" svg:width="0.673cm" svg:height="1.35cm" svg:x="4.028cm" svg:y="2.878cm" svg:viewBox="0 0 674 1351" draw:points="0,1351 0,0 328,153 328,319 674,667 328,1015 160,1013 2,1348"><text:p/></draw:polygon><draw:polygon draw:style-name="gr23" draw:text-style-name="P67" svg:width="0.673cm" svg:height="1.35cm" svg:x="3.355cm" svg:y="2.879cm" svg:viewBox="0 0 674 1351" draw:points="674,1351 674,0 346,153 346,319 0,667 346,1015 514,1013 673,1348"><text:p/></draw:polygon></draw:g></draw:g></draw:g><draw:g draw:style-name="gr20"><draw:polygon draw:style-name="gr23" draw:text-style-name="P67" svg:width="0.673cm" svg:height="1.35cm" svg:x="5.378cm" svg:y="4.229cm" svg:viewBox="0 0 674 1351" draw:points="0,1351 0,0 328,153 328,319 674,667 328,1015 160,1013 2,1348"><text:p/></draw:polygon><draw:polygon draw:style-name="gr23" draw:text-style-name="P67" svg:width="0.673cm" svg:height="1.35cm" svg:x="4.703cm" svg:y="4.235cm" svg:viewBox="0 0 674 1351" draw:points="674,1351 674,0 346,153 346,319 0,667 346,1015 514,1013 673,1348"><text:p/></draw:polygon></draw:g><draw:g draw:style-name="gr20"><draw:polygon draw:style-name="gr23" draw:text-style-name="P67" svg:width="0.673cm" svg:height="1.35cm" draw:transform="rotate (-3.14159265358979) translate (5.37940513779228cm 1.53028096675381cm)" svg:viewBox="0 0 674 1351" draw:points="0,1351 0,0 328,153 328,319 674,667 328,1015 160,1013 2,1348"><text:p/></draw:polygon><draw:polygon draw:style-name="gr23" draw:text-style-name="P67" svg:width="0.673cm" svg:height="1.35cm" draw:transform="rotate (-3.14159265358979) translate (6.0514567517042cm 1.53026833813166cm)" svg:viewBox="0 0 674 1351" draw:points="674,1351 674,0 346,153 346,319 0,667 346,1015 514,1013 673,1348"><text:p/></draw:polygon></draw:g><draw:g draw:style-name="gr22"><draw:g draw:style-name="gr20"><draw:polygon draw:style-name="gr23" draw:text-style-name="P67" svg:width="0.673cm" svg:height="1.35cm" svg:x="5.378cm" svg:y="1.531cm" svg:viewBox="0 0 674 1351" draw:points="0,1351 0,0 328,153 328,319 674,667 328,1015 160,1013 2,1348"><text:p/></draw:polygon><draw:polygon draw:style-name="gr23" draw:text-style-name="P67" svg:width="0.673cm" svg:height="1.35cm" svg:x="4.703cm" svg:y="1.531cm" svg:viewBox="0 0 674 1351" draw:points="674,1351 674,0 346,153 346,319 0,667 346,1015 514,1013 673,1348"><text:p/></draw:polygon></draw:g><draw:g draw:style-name="gr20"><draw:polygon draw:style-name="gr23" draw:text-style-name="P67" svg:width="0.673cm" svg:height="1.35cm" draw:transform="rotate (-3.14159265358979) translate (5.37940513779228cm 4.23485494326515cm)" svg:viewBox="0 0 674 1351" draw:points="0,1351 0,0 328,153 328,319 674,667 328,1015 160,1013 2,1348"><text:p/></draw:polygon><draw:polygon draw:style-name="gr23" draw:text-style-name="P67" svg:width="0.673cm" svg:height="1.35cm" draw:transform="rotate (-3.14159265358979) translate (6.0514567517042cm 4.22921747532185cm)" svg:viewBox="0 0 674 1351" draw:points="674,1351 674,0 346,153 346,319 0,667 346,1015 514,1013 673,1348"><text:p/></draw:polygon></draw:g></draw:g></draw:g><draw:g draw:style-name="gr22"><draw:g draw:style-name="gr22"><draw:g draw:style-name="gr22"><draw:g draw:style-name="gr20"><draw:polygon draw:style-name="gr23" draw:text-style-name="P67" svg:width="0.673cm" svg:height="1.35cm" draw:transform="rotate (-3.14159265358979) translate (6.73291841980202cm 2.88208559199665cm)" svg:viewBox="0 0 674 1351" draw:points="0,1351 0,0 328,153 328,319 674,668 328,1015 160,1014 2,1348"><text:p/></draw:polygon><draw:polygon draw:style-name="gr23" draw:text-style-name="P67" svg:width="0.673cm" svg:height="1.35cm" draw:transform="rotate (-3.14159265358979) translate (7.40424258905966cm 2.88132320674357cm)" svg:viewBox="0 0 674 1351" draw:points="674,1351 674,0 346,153 346,319 0,668 346,1015 514,1014 673,1348"><text:p/></draw:polygon></draw:g><draw:g draw:style-name="gr20"><draw:polygon draw:style-name="gr23" draw:text-style-name="P67" svg:width="0.673cm" svg:height="1.35cm" svg:x="6.731cm" svg:y="0.175cm" svg:viewBox="0 0 674 1351" draw:points="0,1351 0,0 328,153 328,319 674,668 328,1015 160,1014 2,1348"><text:p/></draw:polygon><draw:polygon draw:style-name="gr23" draw:text-style-name="P67" svg:width="0.673cm" svg:height="1.35cm" svg:x="6.059cm" svg:y="0.18cm" svg:viewBox="0 0 674 1351" draw:points="674,1351 674,0 346,153 346,319 0,668 346,1015 514,1014 673,1348"><text:p/></draw:polygon></draw:g></draw:g><draw:g draw:style-name="gr22"><draw:g draw:style-name="gr20"><draw:polygon draw:style-name="gr23" draw:text-style-name="P67" svg:width="0.673cm" svg:height="1.35cm" draw:transform="rotate (-3.14159265358979) translate (6.73291841980202cm 5.5854908658756cm)" svg:viewBox="0 0 674 1351" draw:points="0,1351 0,0 328,153 328,319 674,668 328,1015 160,1014 2,1348"><text:p/></draw:polygon><draw:polygon draw:style-name="gr23" draw:text-style-name="P67" svg:width="0.673cm" svg:height="1.35cm" draw:transform="rotate (-3.14159265358979) translate (7.40424258905966cm 5.58285259031174cm)" svg:viewBox="0 0 674 1351" draw:points="674,1351 674,0 346,153 346,319 0,668 346,1015 514,1014 673,1348"><text:p/></draw:polygon></draw:g><draw:g draw:style-name="gr20"><draw:polygon draw:style-name="gr23" draw:text-style-name="P67" svg:width="0.673cm" svg:height="1.35cm" svg:x="6.731cm" svg:y="2.878cm" svg:viewBox="0 0 674 1351" draw:points="0,1351 0,0 328,153 328,319 674,668 328,1015 160,1014 2,1348"><text:p/></draw:polygon><draw:polygon draw:style-name="gr23" draw:text-style-name="P67" svg:width="0.673cm" svg:height="1.35cm" svg:x="6.059cm" svg:y="2.884cm" svg:viewBox="0 0 674 1351" draw:points="674,1351 674,0 346,153 346,319 0,668 346,1015 514,1014 673,1348"><text:p/></draw:polygon></draw:g></draw:g></draw:g><draw:g draw:style-name="gr20"><draw:polygon draw:style-name="gr23" draw:text-style-name="P67" svg:width="0.673cm" svg:height="1.35cm" svg:x="8.079cm" svg:y="4.231cm" svg:viewBox="0 0 674 1351" draw:points="0,1351 0,0 328,153 328,319 674,668 328,1015 160,1014 2,1348"><text:p/></draw:polygon><draw:polygon draw:style-name="gr23" draw:text-style-name="P67" svg:width="0.673cm" svg:height="1.35cm" svg:x="7.404cm" svg:y="4.235cm" svg:viewBox="0 0 674 1351" draw:points="674,1351 674,0 346,153 346,319 0,668 346,1015 514,1014 673,1348"><text:p/></draw:polygon></draw:g><draw:g draw:style-name="gr20"><draw:polygon draw:style-name="gr23" draw:text-style-name="P67" svg:width="0.673cm" svg:height="1.35cm" draw:transform="rotate (-3.14159265358979) translate (8.07907954239391cm 1.53138414213821cm)" svg:viewBox="0 0 674 1351" draw:points="0,1351 0,0 328,153 328,319 674,668 328,1015 160,1014 2,1348"><text:p/></draw:polygon><draw:polygon draw:style-name="gr23" draw:text-style-name="P67" svg:width="0.673cm" svg:height="1.35cm" draw:transform="rotate (-3.14159265358979) translate (8.75765393548918cm 1.53074563784983cm)" svg:viewBox="0 0 674 1351" draw:points="674,1351 674,0 346,153 346,319 0,668 346,1015 514,1014 673,1348"><text:p/></draw:polygon></draw:g><draw:g draw:style-name="gr22"><draw:g draw:style-name="gr20"><draw:polygon draw:style-name="gr23" draw:text-style-name="P67" svg:width="0.673cm" svg:height="1.35cm" svg:x="8.079cm" svg:y="1.531cm" svg:viewBox="0 0 674 1351" draw:points="0,1351 0,0 328,153 328,319 674,668 328,1015 160,1014 2,1348"><text:p/></draw:polygon><draw:polygon draw:style-name="gr23" draw:text-style-name="P67" svg:width="0.673cm" svg:height="1.35cm" svg:x="7.404cm" svg:y="1.531cm" svg:viewBox="0 0 674 1351" draw:points="674,1351 674,0 346,153 346,319 0,668 346,1015 514,1014 673,1348"><text:p/></draw:polygon></draw:g><draw:g draw:style-name="gr20"><draw:polygon draw:style-name="gr23" draw:text-style-name="P67" svg:width="0.673cm" svg:height="1.35cm" draw:transform="rotate (-3.14159265358979) translate (8.07907954239384cm 4.23491352570637cm)" svg:viewBox="0 0 674 1351" draw:points="0,1351 0,0 328,153 328,319 674,668 328,1015 160,1014 2,1348"><text:p/></draw:polygon><draw:polygon draw:style-name="gr23" draw:text-style-name="P67" svg:width="0.673cm" svg:height="1.35cm" draw:transform="rotate (-3.14159265358979) translate (8.75765393548918cm 4.23002465660204cm)" svg:viewBox="0 0 674 1351" draw:points="674,1351 674,0 346,153 346,319 0,668 346,1015 514,1014 673,1348"><text:p/></draw:polygon></draw:g></draw:g></draw:g><draw:frame draw:name="Forme 20" draw:style-name="gr24" draw:text-style-name="P69" svg:width="0.729cm" svg:height="0.664cm" svg:x="1.563cm" svg:y="1.337cm"><draw:text-box><text:p text:style-name="P68"><text:span text:style-name="T78">1</text:span></text:p></draw:text-box></draw:frame><draw:frame draw:name="Forme 41" draw:style-name="gr24" draw:text-style-name="P69" svg:width="0.729cm" svg:height="0.664cm" svg:x="0.953cm" svg:y="4.777cm"><draw:text-box><text:p text:style-name="P68"><text:span text:style-name="T78">8</text:span></text:p></draw:text-box></draw:frame><draw:frame draw:name="Forme 42" draw:style-name="gr24" draw:text-style-name="P69" svg:width="0.729cm" svg:height="0.664cm" svg:x="1.627cm" svg:y="4.045cm"><draw:text-box><text:p text:style-name="P68"><text:span text:style-name="T78">9</text:span></text:p></draw:text-box></draw:frame><draw:frame draw:name="Forme 43" draw:style-name="gr25" draw:text-style-name="P69" svg:width="0.953cm" svg:height="0.664cm" svg:x="2.295cm" svg:y="3.394cm"><draw:text-box><text:p text:style-name="P68"><text:span text:style-name="T78">10</text:span></text:p></draw:text-box></draw:frame><draw:frame draw:name="Forme 44" draw:style-name="gr25" draw:text-style-name="P69" svg:width="0.953cm" svg:height="0.664cm" svg:x="2.29cm" svg:y="4.631cm"><draw:text-box><text:p text:style-name="P68"><text:span text:style-name="T78">15</text:span></text:p></draw:text-box></draw:frame><draw:frame draw:name="Forme 45" draw:style-name="gr26" draw:text-style-name="P70" svg:width="0.75cm" svg:height="0.623cm" svg:x="3.451cm" svg:y="1.396cm"><draw:text-box><text:p text:style-name="P68"><text:span text:style-name="T79">A</text:span></text:p></draw:text-box></draw:frame><draw:g draw:name="DrawObject1_ 5" draw:style-name="gr20"><draw:line draw:style-name="gr27" draw:text-style-name="P58" svg:x1="3.99cm" svg:y1="1.519cm" svg:x2="4.063cm" svg:y2="1.589cm"><text:p/></draw:line><draw:line draw:style-name="gr27" draw:text-style-name="P58" svg:x1="3.99cm" svg:y1="1.589cm" svg:x2="4.063cm" svg:y2="1.519cm"><text:p/></draw:line></draw:g><draw:g draw:name="DrawObject1_ 6" draw:style-name="gr20"><draw:line draw:style-name="gr27" draw:text-style-name="P58" svg:x1="4.669cm" svg:y1="2.196cm" svg:x2="4.742cm" svg:y2="2.266cm"><text:p/></draw:line><draw:line draw:style-name="gr27" draw:text-style-name="P58" svg:x1="4.669cm" svg:y1="2.266cm" svg:x2="4.742cm" svg:y2="2.196cm"><text:p/></draw:line></draw:g><draw:frame draw:name="Forme 46" draw:style-name="gr28" draw:text-style-name="P70" svg:width="0.747cm" svg:height="0.623cm" svg:x="4.133cm" svg:y="2.078cm"><draw:text-box><text:p text:style-name="P68"><text:span text:style-name="T79">B</text:span></text:p></draw:text-box></draw:frame><draw:frame draw:name="Forme 47" draw:style-name="gr25" draw:text-style-name="P69" svg:width="0.953cm" svg:height="0.664cm" svg:x="3.048cm" svg:y="4.1cm"><draw:text-box><text:p text:style-name="P68"><text:span text:style-name="T78">16</text:span></text:p></draw:text-box></draw:frame><draw:frame draw:name="Forme 48" draw:style-name="gr24" draw:text-style-name="P69" svg:width="0.729cm" svg:height="0.664cm" svg:x="3.094cm" svg:y="1.277cm"><draw:text-box><text:p text:style-name="P68"><text:span text:style-name="T78">6</text:span></text:p></draw:text-box></draw:frame><draw:frame draw:name="Forme 49" draw:style-name="gr25" draw:text-style-name="P69" svg:width="0.953cm" svg:height="0.664cm" svg:x="3.027cm" svg:y="2.784cm"><draw:text-box><text:p text:style-name="P68"><text:span text:style-name="T78">11</text:span></text:p></draw:text-box></draw:frame><draw:frame draw:name="Forme 50" draw:style-name="gr24" draw:text-style-name="P69" svg:width="0.729cm" svg:height="0.664cm" svg:x="2.396cm" svg:y="1.898cm"><draw:text-box><text:p text:style-name="P68"><text:span text:style-name="T78">5</text:span></text:p></draw:text-box></draw:frame><draw:frame draw:name="Forme 51" draw:style-name="gr25" draw:text-style-name="P69" svg:width="0.953cm" svg:height="0.664cm" svg:x="5.659cm" svg:y="1.371cm"><draw:text-box><text:p text:style-name="P68"><text:span text:style-name="T78">20</text:span></text:p></draw:text-box></draw:frame><draw:frame draw:name="Forme38_ 3" draw:style-name="gr24" draw:text-style-name="P69" svg:width="0.729cm" svg:height="0.664cm" svg:x="1.703cm" svg:y="2.623cm"><draw:text-box><text:p text:style-name="P68"><text:span text:style-name="T78">4</text:span></text:p></draw:text-box></draw:frame><draw:frame draw:name="Forme39_ 3" draw:style-name="gr24" draw:text-style-name="P69" svg:width="0.729cm" svg:height="0.664cm" svg:x="0.962cm" svg:y="3.234cm"><draw:text-box><text:p text:style-name="P68"><text:span text:style-name="T78">3</text:span></text:p></draw:text-box></draw:frame><draw:frame draw:name="Forme40_ 3" draw:style-name="gr24" draw:text-style-name="P69" svg:width="0.729cm" svg:height="0.664cm" svg:x="2.383cm" svg:y="0.736cm"><draw:text-box><text:p text:style-name="P68"><text:span text:style-name="T78">2</text:span></text:p></draw:text-box></draw:frame><draw:frame draw:name="Forme46_ 5" draw:style-name="gr25" draw:text-style-name="P69" svg:width="0.953cm" svg:height="0.664cm" svg:x="5.765cm" svg:y="4.049cm"><draw:text-box><text:p text:style-name="P68"><text:span text:style-name="T78">30</text:span></text:p></draw:text-box></draw:frame><draw:frame draw:name="Forme55_ 5" draw:style-name="gr25" draw:text-style-name="P69" svg:width="0.953cm" svg:height="0.664cm" svg:x="5.551cm" svg:y="2.669cm"><draw:text-box><text:p text:style-name="P68"><text:span text:style-name="T78">25</text:span></text:p></draw:text-box></draw:frame><draw:g draw:name="DrawObject 2" draw:style-name="gr20"><draw:frame draw:name="Forme 52" draw:style-name="gr24" draw:text-style-name="P69" svg:width="0.729cm" svg:height="0.664cm" svg:x="3.752cm" svg:y="0.584cm"><draw:text-box><text:p text:style-name="P68"><text:span text:style-name="T78">7</text:span></text:p></draw:text-box></draw:frame><draw:frame draw:name="Forme 53" draw:style-name="gr25" draw:text-style-name="P69" svg:width="0.953cm" svg:height="0.664cm" svg:x="4.978cm" svg:y="0.747cm"><draw:text-box><text:p text:style-name="P68"><text:span text:style-name="T78">14</text:span></text:p></draw:text-box></draw:frame><draw:frame draw:name="Forme 54" draw:style-name="gr25" draw:text-style-name="P69" svg:width="0.953cm" svg:height="0.664cm" svg:x="3.689cm" svg:y="3.315cm"><draw:text-box><text:p text:style-name="P68"><text:span text:style-name="T78">17</text:span></text:p></draw:text-box></draw:frame><draw:frame draw:name="Forme 55" draw:style-name="gr25" draw:text-style-name="P69" svg:width="0.953cm" svg:height="0.664cm" svg:x="4.371cm" svg:y="2.69cm"><draw:text-box><text:p text:style-name="P68"><text:span text:style-name="T78">18</text:span></text:p></draw:text-box></draw:frame><draw:frame draw:name="Forme 56" draw:style-name="gr25" draw:text-style-name="P69" svg:width="0.953cm" svg:height="0.664cm" svg:x="4.971cm" svg:y="2.018cm"><draw:text-box><text:p text:style-name="P68"><text:span text:style-name="T78">19</text:span></text:p></draw:text-box></draw:frame><draw:frame draw:name="Forme 57" draw:style-name="gr25" draw:text-style-name="P69" svg:width="0.953cm" svg:height="0.664cm" svg:x="3.652cm" svg:y="2.078cm"><draw:text-box><text:p text:style-name="P68"><text:span text:style-name="T78">12</text:span></text:p></draw:text-box></draw:frame><draw:frame draw:name="Forme 58" draw:style-name="gr25" draw:text-style-name="P69" svg:width="0.953cm" svg:height="0.664cm" svg:x="4.228cm" svg:y="1.404cm"><draw:text-box><text:p text:style-name="P68"><text:span text:style-name="T78">13</text:span></text:p></draw:text-box></draw:frame><draw:frame draw:name="Forme45_ 5" draw:style-name="gr25" draw:text-style-name="P69" svg:width="0.953cm" svg:height="0.664cm" svg:x="5.006cm" svg:y="4.578cm"><draw:text-box><text:p text:style-name="P68"><text:span text:style-name="T78">29</text:span></text:p></draw:text-box></draw:frame><draw:frame draw:name="Forme56_ 5" draw:style-name="gr25" draw:text-style-name="P69" svg:width="0.953cm" svg:height="0.664cm" svg:x="3.597cm" svg:y="4.717cm"><draw:text-box><text:p text:style-name="P68"><text:span text:style-name="T78">22</text:span></text:p></draw:text-box></draw:frame><draw:frame draw:name="Forme59_ 7" draw:style-name="gr25" draw:text-style-name="P69" svg:width="0.953cm" svg:height="0.664cm" svg:x="4.997cm" svg:y="3.387cm"><draw:text-box><text:p text:style-name="P68"><text:span text:style-name="T78">24</text:span></text:p></draw:text-box></draw:frame><draw:frame draw:name="Forme60_ 7" draw:style-name="gr25" draw:text-style-name="P69" svg:width="0.953cm" svg:height="0.664cm" svg:x="4.348cm" svg:y="4.049cm"><draw:text-box><text:p text:style-name="P68"><text:span text:style-name="T78">23</text:span></text:p></draw:text-box></draw:frame></draw:g><draw:g draw:name="DrawObject2_ 3" draw:style-name="gr20"><draw:frame draw:name="Forme47_ 3" draw:style-name="gr25" draw:text-style-name="P69" svg:width="0.953cm" svg:height="0.664cm" svg:x="6.35cm" svg:y="0.605cm"><draw:text-box><text:p text:style-name="P68"><text:span text:style-name="T78">21</text:span></text:p></draw:text-box></draw:frame><draw:frame draw:name="Forme57_ 3" draw:style-name="gr25" draw:text-style-name="P69" svg:width="0.953cm" svg:height="0.664cm" svg:x="7.686cm" svg:y="0.768cm"><draw:text-box><text:p text:style-name="P68"><text:span text:style-name="T78">28</text:span></text:p></draw:text-box></draw:frame><draw:frame draw:name="Forme46_ 6" draw:style-name="gr25" draw:text-style-name="P69" svg:width="0.953cm" svg:height="0.664cm" svg:x="6.398cm" svg:y="3.336cm"><draw:text-box><text:p text:style-name="P68"><text:span text:style-name="T78">31</text:span></text:p></draw:text-box></draw:frame><draw:frame draw:name="Forme55_ 6" draw:style-name="gr25" draw:text-style-name="P69" svg:width="0.953cm" svg:height="0.664cm" svg:x="7.081cm" svg:y="2.71cm"><draw:text-box><text:p text:style-name="P68"><text:span text:style-name="T78">32</text:span></text:p></draw:text-box></draw:frame><draw:frame draw:name="Forme58_ 3" draw:style-name="gr25" draw:text-style-name="P69" svg:width="0.953cm" svg:height="0.664cm" svg:x="7.682cm" svg:y="2.039cm"><draw:text-box><text:p text:style-name="P68"><text:span text:style-name="T78">33</text:span></text:p></draw:text-box></draw:frame><draw:frame draw:name="Forme59_ 8" draw:style-name="gr25" draw:text-style-name="P69" svg:width="0.953cm" svg:height="0.664cm" svg:x="6.361cm" svg:y="2.099cm"><draw:text-box><text:p text:style-name="P68"><text:span text:style-name="T78">26</text:span></text:p></draw:text-box></draw:frame><draw:frame draw:name="Forme60_ 8" draw:style-name="gr25" draw:text-style-name="P69" svg:width="0.953cm" svg:height="0.664cm" svg:x="6.938cm" svg:y="1.426cm"><draw:text-box><text:p text:style-name="P68"><text:span text:style-name="T78">27</text:span></text:p></draw:text-box></draw:frame><draw:frame draw:name="Forme45_ 6" draw:style-name="gr25" draw:text-style-name="P69" svg:width="0.953cm" svg:height="0.664cm" svg:x="7.716cm" svg:y="4.599cm"><draw:text-box><text:p text:style-name="P68"><text:span text:style-name="T78">37</text:span></text:p></draw:text-box></draw:frame><draw:frame draw:name="Forme56_ 6" draw:style-name="gr25" draw:text-style-name="P69" svg:width="0.953cm" svg:height="0.664cm" svg:x="6.306cm" svg:y="4.738cm"><draw:text-box><text:p text:style-name="P68"><text:span text:style-name="T78">34</text:span></text:p></draw:text-box></draw:frame><draw:frame draw:name="Forme59_ 9" draw:style-name="gr25" draw:text-style-name="P69" svg:width="0.953cm" svg:height="0.664cm" svg:x="7.707cm" svg:y="3.408cm"><draw:text-box><text:p text:style-name="P68"><text:span text:style-name="T78">36</text:span></text:p></draw:text-box></draw:frame><draw:frame draw:name="Forme60_ 9" draw:style-name="gr25" draw:text-style-name="P69" svg:width="0.953cm" svg:height="0.664cm" svg:x="7.059cm" svg:y="4.07cm"><draw:text-box><text:p text:style-name="P68"><text:span text:style-name="T78">35</text:span></text:p></draw:text-box></draw:frame></draw:g></draw:g><text:span text:style-name="_5f_Caractère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p text:style-name="_5f_Paragraphe_5f_Réponse_5f_Pointillés_5f_Grisés"><text:span text:style-name="_5f_pointillés_20_gris"/></text:p>
        <text:list xml:id="list204011730292083" text:continue-numbering="true" text:style-name="_5f_Numérotation_20_des_20_exercices">
          <text:list-item>
            <text:list>
              <text:list-item text:start-value="1">
                <text:p text:style-name="P44"><text:span text:style-name="_5f_Caractères">Complète les phrases suivantes.</text:span></text:p>
              </text:list-item>
            </text:list>
          </text:list-item>
        </text:list>
        <text:list text:style-name="List_20_1">
          <text:list-item>
            <text:p text:style-name="P43"><text:span text:style-name="_5f_Caractères">L’image de la figure 1 par la symétrie de centre A est la n°</text:span><text:span text:style-name="_5f_pointillés_20_gris"><text:span text:style-name="T68">20</text:span></text:span><text:span text:style-name="_5f_pointillés_20_gris">.</text:span></text:p>
          </text:list-item>
          <text:list-item>
            <text:p text:style-name="P43"><text:span text:style-name="_5f_Caractères">L’image de la figure 6 par la symétrie de centre B est la n° </text:span><text:span text:style-name="_5f_pointillés_20_gris"><text:span text:style-name="T68">2</text:span></text:span><text:span text:style-name="_5f_pointillés_20_gris"><text:span text:style-name="T62">5</text:span></text:span><text:span text:style-name="_5f_pointillés_20_gris"><text:span text:style-name="T68">.</text:span></text:span></text:p>
          </text:list-item>
          <text:list-item>
            <text:p text:style-name="P43"><text:span text:style-name="_5f_Caractères">L’image de la figure 7 par la symétrie de centre B est la n° </text:span><text:span text:style-name="_5f_pointillés_20_gris"><text:span text:style-name="T68">2</text:span></text:span><text:span text:style-name="_5f_pointillés_20_gris"><text:span text:style-name="T62">4</text:span></text:span><text:span text:style-name="_5f_pointillés_20_gris"><text:span text:style-name="T71">.</text:span></text:span></text:p>
          </text:list-item>
          <text:list-item>
            <text:p text:style-name="P43"><text:span text:style-name="_5f_Caractères">L’image de la figure </text:span><text:span text:style-name="_5f_pointillés_20_gris"><text:span text:style-name="T61">3</text:span></text:span><text:span text:style-name="_5f_pointillés_20_gris"><text:span text:style-name="T55"> </text:span></text:span><text:span text:style-name="_5f_pointillés_20_gris"><text:s/></text:span><text:span text:style-name="_5f_Caractères">par la symétrie de centre B est la figure 28.</text:span></text:p>
          </text:list-item>
          <text:list-item>
            <text:p text:style-name="P43"><text:span text:style-name="_5f_Caractères">La figure 5 est l’image de la figure 26 par la symétrie de centre </text:span><text:span text:style-name="_5f_pointillés_20_gris"><text:span text:style-name="T61">B</text:span></text:span><text:span text:style-name="_5f_pointillés_20_gris"><text:span text:style-name="T55"> </text:span></text:span><text:span text:style-name="_5f_pointillés_20_gris"><text:s/></text:span><text:span text:style-name="_5f_Caractères">c’est aussi <text:line-break/></text:span><text:span text:style-name="_5f_pointillés_20_gris"><text:span text:style-name="T66">l’i</text:span></text:span><text:span text:style-name="_5f_pointillés_20_gris"><text:span text:style-name="T67">mage </text:span></text:span><text:span text:style-name="_5f_pointillés_20_gris"><text:span text:style-name="T66">ou le symétrique </text:span></text:span><text:span text:style-name="_5f_pointillés_20_gris"><text:span text:style-name="T55">de </text:span></text:span><text:span text:style-name="_5f_pointillés_20_gris"><text:span text:style-name="T69">l</text:span></text:span><text:span text:style-name="_5f_pointillés_20_gris"><text:span text:style-name="T55">a </text:span></text:span><text:span text:style-name="_5f_pointillés_20_gris"><text:span text:style-name="T69">f</text:span></text:span><text:span text:style-name="_5f_pointillés_20_gris"><text:span text:style-name="T55">igure </text:span></text:span><text:span text:style-name="_5f_pointillés_20_gris"><text:span text:style-name="T60">14</text:span></text:span><text:span text:style-name="_5f_pointillés_20_gris"><text:span text:style-name="T55"> par la symétrie de centre </text:span></text:span><text:span text:style-name="_5f_pointillés_20_gris"><text:span text:style-name="T67">A</text:span></text:span><text:span text:style-name="_5f_pointillés_20_gris"><text:span text:style-name="T70">.</text:span></text:span><text:span text:style-name="_5f_pointillés_20_gris"> </text:span></text:p>
          </text:list-item>
        </text:list>
        <text:list text:continue-list="list204011730292083" text:style-name="_5f_Numérotation_20_des_20_exercices">
          <text:list-item>
            <text:list>
              <text:list-item>
                <text:p text:style-name="P46"><text:span text:style-name="_5f_Caractères">Colorie l’image de la figure 1 par la symétrie de centre B.</text:span></text:p>
              </text:list-item>
            </text:list>
          </text:list-item>
        </text:list>
      </text:section>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ndale Sans UI" svg:font-family="'Andale Sans UI'" style:font-pitch="variable"/>
    <style:font-face style:name="Arial" svg:font-family="Arial" style:font-family-generic="swiss" style:font-pitch="variable"/>
    <style:font-face style:name="Arial Unicode MS" svg:font-family="'Arial Unicode MS'" style:font-pitch="variable"/>
    <style:font-face style:name="Arial1" svg:font-family="Arial" style:font-family-generic="system" style:font-pitch="variable"/>
    <style:font-face style:name="Atalante" svg:font-family="Atalante" style:font-pitch="variable"/>
    <style:font-face style:name="Bitstream Vera Sans" svg:font-family="'Bitstream Vera Sans'" style:font-family-generic="roman" style:font-pitch="variable"/>
    <style:font-face style:name="Bitstream Vera Sans1" svg:font-family="'Bitstream Vera Sans'" style:font-family-generic="swiss" style:font-pitch="variable"/>
    <style:font-face style:name="Bitstream Vera Sans2" svg:font-family="'Bitstream Vera Sans'" style:font-family-generic="system" style:font-pitch="variable"/>
    <style:font-face style:name="Bitstream Vera Sans3" svg:font-family="'Bitstream Vera Sans'" style:font-adornments="Bold Oblique" style:font-family-generic="swiss" style:font-pitch="variable"/>
    <style:font-face style:name="Bitstream Vera Sans4" svg:font-family="'Bitstream Vera Sans'" style:font-adornments="Gras" style:font-family-generic="swiss" style:font-pitch="variable"/>
    <style:font-face style:name="Bitstream Vera Sans5" svg:font-family="'Bitstream Vera Sans'" style:font-adornments="Oblique" style:font-family-generic="swiss" style:font-pitch="variable"/>
    <style:font-face style:name="Bitstream Vera Sans6" svg:font-family="'Bitstream Vera Sans'" style:font-adornments="Roman" style:font-family-generic="swiss" style:font-pitch="variable"/>
    <style:font-face style:name="Cambria Math" svg:font-family="'Cambria Math'" style:font-family-generic="system" style:font-pitch="variable"/>
    <style:font-face style:name="Courier New" svg:font-family="'Courier New'" style:font-family-generic="modern" style:font-pitch="fixed"/>
    <style:font-face style:name="Liberation Mono" svg:font-family="'Liberation Mono'" style:font-family-generic="modern" style:font-pitch="fixed"/>
    <style:font-face style:name="Liberation Sans" svg:font-family="'Liberation Sans'" style:font-family-generic="roman" style:font-pitch="variable"/>
    <style:font-face style:name="Lohit Devanagari" svg:font-family="'Lohit Devanagari'" style:font-family-generic="system"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SimSun" svg:font-family="NSimSun" style:font-family-generic="modern" style:font-pitch="fixed"/>
    <style:font-face style:name="Noto Sans CJK SC" svg:font-family="'Noto Sans CJK SC'" style:font-family-generic="system" style:font-pitch="variable"/>
    <style:font-face style:name="OpenSymbol" svg:font-family="OpenSymbol" style:font-charset="x-symbol"/>
    <style:font-face style:name="OpenSymbol1" svg:font-family="OpenSymbol" style:font-pitch="variable" style:font-charset="x-symbol"/>
    <style:font-face style:name="OpenSymbol2" svg:font-family="OpenSymbol" style:font-adornments="Regular" style:font-charset="x-symbol"/>
    <style:font-face style:name="SimSun" svg:font-family="SimSun" style:font-family-generic="system" style:font-pitch="variable"/>
    <style:font-face style:name="StarSymbol" svg:font-family="StarSymbol" style:font-charset="x-symbol"/>
    <style:font-face style:name="Tahoma" svg:font-family="Tahoma"/>
    <style:font-face style:name="Tahoma1" svg:font-family="Tahoma" style:font-pitch="variable"/>
    <style:font-face style:name="Tahoma2" svg:font-family="Tahoma" style:font-family-generic="system" style:font-pitch="variable"/>
    <style:font-face style:name="Thorndale" svg:font-family="Thorndale" style:font-family-generic="roman"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office:font-face-decls>
  <office:styles>
    <draw:stroke-dash draw:name="Dashed_20__28_var_29__20_14" draw:display-name="Dashed (var) 14" draw:style="rect" draw:dots1="1" draw:dots1-length="0.006cm" draw:dots2="1" draw:dots2-length="0.006cm" draw:distance="0.006cm"/>
    <draw:stroke-dash draw:name="Dashed_20__28_var_29__20_16" draw:display-name="Dashed (var) 16" draw:style="rect" draw:dots1="1" draw:dots1-length="0.006cm" draw:dots2="1" draw:dots2-length="0.006cm" draw:distance="0.006cm"/>
    <draw:stroke-dash draw:name="Dashed_20__28_var_29__20_18" draw:display-name="Dashed (var) 18" draw:style="rect" draw:dots1="1" draw:dots1-length="0.006cm" draw:dots2="1" draw:dots2-length="0.006cm" draw:distance="0.006cm"/>
    <draw:stroke-dash draw:name="Dashed_20__28_var_29__20_20" draw:display-name="Dashed (var) 20" draw:style="rect" draw:dots1="1" draw:dots1-length="0.006cm" draw:dots2="1" draw:dots2-length="0.006cm" draw:distance="0.006cm"/>
    <draw:stroke-dash draw:name="Dashed_20__28_var_29__20_22" draw:display-name="Dashed (var) 22"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6" draw:display-name="Dashed (var) 26" draw:style="rect" draw:dots1="1" draw:dots1-length="0.003cm" draw:dots2="1" draw:dots2-length="0.003cm" draw:distance="0.003cm"/>
    <draw:stroke-dash draw:name="Dashed_20__28_var_29__20_28" draw:display-name="Dashed (var) 28" draw:style="rect" draw:dots1="1" draw:dots1-length="0.006cm" draw:dots2="1" draw:dots2-length="0.006cm" draw:distance="0.006cm"/>
    <draw:stroke-dash draw:name="Dashed_20__28_var_29__20_30" draw:display-name="Dashed (var) 30" draw:style="rect" draw:dots1="1" draw:dots1-length="0.006cm" draw:dots2="1" draw:dots2-length="0.006cm" draw:distance="0.006cm"/>
    <draw:stroke-dash draw:name="Dashed_20__28_var_29__20_32" draw:display-name="Dashed (var) 32" draw:style="rect" draw:dots1="1" draw:dots1-length="0.006cm" draw:dots2="1" draw:dots2-length="0.006cm" draw:distance="0.006cm"/>
    <draw:stroke-dash draw:name="Dashed_20__28_var_29__20_34" draw:display-name="Dashed (var) 34" draw:style="rect" draw:dots1="1" draw:dots1-length="0.006cm" draw:dots2="1" draw:dots2-length="0.006cm" draw:distance="0.006cm"/>
    <draw:stroke-dash draw:name="Dashed_20__28_var_29__20_40" draw:display-name="Dashed (var) 40" draw:style="rect" draw:dots1="1" draw:dots1-length="0.006cm" draw:dots2="1" draw:dots2-length="0.006cm" draw:distance="0.006cm"/>
    <draw:stroke-dash draw:name="Dashed_20__28_var_29__20_42" draw:display-name="Dashed (var) 42" draw:style="rect" draw:dots1="1" draw:dots1-length="0.006cm" draw:dots2="1" draw:dots2-length="0.006cm" draw:distance="0.006cm"/>
    <draw:stroke-dash draw:name="Dashed_20__28_var_29__20_44" draw:display-name="Dashed (var) 44" draw:style="rect" draw:dots1="1" draw:dots1-length="0.006cm" draw:dots2="1" draw:dots2-length="0.006cm" draw:distance="0.006cm"/>
    <draw:stroke-dash draw:name="Dashed_20__28_var_29__20_46" draw:display-name="Dashed (var) 46" draw:style="rect" draw:dots1="1" draw:dots1-length="0.006cm" draw:dots2="1" draw:dots2-length="0.006cm" draw:distance="0.006cm"/>
    <draw:stroke-dash draw:name="Dashed_20__28_var_29__20_48" draw:display-name="Dashed (var) 48" draw:style="rect" draw:dots1="1" draw:dots1-length="0.006cm" draw:dots2="1" draw:dots2-length="0.006cm" draw:distance="0.006cm"/>
    <draw:stroke-dash draw:name="Dashed_20__28_var_29__20_50" draw:display-name="Dashed (var) 50" draw:style="rect" draw:dots1="1" draw:dots1-length="0.006cm" draw:dots2="1" draw:dots2-length="0.006cm" draw:distance="0.006cm"/>
    <draw:stroke-dash draw:name="Dashed_20__28_var_29__20_54" draw:display-name="Dashed (var) 54" draw:style="rect" draw:dots1="1" draw:dots1-length="0.006cm" draw:dots2="1" draw:dots2-length="0.006cm" draw:distance="0.006cm"/>
    <draw:stroke-dash draw:name="Dashed_20__28_var_29__20_56" draw:display-name="Dashed (var) 56" draw:style="rect" draw:dots1="1" draw:dots1-length="0.006cm" draw:dots2="1" draw:dots2-length="0.006cm" draw:distance="0.006cm"/>
    <draw:stroke-dash draw:name="Dashed_20__28_var_29__20_58" draw:display-name="Dashed (var) 58" draw:style="rect" draw:dots1="1" draw:dots1-length="0.003cm" draw:dots2="1" draw:dots2-length="0.003cm" draw:distance="0.003cm"/>
    <draw:stroke-dash draw:name="Dashed_20__28_var_29__20_62" draw:display-name="Dashed (var) 62" draw:style="rect" draw:dots1="1" draw:dots1-length="0.006cm" draw:dots2="1" draw:dots2-length="0.006cm" draw:distance="0.006cm"/>
    <draw:stroke-dash draw:name="Dashed_20__28_var_29__20_64" draw:display-name="Dashed (var) 64" draw:style="rect" draw:dots1="1" draw:dots1-length="0.006cm" draw:dots2="1" draw:dots2-length="0.006cm" draw:distance="0.006cm"/>
    <draw:stroke-dash draw:name="Dashed_20__28_var_29__20_66" draw:display-name="Dashed (var) 66" draw:style="rect" draw:dots1="1" draw:dots1-length="0.006cm" draw:dots2="1" draw:dots2-length="0.006cm" draw:distance="0.006cm"/>
    <draw:stroke-dash draw:name="Dashed_20__28_var_29__20_68" draw:display-name="Dashed (var) 68" draw:style="rect" draw:dots1="1" draw:dots1-length="0.006cm" draw:dots2="1" draw:dots2-length="0.006cm" draw:distance="0.006cm"/>
    <draw:stroke-dash draw:name="Dashed_20__28_var_29__20_70" draw:display-name="Dashed (var) 70" draw:style="rect" draw:dots1="1" draw:dots1-length="0.003cm" draw:dots2="1" draw:dots2-length="0.003cm" draw:distance="0.003cm"/>
    <draw:stroke-dash draw:name="Dashed_20__28_var_29__20_72" draw:display-name="Dashed (var) 72" draw:style="rect" draw:dots1="1" draw:dots1-length="0.006cm" draw:dots2="1" draw:dots2-length="0.006cm" draw:distance="0.006cm"/>
    <draw:stroke-dash draw:name="Dashed_20__28_var_29__20_74" draw:display-name="Dashed (var) 74"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80" draw:display-name="Dashed (var) 80" draw:style="rect" draw:dots1="1" draw:dots1-length="0.003cm" draw:dots2="1" draw:dots2-length="0.003cm" draw:distance="0.003cm"/>
    <draw:stroke-dash draw:name="Dashed_20__28_var_29__20_82" draw:display-name="Dashed (var) 82" draw:style="rect" draw:dots1="1" draw:dots1-length="0.006cm" draw:dots2="1" draw:dots2-length="0.006cm" draw:distance="0.006cm"/>
    <draw:stroke-dash draw:name="Dashed_20__28_var_29__20_84" draw:display-name="Dashed (var) 84" draw:style="rect" draw:dots1="1" draw:dots1-length="0.006cm" draw:dots2="1" draw:dots2-length="0.006cm" draw:distance="0.006cm"/>
    <draw:stroke-dash draw:name="Dashed_20__28_var_29__20_86" draw:display-name="Dashed (var) 86" draw:style="rect" draw:dots1="1" draw:dots1-length="0.006cm" draw:dots2="1" draw:dots2-length="0.006cm" draw:distance="0.006cm"/>
    <draw:stroke-dash draw:name="Dashed_20__28_var_29__20_88" draw:display-name="Dashed (var) 88" draw:style="rect" draw:dots1="1" draw:dots1-length="0.006cm" draw:dots2="1" draw:dots2-length="0.006cm" draw:distance="0.006cm"/>
    <draw:stroke-dash draw:name="Dashed_20__28_var_29__20_90" draw:display-name="Dashed (var) 90" draw:style="rect" draw:dots1="1" draw:dots1-length="0.002cm" draw:dots2="1" draw:dots2-length="0.002cm" draw:distance="0.002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6" fo:font-family="'Bitstream Vera Sans'" style:font-style-name="Roman" style:font-family-generic="swiss" style:font-pitch="variable" fo:font-size="10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2"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name-complex="Tahoma" style:font-family-complex="Tahoma"/>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Tahoma"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 style:font-family-complex="Tahoma"/>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2" style:font-family-complex="Tahoma" style:font-family-generic-complex="system" style:font-pitch-complex="variable" style:font-size-complex="18pt" style:font-weight-complex="bold"/>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2" style:font-family-complex="Tahoma" style:font-family-generic-complex="system" style:font-pitch-complex="variable" style:font-size-complex="24pt" style:font-weight-complex="bold"/>
    </style:style>
    <style:style style:name="Heading_20_5" style:display-name="Heading 5" style:family="paragraph" style:parent-style-name="Heading" style:default-outline-level="5" style:class="text"/>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2" style:font-family-complex="Tahoma"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2" style:font-family-complex="Tahoma" style:font-family-generic-complex="system" style:font-pitch-complex="variable" style:font-size-complex="12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_5f_STYLES_5f_PARAGRAPHES_5f_SESAMATH"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_5f_STYLES_5f_PARAGRAPHES_5f_SESAMATH"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loext:opacity="100%" style:font-name="Bitstream Vera Sans6"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fo:margin-left="0cm" fo:margin-right="0cm" fo:margin-top="0.101cm" fo:margin-bottom="0.101cm" style:contextual-spacing="false" fo:text-indent="0cm" style:auto-text-indent="false"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6" style:display-name="Heading 6" style:family="paragraph" style:parent-style-name="Heading" style:default-outline-level="6" style:class="text"/>
    <style:style style:name="Frame_20_contents" style:display-name="Frame contents" style:family="paragraph" style:parent-style-name="Text_20_body" style:class="extra"/>
    <style:style style:name="_5f_STYLES_5f_PARAGRAPHES_5f_SESAMATH" style:display-name="_STYLES_PARAGRAPHES_SESAMATH" style:family="paragraph" style:parent-style-name="Standard" style:master-page-name="">
      <style:paragraph-properties style:page-number="auto" text:number-lines="true" text:line-number="0"/>
    </style:style>
    <style:style style:name="_5f_Paragraphe" style:display-name="_Paragraphe" style:family="paragraph" style:parent-style-name="_5f_STYLES_5f_PARAGRAPHES_5f_SESAMATH" style:default-outline-level="1" style:list-style-name="">
      <style:paragraph-properties fo:margin-left="0cm" fo:margin-right="0.101cm" fo:margin-top="0.101cm" fo:margin-bottom="0.101cm" style:contextual-spacing="false" fo:text-align="start" style:justify-single-word="false" fo:orphans="0" fo:widows="0" fo:hyphenation-ladder-count="no-limit" fo:text-indent="0cm" style:auto-text-indent="false" style:vertical-align="baseline"/>
      <style:text-properties fo:color="#000000" loext:opacity="100%" style:font-name="Bitstream Vera Sans" fo:font-family="'Bitstream Vera Sans'" style:font-family-generic="roman" style:font-pitch="variable"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fo:hyphenate="false" fo:hyphenation-remain-char-count="2" fo:hyphenation-push-char-count="2" loext:hyphenation-no-caps="false" loext:hyphenation-no-last-word="false" loext:hyphenation-word-char-count="no-limit" loext:hyphenation-zone="no-limit"/>
    </style:style>
    <style:style style:name="_5f_Titre_5f_Exercices_5f_sans_5f_Titre" style:display-name="_Titre_Exercices_sans_Titre" style:family="paragraph" style:parent-style-name="_5f_STYLES_5f_PARAGRAPHES_5f_SESAMATH" style:default-outline-level="1" style:list-style-name="_5f_Numérotation_20_des_20_exercices" style:master-page-name="">
      <style:paragraph-properties fo:margin-top="0.3cm" fo:margin-bottom="0.101cm" style:contextual-spacing="false" fo:text-align="start" style:justify-single-word="false" style:page-number="auto" fo:keep-with-next="always" text:number-lines="true" text:line-number="0"/>
      <style:text-properties style:use-window-font-color="true" loext:opacity="0%" fo:font-style="normal" fo:font-weight="normal"/>
    </style:style>
    <style:style style:name="_5f_Header_20_N_20_page_20_paire_20__28_G_29_" style:display-name="_Header N page paire (G)" style:family="paragraph" style:parent-style-name="Header" style:master-page-name="">
      <loext:graphic-properties draw:fill="none" draw:fill-color="#ffe5b2"/>
      <style:paragraph-properties fo:margin-left="3.099cm" fo:margin-right="0cm" fo:text-align="start" style:justify-single-word="false" fo:text-indent="0cm" style:auto-text-indent="false" style:page-number="auto" fo:background-color="transparent" fo:padding="0.019cm" fo:border="none" style:shadow="none" style:join-border="false"/>
      <style:text-properties fo:font-variant="small-caps" fo:color="#d7e12c" loext:opacity="100%" style:font-name="Bitstream Vera Sans3" fo:font-family="'Bitstream Vera Sans'" style:font-style-name="Bold Oblique" style:font-family-generic="swiss" style:font-pitch="variable" fo:font-size="16pt" fo:font-style="normal" fo:text-shadow="none" fo:font-weight="bold"/>
    </style:style>
    <style:style style:name="_5f_Footer_20_page_20_impaire_20__28_D_29_" style:display-name="_Footer page impaire (D)" style:family="paragraph" style:parent-style-name="Footer" style:default-outline-level="1" style:list-style-name="" style:master-page-name="">
      <loext:graphic-properties draw:fill-image-width="0cm" draw:fill-image-height="0cm"/>
      <style:paragraph-properties fo:margin-left="0cm" fo:margin-right="0cm" fo:margin-top="0cm" fo:margin-bottom="0cm" style:contextual-spacing="false" fo:line-height="100%" fo:text-align="end" style:justify-single-word="false" fo:text-indent="0cm" style:auto-text-indent="false" style:page-number="auto" style:shadow="none" style:vertical-align="auto" style:snap-to-layout-grid="false">
        <style:tab-stops/>
      </style:paragraph-properties>
      <style:text-properties fo:text-transform="uppercase" fo:color="#b2b2b2" loext:opacity="100%" style:font-name="Bitstream Vera Sans6" fo:font-family="'Bitstream Vera Sans'" style:font-style-name="Roman" style:font-family-generic="swiss" style:font-pitch="variable" fo:font-size="9pt" fo:font-style="normal" fo:font-weight="normal" fo:background-color="transparent" style:font-size-asian="11pt" style:font-style-asian="normal" style:font-weight-asian="bold" style:font-size-complex="11pt" style:font-style-complex="normal" style:font-weight-complex="normal"/>
    </style:style>
    <style:style style:name="_5f_Footer_20_page_20_paire_20__28_G_29_" style:display-name="_Footer page paire (G)" style:family="paragraph" style:parent-style-name="Footer" style:default-outline-level="1" style:list-style-name="">
      <style:paragraph-properties fo:margin-left="0cm" fo:margin-right="0cm" fo:text-align="start" style:justify-single-word="false" fo:text-indent="0cm" style:auto-text-indent="false" style:shadow="none">
        <style:tab-stops/>
      </style:paragraph-properties>
      <style:text-properties fo:text-transform="uppercase" fo:color="#b2b2b2" loext:opacity="100%" style:font-name="Bitstream Vera Sans1" fo:font-family="'Bitstream Vera Sans'" style:font-family-generic="swiss" style:font-pitch="variable" fo:font-size="9pt" fo:font-style="normal" fo:font-weight="normal" style:font-size-asian="11pt" style:font-style-asian="italic" style:font-weight-asian="bold" style:font-size-complex="11pt" style:font-style-complex="italic" style:font-weight-complex="bold"/>
    </style:style>
    <style:style style:name="_5f_Tableau_5f_Centré_5f_Gras" style:display-name="_Tableau_Centré_Gras" style:family="paragraph" style:parent-style-name="_5f_Paragraphe">
      <style:paragraph-properties fo:text-align="center" style:justify-single-word="false"/>
      <style:text-properties fo:font-weight="bold"/>
    </style:style>
    <style:style style:name="_5f_Paragraphe_5f_Réponse_5f_Elève_5f_Fraction" style:display-name="_Paragraphe_Réponse_Elève_Fraction" style:family="paragraph" style:parent-style-name="_5f_STYLES_5f_PARAGRAPHES_5f_SESAMATH"/>
    <style:style style:name="List_20_Indent" style:display-name="List Indent" style:family="paragraph" style:parent-style-name="Text_20_body" style:class="text">
      <style:paragraph-properties fo:margin-left="5.001cm" fo:margin-right="0cm" fo:margin-top="0cm" fo:margin-bottom="0cm" style:contextual-spacing="false" fo:text-indent="-4.5cm" style:auto-text-indent="false">
        <style:tab-stops>
          <style:tab-stop style:position="0cm"/>
        </style:tab-stops>
      </style:paragraph-properties>
    </style:style>
    <style:style style:name="Bibliography_20_1" style:display-name="Bibliography 1" style:family="paragraph" style:parent-style-name="Index" style:class="index">
      <style:paragraph-properties fo:margin-left="0cm" fo:margin-right="0cm" fo:margin-top="0cm" fo:margin-bottom="0cm" style:contextual-spacing="false" fo:text-indent="0cm" style:auto-text-indent="false">
        <style:tab-stops>
          <style:tab-stop style:position="16.999cm" style:type="right" style:leader-style="dotted" style:leader-tex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Addressee" style:family="paragraph" style:parent-style-name="Standard" style:class="extra">
      <style:paragraph-properties fo:margin-top="0cm" fo:margin-bottom="0.106cm" style:contextual-spacing="false" text:number-lines="false" text:line-number="0"/>
    </style:style>
    <style:style style:name="Preformatted_20_Text" style:display-name="Preformatted Text" style:family="paragraph" style:parent-style-name="Standard" style:class="html">
      <style:paragraph-properties fo:margin-top="0cm" fo:margin-bottom="0cm" style: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text-indent="0cm" style:auto-text-indent="false"/>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style: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Folio" style:family="paragraph" style:parent-style-name="Footer">
      <style:paragraph-properties fo:text-align="center" style:justify-single-word="false"/>
      <style:text-properties fo:color="#ffffff" loext:opacity="100%" style:font-name="Bitstream Vera Sans4" fo:font-family="'Bitstream Vera Sans'" style:font-style-name="Gras" style:font-family-generic="swiss" style:font-pitch="variable" fo:font-size="9pt" fo:font-weight="bold" style:font-size-asian="9pt" style:font-weight-asian="bold" style:font-size-complex="9pt" style:font-weight-complex="normal"/>
    </style:style>
    <style:style style:name="Drawing" style:family="paragraph" style:parent-style-name="Caption" style:class="extra"/>
    <style:style style:name="Illustration" style:family="paragraph" style:parent-style-name="Caption" style:class="extra"/>
    <style:style style:name="Object_20_index_20_1" style:display-name="Object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Table_20_index_20_1" style:display-name="Table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Index_20_Separator" style:display-name="Index Separator" style:family="paragraph" style:parent-style-name="Index" style:class="index">
      <style:paragraph-properties fo:margin-left="0cm" fo:margin-right="0cm" fo:text-indent="0cm" style:auto-text-indent="false"/>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cm" fo:margin-right="0cm" fo:text-indent="0cm" style:auto-text-indent="false">
        <style:tab-stops>
          <style:tab-stop style:position="16.999cm" style:type="right" style:leader-style="dotted" style:leader-text="."/>
        </style:tab-stops>
      </style:paragraph-properties>
    </style:style>
    <style:style style:name="User_20_Index_20_2" style:display-name="User Index 2" style:family="paragraph" style:parent-style-name="Index" style:class="index">
      <style:paragraph-properties fo:margin-left="0.499cm" fo:margin-right="0cm" fo:text-indent="0cm" style:auto-text-indent="false">
        <style:tab-stops>
          <style:tab-stop style:position="16.499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cm" style:type="right" style:leader-style="dotted" style:leader-text="."/>
        </style:tab-stops>
      </style:paragraph-properties>
    </style:style>
    <style:style style:name="User_20_Index_20_4" style:display-name="User Index 4" style:family="paragraph" style:parent-style-name="Index" style:class="index">
      <style:paragraph-properties fo:margin-left="1.498cm" fo:margin-right="0cm" fo:text-indent="0cm" style:auto-text-indent="false">
        <style:tab-stops>
          <style:tab-stop style:position="15.501cm" style:type="right" style:leader-style="dotted" style:leader-text="."/>
        </style:tab-stops>
      </style:paragraph-properties>
    </style:style>
    <style:style style:name="User_20_Index_20_5" style:display-name="User Index 5" style:family="paragraph" style:parent-style-name="Index" style:class="index">
      <style:paragraph-properties fo:margin-left="1.997cm" fo:margin-right="0cm" fo:text-indent="0cm" style:auto-text-indent="false">
        <style:tab-stops>
          <style:tab-stop style:position="15.002cm" style:type="right" style:leader-style="dotted" style:leader-text="."/>
        </style:tab-stops>
      </style:paragraph-properties>
    </style:style>
    <style:style style:name="User_20_Index_20_6" style:display-name="User Index 6" style:family="paragraph" style:parent-style-name="Index" style:class="index">
      <style:paragraph-properties fo:margin-left="2.496cm" fo:margin-right="0cm" fo:text-indent="0cm" style:auto-text-indent="false">
        <style:tab-stops>
          <style:tab-stop style:position="14.503cm" style:type="right" style:leader-style="dotted" style:leader-text="."/>
        </style:tab-stops>
      </style:paragraph-properties>
    </style:style>
    <style:style style:name="User_20_Index_20_7" style:display-name="User Index 7" style:family="paragraph" style:parent-style-name="Index" style:class="index">
      <style:paragraph-properties fo:margin-left="2.995cm" fo:margin-right="0cm" fo:text-indent="0cm" style:auto-text-indent="false">
        <style:tab-stops>
          <style:tab-stop style:position="14.004cm" style:type="right" style:leader-style="dotted" style:leader-text="."/>
        </style:tab-stops>
      </style:paragraph-properties>
    </style:style>
    <style:style style:name="User_20_Index_20_8" style:display-name="User Index 8" style:family="paragraph" style:parent-style-name="Index" style:class="index">
      <style:paragraph-properties fo:margin-left="3.494cm" fo:margin-right="0cm" fo:text-indent="0cm" style:auto-text-indent="false">
        <style:tab-stops>
          <style:tab-stop style:position="13.504cm" style:type="right" style:leader-style="dotted" style:leader-text="."/>
        </style:tab-stops>
      </style:paragraph-properties>
    </style:style>
    <style:style style:name="User_20_Index_20_9" style:display-name="User Index 9" style:family="paragraph" style:parent-style-name="Index" style:class="index">
      <style:paragraph-properties fo:margin-left="3.993cm" fo:margin-right="0cm" fo:text-indent="0cm" style:auto-text-indent="false">
        <style:tab-stops>
          <style:tab-stop style:position="13.005cm" style:type="right" style:leader-style="dotted" style:leader-text="."/>
        </style:tab-stops>
      </style:paragraph-properties>
    </style:style>
    <style:style style:name="User_20_Index_20_10" style:display-name="User Index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1_20_Start" style:display-name="Numbering 1 Start" style:family="paragraph" style:parent-style-name="List" style:next-style-name="Numbering_20_1" style:class="list">
      <style:paragraph-properties fo:margin-left="0.635cm" fo:margin-right="0cm" fo:margin-top="0.423cm" fo:margin-bottom="0.212cm" style:contextual-spacing="false" fo:text-indent="-0.635cm" style:auto-text-indent="false"/>
    </style:style>
    <style:style style:name="Contents_20_1" style:display-name="Contents 1" style:family="paragraph" style:parent-style-name="Index" style:class="index"/>
    <style:style style:name="Contents_20_2" style:display-name="Contents 2" style:family="paragraph" style:parent-style-name="Index" style:class="index"/>
    <style:style style:name="Contents_20_3" style:display-name="Contents 3" style:family="paragraph" style:parent-style-name="Index" style:class="index"/>
    <style:style style:name="Contents_20_4" style:display-name="Contents 4" style:family="paragraph" style:parent-style-name="Index" style:class="index"/>
    <style:style style:name="Contents_20_5" style:display-name="Contents 5" style:family="paragraph" style:parent-style-name="Index" style:class="index"/>
    <style:style style:name="Contents_20_6" style:display-name="Contents 6" style:family="paragraph" style:parent-style-name="Index" style:class="index"/>
    <style:style style:name="Contents_20_7" style:display-name="Contents 7" style:family="paragraph" style:parent-style-name="Index" style:class="index"/>
    <style:style style:name="Contents_20_8" style:display-name="Contents 8" style:family="paragraph" style:parent-style-name="Index" style:class="index"/>
    <style:style style:name="Contents_20_9" style:display-name="Contents 9" style:family="paragraph" style:parent-style-name="Index" style:class="index"/>
    <style:style style:name="Contents_20_10" style:display-name="Contents 10" style:family="paragraph" style:parent-style-name="Index" style:class="index"/>
    <style:style style:name="Table" style:family="paragraph" style:parent-style-name="Caption" style:class="extra"/>
    <style:style style:name="Heading_20_7" style:display-name="Heading 7" style:family="paragraph" style:parent-style-name="Heading" style:default-outline-level="7" style:class="text"/>
    <style:style style:name="Heading_20_8" style:display-name="Heading 8" style:family="paragraph" style:parent-style-name="Heading" style:default-outline-level="8" style:class="text"/>
    <style:style style:name="Heading_20_9" style:display-name="Heading 9" style:family="paragraph" style:parent-style-name="Heading" style:default-outline-level="9" style:class="text"/>
    <style:style style:name="Heading_20_10" style:display-name="Heading 10" style:family="paragraph" style:parent-style-name="Heading" style:default-outline-level="10" style:class="text"/>
    <style:style style:name="Object_20_index_20_heading" style:display-name="Object index heading" style:family="paragraph" style:parent-style-name="Heading" style:class="index"/>
    <style:style style:name="Table_20_index_20_heading" style:display-name="Table index heading" style:family="paragraph" style:parent-style-name="Heading" style:class="index"/>
    <style:style style:name="User_20_Index_20_Heading" style:display-name="User Index Heading" style:family="paragraph" style:parent-style-name="Heading" style:class="index"/>
    <style:style style:name="Bibliography_20_Heading" style:display-name="Bibliography Heading" style:family="paragraph" style:parent-style-name="Heading" style:class="index"/>
    <style:style style:name="Contents_20_Heading" style:display-name="Contents Heading" style:family="paragraph" style:parent-style-name="Heading" style:class="index"/>
    <style:style style:name="Numbering_20_1_20_End" style:display-name="Numbering 1 End" style:family="paragraph" style:parent-style-name="List" style:class="list"/>
    <style:style style:name="Numbering_20_1_20_Cont." style:display-name="Numbering 1 Cont." style:family="paragraph" style:parent-style-name="List" style:class="list"/>
    <style:style style:name="Numbering_20_2" style:display-name="Numbering 2" style:family="paragraph" style:parent-style-name="List" style:class="list"/>
    <style:style style:name="Numbering_20_2_20_Start" style:display-name="Numbering 2 Start" style:family="paragraph" style:parent-style-name="List" style:class="list"/>
    <style:style style:name="Numbering_20_2_20_End" style:display-name="Numbering 2 End" style:family="paragraph" style:parent-style-name="List" style:class="list"/>
    <style:style style:name="Numbering_20_2_20_Cont." style:display-name="Numbering 2 Cont." style:family="paragraph" style:parent-style-name="List" style:class="list"/>
    <style:style style:name="Numbering_20_3" style:display-name="Numbering 3" style:family="paragraph" style:parent-style-name="List" style:class="list"/>
    <style:style style:name="Numbering_20_3_20_Start" style:display-name="Numbering 3 Start" style:family="paragraph" style:parent-style-name="List" style:class="list"/>
    <style:style style:name="Numbering_20_3_20_End" style:display-name="Numbering 3 End" style:family="paragraph" style:parent-style-name="List" style:class="list"/>
    <style:style style:name="Numbering_20_3_20_Cont." style:display-name="Numbering 3 Cont." style:family="paragraph" style:parent-style-name="List" style:class="list"/>
    <style:style style:name="Numbering_20_4" style:display-name="Numbering 4" style:family="paragraph" style:parent-style-name="List" style:class="list"/>
    <style:style style:name="Numbering_20_4_20_Start" style:display-name="Numbering 4 Start" style:family="paragraph" style:parent-style-name="List" style:class="list"/>
    <style:style style:name="Numbering_20_4_20_End" style:display-name="Numbering 4 End" style:family="paragraph" style:parent-style-name="List" style:class="list"/>
    <style:style style:name="Numbering_20_4_20_Cont." style:display-name="Numbering 4 Cont." style:family="paragraph" style:parent-style-name="List" style:class="list"/>
    <style:style style:name="Numbering_20_5" style:display-name="Numbering 5" style:family="paragraph" style:parent-style-name="List" style:class="list"/>
    <style:style style:name="Numbering_20_5_20_Start" style:display-name="Numbering 5 Start" style:family="paragraph" style:parent-style-name="List" style:class="list"/>
    <style:style style:name="Numbering_20_5_20_End" style:display-name="Numbering 5 End" style:family="paragraph" style:parent-style-name="List" style:class="list"/>
    <style:style style:name="Numbering_20_5_20_Cont." style:display-name="Numbering 5 Cont." style:family="paragraph" style:parent-style-name="List" style:class="list"/>
    <style:style style:name="List_20_1" style:display-name="List 1" style:family="paragraph" style:parent-style-name="List" style:class="list"/>
    <style:style style:name="List_20_1_20_Start" style:display-name="List 1 Start" style:family="paragraph" style:parent-style-name="List" style:class="list"/>
    <style:style style:name="List_20_1_20_End" style:display-name="List 1 End" style:family="paragraph" style:parent-style-name="List" style:class="list"/>
    <style:style style:name="List_20_1_20_Cont." style:display-name="List 1 Cont." style:family="paragraph" style:parent-style-name="List" style:class="list"/>
    <style:style style:name="List_20_2" style:display-name="List 2" style:family="paragraph" style:parent-style-name="List" style:class="list"/>
    <style:style style:name="List_20_2_20_Start" style:display-name="List 2 Start" style:family="paragraph" style:parent-style-name="List" style:class="list"/>
    <style:style style:name="List_20_2_20_End" style:display-name="List 2 End" style:family="paragraph" style:parent-style-name="List" style:class="list"/>
    <style:style style:name="List_20_2_20_Cont." style:display-name="List 2 Cont." style:family="paragraph" style:parent-style-name="List" style:class="list"/>
    <style:style style:name="List_20_3" style:display-name="List 3" style:family="paragraph" style:parent-style-name="List" style:class="list"/>
    <style:style style:name="List_20_3_20_Start" style:display-name="List 3 Start" style:family="paragraph" style:parent-style-name="List" style:class="list"/>
    <style:style style:name="List_20_3_20_End" style:display-name="List 3 End" style:family="paragraph" style:parent-style-name="List" style:class="list"/>
    <style:style style:name="List_20_3_20_Cont." style:display-name="List 3 Cont." style:family="paragraph" style:parent-style-name="List" style:class="list"/>
    <style:style style:name="List_20_4" style:display-name="List 4" style:family="paragraph" style:parent-style-name="List" style:class="list"/>
    <style:style style:name="List_20_4_20_Start" style:display-name="List 4 Start" style:family="paragraph" style:parent-style-name="List" style:class="list"/>
    <style:style style:name="List_20_4_20_End" style:display-name="List 4 End" style:family="paragraph" style:parent-style-name="List" style:class="list"/>
    <style:style style:name="List_20_4_20_Cont." style:display-name="List 4 Cont." style:family="paragraph" style:parent-style-name="List" style:class="list"/>
    <style:style style:name="List_20_5" style:display-name="List 5" style:family="paragraph" style:parent-style-name="List" style:class="list"/>
    <style:style style:name="List_20_5_20_Start" style:display-name="List 5 Start" style:family="paragraph" style:parent-style-name="List" style:class="list"/>
    <style:style style:name="List_20_5_20_End" style:display-name="List 5 End" style:family="paragraph" style:parent-style-name="List" style:class="list"/>
    <style:style style:name="List_20_5_20_Cont." style:display-name="List 5 Cont." style:family="paragraph" style:parent-style-name="List" style:class="list"/>
    <style:style style:name="_5f_Titre_5f_Exercices_5f_avec_5f_Titre" style:display-name="_Titre_Exercices_avec_Titre" style:family="paragraph" style:parent-style-name="_5f_STYLES_5f_PARAGRAPHES_5f_SESAMATH" style:default-outline-level="1" style:list-style-name="_5f_Numérotation_20_des_20_exercices">
      <style:paragraph-properties fo:margin-top="0.3cm" fo:margin-bottom="0.101cm" style:contextual-spacing="false" text:number-lines="true" text:line-number="0"/>
      <style:text-properties fo:color="#e8c32a" loext:opacity="100%" fo:font-weight="bold"/>
    </style:style>
    <style:style style:name="_5f_Header_20_D_20_page_20_paire_20__28_G_29_" style:display-name="_Header D page paire (G)" style:family="paragraph" style:parent-style-name="Header" style:master-page-name="">
      <style:paragraph-properties fo:margin-left="3cm" fo:margin-right="0cm" fo:text-indent="0cm" style:auto-text-indent="false" style:page-number="auto"/>
      <style:text-properties fo:font-variant="small-caps" fo:color="#9d0f89" loext:opacity="100%" fo:font-size="16pt" fo:font-weight="bold"/>
    </style:style>
    <style:style style:name="_5f_Tableau_5f_Gauche_5f_Gras" style:display-name="_Tableau_Gauche_Gras" style:family="paragraph" style:parent-style-name="_5f_Paragraphe">
      <style:paragraph-properties fo:text-align="start" style:justify-single-word="false"/>
      <style:text-properties fo:font-weight="bold"/>
    </style:style>
    <style:style style:name="_5f_Tableau_5f_Centré_5f_Gras_5f_Vertical" style:display-name="_Tableau_Centré_Gras_Vertical" style:family="paragraph" style:parent-style-name="_5f_Paragraphe" style:master-page-name="">
      <style:paragraph-properties fo:text-align="center" style:justify-single-word="false" style:page-number="auto">
        <style:tab-stops/>
      </style:paragraph-properties>
      <style:text-properties fo:font-weight="bold" style:text-rotation-angle="270" style:text-rotation-scale="line-height"/>
    </style:style>
    <style:style style:name="_5f_Tableau_5f_Centré" style:display-name="_Tableau_Centré" style:family="paragraph" style:parent-style-name="_5f_Paragraphe" style:master-page-name="">
      <style:paragraph-properties fo:text-align="center" style:justify-single-word="false" style:page-number="auto">
        <style:tab-stops/>
      </style:paragraph-properties>
    </style:style>
    <style:style style:name="_5f_Paragraphe_5f_Réponse_5f_Elève_5f_Bullet" style:display-name="_Paragraphe_Réponse_Elève_Bullet" style:family="paragraph" style:parent-style-name="_5f_Paragraphe_5f_Réponse_5f_Elève_5f_2_5f_Col" style:list-style-name="List_20_1">
      <style:paragraph-properties fo:text-align="start" style:justify-single-word="false" style:writing-mode="lr-tb">
        <style:tab-stops>
          <style:tab-stop style:position="9.4cm" style:type="right" style:leader-style="dotted" style:leader-text="."/>
        </style:tab-stops>
      </style:paragraph-properties>
      <style:text-properties style:use-window-font-color="true" loext:opacity="0%"/>
    </style:style>
    <style:style style:name="_5f_Header_20_D_20_page_20_impaire_20__28_D_29_" style:display-name="_Header D page impaire (D)" style:family="paragraph" style:parent-style-name="Header">
      <style:paragraph-properties fo:margin-left="3cm" fo:margin-right="0cm" fo:text-indent="0cm" style:auto-text-indent="false"/>
      <style:text-properties fo:font-variant="small-caps" fo:color="#9d0f89" loext:opacity="100%" fo:font-size="16pt" fo:font-weight="bold"/>
    </style:style>
    <style:style style:name="_5f_Paragraphe_5f_Bullet" style:display-name="_Paragraphe_Bullet" style:family="paragraph" style:parent-style-name="_5f_Paragraphe" style:list-style-name="List_20_1"/>
    <style:style style:name="_5f_Paragraphe_5f_Exemple_5f_sans_5f_Titre" style:display-name="_Paragraphe_Exemple_sans_Titre" style:family="paragraph" style:parent-style-name="_5f_Paragraphe" style:master-page-name="">
      <loext:graphic-properties draw:fill="solid" draw:fill-color="#eeeeee"/>
      <style:paragraph-properties fo:margin-left="0cm" fo:margin-right="0cm" fo:margin-top="0cm" fo:margin-bottom="0cm" style:contextual-spacing="false" fo:text-indent="0cm" style:auto-text-indent="false" style:page-number="auto" fo:background-color="#eeeeee" fo:padding="0.049cm" fo:border="0.06pt solid #000000"/>
      <style:text-properties fo:font-style="normal" fo:font-weight="normal" officeooo:rsid="01993d4f" style:font-style-asian="italic" style:font-style-complex="italic"/>
    </style:style>
    <style:style style:name="_5f_Paragraphe_5f_Exemple_5f_avec_5f_Titre" style:display-name="_Paragraphe_Exemple_avec_Titre" style:family="paragraph" style:parent-style-name="_5f_Paragraphe">
      <loext:graphic-properties draw:fill="solid" draw:fill-color="#eeeeee"/>
      <style:paragraph-properties fo:margin-left="0cm" fo:margin-right="0cm" fo:text-indent="0cm" style:auto-text-indent="false" fo:background-color="#eeeeee" fo:padding="0.049cm" fo:border="0.06pt solid #000000"/>
      <style:text-properties fo:font-style="oblique" fo:font-weight="bold"/>
    </style:style>
    <style:style style:name="_5f_Paragraphe_5f_Réponse_5f_Pointillés_5f_Grisés_5f_avec_5f_bordure_5f_supérieure" style:display-name="_Paragraphe_Réponse_Pointillés_Grisés_avec_bordure_supérieure" style:family="paragraph" style:parent-style-name="_5f_Paragraphe_5f_Réponse_5f_Elève_5f_2_5f_Col" style:list-style-name="">
      <style:paragraph-properties fo:text-align="end" style:justify-single-word="false" fo:padding="0.049cm" fo:border-left="none" fo:border-right="none" fo:border-top="0.06pt solid #000000" fo:border-bottom="none"/>
    </style:style>
    <style:style style:name="_5f_Premier_5f_Titre_5f_Exercices_5f_avec_5f_Num_5f_Exo_5f_sans_5f_Titre" style:display-name="_Premier_Titre_Exercices_avec_Num_Exo_sans_Titre" style:family="paragraph" style:parent-style-name="_5f_STYLES_5f_PARAGRAPHES_5f_SESAMATH" style:default-outline-level="1" style:list-style-name="_5f_Numérotation_20_des_20_exercices">
      <style:paragraph-properties fo:margin-top="0cm" fo:margin-bottom="0.101cm" style:contextual-spacing="false"/>
      <style:text-properties style:use-window-font-color="true" loext:opacity="0%" fo:font-weight="normal"/>
    </style:style>
    <style:style style:name="_5f_Premier_5f_Titre_5f_Exercices_5f_avec_5f_Num_20_Exo_5f_Avec_5f_Titre" style:display-name="_Premier_Titre_Exercices_avec_Num Exo_Avec_Titre" style:family="paragraph" style:parent-style-name="_5f_STYLES_5f_PARAGRAPHES_5f_SESAMATH" style:default-outline-level="1" style:list-style-name="_5f_Numérotation_20_des_20_exercices">
      <style:paragraph-properties fo:margin-top="0cm" fo:margin-bottom="0.101cm" style:contextual-spacing="false"/>
      <style:text-properties fo:color="#e8c32a" loext:opacity="100%" fo:font-weight="bold"/>
    </style:style>
    <style:style style:name="_5f_Tableau_5f_Pointillés_5f_Grisés" style:display-name="_Tableau_Pointillés_Grisés" style:family="paragraph" style:parent-style-name="_5f_Paragraphe_5f_Réponse_5f_Elève_5f_2_5f_Col">
      <style:paragraph-properties fo:text-align="center" style:justify-single-word="false"/>
      <style:text-properties fo:color="#b3b3b3" loext:opacity="100%"/>
    </style:style>
    <style:style style:name="_5f_Paragraphe_5f_avec_5f_Num_5f_Question" style:display-name="_Paragraphe_avec_Num_Question" style:family="paragraph" style:parent-style-name="_5f_STYLES_5f_PARAGRAPHES_5f_SESAMATH" style:list-style-name="_5f_Numérotation_20_des_20_exercices" style:master-page-name="">
      <style:paragraph-properties fo:margin-top="0.199cm" fo:margin-bottom="0.199cm" style:contextual-spacing="false" style:page-number="auto" text:number-lines="true" text:line-number="0"/>
    </style:style>
    <style:style style:name="_5f_Header_20_N_20_page_20_impaire_20__28_D_29_" style:display-name="_Header N page impaire (D)" style:family="paragraph" style:parent-style-name="Header">
      <style:paragraph-properties fo:margin-left="3cm" fo:margin-right="0cm" fo:text-align="start" style:justify-single-word="false" fo:text-indent="0cm" style:auto-text-indent="false"/>
      <style:text-properties fo:font-variant="small-caps" fo:color="#d7e12c" loext:opacity="100%" fo:font-size="16pt" fo:font-weight="bold"/>
    </style:style>
    <style:style style:name="_5f_Paragraphe_5f_Réponse_5f_Pointillés_5f_Grisés" style:display-name="_Paragraphe_Réponse_Pointillés_Grisés" style:family="paragraph" style:parent-style-name="_5f_Paragraphe_5f_Réponse_5f_Elève" style:list-style-name="">
      <style:paragraph-properties fo:line-height="0.7cm">
        <style:tab-stops>
          <style:tab-stop style:position="8.999cm" style:type="right" style:leader-style="dotted" style:leader-text="."/>
          <style:tab-stop style:position="18.701cm" style:type="right" style:leader-style="dotted" style:leader-text="."/>
        </style:tab-stops>
      </style:paragraph-properties>
      <style:text-properties fo:color="#b3b3b3" loext:opacity="100%"/>
    </style:style>
    <style:style style:name="_5f_Paragraphe_5f_Réponse_5f_Elève" style:display-name="_Paragraphe_Réponse_Elève"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Header_20_M_20_page_20_paire_20__28_G_29_" style:display-name="_Header M page paire (G)"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Header_20_M_20_page_20_impaire_20__28_D_29_" style:display-name="_Header M page impaire (D)" style:family="paragraph" style:parent-style-name="Header">
      <style:paragraph-properties fo:margin-left="3cm" fo:margin-right="0cm" fo:text-indent="0cm" style:auto-text-indent="false"/>
      <style:text-properties fo:font-variant="small-caps" fo:color="#7fb241" loext:opacity="100%" fo:font-size="16pt" fo:font-weight="bold"/>
    </style:style>
    <style:style style:name="_5f_Tableau_20_Gauche" style:display-name="_Tableau Gauche" style:family="paragraph" style:parent-style-name="_5f_Paragraphe">
      <style:paragraph-properties fo:text-align="start" style:justify-single-word="false"/>
    </style:style>
    <style:style style:name="_5f_Tableau_20_Droit" style:display-name="_Tableau Droit" style:family="paragraph" style:parent-style-name="_5f_Paragraphe">
      <style:paragraph-properties fo:text-align="end" style:justify-single-word="false"/>
    </style:style>
    <style:style style:name="_5f_Header_20_G_20_page_20_paire_20__28_G_29_" style:display-name="_Header G page paire (G)" style:family="paragraph" style:parent-style-name="Header" style:master-page-name="">
      <loext:graphic-properties draw:fill="none" draw:fill-color="#ffe5b2"/>
      <style:paragraph-properties fo:margin-left="3cm" fo:margin-right="0cm" fo:text-align="start" style:justify-single-word="false" fo:text-indent="0cm" style:auto-text-indent="false" style:page-number="auto" fo:background-color="transparent" fo:padding="0.019cm" fo:border="none" style:shadow="none" style:join-border="false"/>
      <style:text-properties fo:font-variant="small-caps" fo:color="#1ca2b8" loext:opacity="100%" style:font-name="Bitstream Vera Sans3" fo:font-family="'Bitstream Vera Sans'" style:font-style-name="Bold Oblique" style:font-family-generic="swiss" style:font-pitch="variable" fo:font-size="16pt" fo:font-style="normal" fo:text-shadow="none" fo:font-weight="bold"/>
    </style:style>
    <style:style style:name="_5f_Header_20_G_20_page_20_impaire_20__28_D_29_" style:display-name="_Header G page impaire (D)" style:family="paragraph" style:parent-style-name="Header">
      <style:paragraph-properties fo:margin-left="3cm" fo:margin-right="0cm" fo:text-align="start" style:justify-single-word="false" fo:text-indent="0cm" style:auto-text-indent="false"/>
      <style:text-properties fo:font-variant="small-caps" fo:color="#1ca2b8" loext:opacity="100%" fo:font-size="16pt" fo:font-weight="bold"/>
    </style:style>
    <style:style style:name="_5f_Paragraphe_5f_Coche" style:display-name="_Paragraphe_Coche" style:family="paragraph" style:parent-style-name="_5f_Paragraphe" style:list-style-name="List_20_3"/>
    <style:style style:name="_5f_Paragraphe_5f_opération_5f_posée" style:display-name="_Paragraphe_opération_posée" style:family="paragraph" style:parent-style-name="Standard">
      <style:paragraph-properties fo:text-align="end" style:justify-single-word="false"/>
    </style:style>
    <style:style style:name="_5f_Paragraphe_5f_Réponse_5f_Elève_5f_Droit" style:display-name="_Paragraphe_Réponse_Elève_Droit" style:family="paragraph" style:parent-style-name="_5f_Paragraphe_5f_Réponse_5f_Elève_5f_2_5f_Col">
      <style:paragraph-properties fo:text-align="end" style:justify-single-word="false"/>
    </style:style>
    <style:style style:name="_5f_Tableau_5f_Centré_5f_Bullet" style:display-name="_Tableau_Centré_Bullet" style:family="paragraph" style:parent-style-name="_5f_Paragraphe_5f_Bullet">
      <style:paragraph-properties fo:text-align="center" style:justify-single-word="false"/>
    </style:style>
    <style:style style:name="_5f_Tableau_5f_Droit_5f_Gras" style:display-name="_Tableau_Droit_Gras" style:family="paragraph" style:parent-style-name="_5f_Tableau_20_Droit">
      <style:text-properties fo:font-weight="bold" style:font-weight-asian="bold" style:font-weight-complex="bold"/>
    </style:style>
    <style:style style:name="_5f_Header_20_P_20_page_20_impaire_20__28_D_29_" style:display-name="_Header P page impaire (D)" style:family="paragraph" style:parent-style-name="_5f_Header_20_N_20_page_20_paire_20__28_G_29_">
      <style:text-properties fo:color="#d62e4e" loext:opacity="100%"/>
    </style:style>
    <style:style style:name="_5f_Header_20_P_20_page_20_paire_20__28_G_29_" style:display-name="_Header P page paire (G)" style:family="paragraph" style:parent-style-name="_5f_Header_20_N_20_page_20_paire_20__28_G_29_">
      <style:text-properties fo:color="#d62e4e" loext:opacity="100%"/>
    </style:style>
    <style:style style:name="_5f_Paragraphe_5f_Correction" style:display-name="_Paragraphe_Correction" style:family="paragraph" style:parent-style-name="_5f_Paragraphe" style:master-page-name="">
      <style:paragraph-properties style:page-number="auto"/>
      <style:text-properties fo:background-color="#ffff00"/>
    </style:style>
    <style:style style:name="_5f_Paragraphe_5f_Geometrie_5f_Clr_5f_1ca2b8" style:display-name="_Paragraphe_Geometrie_Clr_1ca2b8" style:family="paragraph" style:parent-style-name="_5f_Paragraphe">
      <loext:graphic-properties draw:fill="solid" draw:fill-color="#1ca2b8"/>
      <style:paragraph-properties fo:background-color="#1ca2b8"/>
      <style:text-properties fo:color="#ffffff" loext:opacity="100%" fo:font-weight="bold"/>
    </style:style>
    <style:style style:name="_5f_Paragraphe_5f_Gestion_5f_de_5f_donnee_5f_Clr_5f_9d0f89" style:display-name="_Paragraphe_Gestion_de_donnee_Clr_9d0f89" style:family="paragraph" style:parent-style-name="_5f_Paragraphe_5f_Geometrie_5f_Clr_5f_1ca2b8">
      <loext:graphic-properties draw:fill="solid" draw:fill-color="#9d0f89"/>
      <style:paragraph-properties fo:background-color="#9d0f89"/>
    </style:style>
    <style:style style:name="_5f_Paragraphe_5f_Numerique_5f_Clr_5f_d7e12c" style:display-name="_Paragraphe_Numerique_Clr_d7e12c" style:family="paragraph" style:parent-style-name="_5f_Paragraphe_5f_Geometrie_5f_Clr_5f_1ca2b8">
      <loext:graphic-properties draw:fill="solid" draw:fill-color="#d7e12c"/>
      <style:paragraph-properties fo:background-color="#d7e12c"/>
    </style:style>
    <style:style style:name="_5f_Paragraphe_5f_Problemes_5f_Clr_5f_d62e4e" style:display-name="_Paragraphe_Problemes_Clr_d62e4e" style:family="paragraph" style:parent-style-name="_5f_Paragraphe_5f_Numerique_5f_Clr_5f_d7e12c">
      <loext:graphic-properties draw:fill="solid" draw:fill-color="#d62e4e"/>
      <style:paragraph-properties fo:background-color="#d62e4e"/>
    </style:style>
    <style:style style:name="_5f_Paragraphe_5f_Mesures_5f_Clr_5f_7fb241" style:display-name="_Paragraphe_Mesures_Clr_7fb241" style:family="paragraph" style:parent-style-name="_5f_Paragraphe_5f_Problemes_5f_Clr_5f_d62e4e">
      <loext:graphic-properties draw:fill="solid" draw:fill-color="#7fb241"/>
      <style:paragraph-properties fo:background-color="#7fb241"/>
    </style:style>
    <style:style style:name="Normal_20_Table" style:display-name="Normal Table" style:family="paragraph">
      <style:paragraph-properties fo:text-align="start" style:justify-single-word="false" fo:orphans="2" fo:widows="2" style:vertical-align="auto"/>
      <style:text-properties style:font-name="Times New Roman" fo:font-family="'Times New Roman'" style:font-family-generic="roman" style:font-pitch="variable" fo:font-size="11pt" fo:language="fr" fo:country="FR" style:font-name-asian="Cambria Math" style:font-family-asian="'Cambria Math'" style:font-family-generic-asian="system" style:font-pitch-asian="variable" style:font-size-asian="11pt" style:language-asian="en" style:country-asian="US" style:font-name-complex="Arial1" style:font-family-complex="Arial" style:font-family-generic-complex="system" style:font-pitch-complex="variable" style:font-size-complex="11pt" style:language-complex="ar" style:country-complex="SA"/>
    </style:style>
    <style:style style:name="_5f_Paragraphe_5f_Réponse_5f_Eleve_5f_1_5f_Col" style:display-name="_Paragraphe_Réponse_Eleve_1_Col" style:family="paragraph" style:parent-style-name="_5f_Paragraphe_5f_Réponse_5f_Pointillés_5f_Grisés_5f_tabulé_5f_1_5f_Col" style:master-page-name="">
      <style:paragraph-properties fo:line-height="0.7cm" style:page-number="auto"/>
      <style:text-properties style:use-window-font-color="true" loext:opacity="0%"/>
    </style:style>
    <style:style style:name="_5f_Paragraphe_5f_Réponse_5f_Pointillés_5f_Grisés_5f_1_5f_Col" style:display-name="_Paragraphe_Réponse_Pointillés_Grisés_1_Col" style:family="paragraph" style:parent-style-name="_5f_Paragraphe_5f_Réponse_5f_Pointillés_5f_Grisés_5f_2_5f_Col">
      <style:paragraph-properties fo:line-height="0.7cm">
        <style:tab-stops>
          <style:tab-stop style:position="18.219cm" style:leader-style="dotted" style:leader-text="."/>
        </style:tab-stops>
      </style:paragraph-properties>
    </style:style>
    <style:style style:name="_5f_Paragraphe_5f_Réponse_5f_Elève_5f_2_5f_Col" style:display-name="_Paragraphe_Réponse_Elève_2_Col" style:family="paragraph" style:parent-style-name="_5f_STYLES_5f_PARAGRAPHES_5f_SESAMATH" style:list-style-name="_5f_Numérotation_20_des_20_exercices">
      <style:paragraph-properties fo:margin-top="0cm" fo:margin-bottom="0cm" style:contextual-spacing="false" fo:line-height="0.7cm" fo:text-align="start" style:justify-single-word="false" style:shadow="none">
        <style:tab-stops>
          <style:tab-stop style:position="8.999cm" style:type="right" style:leader-style="dotted" style:leader-text="."/>
        </style:tab-stops>
      </style:paragraph-properties>
      <style:text-properties style:use-window-font-color="true" loext:opacity="0%" style:font-name="Bitstream Vera Sans6" fo:font-family="'Bitstream Vera Sans'" style:font-style-name="Roman" style:font-family-generic="swiss" style:font-pitch="variable" fo:font-size="10pt"/>
    </style:style>
    <style:style style:name="_5f_Paragraphe_5f_Réponse_5f_Pointillés_5f_Grisés_5f_2_5f_Col" style:display-name="_Paragraphe_Réponse_Pointillés_Grisés_2_Col" style:family="paragraph" style:parent-style-name="_5f_Paragraphe_5f_Réponse_5f_Elève_5f_2_5f_Col" style:list-style-name="">
      <style:paragraph-properties fo:line-height="0.7cm">
        <style:tab-stops>
          <style:tab-stop style:position="8.999cm" style:leader-style="dotted" style:leader-text="."/>
        </style:tab-stops>
      </style:paragraph-properties>
      <style:text-properties fo:color="#b3b3b3" loext:opacity="100%"/>
    </style:style>
    <style:style style:name="_5f_Paragraphe_5f_Réponse_5f_Elève_5f_Fractions_5f_numéroté" style:display-name="_Paragraphe_Réponse_Elève_Fractions_numéroté" style:family="paragraph" style:parent-style-name="_5f_Paragraphe_5f_Réponse_5f_Elève_5f_Fractions" style:list-style-name="_5f_Numérotation_20_des_20_exercices"/>
    <style:style style:name="_5f_Paragraphe_5f_Fraction" style:display-name="_Paragraphe_Fraction" style:family="paragraph" style:parent-style-name="_5f_STYLES_5f_PARAGRAPHES_5f_SESAMATH">
      <style:paragraph-properties style:line-height-at-least="0.7cm"/>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style:contextual-spacing="false" fo:text-align="justify" style:justify-single-word="false" style:page-number="auto" style:shadow="none" style:writing-mode="lr-tb">
        <style:tab-stops/>
      </style:paragraph-properties>
      <style:text-properties fo:color="#e8c32a" loext:opacity="100%" style:font-name="Bitstream Vera Sans5" fo:font-family="'Bitstream Vera Sans'" style:font-style-name="Oblique" style:font-family-generic="swiss" style:font-pitch="variable" fo:font-size="10pt" fo:font-style="normal" fo:font-weight="bold"/>
    </style:style>
    <style:style style:name="_5f_Paragraphe_5f_Réponses_5f_Pointillés_5f_Grisés_5f_Numéroté" style:display-name="_Paragraphe_Réponses_Pointillés_Grisés_Numéroté" style:family="paragraph" style:parent-style-name="_5f_Paragraphe_5f_Réponse_5f_Pointillés_5f_Grisés" style:list-style-name="_5f_Numérotation_20_des_20_exercices"/>
    <style:style style:name="_5f_Paragraphe_5f_Réponse_5f_Elève_5f_Fractions_5f_tabulé_5f_numéroté" style:display-name="_Paragraphe_Réponse_Elève_Fractions_tabulé_numéroté" style:family="paragraph" style:parent-style-name="_5f_Paragraphe_5f_Réponse_5f_Elève_5f_Fractions_5f_tabulé" style:list-style-name="_5f_Numérotation_20_des_20_exercices"/>
    <style:style style:name="_5f_Paragraphe_5f_Réponse_5f_Elève_5f_Fractions_5f_tabulé" style:display-name="_Paragraphe_Réponse_Elève_Fractions_tabulé" style:family="paragraph" style:parent-style-name="_5f_Paragraphe_5f_Réponse_5f_Elève" style:list-style-name="">
      <style:paragraph-properties fo:margin-top="0cm" fo:margin-bottom="0cm" style:contextual-spacing="false" style:line-height-at-least="0.7cm"/>
    </style:style>
    <style:style style:name="_5f_Paragraphe_5f_Réponse_5f_Pointillés_5f_Grisés_5f_tabulé_5f_1_5f_Col" style:display-name="_Paragraphe_Réponse_Pointillés_Grisés_tabulé_1_Col" style:family="paragraph" style:parent-style-name="_5f_Paragraphe_5f_Réponse_5f_Pointillés_5f_Grisés_5f_tabulé_5f_2_5f_Col">
      <style:paragraph-properties fo:line-height="0.7cm">
        <style:tab-stops>
          <style:tab-stop style:position="18.219cm" style:leader-style="dotted" style:leader-text="."/>
        </style:tab-stops>
      </style:paragraph-properties>
    </style:style>
    <style:style style:name="_5f_Paragraphe_5f_Réponse_5f_Pointillés_5f_Grisés_5f_tabulé_5f_2_5f_Col" style:display-name="_Paragraphe_Réponse_Pointillés_Grisés_tabulé_2_Col" style:family="paragraph" style:parent-style-name="_5f_Paragraphe_5f_Réponse_5f_Elève_5f_2_5f_Col" style:list-style-name="">
      <style:paragraph-properties fo:line-height="0.7cm">
        <style:tab-stops>
          <style:tab-stop style:position="4.5cm" style:leader-style="dotted" style:leader-text="."/>
          <style:tab-stop style:position="8.999cm" style:leader-style="dotted" style:leader-text="."/>
        </style:tab-stops>
      </style:paragraph-properties>
      <style:text-properties fo:color="#b3b3b3" loext:opacity="100%"/>
    </style:style>
    <style:style style:name="_5f_Paragraphe_5f_Réponse_5f_Elève_5f_Fractions" style:display-name="_Paragraphe_Réponse_Elève_Fractions" style:family="paragraph" style:parent-style-name="_5f_Paragraphe_5f_Réponse_5f_Elève" style:list-style-name="">
      <style:paragraph-properties fo:margin-top="0cm" fo:margin-bottom="0cm" style:contextual-spacing="false" style:line-height-at-least="0.7cm"/>
    </style:style>
    <style:style style:name="_5f_Paragraphe_20_livret_20_réponse_20_élève" style:display-name="_Paragraphe livret réponse élève" style:family="paragraph" style:parent-style-name="Standard">
      <style:paragraph-properties fo:margin-top="0cm" fo:margin-bottom="0cm" style:contextual-spacing="false" style:line-height-at-least="0.7cm" fo:text-align="justify" style:justify-single-word="false" style:shadow="none">
        <style:tab-stops/>
      </style:paragraph-properties>
      <style:text-properties fo:color="#000000" loext:opacity="100%" style:font-name="Bitstream Vera Sans6" fo:font-family="'Bitstream Vera Sans'" style:font-style-name="Roman" style:font-family-generic="swiss" style:font-pitch="variable" fo:font-size="10pt"/>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style:contextual-spacing="false" style:page-number="auto"/>
      <style:text-properties fo:color="#000000" loext:opacity="100%" fo:font-style="normal"/>
    </style:style>
    <style:style style:name="Page_20_Number" style:display-name="Page Number" style:family="text"/>
    <style:style style:name="Line_20_numbering" style:display-name="Line numbering" style:family="text"/>
    <style:style style:name="Endnote_20_Symbol" style:display-name="Endnote Symbol"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Definition"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Strong_20_Emphasis" style:display-name="Strong Emphasis" style:family="text">
      <style:text-properties fo:font-weight="bold" style:font-weight-asian="bold" style:font-weight-complex="bold"/>
    </style:style>
    <style:style style:name="Caption_20_characters" style:display-name="Caption characters" style:family="text"/>
    <style:style style:name="_5f_pointillés_20_gris" style:display-name="_pointillés gris" style:family="text" style:parent-style-name="_5f_STYLES_5f_CARACTERES_5f_SESAMATH">
      <style:text-properties fo:color="#b3b3b3" loext:opacity="100%" style:font-name="Bitstream Vera Sans5" fo:font-family="'Bitstream Vera Sans'" style:font-style-name="Oblique" style:font-family-generic="swiss" style:font-pitch="variable" fo:font-size="10pt" fo:font-style="normal" fo:background-color="transparent"/>
    </style:style>
    <style:style style:name="_5f_STYLES_5f_CARACTERES_5f_SESAMATH" style:display-name="_STYLES_CARACTERES_SESAMATH" style:family="text">
      <style:text-properties style:font-name="Bitstream Vera Sans6" fo:font-family="'Bitstream Vera Sans'" style:font-style-name="Roman" style:font-family-generic="swiss" style:font-pitch="variable" fo:font-size="10pt"/>
    </style:style>
    <style:style style:name="_5f_Numéros_20_exercices" style:display-name="_Numéros exercices" style:family="text" style:parent-style-name="_5f_STYLES_5f_CARACTERES_5f_SESAMATH">
      <style:text-properties fo:color="#ffffff" loext:opacity="100%" style:font-name="Bitstream Vera Sans4" fo:font-family="'Bitstream Vera Sans'" style:font-style-name="Gras" style:font-family-generic="swiss" style:font-pitch="variable" fo:font-size="10pt" fo:font-style="normal" fo:font-weight="bold" fo:background-color="#e8c32a" loext:border-line-width="0.002cm 0.004cm 0.002cm" loext:padding-left="0.079cm" loext:padding-right="0.101cm" loext:padding-top="0cm" loext:padding-bottom="0cm" loext:border="0.2pt double #e8c32a" loext:shadow="#b38d19 -0.101cm -0.101cm"/>
    </style:style>
    <style:style style:name="_5f_Numéros_20_second_20_exercices" style:display-name="_Numéros second exercices" style:family="text" style:parent-style-name="_5f_Numéros_20_exercices">
      <style:text-properties fo:color="#e8c32a" loext:opacity="100%" fo:font-style="normal" fo:font-weight="bold" fo:background-color="transparent" loext:padding-left="0.079cm" loext:padding-right="0.101cm" loext:padding-top="0cm" loext:padding-bottom="0cm" loext:border="none" loext:shadow="none"/>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gras_5f_Blanc" style:display-name="_Caractères_gras_Blanc" style:family="text" style:parent-style-name="Source_20_Text">
      <style:text-properties fo:text-transform="uppercase" fo:color="#ffffff" loext:opacity="100%" style:font-name="Bitstream Vera Sans6" fo:font-family="'Bitstream Vera Sans'" style:font-style-name="Roman" style:font-family-generic="swiss" style:font-pitch="variable" fo:font-size="9pt" fo:font-style="normal" fo:font-weight="bold" fo:background-color="transparent" style:font-size-asian="11pt" style:font-style-asian="normal" style:font-weight-asian="bold" style:font-size-complex="11pt" style:font-style-complex="normal" style:font-weight-complex="bold"/>
    </style:style>
    <style:style style:name="_5f_Caractères" style:display-name="_Caractères" style:family="text" style:parent-style-name="_5f_STYLES_5f_CARACTERES_5f_SESAMATH">
      <style:text-properties style:font-name="Bitstream Vera Sans6" fo:font-family="'Bitstream Vera Sans'" style:font-style-name="Roman" style:font-family-generic="swiss" style:font-pitch="variable" fo:font-size="10pt"/>
    </style:style>
    <style:style style:name="_5f_Caractères_5f_gras" style:display-name="_Caractères_gras" style:family="text" style:parent-style-name="_5f_Caractères">
      <style:text-properties fo:font-weight="bold"/>
    </style:style>
    <style:style style:name="Footnote_20_Symbol" style:display-name="Footnote Symbol" style:family="text"/>
    <style:style style:name="Visited_20_Internet_20_Link" style:display-name="Visited Internet Link" style:family="text">
      <style:text-properties fo:color="#800000" loext:opacity="100%" style:text-underline-style="solid" style:text-underline-width="auto" style:text-underline-color="font-color"/>
    </style:style>
    <style:style style:name="Variable" style:family="text">
      <style:text-properties fo:font-style="italic" style:font-style-asian="italic" style:font-style-complex="italic"/>
    </style:style>
    <style:style style:name="Placeholder" style:family="text">
      <style:text-properties fo:font-variant="small-caps" fo:color="#008080" loext:opacity="10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Emphasis" style:family="text">
      <style:text-properties fo:font-style="italic" style:font-style-asian="italic" style:font-style-complex="italic"/>
    </style:style>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_5f_Caractères_5f_indice" style:display-name="_Caractères_indice" style:family="text" style:parent-style-name="_5f_Caractères">
      <style:text-properties style:text-position="-1% 58%"/>
    </style:style>
    <style:style style:name="_5f_Caractères_5f_exposant" style:display-name="_Caractères_exposant" style:family="text" style:parent-style-name="_5f_Caractères">
      <style:text-properties style:text-position="40% 60%"/>
    </style:style>
    <style:style style:name="_5f_Caractères_5f_opensymbol" style:display-name="_Caractères_opensymbol" style:family="text" style:parent-style-name="_5f_Caractères">
      <style:text-properties fo:color="#000000" loext:opacity="100%" style:font-name="OpenSymbol1" fo:font-family="OpenSymbol" style:font-pitch="variable" style:font-charset="x-symbol" fo:font-size="10pt" fo:language="fr" fo:country="FR" style:letter-kerning="true"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atalante_5f_gras" style:display-name="_Caractères_atalante_gras" style:family="text" style:parent-style-name="_5f_Caractères_5f_atalante">
      <style:text-properties style:use-window-font-color="true" loext:opacity="0%" style:font-name="Atalante" fo:font-family="Atalante" style:font-pitch="variable" fo:font-size="10pt" fo:language="fr" fo:country="FR" fo:font-style="normal" fo:font-weight="bold" style:letter-kerning="true" fo:background-color="transparent" style:font-name-asian="Bitstream Vera Sans2" style:font-family-asian="'Bitstream Vera Sans'" style:font-family-generic-asian="system" style:font-pitch-asian="variable" style:font-size-asian="10pt" style:language-asian="zh" style:country-asian="CN" style:font-weight-asian="bold" style:font-name-complex="Bitstream Vera Sans2" style:font-family-complex="'Bitstream Vera Sans'" style:font-family-generic-complex="system" style:font-pitch-complex="variable" style:language-complex="hi" style:country-complex="IN" style:font-weight-complex="bold"/>
    </style:style>
    <style:style style:name="_5f_Caractères_5f_atalante" style:display-name="_Caractères_atalante" style:family="text" style:parent-style-name="_5f_pointillés_20_gris">
      <style:text-properties style:use-window-font-color="true" loext:opacity="0%" style:font-name="Atalante" fo:font-family="Atalante" style:font-pitch="variable" fo:font-size="10pt" fo:font-style="normal" fo:font-weight="100" fo:background-color="transparent"/>
    </style:style>
    <style:style style:name="_5f_Caractères_5f_gras_5f_Vert_5f_Italique" style:display-name="_Caractères_gras_Vert_Italique" style:family="text" style:parent-style-name="_5f_Caractères">
      <style:text-properties fo:color="#069a2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gras_5f_Rouge_5f_Italique" style:display-name="_Caractères_gras_Rouge_Italique" style:family="text" style:parent-style-name="_5f_Caractères">
      <style:text-properties fo:color="#c9211e" loext:opacity="100%" style:font-name="Bitstream Vera Sans6" fo:font-family="'Bitstream Vera Sans'" style:font-style-name="Roman" style:font-family-generic="swiss" style:font-pitch="variable" fo:font-size="10pt" fo:language="fr" fo:country="FR" fo:font-style="oblique" fo:font-weight="bold" officeooo:rsid="01993d4f" style:letter-kerning="true" style:font-name-asian="Bitstream Vera Sans2" style:font-family-asian="'Bitstream Vera Sans'" style:font-family-generic-asian="system" style:font-pitch-asian="variable" style:font-size-asian="10pt" style:language-asian="zh" style:country-asian="CN" style:font-style-asian="italic" style:font-weight-asian="bold" style:font-name-complex="Bitstream Vera Sans2" style:font-family-complex="'Bitstream Vera Sans'" style:font-family-generic-complex="system" style:font-pitch-complex="variable" style:language-complex="hi" style:country-complex="IN" style:font-style-complex="italic" style:font-weight-complex="bold"/>
    </style:style>
    <style:style style:name="_5f_Caractères_5f_correction" style:display-name="_Caractères_correction" style:family="text" style:parent-style-name="_5f_Caractères">
      <style:text-properties fo:color="#000000" loext:opacity="100%" style:font-name="Bitstream Vera Sans6" fo:font-family="'Bitstream Vera Sans'" style:font-style-name="Roman" style:font-family-generic="swiss" style:font-pitch="variable" fo:font-size="10pt" fo:language="fr" fo:country="FR" style:letter-kerning="true" fo:background-color="#ffff00" style:font-name-asian="Bitstream Vera Sans2" style:font-family-asian="'Bitstream Vera Sans'" style:font-family-generic-asian="system" style:font-pitch-asian="variable" style:font-size-asian="10pt" style:language-asian="zh" style:country-asian="CN" style:font-name-complex="Bitstream Vera Sans2" style:font-family-complex="'Bitstream Vera Sans'" style:font-family-generic-complex="system" style:font-pitch-complex="variable" style:language-complex="hi" style:country-complex="IN"/>
    </style:style>
    <style:style style:name="_5f_Caractères_5f_encadré" style:display-name="_Caractères_encadré" style:family="text" style:parent-style-name="_5f_Caractères">
      <style:text-properties loext:padding="0.049cm" loext:border="0.06pt solid #000000"/>
    </style:style>
    <style:style style:name="_5f_Caractères_5f_Times_5f_13" style:display-name="_Caractères_Times_13" style:family="text" style:parent-style-name="_5f_Caractères">
      <style:text-properties style:font-name="Times New Roman1" fo:font-family="'Times New Roman'" style:font-style-name="Regular" style:font-family-generic="roman" style:font-pitch="variable" fo:font-size="13pt" fo:font-style="italic"/>
    </style:style>
    <style:style style:name="Character_5f_20_5f_style" style:display-name="Character_20_style" style:family="text"/>
    <style:style style:name="Default_20_Paragraph_20_Font" style:display-name="Default Paragraph Font" style:family="text"/>
    <style:style style:name="Enonce_5f_Niv1" style:display-name="Enonce_Niv1" style:family="text">
      <style:text-properties fo:color="#ffffff" loext:opacity="100%" style:font-name="Bitstream Vera Sans5"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loext:opacity="100%" style:font-name="Bitstream Vera Sans4"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Enonce_5f_Niv3" style:display-name="Enonce_Niv3" style:family="text" style:parent-style-name="Enonce_5f_Niv2">
      <style:text-properties fo:color="#ffffff" loext:opacity="100%" style:font-name="Bitstream Vera Sans4"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MATH" style:family="text">
      <style:text-properties style:font-name="Times New Roman" fo:font-family="'Times New Roman'" style:font-family-generic="roman" style:font-pitch="variable" fo:font-size="13pt" fo:font-style="italic" officeooo:rsid="000f3f68" fo:background-color="transparent" style:font-size-asian="10.5pt" style:font-style-asian="italic" style:font-style-complex="italic" loext:shadow="none"/>
    </style:style>
    <style:style style:name="Police_20_défaut" style:display-name="Police défaut" style:family="text" style:parent-style-name="Police_20_par_20_défaut">
      <style:text-properties style:font-size-asian="10.5pt"/>
    </style:style>
    <style:style style:name="Police_20_par_20_défaut" style:display-name="Police par défaut" style:family="text">
      <style:text-properties style:font-name="Bitstream Vera Sans6" fo:font-family="'Bitstream Vera Sans'" style:font-style-name="Roman" style:font-family-generic="swiss" style:font-pitch="variable" fo:font-size="11pt" style:font-size-asian="10.5pt"/>
    </style:style>
    <style:style style:name="_5f_Consigne" style:display-name="_Consigne" style:family="text">
      <style:text-properties style:use-window-font-color="true" loext:opacity="0%" style:font-name="Bitstream Vera Sans5" fo:font-family="'Bitstream Vera Sans'" style:font-style-name="Oblique" style:font-family-generic="swiss" style:font-pitch="variable" fo:font-size="11pt" fo:font-style="italic" style:text-underline-style="none"/>
    </style:style>
    <style:style style:name="_5f_Correction_5f_surligné" style:display-name="_Correction_surligné" style:family="text">
      <style:text-properties style:font-name="Bitstream Vera Sans6" fo:font-family="'Bitstream Vera Sans'" style:font-style-name="Roman" style:font-family-generic="swiss" style:font-pitch="variable" fo:font-size="10pt" fo:background-color="#ffff00"/>
    </style:style>
    <style:style style:name="Formula" style:family="graphic">
      <style:graphic-properties text:anchor-type="as-char" svg:y="0cm" fo:margin-left="0.201cm" fo:margin-right="0.201cm" style:vertical-pos="middle" style:vertical-rel="text" fo:background-color="transparent" draw:fill="none" draw:fill-color="#729fcf"/>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729fcf"/>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fo:background-color="transparent" draw:fill="none" draw:fill-color="#729fcf"/>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fo:background-color="transparent" draw:fill="none" draw:fill-color="#729fcf"/>
    </style:style>
    <style:style style:name="Labels" style:family="graphic" style:auto-update="true">
      <style:graphic-properties text:anchor-type="as-char" svg:y="0cm" fo:margin-left="0.201cm" fo:margin-right="0.201cm" style:protect="size position" style:vertical-pos="top" style:vertical-rel="baseline" fo:background-color="transparent" draw:fill="none" draw:fill-color="#729fcf"/>
    </style:style>
    <style:style style:name="_5f_Frame_20_G" style:display-name="_Frame G" style:family="graphic">
      <style:graphic-properties svg:x="0cm" svg:y="0cm" style:wrap="parallel" style:number-wrapped-paragraphs="no-limit" style:wrap-contour="false" style:vertical-pos="middle" style:vertical-rel="page-content" style:horizontal-pos="from-left" style:horizontal-rel="page-content" fo:background-color="transparent" draw:fill="none" draw:fill-color="#729fcf" fo:padding="0.049cm" fo:border="0.99pt solid #1ca2b8" style:shadow="#add9e0 0.101cm 0.101cm" draw:shadow-opacity="100%" draw:wrap-influence-on-position="once-concurrent" loext:allow-overlap="true">
        <style:columns fo:column-count="1" fo:column-gap="0cm"/>
      </style:graphic-properties>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Numbering_20_ivx" style:display-name="Numbering ivx">
      <text:list-level-style-number text:level="1" text:style-name="Numbering_20_Symbols" loext:num-list-format="%1%."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loext:num-list-format="%2%."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loext:num-list-format="%3%)"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loext:num-list-format="%4%"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loext:num-list-format="%5%"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loext:num-list-format="%6%"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loext:num-list-format="%7%"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loext:num-list-format="%8%"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loext:num-list-format="%9%"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loext:num-list-format="%10%"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List_20_1" style:display-name="List 1">
      <text:list-level-style-bullet text:level="1" text:style-name="Bullet_20_Symbols" loext:num-list-format="%1%" text:bullet-char="●">
        <style:list-level-properties text:min-label-distance="0.101cm"/>
        <style:text-properties style:font-name="OpenSymbol"/>
      </text:list-level-style-bullet>
      <text:list-level-style-bullet text:level="2" text:style-name="Bullet_20_Symbols" loext:num-list-format="%2%" text:bullet-char="●">
        <style:list-level-properties text:space-before="2.306cm" text:min-label-width="0.4cm"/>
        <style:text-properties style:font-name="OpenSymbol"/>
      </text:list-level-style-bullet>
      <text:list-level-style-bullet text:level="3" text:style-name="Bullet_20_Symbols" loext:num-list-format="%3%" text:bullet-char="●">
        <style:list-level-properties text:space-before="2.704cm" text:min-label-width="0.4cm"/>
        <style:text-properties style:font-name="OpenSymbol"/>
      </text:list-level-style-bullet>
      <text:list-level-style-bullet text:level="4" text:style-name="Bullet_20_Symbols" loext:num-list-format="%4%" text:bullet-char="●">
        <style:list-level-properties text:space-before="3.105cm" text:min-label-width="0.4cm"/>
        <style:text-properties style:font-name="OpenSymbol"/>
      </text:list-level-style-bullet>
      <text:list-level-style-bullet text:level="5" text:style-name="Bullet_20_Symbols" loext:num-list-format="%5%" text:bullet-char="●">
        <style:list-level-properties text:space-before="3.505cm" text:min-label-width="0.4cm"/>
        <style:text-properties style:font-name="OpenSymbol"/>
      </text:list-level-style-bullet>
      <text:list-level-style-bullet text:level="6" text:style-name="Bullet_20_Symbols" loext:num-list-format="%6%" text:bullet-char="●">
        <style:list-level-properties text:space-before="3.906cm" text:min-label-width="0.4cm"/>
        <style:text-properties style:font-name="OpenSymbol"/>
      </text:list-level-style-bullet>
      <text:list-level-style-bullet text:level="7" text:style-name="Bullet_20_Symbols" loext:num-list-format="%7%" text:bullet-char="●">
        <style:list-level-properties text:space-before="4.304cm" text:min-label-width="0.4cm"/>
        <style:text-properties style:font-name="OpenSymbol"/>
      </text:list-level-style-bullet>
      <text:list-level-style-bullet text:level="8" text:style-name="Bullet_20_Symbols" loext:num-list-format="%8%" text:bullet-char="●">
        <style:list-level-properties text:space-before="4.705cm" text:min-label-width="0.4cm"/>
        <style:text-properties style:font-name="OpenSymbol"/>
      </text:list-level-style-bullet>
      <text:list-level-style-bullet text:level="9" text:style-name="Bullet_20_Symbols" loext:num-list-format="%9%" text:bullet-char="●">
        <style:list-level-properties text:space-before="5.105cm" text:min-label-width="0.4cm"/>
        <style:text-properties style:font-name="OpenSymbol"/>
      </text:list-level-style-bullet>
      <text:list-level-style-bullet text:level="10" text:style-name="Bullet_20_Symbols" loext:num-list-format="%10%" text:bullet-char="●">
        <style:list-level-properties text:space-before="5.506cm" text:min-label-width="0.4cm"/>
        <style:text-properties style:font-name="OpenSymbol"/>
      </text:list-level-style-bullet>
    </text:list-style>
    <text:list-style style:name="List_20_2" style:display-name="List 2">
      <text:list-level-style-bullet text:level="1" text:style-name="Numbering_20_Symbols" loext:num-list-format="%1%" text:bullet-char="–">
        <style:list-level-properties text:list-level-position-and-space-mode="label-alignment">
          <style:list-level-label-alignment text:label-followed-by="listtab" text:list-tab-stop-position="0.3cm" fo:text-indent="-0.3cm" fo:margin-left="0.3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6cm" fo:text-indent="-0.3cm" fo:margin-left="0.6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9cm" fo:text-indent="-0.3cm" fo:margin-left="0.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199cm" fo:text-indent="-0.3cm" fo:margin-left="1.19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1.499cm" fo:text-indent="-0.3cm" fo:margin-left="1.499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1.799cm" fo:text-indent="-0.3cm" fo:margin-left="1.79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101cm" fo:text-indent="-0.3cm" fo:margin-left="2.101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2.401cm" fo:text-indent="-0.3cm" fo:margin-left="2.401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2.701cm" fo:text-indent="-0.3cm" fo:margin-left="2.701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3cm" fo:text-indent="-0.3cm" fo:margin-left="3cm"/>
        </style:list-level-properties>
        <style:text-properties style:font-name="OpenSymbol"/>
      </text:list-level-style-bullet>
    </text:list-style>
    <text:list-style style:name="List_20_3" style:display-name="List 3">
      <text:list-level-style-bullet text:level="1" text:style-name="Numbering_20_Symbols" loext:num-list-format="%1%"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2"/>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0.395cm" fo:text-indent="-0.395cm" fo:margin-left="0.395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0.79cm" fo:text-indent="-0.395cm" fo:margin-left="0.79cm"/>
        </style:list-level-properties>
        <style:text-properties style:font-name="OpenSymbol"/>
      </text:list-level-style-bullet>
    </text:list-style>
    <text:list-style style:name="List_20_4" style:display-name="List 4">
      <text:list-level-style-bullet text:level="1" text:style-name="Numbering_20_Symbols" loext:num-list-format="%1%" text:bullet-char="➢">
        <style:list-level-properties text:list-level-position-and-space-mode="label-alignment">
          <style:list-level-label-alignment text:label-followed-by="space"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space"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space"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space"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space"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space"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space"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space"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space"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space" fo:text-indent="-0.4cm" fo:margin-left="4.001cm"/>
        </style:list-level-properties>
        <style:text-properties style:font-name="OpenSymbol"/>
      </text:list-level-style-bullet>
    </text:list-style>
    <text:list-style style:name="List_20_5" style:display-name="List 5">
      <text:list-level-style-bullet text:level="1" text:style-name="Numbering_20_Symbols" loext:num-list-format="%1%" text:bullet-char="✗">
        <style:list-level-properties text:list-level-position-and-space-mode="label-alignment">
          <style:list-level-label-alignment text:label-followed-by="listtab" text:list-tab-stop-position="0.4cm" fo:text-indent="-0.4cm" fo:margin-left="0.4cm"/>
        </style:list-level-properties>
        <style:text-properties style:font-name="OpenSymbol"/>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text-indent="-0.4cm" fo:margin-left="0.801cm"/>
        </style:list-level-properties>
        <style:text-properties style:font-name="OpenSymbol"/>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text-indent="-0.4cm" fo:margin-left="1.199cm"/>
        </style:list-level-properties>
        <style:text-properties style:font-name="OpenSymbol"/>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text-indent="-0.4cm" fo:margin-left="1.6cm"/>
        </style:list-level-properties>
        <style:text-properties style:font-name="OpenSymbol"/>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text-indent="-0.4cm" fo:margin-left="2cm"/>
        </style:list-level-properties>
        <style:text-properties style:font-name="OpenSymbol"/>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text-indent="-0.4cm" fo:margin-left="2.401cm"/>
        </style:list-level-properties>
        <style:text-properties style:font-name="OpenSymbol"/>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text-indent="-0.4cm" fo:margin-left="2.799cm"/>
        </style:list-level-properties>
        <style:text-properties style:font-name="OpenSymbol"/>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text-indent="-0.4cm" fo:margin-left="3.2cm"/>
        </style:list-level-properties>
        <style:text-properties style:font-name="OpenSymbol"/>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text-indent="-0.4cm" fo:margin-left="3.6cm"/>
        </style:list-level-properties>
        <style:text-properties style:font-name="OpenSymbol"/>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text-indent="-0.4cm" fo:margin-left="4.001cm"/>
        </style:list-level-properties>
        <style:text-properties style:font-name="OpenSymbol"/>
      </text:list-level-style-bullet>
    </text:list-style>
    <text:list-style style:name="_5f_Numérotation_20_des_20_exercices" style:display-name="_Numérotation des exercices">
      <text:list-level-style-number text:level="1" text:style-name="_5f_Numéros_20_exercices" loext:num-list-format="%1%" style:num-format="1">
        <style:list-level-properties text:min-label-distance="0.101cm" fo:text-align="center"/>
      </text:list-level-style-number>
      <text:list-level-style-number text:level="2" text:style-name="_5f_Numéros_20_second_20_exercices" loext:num-list-format="%2%." style:num-suffix="." style:num-format="a">
        <style:list-level-properties text:min-label-distance="0.15cm"/>
      </text:list-level-style-number>
      <text:list-level-style-bullet text:level="3" text:style-name="Character_5f_20_5f_style" loext:num-list-format=" %3%" style:num-prefix=" " text:bullet-char="•">
        <style:list-level-properties text:min-label-width="0.3cm" fo:text-align="end"/>
        <style:text-properties style:font-name="StarSymbol"/>
      </text:list-level-style-bullet>
      <text:list-level-style-bullet text:level="4" text:style-name="_5f_Numéros_20_exercices" loext:num-list-format=" %4%" style:num-prefix=" " text:bullet-char="•">
        <style:list-level-properties text:space-before="1.501cm" text:min-label-width="0.499cm" fo:text-align="end"/>
        <style:text-properties style:font-name="StarSymbol"/>
      </text:list-level-style-bullet>
      <text:list-level-style-bullet text:level="5" text:style-name="_5f_Numéros_20_exercices" loext:num-list-format=" %5%" style:num-prefix=" " text:bullet-char="•">
        <style:list-level-properties text:space-before="2cm" text:min-label-width="0.499cm" fo:text-align="end"/>
        <style:text-properties style:font-name="StarSymbol"/>
      </text:list-level-style-bullet>
      <text:list-level-style-bullet text:level="6" text:style-name="_5f_Numéros_20_exercices" loext:num-list-format=" %6%" style:num-prefix=" " text:bullet-char="•">
        <style:list-level-properties text:space-before="2.501cm" text:min-label-width="0.499cm" fo:text-align="end"/>
        <style:text-properties style:font-name="StarSymbol"/>
      </text:list-level-style-bullet>
      <text:list-level-style-bullet text:level="7" text:style-name="_5f_Numéros_20_exercices" loext:num-list-format=" %7%" style:num-prefix=" " text:bullet-char="•">
        <style:list-level-properties text:space-before="3.001cm" text:min-label-width="0.499cm" fo:text-align="end"/>
        <style:text-properties style:font-name="StarSymbol"/>
      </text:list-level-style-bullet>
      <text:list-level-style-bullet text:level="8" text:style-name="_5f_Numéros_20_exercices" loext:num-list-format=" %8%" style:num-prefix=" " text:bullet-char="•">
        <style:list-level-properties text:space-before="3.502cm" text:min-label-width="0.499cm" fo:text-align="end"/>
        <style:text-properties style:font-name="StarSymbol"/>
      </text:list-level-style-bullet>
      <text:list-level-style-bullet text:level="9" text:style-name="_5f_Numéros_20_exercices" loext:num-list-format=" %9%" style:num-prefix=" " text:bullet-char="•">
        <style:list-level-properties text:space-before="4.001cm" text:min-label-width="0.499cm" fo:text-align="end"/>
        <style:text-properties style:font-name="StarSymbol"/>
      </text:list-level-style-bullet>
      <text:list-level-style-bullet text:level="10" text:style-name="_5f_Numéros_20_exercices" loext:num-list-format=" %10%" style:num-prefix=" " text:bullet-char="•">
        <style:list-level-properties text:space-before="4.502cm" text:min-label-width="0.499cm" fo:text-align="end"/>
        <style:text-properties style:font-name="StarSymbol"/>
      </text:list-level-style-bullet>
    </text:list-style>
    <text:list-style style:name="WWNum3">
      <text:list-level-style-number text:level="1" text:style-name="Character_5f_20_5f_style" loext:num-list-format="%1%." style:num-suffix="." style:num-format="a" style:num-letter-sync="true">
        <style:list-level-properties text:list-level-position-and-space-mode="label-alignment">
          <style:list-level-label-alignment text:label-followed-by="listtab" fo:text-indent="-0.635cm" fo:margin-left="1.27cm"/>
        </style:list-level-properties>
      </text:list-level-style-number>
      <text:list-level-style-number text:level="2" text:style-name="Character_5f_20_5f_style" loext:num-list-format="%2%." style:num-suffix="." style:num-format="i">
        <style:list-level-properties text:list-level-position-and-space-mode="label-alignment" fo:text-align="end">
          <style:list-level-label-alignment text:label-followed-by="listtab" fo:text-indent="-0.635cm" fo:margin-left="2.54cm"/>
        </style:list-level-properties>
      </text:list-level-style-number>
      <text:list-level-style-number text:level="3" text:style-name="Character_5f_20_5f_style" loext:num-list-format="%3%." style:num-suffix="." style:num-format="1">
        <style:list-level-properties text:list-level-position-and-space-mode="label-alignment">
          <style:list-level-label-alignment text:label-followed-by="listtab" fo:text-indent="-0.635cm" fo:margin-left="3.81cm"/>
        </style:list-level-properties>
      </text:list-level-style-number>
      <text:list-level-style-number text:level="4" text:style-name="Character_5f_20_5f_style" loext:num-list-format="%4%." style:num-suffix="." style:num-format="a" style:num-letter-sync="true">
        <style:list-level-properties text:list-level-position-and-space-mode="label-alignment">
          <style:list-level-label-alignment text:label-followed-by="listtab" fo:text-indent="-0.635cm" fo:margin-left="5.08cm"/>
        </style:list-level-properties>
      </text:list-level-style-number>
      <text:list-level-style-number text:level="5" text:style-name="Character_5f_20_5f_style" loext:num-list-format="%5%." style:num-suffix="." style:num-format="i">
        <style:list-level-properties text:list-level-position-and-space-mode="label-alignment" fo:text-align="end">
          <style:list-level-label-alignment text:label-followed-by="listtab" fo:text-indent="-0.635cm" fo:margin-left="6.35cm"/>
        </style:list-level-properties>
      </text:list-level-style-number>
      <text:list-level-style-number text:level="6" text:style-name="Character_5f_20_5f_style" loext:num-list-format="%6%." style:num-suffix="." style:num-format="1">
        <style:list-level-properties text:list-level-position-and-space-mode="label-alignment">
          <style:list-level-label-alignment text:label-followed-by="listtab" fo:text-indent="-0.635cm" fo:margin-left="7.62cm"/>
        </style:list-level-properties>
      </text:list-level-style-number>
      <text:list-level-style-number text:level="7" text:style-name="Character_5f_20_5f_style" loext:num-list-format="%7%." style:num-suffix="." style:num-format="a" style:num-letter-sync="true">
        <style:list-level-properties text:list-level-position-and-space-mode="label-alignment">
          <style:list-level-label-alignment text:label-followed-by="listtab" fo:text-indent="-0.635cm" fo:margin-left="8.89cm"/>
        </style:list-level-properties>
      </text:list-level-style-number>
      <text:list-level-style-number text:level="8" text:style-name="Character_5f_20_5f_style" loext:num-list-format="%8%." style:num-suffix="." style:num-format="i">
        <style:list-level-properties text:list-level-position-and-space-mode="label-alignment" fo:text-align="end">
          <style:list-level-label-alignment text:label-followed-by="listtab" fo:text-indent="-0.635cm" fo:margin-left="10.16cm"/>
        </style:list-level-properties>
      </text:list-level-style-number>
      <text:list-level-style-number text:level="9" text:style-name="Character_5f_20_5f_style" loext:num-list-format="%9%." style:num-suffix="." style:num-format="1">
        <style:list-level-properties text:list-level-position-and-space-mode="label-alignment">
          <style:list-level-label-alignment text:label-followed-by="listtab" fo:text-indent="-0.635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iste_5f_abc" style:display-name="liste_abc">
      <text:list-level-style-number text:level="1" text:style-name="Character_5f_20_5f_style" loext:num-list-format="%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Character_5f_20_5f_style" loext:num-list-format="%2%." style:num-suffix="." style:num-format="a" text:start-value="2">
        <style:list-level-properties text:list-level-position-and-space-mode="label-alignment">
          <style:list-level-label-alignment text:label-followed-by="listtab" text:list-tab-stop-position="0.499cm"/>
        </style:list-level-properties>
      </text:list-level-style-number>
      <text:list-level-style-number text:level="3" text:style-name="Character_5f_20_5f_style" loext:num-list-format="%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Character_5f_20_5f_style" loext:num-list-format="%4%."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Character_5f_20_5f_style" loext:num-list-format="%5%."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Character_5f_20_5f_style" loext:num-list-format="%6%."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Character_5f_20_5f_style" loext:num-list-format="%7%."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Character_5f_20_5f_style" loext:num-list-format="%8%."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Character_5f_20_5f_style" loext:num-list-format="%9%."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Character_5f_20_5f_style" loext:num-list-format="%10%." style:num-suffix="." style:num-format="a">
        <style:list-level-properties text:list-level-position-and-space-mode="label-alignment">
          <style:list-level-label-alignment text:label-followed-by="listtab" text:list-tab-stop-position="0.499cm"/>
        </style:list-level-properties>
      </text:list-level-style-number>
    </text:list-style>
    <text:list-style style:name="Num_5f_Exo" style:display-name="Num_Exo" text:consecutive-numbering="true">
      <text:list-level-style-number text:level="1" text:style-name="Character_5f_20_5f_style" loext:num-list-format="%1%" style:num-format="1">
        <style:list-level-properties text:list-level-position-and-space-mode="label-alignment">
          <style:list-level-label-alignment text:label-followed-by="nothing"/>
        </style:list-level-properties>
      </text:list-level-style-number>
      <text:list-level-style-number text:level="2" text:style-name="Character_5f_20_5f_style" loext:num-list-format="%2%" style:num-format="1">
        <style:list-level-properties text:list-level-position-and-space-mode="label-alignment">
          <style:list-level-label-alignment text:label-followed-by="nothing"/>
        </style:list-level-properties>
      </text:list-level-style-number>
      <text:list-level-style-number text:level="3" text:style-name="Character_5f_20_5f_style" loext:num-list-format="%3%" style:num-format="1">
        <style:list-level-properties text:list-level-position-and-space-mode="label-alignment">
          <style:list-level-label-alignment text:label-followed-by="nothing"/>
        </style:list-level-properties>
      </text:list-level-style-number>
      <text:list-level-style-number text:level="4" text:style-name="Character_5f_20_5f_style" loext:num-list-format="%4%" style:num-format="1">
        <style:list-level-properties text:list-level-position-and-space-mode="label-alignment">
          <style:list-level-label-alignment text:label-followed-by="nothing"/>
        </style:list-level-properties>
      </text:list-level-style-number>
      <text:list-level-style-number text:level="5" text:style-name="Character_5f_20_5f_style" loext:num-list-format="%5%" style:num-format="1">
        <style:list-level-properties text:list-level-position-and-space-mode="label-alignment">
          <style:list-level-label-alignment text:label-followed-by="nothing"/>
        </style:list-level-properties>
      </text:list-level-style-number>
      <text:list-level-style-number text:level="6" text:style-name="Character_5f_20_5f_style" loext:num-list-format="%6%" style:num-format="1">
        <style:list-level-properties text:list-level-position-and-space-mode="label-alignment">
          <style:list-level-label-alignment text:label-followed-by="nothing"/>
        </style:list-level-properties>
      </text:list-level-style-number>
      <text:list-level-style-number text:level="7" text:style-name="Character_5f_20_5f_style" loext:num-list-format="%7%" style:num-format="1">
        <style:list-level-properties text:list-level-position-and-space-mode="label-alignment">
          <style:list-level-label-alignment text:label-followed-by="nothing"/>
        </style:list-level-properties>
      </text:list-level-style-number>
      <text:list-level-style-number text:level="8" text:style-name="Character_5f_20_5f_style" loext:num-list-format="%8%" style:num-format="1">
        <style:list-level-properties text:list-level-position-and-space-mode="label-alignment">
          <style:list-level-label-alignment text:label-followed-by="nothing"/>
        </style:list-level-properties>
      </text:list-level-style-number>
      <text:list-level-style-number text:level="9" text:style-name="Character_5f_20_5f_style" loext:num-list-format="%9%" style:num-format="1">
        <style:list-level-properties text:list-level-position-and-space-mode="label-alignment">
          <style:list-level-label-alignment text:label-followed-by="nothing"/>
        </style:list-level-properties>
      </text:list-level-style-number>
      <text:list-level-style-number text:level="10" text:style-name="Character_5f_20_5f_style" loext:num-list-format="%10%"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 %2% " style:num-prefix=" " style:num-suffix=" " style:num-format="1">
        <style:list-level-properties text:min-label-distance="0.25cm" fo:text-align="center"/>
      </text:list-level-style-number>
      <text:list-level-style-number text:level="3" text:style-name="Character_5f_20_5f_style" loext:num-list-format=" %3% " style:num-prefix=" " style:num-suffix=" " style:num-format="1">
        <style:list-level-properties text:min-label-distance="0.25cm" fo:text-align="center"/>
      </text:list-level-style-number>
      <text:list-level-style-bullet text:level="4" text:style-name="Bullet_20_Symbols" loext:num-list-format=" %4%" style:num-prefix=" " text:bullet-char="•">
        <style:list-level-properties text:min-label-width="0.3cm"/>
        <style:text-properties style:font-name="StarSymbol"/>
      </text:list-level-style-bullet>
      <text:list-level-style-bullet text:level="5" text:style-name="Bullet_20_Symbols" loext:num-list-format=" %5%" style:num-prefix=" " text:bullet-char="•">
        <style:list-level-properties text:space-before="2cm" text:min-label-width="0.499cm"/>
        <style:text-properties style:font-name="StarSymbol"/>
      </text:list-level-style-bullet>
      <text:list-level-style-bullet text:level="6" text:style-name="Bullet_20_Symbols" loext:num-list-format=" %6%" style:num-prefix=" " text:bullet-char="•">
        <style:list-level-properties text:space-before="2.501cm" text:min-label-width="0.499cm"/>
        <style:text-properties style:font-name="StarSymbol"/>
      </text:list-level-style-bullet>
      <text:list-level-style-bullet text:level="7" text:style-name="Bullet_20_Symbols" loext:num-list-format=" %7%" style:num-prefix=" " text:bullet-char="•">
        <style:list-level-properties text:space-before="3.001cm" text:min-label-width="0.499cm"/>
        <style:text-properties style:font-name="StarSymbol"/>
      </text:list-level-style-bullet>
      <text:list-level-style-bullet text:level="8" text:style-name="Bullet_20_Symbols" loext:num-list-format=" %8%" style:num-prefix=" " text:bullet-char="•">
        <style:list-level-properties text:space-before="3.502cm" text:min-label-width="0.499cm"/>
        <style:text-properties style:font-name="StarSymbol"/>
      </text:list-level-style-bullet>
      <text:list-level-style-bullet text:level="9" text:style-name="Bullet_20_Symbols" loext:num-list-format=" %9%" style:num-prefix=" " text:bullet-char="•">
        <style:list-level-properties text:space-before="4.001cm" text:min-label-width="0.499cm"/>
        <style:text-properties style:font-name="StarSymbol"/>
      </text:list-level-style-bullet>
      <text:list-level-style-bullet text:level="10" text:style-name="Bullet_20_Symbols" loext:num-list-format=" %10%"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Character_5f_20_5f_style" loext:num-list-format="%1%. " style:num-suffix=". " style:num-format="a">
        <style:list-level-properties text:list-level-position-and-space-mode="label-alignment">
          <style:list-level-label-alignment text:label-followed-by="nothing"/>
        </style:list-level-properties>
      </text:list-level-style-number>
      <text:list-level-style-number text:level="2" text:style-name="Character_5f_20_5f_style" loext:num-list-format="%2%. "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loext:num-list-format="%3%"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loext:num-list-format="%4%"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loext:num-list-format="%5%"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loext:num-list-format="%6%"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loext:num-list-format="%7%"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loext:num-list-format="%8%"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loext:num-list-format="%9%"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loext:num-list-format="%10%"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list-style style:name="_5f_Numérotation_20_des_20_exercices_20_livrets" style:display-name="_Numérotation des exercices livrets">
      <text:list-level-style-number text:level="1" text:style-name="Character_5f_20_5f_style" loext:num-list-format=" %1% " style:num-prefix=" " style:num-suffix=" " style:num-format="1">
        <style:list-level-properties text:min-label-distance="0.25cm" fo:text-align="center"/>
      </text:list-level-style-number>
      <text:list-level-style-number text:level="2" text:style-name="Character_5f_20_5f_style" loext:num-list-format="%2%." style:num-suffix="." style:num-format="a">
        <style:list-level-properties text:min-label-distance="0.15cm" fo:text-align="end"/>
      </text:list-level-style-number>
      <text:list-level-style-bullet text:level="3" text:style-name="Character_5f_20_5f_style" loext:num-list-format=" %3%" style:num-prefix=" " text:bullet-char="•">
        <style:list-level-properties text:min-label-width="0.3cm"/>
        <style:text-properties style:font-name="StarSymbol"/>
      </text:list-level-style-bullet>
      <text:list-level-style-bullet text:level="4" text:style-name="Character_5f_20_5f_style" loext:num-list-format=" %4%" style:num-prefix=" " text:bullet-char="•">
        <style:list-level-properties text:space-before="1.501cm" text:min-label-width="0.499cm"/>
        <style:text-properties style:font-name="StarSymbol"/>
      </text:list-level-style-bullet>
      <text:list-level-style-bullet text:level="5" text:style-name="Character_5f_20_5f_style" loext:num-list-format=" %5%" style:num-prefix=" " text:bullet-char="•">
        <style:list-level-properties text:space-before="2cm" text:min-label-width="0.499cm"/>
        <style:text-properties style:font-name="StarSymbol"/>
      </text:list-level-style-bullet>
      <text:list-level-style-bullet text:level="6" text:style-name="Character_5f_20_5f_style" loext:num-list-format=" %6%" style:num-prefix=" " text:bullet-char="•">
        <style:list-level-properties text:space-before="2.501cm" text:min-label-width="0.499cm"/>
        <style:text-properties style:font-name="StarSymbol"/>
      </text:list-level-style-bullet>
      <text:list-level-style-bullet text:level="7" text:style-name="Character_5f_20_5f_style" loext:num-list-format=" %7%" style:num-prefix=" " text:bullet-char="•">
        <style:list-level-properties text:space-before="3.001cm" text:min-label-width="0.499cm"/>
        <style:text-properties style:font-name="StarSymbol"/>
      </text:list-level-style-bullet>
      <text:list-level-style-bullet text:level="8" text:style-name="Character_5f_20_5f_style" loext:num-list-format=" %8%" style:num-prefix=" " text:bullet-char="•">
        <style:list-level-properties text:space-before="3.502cm" text:min-label-width="0.499cm"/>
        <style:text-properties style:font-name="StarSymbol"/>
      </text:list-level-style-bullet>
      <text:list-level-style-bullet text:level="9" text:style-name="Character_5f_20_5f_style" loext:num-list-format=" %9%" style:num-prefix=" " text:bullet-char="•">
        <style:list-level-properties text:space-before="4.001cm" text:min-label-width="0.499cm"/>
        <style:text-properties style:font-name="StarSymbol"/>
      </text:list-level-style-bullet>
      <text:list-level-style-bullet text:level="10" text:style-name="Character_5f_20_5f_style" loext:num-list-format=" %10%" style:num-prefix=" " text:bullet-char="•">
        <style:list-level-properties text:space-before="4.502cm" text:min-label-width="0.499cm"/>
        <style:text-properties style:font-name="StarSymbol"/>
      </text:list-level-style-bullet>
    </text:list-style>
    <text:list-style style:name="WWNum1">
      <text:list-level-style-bullet text:level="1" text:style-name="Character_5f_20_5f_style" loext:num-list-format=""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Character_5f_20_5f_style" loext:num-list-format="o"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text:style-name="Character_5f_20_5f_style" loext:num-list-format=""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text:style-name="Character_5f_20_5f_style" loext:num-list-format=""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Character_5f_20_5f_style" loext:num-list-format="o"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text:style-name="Character_5f_20_5f_style" loext:num-list-format=""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text:style-name="Character_5f_20_5f_style" loext:num-list-format=""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Character_5f_20_5f_style" loext:num-list-format="o"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text:style-name="Character_5f_20_5f_style" loext:num-list-format=""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percentage-style style:name="N114">
      <number:number number:decimal-places="0" number:min-decimal-places="0" number:min-integer-digits="1"/>
      <number:text>%</number:text>
    </number:percentage-style>
    <number:number-style style:name="N115">
      <number:number number:decimal-places="3" number:min-decimal-places="3" number:min-integer-digits="1"/>
    </number:number-style>
    <number:number-style style:name="N116">
      <number:number number:decimal-places="4" number:min-decimal-places="0" number:decimal-replacement="" number:min-integer-digits="0" number:grouping="true"/>
    </number:number-style>
    <style:default-page-layout>
      <style:page-layout-properties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f0da56" officeooo:paragraph-rsid="00f0da56"/>
    </style:style>
    <style:style style:name="MP2"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 style:family="paragraph">
      <loext:graphic-properties draw:fill="solid" draw:fill-color="#d7e12c"/>
    </style:style>
    <style:style style:name="MP4" style:family="paragraph">
      <style:paragraph-properties fo:text-align="center"/>
    </style:style>
    <style:style style:name="MP5" style:family="paragraph">
      <loext:graphic-properties draw:fill="none" draw:fill-color="#ffffff"/>
      <style:paragraph-properties fo:text-align="center"/>
      <style:text-properties fo:color="#ffffff" loext:opacity="100%" style:font-name="Bitstream Vera Sans1" fo:font-size="16pt" fo:font-weight="bold" style:font-size-asian="16pt" style:font-weight-asian="bold" style:font-size-complex="16pt" style:font-weight-complex="bold"/>
    </style:style>
    <style:style style:name="MP6" style:family="paragraph" style:parent-style-name="_5f_Header_20_N_20_page_20_paire_20__28_G_29_">
      <style:paragraph-properties fo:text-align="start" style:justify-single-word="false"/>
      <style:text-properties fo:font-variant="small-caps" fo:color="#d7e12c" loext:opacity="100%" style:font-name="Bitstream Vera Sans3" fo:font-size="16pt" fo:font-style="normal" fo:text-shadow="none" fo:font-weight="bold" officeooo:rsid="00d45efc" officeooo:paragraph-rsid="00d45efc"/>
    </style:style>
    <style:style style:name="MP7" style:family="paragraph" style:parent-style-name="_5f_Footer_20_page_20_paire_20__28_G_29_">
      <style:text-properties officeooo:rsid="00f0da56" officeooo:paragraph-rsid="00f0da56"/>
    </style:style>
    <style:style style:name="MP8" style:family="paragraph" style:parent-style-name="_5f_Footer_20_page_20_impaire_20__28_D_29_">
      <style:text-properties officeooo:rsid="00d45efc" officeooo:paragraph-rsid="00d45efc"/>
    </style:style>
    <style:style style:name="MP9" style:family="paragraph" style:parent-style-name="_5f_Header_20_G_20_page_20_paire_20__28_G_29_">
      <style:text-properties officeooo:paragraph-rsid="0334a5be"/>
    </style:style>
    <style:style style:name="MP10" style:family="paragraph">
      <loext:graphic-properties draw:fill="solid" draw:fill-color="#1ca2b8"/>
    </style:style>
    <style:style style:name="MP11" style:family="paragraph" style:parent-style-name="_5f_Header_20_G_20_page_20_paire_20__28_G_29_">
      <style:text-properties officeooo:rsid="00d589ba" officeooo:paragraph-rsid="00d589ba"/>
    </style:style>
    <style:style style:name="MP12" style:family="paragraph" style:parent-style-name="Footer">
      <style:text-properties officeooo:rsid="00178920" officeooo:paragraph-rsid="00178920"/>
    </style:style>
    <style:style style:name="MP13" style:family="paragraph" style:parent-style-name="Folio">
      <style:paragraph-properties fo:text-align="center" style:justify-single-word="false"/>
      <style:text-properties fo:font-size="8pt" officeooo:paragraph-rsid="001ce334" style:font-size-asian="8pt" style:font-size-complex="8pt"/>
    </style:style>
    <style:style style:name="MP14" style:family="paragraph" style:parent-style-name="Footer">
      <style:text-properties fo:text-transform="uppercase" fo:color="#808080" loext:opacity="100%" style:font-name="Bitstream Vera Sans6" fo:font-size="9pt" officeooo:rsid="028e15c3" officeooo:paragraph-rsid="028e15c3" fo:background-color="transparent"/>
    </style:style>
    <style:style style:name="MP15" style:family="paragraph">
      <loext:graphic-properties draw:fill="solid" draw:fill-color="#1ca2b8"/>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16" style:family="paragraph" style:parent-style-name="Footer">
      <style:text-properties fo:text-transform="uppercase" fo:color="#808080" loext:opacity="100%" style:font-name="Bitstream Vera Sans6" fo:font-size="9pt" officeooo:rsid="00d77f3d" officeooo:paragraph-rsid="00d77f3d" fo:background-color="transparent"/>
    </style:style>
    <style:style style:name="MP17" style:family="paragraph" style:parent-style-name="_5f_Header_20_G_20_page_20_impaire_20__28_D_29_">
      <style:text-properties officeooo:rsid="00d589ba" officeooo:paragraph-rsid="00d589ba"/>
    </style:style>
    <style:style style:name="MP18" style:family="paragraph" style:parent-style-name="_5f_Header_20_G_20_page_20_paire_20__28_G_29_">
      <style:paragraph-properties fo:text-align="start" style:justify-single-word="false"/>
    </style:style>
    <style:style style:name="MP19" style:family="paragraph" style:parent-style-name="_5f_Footer_20_page_20_impaire_20__28_D_29_">
      <style:text-properties fo:text-transform="uppercase" fo:color="#808080" loext:opacity="100%" style:font-name="Bitstream Vera Sans6" fo:font-size="9pt" fo:font-style="normal" fo:font-weight="normal" officeooo:rsid="00d77f3d" officeooo:paragraph-rsid="00d77f3d" fo:background-color="transparent" style:font-size-asian="11pt" style:font-style-asian="normal" style:font-weight-asian="bold" style:font-size-complex="11pt" style:font-style-complex="normal" style:font-weight-complex="normal"/>
    </style:style>
    <style:style style:name="MP20" style:family="paragraph" style:parent-style-name="Footer">
      <style:text-properties officeooo:paragraph-rsid="030c4d7d"/>
    </style:style>
    <style:style style:name="MP21" style:family="paragraph" style:parent-style-name="Footer">
      <style:text-properties officeooo:paragraph-rsid="00c384cf"/>
    </style:style>
    <style:style style:name="MP22" style:family="paragraph">
      <loext:graphic-properties draw:fill="solid" draw:fill-color="#9d0f89"/>
    </style:style>
    <style:style style:name="MP23" style:family="paragraph" style:parent-style-name="_5f_Header_20_D_20_page_20_paire_20__28_G_29_">
      <style:text-properties officeooo:paragraph-rsid="0053b3bd"/>
    </style:style>
    <style:style style:name="MP24"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25" style:family="paragraph" style:parent-style-name="Footer">
      <style:text-properties fo:text-transform="uppercase" fo:color="#808080" loext:opacity="100%" style:font-name="Bitstream Vera Sans6" fo:font-size="9pt" officeooo:rsid="005097e4" officeooo:paragraph-rsid="00545a20" fo:background-color="transparent"/>
    </style:style>
    <style:style style:name="MP26" style:family="paragraph">
      <loext:graphic-properties draw:fill="solid" draw:fill-color="#9d0f89"/>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fo:hyphenate="false"/>
    </style:style>
    <style:style style:name="MP27" style:family="paragraph" style:parent-style-name="_5f_Header_20_D_20_page_20_impaire_20__28_D_29_">
      <style:text-properties officeooo:paragraph-rsid="004f1216"/>
    </style:style>
    <style:style style:name="MP28" style:family="paragraph" style:parent-style-name="_5f_Header_20_D_20_page_20_paire_20__28_G_29_">
      <style:text-properties officeooo:rsid="005097e4" officeooo:paragraph-rsid="005097e4"/>
    </style:style>
    <style:style style:name="MP29" style:family="paragraph" style:parent-style-name="Standard">
      <style:paragraph-properties fo:margin-top="0.199cm" fo:margin-bottom="0cm" style:contextual-spacing="false"/>
      <style:text-properties officeooo:rsid="00178920" officeooo:paragraph-rsid="00178920"/>
    </style:style>
    <style:style style:name="MP30" style:family="paragraph" style:parent-style-name="Footer">
      <style:text-properties fo:text-transform="uppercase" fo:color="#808080" loext:opacity="100%" style:font-name="Bitstream Vera Sans6" fo:font-size="9pt" officeooo:rsid="005097e4" officeooo:paragraph-rsid="005097e4" fo:background-color="transparent"/>
    </style:style>
    <style:style style:name="MP31" style:family="paragraph" style:parent-style-name="_5f_Header_20_M_20_page_20_impaire_20__28_D_29_">
      <style:text-properties officeooo:paragraph-rsid="02af0d27"/>
    </style:style>
    <style:style style:name="MP32" style:family="paragraph">
      <loext:graphic-properties draw:fill="solid" draw:fill-color="#7fb241"/>
    </style:style>
    <style:style style:name="MP33" style:family="paragraph" style:parent-style-name="_5f_Header_20_M_20_page_20_paire_20__28_G_29_">
      <style:text-properties officeooo:paragraph-rsid="02af0d27"/>
    </style:style>
    <style:style style:name="MP34" style:family="paragraph">
      <loext:graphic-properties draw:fill="solid" draw:fill-color="#7fb241"/>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5" style:family="paragraph" style:parent-style-name="Footer">
      <style:text-properties fo:text-transform="uppercase" fo:color="#808080" loext:opacity="100%" style:font-name="Bitstream Vera Sans6" fo:font-size="9pt" officeooo:rsid="02af0d27" officeooo:paragraph-rsid="02af0d27" fo:background-color="transparent"/>
    </style:style>
    <style:style style:name="MP36" style:family="paragraph" style:parent-style-name="_5f_Header_20_M_20_page_20_impaire_20__28_D_29_">
      <style:text-properties officeooo:paragraph-rsid="02ae83b8"/>
    </style:style>
    <style:style style:name="MP37" style:family="paragraph" style:parent-style-name="Standard">
      <style:paragraph-properties fo:margin-top="0.199cm" fo:margin-bottom="0cm" style:contextual-spacing="false" fo:text-align="start" style:justify-single-word="false"/>
      <style:text-properties officeooo:rsid="00178920" officeooo:paragraph-rsid="00178920"/>
    </style:style>
    <style:style style:name="MP38" style:family="paragraph" style:parent-style-name="Footer">
      <style:text-properties officeooo:paragraph-rsid="008d016c"/>
    </style:style>
    <style:style style:name="MP39" style:family="paragraph" style:parent-style-name="Footer">
      <style:text-properties officeooo:paragraph-rsid="02ae83b8"/>
    </style:style>
    <style:style style:name="MP40" style:family="paragraph">
      <loext:graphic-properties draw:fill="solid" draw:fill-color="#d62e4e"/>
    </style:style>
    <style:style style:name="MP41" style:family="paragraph" style:parent-style-name="Footer">
      <style:paragraph-properties fo:text-align="end" style:justify-single-word="false"/>
      <style:text-properties fo:text-transform="uppercase" fo:color="#808080" loext:opacity="100%" style:font-name="Bitstream Vera Sans6" fo:font-size="9pt" officeooo:rsid="02112a83" officeooo:paragraph-rsid="02112a83" fo:background-color="transparent"/>
    </style:style>
    <style:style style:name="MP42" style:family="paragraph">
      <loext:graphic-properties draw:fill="solid" draw:fill-color="#d62e4e"/>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43" style:family="paragraph" style:parent-style-name="Footer">
      <style:paragraph-properties fo:text-align="start" style:justify-single-word="false"/>
      <style:text-properties fo:text-transform="uppercase" fo:color="#808080" loext:opacity="100%" style:font-name="Bitstream Vera Sans6" fo:font-size="9pt" officeooo:rsid="01f8729d" officeooo:paragraph-rsid="02112a83" fo:background-color="transparent"/>
    </style:style>
    <style:style style:name="MT1" style:family="text">
      <style:text-properties fo:color="#ffffff" loext:opacity="100%" style:font-name="Bitstream Vera Sans1" fo:font-size="16pt" fo:font-weight="bold" style:font-size-asian="16pt" style:font-weight-asian="bold" style:font-size-complex="16pt" style:font-weight-complex="bold"/>
    </style:style>
    <style:style style:name="MT2" style:family="text">
      <style:text-properties fo:font-variant="small-caps" fo:color="#1ca2b8" loext:opacity="100%" style:font-name="Bitstream Vera Sans3" fo:font-size="16pt" fo:font-style="normal" fo:text-shadow="none" fo:font-weight="bold" officeooo:rsid="0334a5be"/>
    </style:style>
    <style:style style:name="MT3" style:family="text">
      <style:text-properties fo:font-variant="small-caps" fo:color="#1ca2b8" loext:opacity="100%" style:font-name="Bitstream Vera Sans3" fo:font-size="16pt" fo:font-style="normal" fo:text-shadow="none" fo:font-weight="bold" officeooo:rsid="0334510d"/>
    </style:style>
    <style:style style:name="MT4" style:family="text">
      <style:text-properties fo:font-variant="small-caps" fo:color="#1ca2b8" loext:opacity="100%" style:font-name="Bitstream Vera Sans3" fo:font-size="16pt" fo:font-style="normal" fo:text-shadow="none" fo:font-weight="bold"/>
    </style:style>
    <style:style style:name="MT5" style:family="text">
      <style:text-properties officeooo:rsid="00d8520c"/>
    </style:style>
    <style:style style:name="MT6" style:family="text">
      <style:text-properties fo:text-transform="uppercase" fo:color="#808080" loext:opacity="100%" style:font-name="Bitstream Vera Sans6" fo:font-size="9pt" officeooo:rsid="030c4d7d" fo:background-color="transparent" loext:char-shading-value="0"/>
    </style:style>
    <style:style style:name="MT7" style:family="text">
      <style:text-properties fo:text-transform="uppercase" fo:color="#808080" loext:opacity="100%" style:font-name="Bitstream Vera Sans6" fo:font-size="9pt" officeooo:rsid="0334510d" fo:background-color="transparent" loext:char-shading-value="0"/>
    </style:style>
    <style:style style:name="MT8" style:family="text">
      <style:text-properties fo:font-variant="small-caps" fo:color="#d7e12c" loext:opacity="100%" style:font-name="Bitstream Vera Sans1" fo:font-size="16pt" fo:font-style="normal" fo:text-shadow="none" fo:font-weight="bold" officeooo:rsid="015f088a" style:font-size-asian="16pt" style:font-style-asian="normal" style:font-size-complex="16pt" style:font-style-complex="normal"/>
    </style:style>
    <style:style style:name="MT9" style:family="text">
      <style:text-properties fo:text-transform="uppercase" fo:color="#808080" loext:opacity="100%" style:font-name="Bitstream Vera Sans6" fo:font-size="9pt" officeooo:rsid="015f088a" fo:background-color="transparent" loext:char-shading-value="0"/>
    </style:style>
    <style:style style:name="MT10" style:family="text">
      <style:text-properties fo:text-transform="uppercase" fo:color="#808080" loext:opacity="100%" style:font-name="Bitstream Vera Sans6" fo:font-size="9pt" officeooo:rsid="00d8520c" fo:background-color="transparent" loext:char-shading-value="0"/>
    </style:style>
    <style:style style:name="MT11" style:family="text">
      <style:text-properties officeooo:rsid="010c4d3a"/>
    </style:style>
    <style:style style:name="MT12" style:family="text">
      <style:text-properties fo:font-variant="small-caps" fo:color="#9d0f89" loext:opacity="100%" style:font-name="Bitstream Vera Sans1" fo:font-size="16pt" fo:font-style="normal" fo:text-shadow="none" fo:font-weight="bold" officeooo:rsid="010d212a" style:font-size-asian="16pt" style:font-style-asian="normal" style:font-size-complex="16pt" style:font-style-complex="normal"/>
    </style:style>
    <style:style style:name="MT13" style:family="text">
      <style:text-properties fo:font-variant="small-caps" fo:color="#9d0f89" loext:opacity="100%" style:font-name="Bitstream Vera Sans1" fo:font-size="16pt" fo:font-style="normal" fo:text-shadow="none" fo:font-weight="bold" officeooo:rsid="015c53e1" style:font-size-asian="16pt" style:font-style-asian="normal" style:font-size-complex="16pt" style:font-style-complex="normal"/>
    </style:style>
    <style:style style:name="MT14" style:family="text">
      <style:text-properties fo:font-size="16pt" officeooo:rsid="0053b3bd" style:font-size-asian="16pt" style:font-size-complex="16pt"/>
    </style:style>
    <style:style style:name="MT15" style:family="text">
      <style:text-properties fo:text-transform="uppercase" fo:color="#808080" loext:opacity="100%" style:font-name="Bitstream Vera Sans6" fo:font-size="9pt" officeooo:rsid="010c4d3a" fo:background-color="transparent" loext:char-shading-value="0"/>
    </style:style>
    <style:style style:name="MT16" style:family="text">
      <style:text-properties fo:text-transform="uppercase" fo:color="#808080" loext:opacity="100%" style:font-name="Bitstream Vera Sans6" fo:font-size="9pt" officeooo:rsid="010d212a" fo:background-color="transparent" loext:char-shading-value="0"/>
    </style:style>
    <style:style style:name="MT17" style:family="text">
      <style:text-properties fo:text-transform="uppercase" fo:color="#808080" loext:opacity="100%" style:font-name="Bitstream Vera Sans6" fo:font-size="9pt" officeooo:rsid="015c53e1" fo:background-color="transparent" loext:char-shading-value="0"/>
    </style:style>
    <style:style style:name="MT18" style:family="text">
      <style:text-properties officeooo:rsid="00545a20"/>
    </style:style>
    <style:style style:name="MT19" style:family="text">
      <style:text-properties officeooo:rsid="00360aef"/>
    </style:style>
    <style:style style:name="MT20" style:family="text">
      <style:text-properties fo:font-variant="small-caps" fo:color="#7fb241" loext:opacity="100%" style:font-name="Bitstream Vera Sans6" fo:font-size="16pt" fo:font-weight="bold" officeooo:rsid="02768590"/>
    </style:style>
    <style:style style:name="MT21" style:family="text">
      <style:text-properties fo:font-variant="small-caps" fo:color="#7fb241" loext:opacity="100%" style:font-name="Bitstream Vera Sans6" fo:font-size="16pt" fo:font-weight="bold" officeooo:rsid="0021cde5"/>
    </style:style>
    <style:style style:name="MT22" style:family="text">
      <style:text-properties fo:text-transform="uppercase" fo:color="#808080" loext:opacity="100%" style:font-name="Bitstream Vera Sans6" fo:font-size="9pt" officeooo:rsid="02af0d27" fo:background-color="transparent" loext:char-shading-value="0"/>
    </style:style>
    <style:style style:name="MT23" style:family="text">
      <style:text-properties officeooo:rsid="015f088a"/>
    </style:style>
    <style:style style:name="MT24" style:family="text">
      <style:text-properties officeooo:rsid="0021cde5"/>
    </style:style>
    <style:style style:name="MT25" style:family="text">
      <style:text-properties fo:text-transform="uppercase" fo:color="#808080" loext:opacity="100%" style:font-name="Bitstream Vera Sans6" fo:font-size="9pt" officeooo:rsid="02768590" fo:background-color="transparent" loext:char-shading-value="0"/>
    </style:style>
    <style:style style:name="MT26" style:family="text">
      <style:text-properties fo:text-transform="uppercase" fo:color="#808080" loext:opacity="100%" style:font-name="Bitstream Vera Sans6" fo:font-size="9pt" officeooo:rsid="008d016c" fo:background-color="transparent" loext:char-shading-value="0"/>
    </style:style>
    <style:style style:name="MT27" style:family="text">
      <style:text-properties fo:text-transform="uppercase" fo:color="#808080" loext:opacity="100%" style:font-name="Bitstream Vera Sans6" fo:font-size="9pt" officeooo:rsid="0021cde5" fo:background-color="transparent" loext:char-shading-value="0"/>
    </style:style>
    <style:style style:name="MT28" style:family="text">
      <style:text-properties officeooo:rsid="01f8729d"/>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from-left"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4"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wrap-influence-on-position="once-concurrent" loext:allow-overlap="true" draw:textarea-vertical-align="middle"/>
    </style:style>
    <style:style style:name="Mgr1" style:family="graphic">
      <style:graphic-properties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2"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3" style:family="graphic">
      <style:graphic-properties draw:stroke="none" draw:fill="solid" draw:fill-color="#d7e12c"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4" style:family="graphic">
      <style:graphic-properties draw:stroke="none" svg:stroke-color="#000000" draw:fill="none" draw:fill-color="#ffffff" fo:min-height="0.714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M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6" style:family="graphic">
      <style:graphic-properties svg:stroke-width="0.06cm" svg:stroke-color="#1ca2b8"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7" style:family="graphic">
      <style:graphic-properties draw:stroke="none" draw:fill="solid" draw:fill-color="#1ca2b8"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8" style:family="graphic">
      <style:graphic-properties draw:stroke="none" svg:stroke-width="0cm" svg:stroke-color="#3465a4" draw:marker-start-width="0.199cm" draw:marker-start-center="false" draw:marker-end-width="0.199cm" draw:marker-end-center="false" draw:fill="solid" draw:fill-color="#1ca2b8"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9" style:family="graphic">
      <style:graphic-properties loext:decorative="false" style:run-through="background" style:wrap="run-through" style:number-wrapped-paragraphs="no-limit" style:vertical-pos="from-top" style:vertical-rel="paragraph" style:horizontal-pos="from-left" style:horizontal-rel="paragraph-content" draw:wrap-influence-on-position="once-concurrent" loext:allow-overlap="true" style:flow-with-text="false"/>
    </style:style>
    <style:style style:name="Mgr10" style:family="graphic">
      <style:graphic-properties svg:stroke-width="0.06cm" svg:stroke-color="#9d0f89"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1" style:family="graphic">
      <style:graphic-properties draw:stroke="none" draw:fill="solid" draw:fill-color="#9d0f89"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2" style:family="graphic">
      <style:graphic-properties draw:stroke="none" svg:stroke-width="0cm" svg:stroke-color="#3465a4" draw:marker-start-width="0.199cm" draw:marker-start-center="false" draw:marker-end-width="0.199cm" draw:marker-end-center="false" draw:fill="solid" draw:fill-color="#9d0f89"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3" style:family="graphic">
      <style:graphic-properties svg:stroke-width="0.06cm" svg:stroke-color="#7fb241"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4" style:family="graphic">
      <style:graphic-properties draw:stroke="none" draw:fill="solid" draw:fill-color="#7fb241" loext:decorative="false" style:run-through="foreground" style:wrap="none" style:vertical-pos="from-top" style:vertical-rel="paragraph" style:horizontal-pos="from-left" style:horizontal-rel="paragraph" draw:wrap-influence-on-position="once-concurrent" loext:allow-overlap="true" style:flow-with-text="false"/>
    </style:style>
    <style:style style:name="Mgr15" style:family="graphic">
      <style:graphic-properties draw:stroke="none" svg:stroke-width="0cm" svg:stroke-color="#3465a4" draw:marker-start-width="0.199cm" draw:marker-start-center="false" draw:marker-end-width="0.199cm" draw:marker-end-center="false" draw:fill="solid" draw:fill-color="#7fb241" draw:textarea-horizontal-align="justify" fo:padding-top="0.125cm" fo:padding-bottom="0.125cm" fo:padding-left="0.25cm" fo:padding-right="0.25cm" draw:shadow="hidden" draw:shadow-offset-x="0.199cm" draw:shadow-offset-y="0.199cm" draw:shadow-color="#808080" loext:decorative="false" style:run-through="background"/>
    </style:style>
    <style:style style:name="Mgr16" style:family="graphic">
      <style:graphic-properties draw:stroke="none" draw:fill="solid" draw:fill-color="#d62e4e" loext:decorative="false"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7" style:family="graphic">
      <style:graphic-properties svg:stroke-width="0.06cm" svg:stroke-color="#d62e4e" draw:marker-start-width="0.443cm" draw:marker-end-width="0.443cm" draw:textarea-horizontal-align="center" draw:textarea-vertical-align="middle" fo:padding-top="0.03cm" fo:padding-bottom="0.03cm" fo:padding-left="0.03cm" fo:padding-right="0.03cm" loext:decorative="fals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Mgr18" style:family="graphic">
      <style:graphic-properties draw:stroke="none" svg:stroke-width="0cm" svg:stroke-color="#3465a4" draw:marker-start-width="0.199cm" draw:marker-start-center="false" draw:marker-end-width="0.199cm" draw:marker-end-center="false" draw:fill="solid" draw:fill-color="#d62e4e" draw:textarea-horizontal-align="justify" fo:padding-top="0.125cm" fo:padding-bottom="0.125cm" fo:padding-left="0.25cm" fo:padding-right="0.25cm" draw:shadow="hidden" draw:shadow-offset-x="0.199cm" draw:shadow-offset-y="0.199cm" draw:shadow-color="#808080" loext:decorative="false"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style:page-layout style:name="Mpm2">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2" fo:column-gap="0.699cm">
          <style:column-sep style:width="0.035cm" style:color="#d7e12c" style:height="100%" style:style="none"/>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4">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none" style:adjustment="left" style:rel-width="25%" style:color="#000000"/>
      </style:page-layout-properties>
      <style:header-style/>
      <style:footer-style/>
    </style:page-layout>
    <style:page-layout style:name="Mpm5">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6"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7"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none" style:adjustment="left" style:rel-width="25%" style:color="#000000"/>
      </style:page-layout-properties>
      <style:header-style/>
      <style:footer-style/>
    </style:page-layout>
    <style:page-layout style:name="Mpm8">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9">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1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line-style="solid" style:adjustment="left" style:rel-width="25%" style:color="#000000"/>
      </style:page-layout-properties>
      <style:header-style/>
      <style:footer-style/>
    </style:page-layout>
    <style:page-layout style:name="Mpm11">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true" draw:fill="none" draw:fill-color="#729fcf"/>
      </style:footer-style>
    </style:page-layout>
    <style:page-layout style:name="Mpm12">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tru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page-layout style:name="Mpm13">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loext:margin-gutter="0cm">
        <style:columns fo:column-count="1" fo:column-gap="0cm">
          <style:column-sep style:width="0.021cm" style:color="#1ca2b8" style:height="100%" style:style="none"/>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style:style style:name="Mdp1" style:family="drawing-page">
      <style:drawing-page-properties draw:background-size="full" draw:fill-image-width="0cm" draw:fill-image-height="0cm"/>
    </style:style>
    <style:style style:name="Mdp2" style:family="drawing-page">
      <style:drawing-page-properties draw:background-size="full"/>
    </style:style>
  </office:automatic-styles>
  <office:master-styles>
    <style:master-page style:name="Standard" style:page-layout-name="Mpm1" draw:style-name="Mdp1">
      <style:header>
        <text:p text:style-name="_5f_Header_20_G_20_page_20_paire_20__28_G_29_"/>
      </style:header>
    </style:master-page>
    <style:master-page style:name="Landscape" style:page-layout-name="Mpm2" draw:style-name="Mdp2"/>
    <style:master-page style:name="SERIE_5f_NUMERIQUE_5f_CLR_5f_d7e12c_5f_2COL" style:display-name="SERIE_NUMERIQUE_CLR_d7e12c_2COL" style:page-layout-name="Mpm3" draw:style-name="Mdp1">
      <style:header>
        <text:p text:style-name="MP1"><draw:g text:anchor-type="paragraph" draw:z-index="23" draw:name="Shape4_5" draw:style-name="Mgr1"><draw:path draw:style-name="Mgr2" draw:text-style-name="MP2" svg:width="0.855cm" svg:height="1.172cm" svg:x="18.459cm" svg:y="27.525cm" svg:viewBox="0 0 856 1173" svg:d="M856 1173h-856v-991c0-100 79-182 175-182h505c97 0 176 82 176 182z"><text:p/></draw:path></draw:g><draw:path text:anchor-type="paragraph" draw:z-index="100" draw:name="Shape1_11" draw:style-name="Mgr3" draw:text-style-name="MP3" svg:width="4.329cm" svg:height="2.24cm" svg:x="-1.499cm" svg:y="-1cm" svg:viewBox="0 0 4330 2241" svg:d="M0 2241l3984-288c209-15 363-168 345-342l-170-1611h-4159z"><text:p/></draw:path><draw:frame text:anchor-type="paragraph" draw:z-index="101" draw:name="Shape8_4" draw:style-name="Mgr4" draw:text-style-name="MP5" svg:width="2.703cm" svg:height="0.715cm" draw:transform="rotate (0.0872664625997165) translate (-0.172861111111111cm 0.218722222222222cm)"><draw:text-box><text:p text:style-name="MP4"><text:span text:style-name="MT1">Série 3</text:span></text:p></draw:text-box></draw:frame><draw:line text:anchor-type="paragraph" draw:z-index="102" draw:name="Shape3_9" draw:style-name="Mgr5" draw:text-style-name="MP4" svg:x1="16.023cm" svg:y1="0.36cm" svg:x2="20.496cm" svg:y2="0.36cm"><text:p/></draw:line>Simplification</text:p>
      </style:header>
      <style:header-left>
        <text:p text:style-name="MP6"><draw:g text:anchor-type="paragraph" draw:z-index="24" draw:name="Shape4_ 3" draw:style-name="Mgr1"><draw:path draw:style-name="Mgr2" draw:text-style-name="MP2" svg:width="0.855cm" svg:height="1.172cm" svg:x="-0.272cm" svg:y="27.525cm" svg:viewBox="0 0 856 1173" svg:d="M856 1173h-856v-991c0-100 79-182 175-182h505c97 0 176 82 176 182z"><text:p/></draw:path></draw:g><draw:path text:anchor-type="paragraph" draw:z-index="103" draw:name="Shape1_ 1" draw:style-name="Mgr3" draw:text-style-name="MP3" svg:width="4.329cm" svg:height="2.24cm" svg:x="-1.499cm" svg:y="-1cm" svg:viewBox="0 0 4330 2241" svg:d="M0 2241l3984-288c209-15 363-168 345-342l-170-1611h-4159z"><text:p/></draw:path><draw:frame text:anchor-type="paragraph" draw:z-index="104" draw:name="Shape8_ 2"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105" draw:name="Shape3_ 3" draw:style-name="Mgr5" draw:text-style-name="MP4" svg:x1="16.023cm" svg:y1="0.36cm" svg:x2="20.496cm" svg:y2="0.36cm"><text:p/></draw:line>Additions et soustractions</text:p>
      </style:header-left>
      <style:footer>
        <text:h text:style-name="_5f_Footer_20_page_20_impaire_20__28_D_29_" text:outline-level="1"><draw:frame draw:style-name="Mfr1" draw:name="Frame5" text:anchor-type="paragraph" svg:x="12.779cm" svg:y="-0.088cm" draw:z-index="0"><draw:text-box fo:min-height="0.499cm" fo:min-width="3.769cm"><text:h text:style-name="MP7" text:outline-level="1">Simplification</text:h></draw:text-box></draw:frame><text:s text:c="2"/><text:span text:style-name="_5f_Caractères_5f_gras_5f_Blanc"><text:page-number text:select-page="current">0</text:page-number></text:span></text:h>
      </style:footer>
      <style:footer-left>
        <text:h text:style-name="_5f_Footer_20_page_20_paire_20__28_G_29_" text:outline-level="1"><draw:frame draw:style-name="Mfr1" draw:name="Frame42" text:anchor-type="paragraph" svg:x="1.178cm" svg:y="-0.012cm" draw:z-index="0"><draw:text-box fo:min-height="0.7cm" fo:min-width="5.073cm"><text:h text:style-name="MP8" text:outline-level="1">Additions et soustractions</text:h></draw:text-box></draw:frame><text:span text:style-name="_5f_Caractères_5f_gras_5f_Blanc"><text:page-number text:select-page="current">0</text:page-number></text:span><text:s/></text:h>
      </style:footer-left>
    </style:master-page>
    <style:master-page style:name="Endnote" style:page-layout-name="Mpm4" draw:style-name="Mdp2"/>
    <style:master-page style:name="HTML" style:page-layout-name="Mpm5" draw:style-name="Mdp2"/>
    <style:master-page style:name="Right_20_Page" style:display-name="Right Page" style:page-layout-name="Mpm6" draw:style-name="Mdp2"/>
    <style:master-page style:name="Left_20_Page" style:display-name="Left Page" style:page-layout-name="Mpm7" draw:style-name="Mdp2" style:next-style-name="Right_20_Page"/>
    <style:master-page style:name="First_20_Page" style:display-name="First Page" style:page-layout-name="Mpm8" draw:style-name="Mdp2" style:next-style-name="Standard"/>
    <style:master-page style:name="Envelope" style:page-layout-name="Mpm9" draw:style-name="Mdp2"/>
    <style:master-page style:name="Index" style:page-layout-name="Mpm8" draw:style-name="Mdp2"/>
    <style:master-page style:name="Footnote" style:page-layout-name="Mpm10" draw:style-name="Mdp2"/>
    <style:master-page style:name="SERIE_5f_GEOMETRIE_5f_1COL" style:display-name="SERIE_GEOMETRIE_1COL" style:page-layout-name="Mpm11" draw:style-name="Mdp1">
      <style:header>
        <text:p text:style-name="MP9"><draw:line text:anchor-type="paragraph" draw:z-index="81" draw:name="Shape3_6" draw:style-name="Mgr6" draw:text-style-name="MP4" svg:x1="15.12cm" svg:y1="0.36cm" svg:x2="20.496cm" svg:y2="0.36cm"><text:p/></draw:line><draw:frame text:anchor-type="paragraph" draw:z-index="83" draw:name="Shape8_1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84" draw:name="Shape1_7" draw:style-name="Mgr7" draw:text-style-name="MP10" svg:width="4.329cm" svg:height="2.24cm" svg:x="-1.499cm" svg:y="-1cm" svg:viewBox="0 0 4330 2241" svg:d="M0 2241l3984-288c209-15 363-168 345-342l-170-1611h-4159z"><text:p/></draw:path><text:s/><text:span text:style-name="MT2">Angles</text:span> : <text:span text:style-name="MT3">Comprendre la notion d’angle</text:span></text:p>
      </style:header>
      <style:header-left>
        <text:p text:style-name="MP11"><draw:path text:anchor-type="paragraph" draw:z-index="97" draw:name="Shape1_18" draw:style-name="Mgr7" draw:text-style-name="MP10" svg:width="4.329cm" svg:height="2.24cm" svg:x="-1.499cm" svg:y="-1cm" svg:viewBox="0 0 4330 2241" svg:d="M0 2241l3984-288c209-15 363-168 345-342l-170-1611h-4159z"><text:p/></draw:path><draw:frame text:anchor-type="paragraph" draw:z-index="98" draw:name="Shape8_8" draw:style-name="Mgr4" draw:text-style-name="MP5" svg:width="2.703cm" svg:height="0.715cm" draw:transform="rotate (0.0872664625997165) translate (-0.172861111111111cm 0.218722222222222cm)"><draw:text-box><text:p text:style-name="MP4"><text:span text:style-name="MT1">Série 1</text:span></text:p></draw:text-box></draw:frame><draw:line text:anchor-type="paragraph" draw:z-index="99" draw:name="Shape3_44" draw:style-name="Mgr6" draw:text-style-name="MP4" svg:x1="15.12cm" svg:y1="0.36cm" svg:x2="20.496cm" svg:y2="0.36cm"><text:p/></draw:line><text:span text:style-name="MT3">R</text:span><text:span text:style-name="MT4">econnaître une symétrie</text:span></text:p>
      </style:header-left>
      <style:footer>
        <text:p text:style-name="MP12"><draw:frame draw:style-name="Mfr1" draw:name="Frame7" text:anchor-type="paragraph" svg:x="11.684cm" svg:y="0.714cm" draw:z-index="0"><draw:text-box fo:min-height="0.499cm" fo:min-width="6.345cm"><draw:frame draw:style-name="Mfr2" draw:name="Frame8" text:anchor-type="frame" svg:x="0.45cm" svg:y="0.079cm" svg:width="0.817cm" draw:z-index="0"><draw:text-box fo:min-height="0.355cm"><text:p text:style-name="MP13"><text:span text:style-name="_5f_Caractères_5f_gras_5f_Blanc"><text:page-number text:select-page="current">3</text:page-number></text:span></text:p></draw:text-box></draw:frame><text:p text:style-name="MP14"><text:span text:style-name="MT5">A</text:span>NGLE : COMPRENDRE LA NOTION D’ANGLE</text:p></draw:text-box></draw:frame><draw:g text:anchor-type="paragraph" draw:z-index="21" draw:name="Shape4_2" draw:style-name="Mgr1"><draw:path draw:style-name="Mgr8" draw:text-style-name="MP15" svg:width="0.855cm" svg:height="1.172cm" svg:x="19.154cm" svg:y="0.525cm" svg:viewBox="0 0 856 1173" svg:d="M856 1173h-856v-991c0-100 79-182 175-182h505c97 0 176 82 176 182z"><text:p/></draw:path></draw:g></text:p>
      </style:footer>
      <style:footer-left>
        <text:p text:style-name="MP12"><draw:frame draw:style-name="Mfr1" draw:name="Frame9111112" text:anchor-type="paragraph" svg:x="1.034cm" svg:y="0.744cm" draw:z-index="74"><draw:text-box fo:min-height="0.499cm" fo:min-width="3cm"><draw:frame draw:style-name="Mfr2" draw:name="Frame81" text:anchor-type="frame" svg:x="0.45cm" svg:y="0.079cm" svg:width="0.817cm" draw:z-index="75"><draw:text-box fo:min-height="0.355cm"><text:p text:style-name="MP13"><text:span text:style-name="_5f_Caractères_5f_gras_5f_Blanc"><text:page-number text:select-page="current">2</text:page-number></text:span></text:p></draw:text-box></draw:frame><text:p text:style-name="MP16">Symétries</text:p></draw:text-box></draw:frame><draw:g text:anchor-type="paragraph" draw:z-index="22" draw:name="Shape4_287" draw:style-name="Mgr1"><draw:path draw:style-name="Mgr8" draw:text-style-name="MP15" svg:width="0.855cm" svg:height="1.172cm" svg:x="-0.196cm" svg:y="0.525cm" svg:viewBox="0 0 856 1173" svg:d="M856 1173h-856v-991c0-100 79-182 175-182h505c97 0 176 82 176 182z"><text:p/></draw:path></draw:g></text:p>
      </style:footer-left>
    </style:master-page>
    <style:master-page style:name="SERIE_5f_GEOMETRIE_5f_CLR_5f_1ca2b8_5f_2COL" style:display-name="SERIE_GEOMETRIE_CLR_1ca2b8_2COL" style:page-layout-name="Mpm3" draw:style-name="Mdp1">
      <style:header>
        <text:p text:style-name="MP17"><draw:path text:anchor-type="paragraph" draw:z-index="71" draw:name="Shape1_8" draw:style-name="Mgr7" draw:text-style-name="MP10" svg:width="4.329cm" svg:height="2.24cm" svg:x="-1.499cm" svg:y="-1cm" svg:viewBox="0 0 4330 2241" svg:d="M0 2241l3984-288c209-15 363-168 345-342l-170-1611h-4159z"><text:p/></draw:path><draw:line text:anchor-type="paragraph" draw:z-index="72" draw:name="Shape3_7" draw:style-name="Mgr6" draw:text-style-name="MP4" svg:x1="15.423cm" svg:y1="0.36cm" svg:x2="20.496cm" svg:y2="0.36cm"><text:p/></draw:line><draw:frame text:anchor-type="paragraph" draw:z-index="73" draw:name="Shape8_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3">Reconnaître</text:span><text:span text:style-name="MT4"> une symétrie</text:span></text:p>
      </style:header>
      <style:header-left>
        <text:p text:style-name="MP18"><draw:path text:anchor-type="paragraph" draw:z-index="78" draw:name="Shape1_1" draw:style-name="Mgr7" draw:text-style-name="MP10" svg:width="4.329cm" svg:height="2.24cm" svg:x="-1.499cm" svg:y="-1cm" svg:viewBox="0 0 4330 2241" svg:d="M0 2241l3984-288c209-15 363-168 345-342l-170-1611h-4159z"><text:p/></draw:path><draw:frame text:anchor-type="paragraph" draw:z-index="79" draw:name="Shape8_7" draw:style-name="Mgr4" draw:text-style-name="MP5" svg:width="2.703cm" svg:height="0.715cm" draw:transform="rotate (0.0872664625997165) translate (-0.172861111111111cm 0.218722222222222cm)"><draw:text-box><text:p text:style-name="MP4"><text:span text:style-name="MT1">Série 5</text:span></text:p></draw:text-box></draw:frame><draw:line text:anchor-type="paragraph" draw:z-index="80" draw:name="Shape3_29" draw:style-name="Mgr6" draw:text-style-name="MP4" svg:x1="15.12cm" svg:y1="0.36cm" svg:x2="20.496cm" svg:y2="0.36cm"><text:p/></draw:line>Angles : <text:span text:style-name="MT3">Comprendre la notion d’angle</text:span></text:p>
      </style:header-left>
      <style:footer>
        <text:h text:style-name="_5f_Footer_20_page_20_paire_20__28_G_29_" text:outline-level="1"><draw:frame draw:style-name="Mfr1" draw:name="Frame12" text:anchor-type="paragraph" svg:x="10.617cm" svg:y="0.018cm" draw:z-index="76"><draw:text-box fo:min-height="0.499cm" fo:min-width="7.096cm"><draw:frame draw:style-name="Mfr2" draw:name="Frame13" text:anchor-type="frame" svg:x="0.45cm" svg:y="0.079cm" svg:width="0.817cm" draw:z-index="77"><draw:text-box fo:min-height="0.355cm"><text:p text:style-name="MP13"><text:span text:style-name="_5f_Caractères_5f_gras_5f_Blanc"><text:page-number text:select-page="current">1</text:page-number></text:span></text:p></draw:text-box></draw:frame><text:h text:style-name="MP19" text:outline-level="1">Symétries</text:h></draw:text-box></draw:frame><draw:g text:anchor-type="paragraph" draw:z-index="19" draw:name="Shape4_6" draw:style-name="Mgr9"><draw:path draw:style-name="Mgr8" draw:text-style-name="MP15" svg:width="0.855cm" svg:height="1.172cm" svg:x="18.299cm" svg:y="-0.175cm" svg:viewBox="0 0 856 1173" svg:d="M856 1173h-856v-991c0-100 79-182 175-182h505c97 0 176 82 176 182z"><text:p/></draw:path></draw:g><text:s text:c="2"/></text:h>
      </style:footer>
      <style:footer-left>
        <text:h text:style-name="_5f_Footer_20_page_20_impaire_20__28_D_29_" text:outline-level="1"><draw:frame draw:style-name="Mfr3" draw:name="Frame31111111121" text:anchor-type="paragraph" svg:y="-0.06cm" draw:z-index="0"><draw:text-box fo:min-height="0.499cm" fo:min-width="7.096cm"><draw:frame draw:style-name="Mfr2" draw:name="Frame411111111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0"><text:span text:style-name="MT6">Angles : </text:span><text:span text:style-name="MT7">Comprendre la notion d’angle</text:span></text:p></draw:text-box></draw:frame><draw:g text:anchor-type="paragraph" draw:z-index="20" draw:name="Shape4_0" draw:style-name="Mgr9"><draw:path draw:style-name="Mgr8" draw:text-style-name="MP15" svg:width="0.855cm" svg:height="1.172cm" svg:x="-0.268cm" svg:y="-0.175cm" svg:viewBox="0 0 856 1173" svg:d="M856 1173h-856v-991c0-100 79-182 175-182h505c97 0 176 82 176 182z"><text:p/></draw:path></draw:g></text:h>
      </style:footer-left>
    </style:master-page>
    <style:master-page style:name="SERIE_5f_NUMERIQUE_5f_1COL" style:display-name="SERIE_NUMERIQUE_1COL" style:page-layout-name="Mpm12" draw:style-name="Mdp1">
      <style:header>
        <text:p text:style-name="_5f_Header_20_N_20_page_20_paire_20__28_G_29_"><draw:frame text:anchor-type="paragraph" draw:z-index="65" draw:name="Shape8_0"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6" draw:name="Shape1_10" draw:style-name="Mgr3" draw:text-style-name="MP3" svg:width="4.329cm" svg:height="2.24cm" svg:x="-1.499cm" svg:y="-1cm" svg:viewBox="0 0 4330 2241" svg:d="M0 2241l3984-288c209-15 363-168 345-342l-170-1611h-4159z"><text:p/></draw:path><draw:line text:anchor-type="paragraph" draw:z-index="67" draw:name="Shape3_8" draw:style-name="Mgr5" draw:text-style-name="MP4" svg:x1="14.76cm" svg:y1="0.36cm" svg:x2="20.496cm" svg:y2="0.36cm"><text:p/></draw:line><text:s/><text:span text:style-name="MT8">Calculer</text:span> : <text:span text:style-name="MT8">Additionner et soustraire</text:span></text:p>
      </style:header>
      <style:header-left>
        <text:p text:style-name="_5f_Header_20_N_20_page_20_impaire_20__28_D_29_"><draw:line text:anchor-type="paragraph" draw:z-index="68" draw:name="Shape3_3" draw:style-name="Mgr5" draw:text-style-name="MP4" svg:x1="14.728cm" svg:y1="0.36cm" svg:x2="20.496cm" svg:y2="0.36cm"><text:p/></draw:line><draw:frame text:anchor-type="paragraph" draw:z-index="69" draw:name="Shape8_3"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70" draw:name="Shape1_13" draw:style-name="Mgr3" draw:text-style-name="MP3" svg:width="4.329cm" svg:height="2.24cm" svg:x="-1.499cm" svg:y="-1cm" svg:viewBox="0 0 4330 2241" svg:d="M0 2241l3984-288c209-15 363-168 345-342l-170-1611h-4159z"><text:p/></draw:path><text:s/><text:span text:style-name="MT8">Calculer</text:span> : <text:span text:style-name="MT8">Additionner et soustraire</text:span></text:p>
      </style:header-left>
      <style:footer>
        <text:h text:style-name="_5f_Footer_20_page_20_impaire_20__28_D_29_" text:outline-level="1"><draw:frame draw:style-name="Mfr3" draw:name="Frame3" text:anchor-type="paragraph" svg:y="-0.06cm" draw:z-index="0"><draw:text-box fo:min-height="0.499cm" fo:min-width="3cm"><draw:frame draw:style-name="Mfr2" draw:name="Frame4" text:anchor-type="frame" svg:x="0.45cm" svg:y="0.079cm" svg:width="0.817cm" draw:z-index="0"><draw:text-box fo:min-height="0.355cm"><text:p text:style-name="MP13"><text:span text:style-name="_5f_Caractères_5f_gras_5f_Blanc"><text:page-number text:select-page="current">0</text:page-number></text:span></text:p></draw:text-box></draw:frame><text:h text:style-name="_5f_Footer_20_page_20_paire_20__28_G_29_" text:outline-level="1"><text:span text:style-name="MT9">Calculer : additionner et soustraire</text:span><text:span text:style-name="MT10"> </text:span></text:h></draw:text-box></draw:frame><draw:g text:anchor-type="paragraph" draw:z-index="17" draw:name="Shape4_4" draw:style-name="Mgr9"><draw:path draw:style-name="Mgr2" draw:text-style-name="MP2" svg:width="0.855cm" svg:height="1.172cm" svg:x="18.41cm" svg:y="-0.175cm" svg:viewBox="0 0 856 1173" svg:d="M856 1173h-856v-991c0-100 79-182 175-182h505c97 0 176 82 176 182z"><text:p/></draw:path></draw:g></text:h>
      </style:footer>
      <style:footer-left>
        <text:p text:style-name="MP12"><draw:frame draw:style-name="Mfr3" draw:name="Frame238" text:anchor-type="paragraph" svg:y="-0.06cm" draw:z-index="0"><draw:text-box fo:min-height="0.499cm" fo:min-width="3cm"><draw:frame draw:style-name="Mfr2" draw:name="Frame135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1"><text:span text:style-name="MT9">Calculer</text:span><text:span text:style-name="MT10"> : </text:span><text:span text:style-name="MT9">additionner et soustraire</text:span></text:p></draw:text-box></draw:frame><draw:g text:anchor-type="paragraph" draw:z-index="18" draw:name="Shape4_110" draw:style-name="Mgr9"><draw:path draw:style-name="Mgr2" draw:text-style-name="MP2" svg:width="0.855cm" svg:height="1.172cm" svg:x="-0.266cm" svg:y="-0.175cm" svg:viewBox="0 0 856 1173" svg:d="M856 1173h-856v-991c0-100 79-182 175-182h505c97 0 176 82 176 182z"><text:p/></draw:path></draw:g></text:p>
      </style:footer-left>
    </style:master-page>
    <style:master-page style:name="SERIE_5f_GESTION_5f_DE_5f_DONNEES_5f_1COL" style:display-name="SERIE_GESTION_DE_DONNEES_1COL" style:page-layout-name="Mpm13" draw:style-name="Mdp1">
      <style:header>
        <text:p text:style-name="_5f_Header_20_D_20_page_20_impaire_20__28_D_29_"><draw:line text:anchor-type="paragraph" draw:z-index="59" draw:name="Shape3_1" draw:style-name="Mgr10" draw:text-style-name="MP4" svg:x1="13.831cm" svg:y1="0.355cm" svg:x2="20.497cm" svg:y2="0.36cm"><text:p/></draw:line><draw:frame text:anchor-type="paragraph" draw:z-index="60" draw:name="Shape8_2"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61" draw:name="Shape1_2" draw:style-name="Mgr11" draw:text-style-name="MP22" svg:width="4.329cm" svg:height="2.24cm" svg:x="-1.499cm" svg:y="-1cm" svg:viewBox="0 0 4330 2241" svg:d="M0 2241l3984-288c209-15 363-168 345-342l-170-1611h-4159z"><text:p/></draw:path><text:s/><text:span text:style-name="MT11">Utilis</text:span><text:span text:style-name="MT12">er des</text:span><text:span text:style-name="MT11"> données </text:span>: <text:span text:style-name="MT13">Représenter</text:span> </text:p>
      </style:header>
      <style:header-left>
        <text:p text:style-name="MP23"><draw:line text:anchor-type="paragraph" draw:z-index="62" draw:name="Shape3_ 2" draw:style-name="Mgr10" draw:text-style-name="MP4" svg:x1="16.704cm" svg:y1="0.36cm" svg:x2="20.496cm" svg:y2="0.36cm"><text:p/></draw:line><draw:path text:anchor-type="paragraph" draw:z-index="63" draw:name="Shape1_4" draw:style-name="Mgr11" draw:text-style-name="MP22" svg:width="4.329cm" svg:height="2.24cm" svg:x="-1.499cm" svg:y="-1cm" svg:viewBox="0 0 4330 2241" svg:d="M0 2241l3984-288c209-15 363-168 345-342l-170-1611h-4159z"><text:p/></draw:path><draw:frame text:anchor-type="paragraph" draw:z-index="64" draw:name="Shape8_10" draw:style-name="Mgr4" draw:text-style-name="MP5" svg:width="2.703cm" svg:height="0.715cm" draw:transform="rotate (0.0872664625997165) translate (-0.172861111111111cm 0.218722222222222cm)"><draw:text-box><text:p text:style-name="MP4"><text:span text:style-name="MT1">Série 2</text:span></text:p></draw:text-box></draw:frame><text:span text:style-name="_5f_Caractères"><text:span text:style-name="MT14">Fonctions : Appliquer, créer un programme</text:span></text:span></text:p>
      </style:header-left>
      <style:footer>
        <text:p text:style-name="MP12"><draw:frame draw:style-name="Mfr3" draw:name="Frame14" text:anchor-type="paragraph" svg:y="-0.06cm" draw:z-index="0"><draw:text-box fo:min-height="0.499cm" fo:min-width="3cm"><draw:frame draw:style-name="Mfr2" draw:name="Frame15" text:anchor-type="frame" svg:x="0.45cm" svg:y="0.079cm" svg:width="0.817cm" draw:z-index="0"><draw:text-box fo:min-height="0.355cm"><text:p text:style-name="Folio"><text:span text:style-name="_5f_Caractères_5f_gras_5f_Blanc"><text:page-number text:select-page="current">0</text:page-number></text:span></text:p></draw:text-box></draw:frame><text:p text:style-name="MP21"><text:span text:style-name="MT15">Utilis</text:span><text:span text:style-name="MT16">er</text:span><text:span text:style-name="MT15"> de</text:span><text:span text:style-name="MT16">s</text:span><text:span text:style-name="MT15"> données</text:span><text:span text:style-name="MT10"> : </text:span><text:span text:style-name="MT17">représenter</text:span><text:span text:style-name="MT10"> </text:span></text:p></draw:text-box></draw:frame><draw:g text:anchor-type="paragraph" draw:z-index="14" draw:name="Shape4_7" draw:style-name="Mgr9"><draw:path draw:style-name="Mgr12" draw:text-style-name="MP24" svg:width="0.855cm" svg:height="1.172cm" svg:x="18.41cm" svg:y="-0.175cm" svg:viewBox="0 0 856 1173" svg:d="M856 1173h-856v-991c0-100 79-182 175-182h505c97 0 176 82 176 182z"><text:p/></draw:path></draw:g></text:p>
      </style:footer>
      <style:footer-left>
        <text:p text:style-name="MP12"><draw:frame draw:style-name="Mfr3" draw:name="Frame1331" text:anchor-type="paragraph" svg:y="-0.06cm" draw:z-index="0"><draw:text-box fo:min-height="0.499cm" fo:min-width="3cm"><draw:frame draw:style-name="Mfr2" draw:name="Frame134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25"><text:span text:style-name="MT5">Fonctions : appliquer, </text:span><text:span text:style-name="MT18">créer</text:span><text:span text:style-name="MT5"> un programme</text:span></text:p></draw:text-box></draw:frame><draw:g text:anchor-type="paragraph" draw:z-index="16" draw:name="Shape4_91" draw:style-name="Mgr9"><draw:path draw:style-name="Mgr12" draw:text-style-name="MP26" svg:width="0.855cm" svg:height="1.172cm" svg:x="-0.268cm" svg:y="-0.175cm" svg:viewBox="0 0 856 1173" svg:d="M856 1173h-856v-991c0-100 79-182 175-182h505c97 0 176 82 176 182z"><text:p/></draw:path></draw:g></text:p>
      </style:footer-left>
    </style:master-page>
    <style:master-page style:name="SERIE_5f_GESTION_5f_DE_5f_DONNEES_5f_CLR_5f_9d0f89_5f_2COL" style:display-name="SERIE_GESTION_DE_DONNEES_CLR_9d0f89_2COL" style:page-layout-name="Mpm3" draw:style-name="Mdp1">
      <style:header>
        <text:p text:style-name="MP27"><draw:line text:anchor-type="paragraph" draw:z-index="52" draw:name="Shape3_ 1" draw:style-name="Mgr10" draw:text-style-name="MP4" svg:x1="16.704cm" svg:y1="0.36cm" svg:x2="20.496cm" svg:y2="0.36cm"><text:p/></draw:line><draw:path text:anchor-type="paragraph" draw:z-index="53" draw:name="Shape1_5" draw:style-name="Mgr11" draw:text-style-name="MP22" svg:width="4.329cm" svg:height="2.24cm" svg:x="-1.499cm" svg:y="-1cm" svg:viewBox="0 0 4330 2241" svg:d="M0 2241l3984-288c209-15 363-168 345-342l-170-1611h-4159z"><text:p/></draw:path><draw:frame text:anchor-type="paragraph" draw:z-index="54" draw:name="Shape8_6" draw:style-name="Mgr4" draw:text-style-name="MP5" svg:width="2.703cm" svg:height="0.715cm" draw:transform="rotate (0.0872664625997165) translate (-0.172861111111111cm 0.218722222222222cm)"><draw:text-box><text:p text:style-name="MP4"><text:span text:style-name="MT1">Série 2</text:span></text:p></draw:text-box></draw:frame><draw:polyline text:anchor-type="paragraph" draw:z-index="55" draw:name="Shape3_5" draw:style-name="Mgr10" draw:text-style-name="MP4" svg:width="2147483.646cm" svg:height="2147483.646cm" draw:transform="skewX (1.08420217346698E-019) rotate (-0.000872664625997355) translate (9652019767.38077cm -11060397130063.8cm)" svg:viewBox="0 0 2147483647 2147483647" draw:points="21505,2147483608 28171,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0,2147483644 2147483647,2147483647 2147483647,0 24267,2147483644"><text:p/></draw:polyline><text:span text:style-name="MT19">Fonction : </text:span>Appliquer, créer un programmer </text:p>
      </style:header>
      <style:header-left>
        <text:p text:style-name="MP28"><draw:line text:anchor-type="paragraph" draw:z-index="56" draw:name="Shape3_4" draw:style-name="Mgr10" draw:text-style-name="MP4" svg:x1="14.425cm" svg:y1="0.36cm" svg:x2="20.496cm" svg:y2="0.36cm"><text:p/></draw:line><draw:path text:anchor-type="paragraph" draw:z-index="57" draw:name="Shape1_6" draw:style-name="Mgr11" draw:text-style-name="MP22" svg:width="4.329cm" svg:height="2.24cm" svg:x="-1.499cm" svg:y="-1cm" svg:viewBox="0 0 4330 2241" svg:d="M0 2241l3984-288c209-15 363-168 345-342l-170-1611h-4159z"><text:p/></draw:path><draw:frame text:anchor-type="paragraph" draw:z-index="58" draw:name="Shape8_12" draw:style-name="Mgr4" draw:text-style-name="MP5" svg:width="2.703cm" svg:height="0.715cm" draw:transform="rotate (0.0872664625997165) translate (-0.172861111111111cm 0.218722222222222cm)"><draw:text-box><text:p text:style-name="MP4"><text:span text:style-name="MT1">Série 2</text:span></text:p></draw:text-box></draw:frame>Fonctions : appliquer un programme</text:p>
      </style:header-left>
      <style:footer>
        <text:p text:style-name="MP29"><draw:frame draw:style-name="Mfr3" draw:name="Frame1" text:anchor-type="paragraph" svg:y="-0.06cm" draw:z-index="0"><draw:text-box fo:min-height="0.499cm" fo:min-width="7.096cm"><draw:frame draw:style-name="Mfr2" draw:name="Frame2"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0">Fonctions : appliquer, <text:span text:style-name="MT18">créer</text:span> un programme</text:p></draw:text-box></draw:frame><draw:g text:anchor-type="paragraph" draw:z-index="11" draw:name="Shape4_ 2" draw:style-name="Mgr9"><draw:path draw:style-name="Mgr12" draw:text-style-name="MP24" svg:width="0.855cm" svg:height="1.172cm" svg:x="18.537cm" svg:y="-0.175cm" svg:viewBox="0 0 856 1173" svg:d="M856 1173h-856v-991c0-100 79-182 175-182h505c97 0 176 82 176 182z"><text:p/></draw:path></draw:g></text:p>
      </style:footer>
      <style:footer-left>
        <text:p text:style-name="MP12"><draw:frame draw:style-name="Mfr3" draw:name="Frame1371" text:anchor-type="paragraph" svg:y="-0.06cm" draw:z-index="0"><draw:text-box fo:min-height="0.499cm" fo:min-width="3cm"><draw:frame draw:style-name="Mfr2" draw:name="Frame1381" text:anchor-type="frame" svg:x="0.45cm" svg:y="0.079cm" svg:width="0.817cm" draw:z-index="0"><draw:text-box fo:min-height="0.355cm"><text:p text:style-name="MP13"><draw:g text:anchor-type="paragraph" draw:z-index="12" draw:name="Shape4_66" draw:style-name="Mgr9"><draw:path draw:style-name="Mgr12" draw:text-style-name="MP2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0">Fonctions : appliquer un programme de calcul</text:p></draw:text-box></draw:frame><draw:g text:anchor-type="paragraph" draw:z-index="13" draw:name="Shape4_3" draw:style-name="Mgr9"><draw:path draw:style-name="Mgr12" draw:text-style-name="MP24" svg:width="0.855cm" svg:height="1.172cm" svg:x="-0.289cm" svg:y="-0.175cm" svg:viewBox="0 0 856 1173" svg:d="M856 1173h-856v-991c0-100 79-182 175-182h505c97 0 176 82 176 182z"><text:p/></draw:path></draw:g></text:p>
      </style:footer-left>
    </style:master-page>
    <style:master-page style:name="SERIE_5f_MESURES_5f_1COL" style:display-name="SERIE_MESURES_1COL" style:page-layout-name="Mpm12" draw:style-name="Mdp1">
      <style:header>
        <text:p text:style-name="MP31"><draw:line text:anchor-type="paragraph" draw:z-index="38" draw:name="Shape3_16" draw:style-name="Mgr13" draw:text-style-name="MP4" svg:x1="12.52cm" svg:y1="0.36cm" svg:x2="20.496cm" svg:y2="0.36cm"><text:p/></draw:line><draw:path text:anchor-type="paragraph" draw:z-index="39" draw:name="Shape1_19" draw:style-name="Mgr14" draw:text-style-name="MP32" svg:width="4.329cm" svg:height="2.24cm" svg:x="-1.499cm" svg:y="-1cm" svg:viewBox="0 0 4330 2241" svg:d="M0 2241l3984-288c209-15 363-168 345-342l-170-1611h-4159z"><text:p/></draw:path><draw:line text:anchor-type="paragraph" draw:z-index="40" draw:name="Shape3_19" draw:style-name="Mgr13" draw:text-style-name="MP4" svg:x1="12.52cm" svg:y1="0.36cm" svg:x2="20.496cm" svg:y2="0.36cm"><text:p/></draw:line><draw:line text:anchor-type="paragraph" draw:z-index="41" draw:name="Shape3_20" draw:style-name="Mgr13" draw:text-style-name="MP4" svg:x1="12.52cm" svg:y1="0.36cm" svg:x2="20.496cm" svg:y2="0.36cm"><text:p/></draw:line><draw:frame text:anchor-type="paragraph" draw:z-index="42" draw:name="Shape8_17" draw:style-name="Mgr4" draw:text-style-name="MP5" svg:width="2.703cm" svg:height="0.715cm" draw:transform="rotate (0.0872664625997165) translate (-0.172861111111111cm 0.218722222222222cm)"><draw:text-box><text:p text:style-name="MP4"><text:span text:style-name="MT1">Série 5</text:span></text:p></draw:text-box></draw:frame><draw:path text:anchor-type="paragraph" draw:z-index="43" draw:name="Shape1_15" draw:style-name="Mgr14" draw:text-style-name="MP32" svg:width="4.329cm" svg:height="2.24cm" svg:x="-1.499cm" svg:y="-1cm" svg:viewBox="0 0 4330 2241" svg:d="M0 2241l3984-288c209-15 363-168 345-342l-170-1611h-4159z"><text:p/></draw:path><draw:frame text:anchor-type="paragraph" draw:z-index="44" draw:name="Shape8_15"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0">Vitesse</text:span></text:p>
      </style:header>
      <style:header-left>
        <text:p text:style-name="MP33"><draw:line text:anchor-type="paragraph" draw:z-index="45" draw:name="Shape3_15" draw:style-name="Mgr13" draw:text-style-name="MP4" svg:x1="12.52cm" svg:y1="0.36cm" svg:x2="20.496cm" svg:y2="0.36cm"><text:p/></draw:line><draw:path text:anchor-type="paragraph" draw:z-index="46" draw:name="Shape1_17" draw:style-name="Mgr14" draw:text-style-name="MP32" svg:width="4.329cm" svg:height="2.24cm" svg:x="-1.499cm" svg:y="-1cm" svg:viewBox="0 0 4330 2241" svg:d="M0 2241l3984-288c209-15 363-168 345-342l-170-1611h-4159z"><text:p/></draw:path><draw:line text:anchor-type="paragraph" draw:z-index="47" draw:name="Shape3_17" draw:style-name="Mgr13" draw:text-style-name="MP4" svg:x1="12.52cm" svg:y1="0.36cm" svg:x2="20.496cm" svg:y2="0.36cm"><text:p/></draw:line><draw:line text:anchor-type="paragraph" draw:z-index="48" draw:name="Shape3_18" draw:style-name="Mgr13" draw:text-style-name="MP4" svg:x1="12.52cm" svg:y1="0.36cm" svg:x2="20.496cm" svg:y2="0.36cm"><text:p/></draw:line><draw:frame text:anchor-type="paragraph" draw:z-index="49" draw:name="Shape8_16" draw:style-name="Mgr4" draw:text-style-name="MP5" svg:width="2.703cm" svg:height="0.715cm" draw:transform="rotate (0.0872664625997165) translate (-0.172861111111111cm 0.218722222222222cm)"><draw:text-box><text:p text:style-name="MP4"><text:span text:style-name="MT1">Série 1</text:span></text:p></draw:text-box></draw:frame><draw:path text:anchor-type="paragraph" draw:z-index="50" draw:name="Shape1_16" draw:style-name="Mgr14" draw:text-style-name="MP32" svg:width="4.329cm" svg:height="2.24cm" svg:x="-1.499cm" svg:y="-1cm" svg:viewBox="0 0 4330 2241" svg:d="M0 2241l3984-288c209-15 363-168 345-342l-170-1611h-4159z"><text:p/></draw:path><draw:frame text:anchor-type="paragraph" draw:z-index="51" draw:name="Shape8_14" draw:style-name="Mgr4" draw:text-style-name="MP5" svg:width="2.703cm" svg:height="0.715cm" draw:transform="rotate (0.0872664625997165) translate (-0.172861111111111cm 0.218722222222222cm)"><draw:text-box><text:p text:style-name="MP4"><text:span text:style-name="MT1">Série 5</text:span></text:p></draw:text-box></draw:frame><text:s/><text:span text:style-name="MT20">Conversions d’unités</text:span> : <text:span text:style-name="MT21">Durée</text:span></text:p>
      </style:header-left>
      <style:footer>
        <text:p text:style-name="MP12"><draw:frame draw:style-name="Mfr3" draw:name="Frame1511" text:anchor-type="paragraph" svg:y="-0.06cm" draw:z-index="0"><draw:text-box fo:min-height="0.499cm" fo:min-width="3cm"><draw:frame draw:style-name="Mfr2" draw:name="Frame1521" text:anchor-type="frame" svg:x="0.45cm" svg:y="0.079cm" svg:width="0.817cm" draw:z-index="0"><draw:text-box fo:min-height="0.355cm"><text:p text:style-name="MP13"><text:page-number text:select-page="current">0</text:page-number></text:p></draw:text-box></draw:frame><text:p text:style-name="MP21"><text:span text:style-name="MT22">Conversion d’unité : vitesse</text:span><text:span text:style-name="MT10"> </text:span></text:p></draw:text-box></draw:frame><draw:g text:anchor-type="paragraph" draw:z-index="9" draw:name="Shape4_93" draw:style-name="Mgr9"><draw:path draw:style-name="Mgr15" draw:text-style-name="MP34" svg:width="0.855cm" svg:height="1.172cm" svg:x="18.41cm" svg:y="-0.175cm" svg:viewBox="0 0 856 1173" svg:d="M856 1173h-856v-991c0-100 79-182 175-182h505c97 0 176 82 176 182z"><text:p/></draw:path></draw:g></text:p>
      </style:footer>
      <style:footer-left>
        <text:p text:style-name="MP12"><draw:frame draw:style-name="Mfr3" draw:name="Frame1531" text:anchor-type="paragraph" svg:y="-0.06cm" draw:z-index="0"><draw:text-box fo:min-height="0.499cm" fo:min-width="3cm"><draw:frame draw:style-name="Mfr2" draw:name="Frame1541" text:anchor-type="frame" svg:x="0.45cm" svg:y="0.079cm" svg:width="0.817cm" draw:z-index="0"><draw:text-box fo:min-height="0.355cm"><text:p text:style-name="MP13"><text:page-number text:select-page="current">0</text:page-number></text:p></draw:text-box></draw:frame><text:p text:style-name="MP35"><text:span text:style-name="MT23">C</text:span>ONVERSION D’unité : <text:span text:style-name="MT24">DUREE</text:span></text:p></draw:text-box></draw:frame><draw:g text:anchor-type="paragraph" draw:z-index="10" draw:name="Shape4_102" draw:style-name="Mgr9"><draw:path draw:style-name="Mgr15" draw:text-style-name="MP34" svg:width="0.855cm" svg:height="1.172cm" svg:x="-0.296cm" svg:y="-0.175cm" svg:viewBox="0 0 856 1173" svg:d="M856 1173h-856v-991c0-100 79-182 175-182h505c97 0 176 82 176 182z"><text:p/></draw:path></draw:g></text:p>
      </style:footer-left>
    </style:master-page>
    <style:master-page style:name="SERIE_5f_MESURES_5f_CLR_5f_7fb241_5f_2COL" style:display-name="SERIE_MESURES_CLR_7fb241_2COL" style:page-layout-name="Mpm3" draw:style-name="Mdp1">
      <style:header>
        <text:p text:style-name="_5f_Header_20_M_20_page_20_impaire_20__28_D_29_"><draw:path text:anchor-type="paragraph" draw:z-index="30" draw:name="Shape1_12" draw:style-name="Mgr14" draw:text-style-name="MP32" svg:width="4.329cm" svg:height="2.24cm" svg:x="-1.499cm" svg:y="-1cm" svg:viewBox="0 0 4330 2241" svg:d="M0 2241l3984-288c209-15 363-168 345-342l-170-1611h-4159z"><text:p/></draw:path><draw:line text:anchor-type="paragraph" draw:z-index="31" draw:name="Shape3_10" draw:style-name="Mgr13" draw:text-style-name="MP4" svg:x1="12.52cm" svg:y1="0.36cm" svg:x2="20.496cm" svg:y2="0.36cm"><text:p/></draw:line><draw:line text:anchor-type="paragraph" draw:z-index="32" draw:name="Shape3_12" draw:style-name="Mgr13" draw:text-style-name="MP4" svg:x1="12.52cm" svg:y1="0.36cm" svg:x2="20.496cm" svg:y2="0.36cm"><text:p/></draw:line><draw:frame text:anchor-type="paragraph" draw:z-index="33" draw:name="Shape8_ 1" draw:style-name="Mgr4" draw:text-style-name="MP5" svg:width="2.703cm" svg:height="0.715cm" draw:transform="rotate (0.0872664625997165) translate (-0.172861111111111cm 0.218722222222222cm)"><draw:text-box><text:p text:style-name="MP4"><text:span text:style-name="MT1">Série 1</text:span></text:p></draw:text-box></draw:frame><text:span text:style-name="MT20">Conversions d’unités</text:span> : <text:span text:style-name="MT21">Durée</text:span></text:p>
      </style:header>
      <style:header-left>
        <text:p text:style-name="MP36"><draw:line text:anchor-type="paragraph" draw:z-index="34" draw:name="Shape3_14" draw:style-name="Mgr13" draw:text-style-name="MP4" svg:x1="12.52cm" svg:y1="0.36cm" svg:x2="20.496cm" svg:y2="0.36cm"><text:p/></draw:line><draw:path text:anchor-type="paragraph" draw:z-index="35" draw:name="Shape1_14" draw:style-name="Mgr14" draw:text-style-name="MP32" svg:width="4.329cm" svg:height="2.24cm" svg:x="-1.499cm" svg:y="-1cm" svg:viewBox="0 0 4330 2241" svg:d="M0 2241l3984-288c209-15 363-168 345-342l-170-1611h-4159z"><text:p/></draw:path><draw:line text:anchor-type="paragraph" draw:z-index="36" draw:name="Shape3_13" draw:style-name="Mgr13" draw:text-style-name="MP4" svg:x1="12.52cm" svg:y1="0.36cm" svg:x2="20.496cm" svg:y2="0.36cm"><text:p/></draw:line><draw:frame text:anchor-type="paragraph" draw:z-index="37" draw:name="Shape8_11" draw:style-name="Mgr4" draw:text-style-name="MP5" svg:width="2.703cm" svg:height="0.715cm" draw:transform="rotate (0.0872664625997165) translate (-0.172861111111111cm 0.218722222222222cm)"><draw:text-box><text:p text:style-name="MP4"><text:span text:style-name="MT1">Série 5</text:span></text:p></draw:text-box></draw:frame><text:span text:style-name="MT20">Conversions d’unités</text:span> : <text:span text:style-name="MT20">Vitesse</text:span></text:p>
      </style:header-left>
      <style:footer>
        <text:p text:style-name="MP37"><draw:frame draw:style-name="Mfr1" draw:name="Frame1691" text:anchor-type="paragraph" svg:x="10.402cm" svg:y="-0.06cm" draw:z-index="0"><draw:text-box fo:min-height="0.499cm" fo:min-width="7.096cm"><draw:frame draw:style-name="Mfr2" draw:name="Frame1701" text:anchor-type="frame" svg:x="0.45cm" svg:y="0.079cm" svg:width="0.817cm" draw:z-index="0"><draw:text-box fo:min-height="0.355cm"><text:p text:style-name="MP13"><draw:g text:anchor-type="paragraph" draw:z-index="7" draw:name="Shape4_109" draw:style-name="Mgr9"><draw:path draw:style-name="Mgr15" draw:text-style-name="MP34" svg:width="0.855cm" svg:height="1.172cm" svg:x="-0.03cm" svg:y="-0.194cm" svg:viewBox="0 0 856 1173" svg:d="M856 1173h-856v-991c0-100 79-182 175-182h505c97 0 176 82 176 182z"><text:p/></draw:path></draw:g><text:span text:style-name="_5f_Caractères_5f_gras_5f_Blanc"><text:page-number text:select-page="current">0</text:page-number></text:span></text:p></draw:text-box></draw:frame><text:p text:style-name="MP38"><text:span text:style-name="MT25">Conversions d’unités</text:span><text:span text:style-name="MT26"> : </text:span><text:span text:style-name="MT27">DUREE</text:span></text:p></draw:text-box></draw:frame></text:p>
      </style:footer>
      <style:footer-left>
        <text:p text:style-name="MP37"><draw:frame draw:style-name="Mfr1" draw:name="Frame1711" text:anchor-type="paragraph" svg:x="1.289cm" svg:y="-0.005cm" draw:z-index="0"><draw:text-box fo:min-height="0.499cm" fo:min-width="7.096cm"><draw:frame draw:style-name="Mfr2" draw:name="Frame1721" text:anchor-type="frame" svg:x="0.45cm" svg:y="0.079cm" svg:width="0.817cm" draw:z-index="0"><draw:text-box fo:min-height="0.355cm"><text:p text:style-name="MP13"><text:span text:style-name="_5f_Caractères_5f_gras_5f_Blanc"><text:page-number text:select-page="current">0</text:page-number></text:span></text:p></draw:text-box></draw:frame><text:p text:style-name="MP39"><text:span text:style-name="MT25">Conversions d’unités</text:span><text:span text:style-name="MT26"> : </text:span><text:span text:style-name="MT25">Vitesse</text:span></text:p></draw:text-box></draw:frame><draw:g text:anchor-type="paragraph" draw:z-index="8" draw:name="Shape4_122" draw:style-name="Mgr9"><draw:path draw:style-name="Mgr15" draw:text-style-name="MP34" svg:width="0.855cm" svg:height="1.172cm" svg:x="0.056cm" svg:y="-0.175cm" svg:viewBox="0 0 856 1173" svg:d="M856 1173h-856v-991c0-100 79-182 175-182h505c97 0 176 82 176 182z"><text:p/></draw:path></draw:g></text:p>
      </style:footer-left>
    </style:master-page>
    <style:master-page style:name="SERIE_5f_PROBLEMES_5f_CLR_5f_d62e4e_5f_2COL" style:display-name="SERIE_PROBLEMES_CLR_d62e4e_2COL" style:page-layout-name="Mpm3" draw:style-name="Mdp1">
      <style:header>
        <text:p text:style-name="_5f_Header_20_P_20_page_20_paire_20__28_G_29_"><draw:frame text:anchor-type="paragraph" draw:z-index="26" draw:name="Shape8_19"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3" draw:name="Shape1_3" draw:style-name="Mgr16" draw:text-style-name="MP40" svg:width="4.329cm" svg:height="2.24cm" svg:x="-1.499cm" svg:y="-1cm" svg:viewBox="0 0 4330 2241" svg:d="M0 2241l3984-288c209-15 363-168 345-342l-170-1611h-4159z"><text:p/></draw:path><draw:line text:anchor-type="char" draw:z-index="27" draw:name="Shape3_0" draw:style-name="Mgr17" draw:text-style-name="MP4" svg:x1="10.893cm" svg:y1="0.403cm" svg:x2="20.503cm" svg:y2="0.327cm"><text:p/></draw:line>Résoudre des problèmes</text:p>
      </style:header>
      <style:header-left>
        <text:p text:style-name="_5f_Header_20_P_20_page_20_paire_20__28_G_29_"><draw:frame text:anchor-type="paragraph" draw:z-index="28" draw:name="Shape8_18"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5" draw:name="Shape1_9" draw:style-name="Mgr16" draw:text-style-name="MP40" svg:width="4.329cm" svg:height="2.24cm" svg:x="-1.499cm" svg:y="-0.991cm" svg:viewBox="0 0 4330 2241" svg:d="M0 2241l3984-288c209-15 363-168 345-342l-170-1611h-4159z"><text:p/></draw:path><draw:line text:anchor-type="char" draw:z-index="29" draw:name="Shape3_38"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11" text:anchor-type="paragraph" svg:y="-0.06cm" draw:z-index="0"><draw:text-box fo:min-height="0.499cm" fo:min-width="7.096cm"><draw:frame draw:style-name="Mfr2" draw:name="Frame21" text:anchor-type="frame" svg:x="0.45cm" svg:y="0.079cm" svg:width="0.817cm" draw:z-index="0"><draw:text-box fo:min-height="0.355cm"><text:p text:style-name="MP13"><text:page-number text:select-page="current">0</text:page-number></text:p></draw:text-box></draw:frame><text:p text:style-name="MP41"><text:span text:style-name="MT28">R</text:span>ésoudre des problèmes</text:p></draw:text-box></draw:frame><draw:g text:anchor-type="paragraph" draw:z-index="4" draw:name="Shape4_ 1" draw:style-name="Mgr9"><draw:path draw:style-name="Mgr18" draw:text-style-name="MP42" svg:width="0.855cm" svg:height="1.172cm" svg:x="18.524cm" svg:y="-0.175cm" svg:viewBox="0 0 856 1173" svg:d="M856 1173h-856v-991c0-100 79-182 175-182h505c97 0 176 82 176 182z"><text:p/></draw:path></draw:g></text:h>
      </style:footer>
      <style:footer-left>
        <text:h text:style-name="_5f_Footer_20_page_20_paire_20__28_G_29_" text:outline-level="1"><draw:frame draw:style-name="Mfr4" draw:name="Frame317" text:anchor-type="paragraph" svg:y="-0.06cm" draw:z-index="0"><draw:text-box fo:min-height="0.499cm" fo:min-width="7.096cm"><draw:frame draw:style-name="Mfr2" draw:name="Frame318"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6" draw:name="Shape4_264" draw:style-name="Mgr9"><draw:path draw:style-name="Mgr18" draw:text-style-name="MP42" svg:width="0.855cm" svg:height="1.172cm" svg:x="-0.288cm" svg:y="-0.194cm" svg:viewBox="0 0 856 1173" svg:d="M856 1173h-856v-991c0-100 79-182 175-182h505c97 0 176 82 176 182z"><text:p/></draw:path></draw:g></text:h>
      </style:footer-left>
    </style:master-page>
    <style:master-page style:name="SERIE_5f_PROBLEMES_5f_1COL" style:display-name="SERIE_PROBLEMES_1COL" style:page-layout-name="Mpm12" draw:style-name="Mdp1">
      <style:header>
        <text:p text:style-name="_5f_Header_20_P_20_page_20_paire_20__28_G_29_"><draw:frame text:anchor-type="paragraph" draw:z-index="107" draw:name="Shape8_20" draw:style-name="Mgr4" draw:text-style-name="MP5" svg:width="2.703cm" svg:height="0.715cm" draw:transform="rotate (0.0872664625997165) translate (-0.172861111111111cm 0.218722222222222cm)"><draw:text-box><text:p text:style-name="MP4"><text:span text:style-name="MT1">Série 5</text:span></text:p></draw:text-box></draw:frame><draw:path text:anchor-type="char" draw:z-index="15" draw:name="Shape1_20" draw:style-name="Mgr16" draw:text-style-name="MP40" svg:width="4.329cm" svg:height="2.24cm" svg:x="-1.499cm" svg:y="-1cm" svg:viewBox="0 0 4330 2241" svg:d="M0 2241l3984-288c209-15 363-168 345-342l-170-1611h-4159z"><text:p/></draw:path><draw:line text:anchor-type="char" draw:z-index="106" draw:name="Shape3_21" draw:style-name="Mgr17" draw:text-style-name="MP4" svg:x1="10.893cm" svg:y1="0.403cm" svg:x2="20.503cm" svg:y2="0.327cm"><text:p/></draw:line>Résoudre des problèmes</text:p>
      </style:header>
      <style:header-left>
        <text:p text:style-name="_5f_Header_20_P_20_page_20_paire_20__28_G_29_"><draw:frame text:anchor-type="paragraph" draw:z-index="25" draw:name="Shape8_21" draw:style-name="Mgr4" draw:text-style-name="MP5" svg:width="2.703cm" svg:height="0.715cm" draw:transform="rotate (0.0872664625997165) translate (-0.172861111111111cm 0.218722222222222cm)"><draw:text-box><text:p text:style-name="MP4"><text:span text:style-name="MT1">Série 1</text:span></text:p></draw:text-box></draw:frame><draw:path text:anchor-type="char" draw:z-index="1" draw:name="Shape1_21" draw:style-name="Mgr16" draw:text-style-name="MP40" svg:width="4.329cm" svg:height="2.24cm" svg:x="-1.499cm" svg:y="-0.991cm" svg:viewBox="0 0 4330 2241" svg:d="M0 2241l3984-288c209-15 363-168 345-342l-170-1611h-4159z"><text:p/></draw:path><draw:line text:anchor-type="char" draw:z-index="108" draw:name="Shape3_22" draw:style-name="Mgr17" draw:text-style-name="MP4" svg:x1="10.893cm" svg:y1="0.403cm" svg:x2="20.503cm" svg:y2="0.327cm"><text:p/></draw:line>Résoudre des problèmes</text:p>
      </style:header-left>
      <style:footer>
        <text:h text:style-name="_5f_Footer_20_page_20_impaire_20__28_D_29_" text:outline-level="1"><draw:frame draw:style-name="Mfr4" draw:name="Frame6" text:anchor-type="paragraph" svg:y="-0.06cm" draw:z-index="0"><draw:text-box fo:min-height="0.499cm" fo:min-width="7.096cm"><draw:frame draw:style-name="Mfr2" draw:name="Frame9" text:anchor-type="frame" svg:x="0.45cm" svg:y="0.079cm" svg:width="0.817cm" draw:z-index="0"><draw:text-box fo:min-height="0.355cm"><text:p text:style-name="MP13"><draw:g text:anchor-type="paragraph" draw:z-index="0" draw:name="Shape4_9" draw:style-name="Mgr9"><draw:path draw:style-name="Mgr18" draw:text-style-name="MP42" svg:width="0.855cm" svg:height="1.172cm" svg:x="-0.03cm" svg:y="-0.194cm" svg:viewBox="0 0 856 1173" svg:d="M856 1173h-856v-991c0-100 79-182 175-182h505c97 0 176 82 176 182z"><text:p/></draw:path></draw:g><text:page-number text:select-page="current">0</text:page-number></text:p></draw:text-box></draw:frame><text:p text:style-name="MP41"><text:span text:style-name="MT28">R</text:span>ésoudre des problèmes</text:p></draw:text-box></draw:frame></text:h>
      </style:footer>
      <style:footer-left>
        <text:h text:style-name="_5f_Footer_20_page_20_paire_20__28_G_29_" text:outline-level="1"><draw:frame draw:style-name="Mfr4" draw:name="Frame10" text:anchor-type="paragraph" svg:y="-0.06cm" draw:z-index="0"><draw:text-box fo:min-height="0.499cm" fo:min-width="7.096cm"><draw:frame draw:style-name="Mfr2" draw:name="Frame16" text:anchor-type="frame" svg:x="0.45cm" svg:y="0.079cm" svg:width="0.817cm" draw:z-index="0"><draw:text-box fo:min-height="0.355cm"><text:p text:style-name="MP13"><text:page-number text:select-page="current">0</text:page-number></text:p></draw:text-box></draw:frame><text:p text:style-name="MP43">Résoudre des problèmes</text:p></draw:text-box></draw:frame><draw:g text:anchor-type="paragraph" draw:z-index="2" draw:name="Shape4_10" draw:style-name="Mgr9"><draw:path draw:style-name="Mgr18" draw:text-style-name="MP42" svg:width="0.855cm" svg:height="1.172cm" svg:x="-0.288cm" svg:y="-0.194cm" svg:viewBox="0 0 856 1173" svg:d="M856 1173h-856v-991c0-100 79-182 175-182h505c97 0 176 82 176 182z"><text:p/></draw:path></draw:g></text:h>
      </style:footer-left>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07-04T07:30:39.759897050</meta:creation-date>
    <meta:editing-duration>PT5H58M7S</meta:editing-duration>
    <meta:editing-cycles>39</meta:editing-cycles>
    <meta:generator>LibreOffice/24.2.5.2$Windows_X86_64 LibreOffice_project/bffef4ea93e59bebbeaf7f431bb02b1a39ee8a59</meta:generator>
    <dc:title>lycee</dc:title>
    <dc:date>2024-07-26T20:40:10.340000000</dc:date>
    <meta:print-date>2024-06-27T06:52:16.100659728</meta:print-date>
    <meta:printed-by>PDF files</meta:printed-by>
    <meta:document-statistic meta:table-count="2" meta:image-count="0" meta:object-count="1" meta:page-count="2" meta:paragraph-count="122" meta:word-count="856" meta:character-count="4540" meta:non-whitespace-character-count="3812"/>
    <meta:template xlink:type="simple" xlink:actuate="onRequest" xlink:title="Modele_Cahier" xlink:href="../../../../../../../../.config/libreoffice/4/user/template/Modele_Cahier.ott" meta:date="2023-11-11T20:49:47.573760932"/>
  </office:meta>
</office:document-meta>
</file>

<file path=Object 1/content.xml><?xml version="1.0" encoding="utf-8"?>
<math xmlns="http://www.w3.org/1998/Math/MathML" display="block">
  <semantics>
    <mfrac>
      <mn>1</mn>
      <mn>2</mn>
    </mfrac>
    <annotation encoding="StarMath 5.0">1over2</annotation>
  </semantics>
</math>
</file>